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Sans1" svg:font-family="DroidSans"/>
    <style:font-face style:name="OCRA1" svg:font-family="OCRA"/>
    <style:font-face style:name="DroidSans" svg:font-family="DroidSans" style:font-pitch="variable"/>
    <style:font-face style:name="Liberation Sans1" svg:font-family="'Liberation Sans'" style:font-pitch="variable"/>
    <style:font-face style:name="OCRA" svg:font-family="OC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1f7a34"/>
    </style:style>
    <style:style style:name="gr2" style:family="graphic" style:parent-style-name="standard">
      <style:graphic-properties draw:stroke="none" svg:stroke-width="0.035cm" svg:stroke-opacity="20%" draw:stroke-linejoin="miter" draw:fill="solid" draw:fill-color="#000000" draw:opacity="20%"/>
    </style:style>
    <style:style style:name="gr3" style:family="graphic" style:parent-style-name="standard">
      <style:graphic-properties draw:stroke="none" svg:stroke-width="0.035cm" draw:stroke-linejoin="miter" draw:fill="none"/>
    </style:style>
    <style:style style:name="gr4" style:family="graphic" style:parent-style-name="standard">
      <style:graphic-properties draw:stroke="none" svg:stroke-width="0.035cm" draw:stroke-linejoin="miter" draw:fill="solid" draw:fill-color="#b8af82"/>
    </style:style>
    <style:style style:name="gr5" style:family="graphic" style:parent-style-name="standard">
      <style:graphic-properties draw:stroke="none" svg:stroke-width="0.035cm" draw:stroke-linejoin="miter" draw:fill="solid" draw:fill-color="#e2d6a1"/>
    </style:style>
    <style:style style:name="gr6" style:family="graphic" style:parent-style-name="standard">
      <style:graphic-properties draw:stroke="none" svg:stroke-width="0.035cm" draw:stroke-linejoin="miter" draw:fill="solid" draw:fill-color="#cccccc"/>
    </style:style>
    <style:style style:name="gr7" style:family="graphic" style:parent-style-name="standard">
      <style:graphic-properties draw:stroke="none" svg:stroke-width="0.035cm" draw:stroke-linejoin="miter" draw:fill="solid" draw:fill-color="#00558d"/>
    </style:style>
    <style:style style:name="gr8" style:family="graphic" style:parent-style-name="standard">
      <style:graphic-properties draw:stroke="none" svg:stroke-width="0.035cm" draw:stroke-linejoin="miter" draw:fill="solid" draw:fill-color="#c7b299"/>
    </style:style>
    <style:style style:name="gr9" style:family="graphic" style:parent-style-name="standard">
      <style:graphic-properties draw:stroke="none" svg:stroke-width="0.035cm" draw:stroke-linejoin="miter" draw:fill="solid" draw:fill-color="#4d4d4d"/>
    </style:style>
    <style:style style:name="gr10" style:family="graphic" style:parent-style-name="standard">
      <style:graphic-properties draw:stroke="none" svg:stroke-width="0.035cm" draw:stroke-linejoin="miter" draw:fill="solid" draw:fill-color="#f2f2f2"/>
    </style:style>
    <style:style style:name="gr11" style:family="graphic" style:parent-style-name="standard">
      <style:graphic-properties draw:stroke="none" svg:stroke-width="0.035cm" draw:stroke-linejoin="miter" draw:fill="solid" draw:fill-color="#1a1a1a"/>
    </style:style>
    <style:style style:name="gr12" style:family="graphic" style:parent-style-name="standard">
      <style:graphic-properties draw:stroke="none" svg:stroke-width="0.035cm" draw:stroke-linejoin="miter" draw:fill="solid" draw:fill-color="#b3b3b3"/>
    </style:style>
    <style:style style:name="gr13" style:family="graphic" style:parent-style-name="standard">
      <style:graphic-properties draw:stroke="none" svg:stroke-width="0.035cm" draw:stroke-linejoin="miter" draw:fill="solid" draw:fill-color="#e6e6e6"/>
    </style:style>
    <style:style style:name="gr14" style:family="graphic" style:parent-style-name="standard">
      <style:graphic-properties draw:stroke="none" svg:stroke-width="0.035cm" svg:stroke-opacity="20%" draw:stroke-linejoin="miter" draw:fill="solid" draw:fill-color="#ffffff" draw:opacity="20%"/>
    </style:style>
    <style:style style:name="gr15" style:family="graphic" style:parent-style-name="standard">
      <style:graphic-properties draw:stroke="none" svg:stroke-width="0.035cm" draw:stroke-linejoin="miter" draw:fill="solid" draw:fill-color="#006837"/>
    </style:style>
    <style:style style:name="gr16" style:family="graphic" style:parent-style-name="standard">
      <style:graphic-properties draw:stroke="none" svg:stroke-width="0.035cm" draw:stroke-linejoin="miter" draw:fill="solid" draw:fill-color="#007300"/>
    </style:style>
    <style:style style:name="gr17" style:family="graphic" style:parent-style-name="standard">
      <style:graphic-properties draw:stroke="none" svg:stroke-width="0.035cm" draw:stroke-linejoin="miter" draw:fill="solid" draw:fill-color="#ffffff" draw:opacity="20%"/>
    </style:style>
    <style:style style:name="gr18" style:family="graphic" style:parent-style-name="standard">
      <style:graphic-properties draw:stroke="none" svg:stroke-width="0.035cm" draw:stroke-linejoin="miter" draw:fill="solid" draw:fill-color="#333333"/>
    </style:style>
    <style:style style:name="gr19" style:family="graphic" style:parent-style-name="standard">
      <style:graphic-properties draw:stroke="none" svg:stroke-width="0.035cm" draw:stroke-linejoin="miter" draw:fill="solid" draw:fill-color="#939393"/>
    </style:style>
    <style:style style:name="gr20" style:family="graphic" style:parent-style-name="standard">
      <style:graphic-properties draw:stroke="none" svg:stroke-width="0.035cm" draw:stroke-linejoin="miter" draw:fill="solid" draw:fill-color="#666666"/>
    </style:style>
    <style:style style:name="gr21" style:family="graphic" style:parent-style-name="standard">
      <style:graphic-properties draw:stroke="none" svg:stroke-width="0.035cm" draw:stroke-linejoin="miter" draw:fill="solid" draw:fill-color="#808080"/>
    </style:style>
    <style:style style:name="gr22" style:family="graphic" style:parent-style-name="standard">
      <style:graphic-properties draw:stroke="none" svg:stroke-width="0.035cm" draw:stroke-linejoin="miter" draw:fill="solid" draw:fill-color="#ffffff" draw:opacity="10%"/>
    </style:style>
    <style:style style:name="gr23" style:family="graphic" style:parent-style-name="standard">
      <style:graphic-properties draw:stroke="none" svg:stroke-width="0.035cm" draw:stroke-linejoin="miter" draw:fill="solid" draw:fill-color="#000000" draw:opacity="20%"/>
    </style:style>
    <style:style style:name="gr24" style:family="graphic" style:parent-style-name="standard">
      <style:graphic-properties draw:stroke="none" svg:stroke-width="0.035cm" draw:stroke-linejoin="miter" draw:fill="solid" draw:fill-color="#999999"/>
    </style:style>
    <style:style style:name="gr25" style:family="graphic" style:parent-style-name="standard">
      <style:graphic-properties draw:stroke="solid" svg:stroke-width="0.006cm" svg:stroke-color="#1a1a1a" draw:stroke-linejoin="miter" draw:fill="none" fo:padding-top="0.128cm" fo:padding-bottom="0.128cm" fo:padding-left="0.253cm" fo:padding-right="0.253cm"/>
    </style:style>
    <style:style style:name="gr26" style:family="graphic" style:parent-style-name="standard">
      <style:graphic-properties draw:stroke="solid" svg:stroke-width="0.006cm" svg:stroke-color="#262626" draw:stroke-linejoin="miter" draw:fill="none" fo:padding-top="0.128cm" fo:padding-bottom="0.128cm" fo:padding-left="0.253cm" fo:padding-right="0.253cm"/>
    </style:style>
    <style:style style:name="gr27" style:family="graphic" style:parent-style-name="standard">
      <style:graphic-properties draw:stroke="none" svg:stroke-width="0.035cm" draw:stroke-linejoin="miter" draw:fill="solid" draw:fill-color="#212121"/>
    </style:style>
    <style:style style:name="gr28" style:family="graphic" style:parent-style-name="standard">
      <style:graphic-properties draw:stroke="none" svg:stroke-width="0.035cm" draw:stroke-linejoin="miter" draw:fill="solid" draw:fill-color="#2b2b2b"/>
    </style:style>
    <style:style style:name="gr29" style:family="graphic" style:parent-style-name="standard">
      <style:graphic-properties draw:stroke="none" svg:stroke-width="0.035cm" draw:stroke-linejoin="miter" draw:fill="solid" draw:fill-color="#292929"/>
    </style:style>
    <style:style style:name="gr30" style:family="graphic" style:parent-style-name="standard">
      <style:graphic-properties draw:stroke="none" svg:stroke-width="0.035cm" draw:stroke-linejoin="miter" draw:fill="solid" draw:fill-color="#383838"/>
    </style:style>
    <style:style style:name="gr31" style:family="graphic" style:parent-style-name="standard">
      <style:graphic-properties draw:stroke="none" svg:stroke-width="0.035cm" draw:stroke-linejoin="miter" draw:fill="solid" draw:fill-color="#e6e6e6" draw:opacity="37%"/>
    </style:style>
    <style:style style:name="gr32" style:family="graphic" style:parent-style-name="standard">
      <style:graphic-properties draw:stroke="none" svg:stroke-width="0.035cm" draw:stroke-linejoin="miter" draw:fill="solid" draw:fill-color="#808080" draw:opacity="37%"/>
    </style:style>
    <style:style style:name="gr33" style:family="graphic" style:parent-style-name="standard">
      <style:graphic-properties draw:stroke="none" svg:stroke-width="0.035cm" draw:stroke-linejoin="miter" draw:fill="solid" draw:fill-color="#e6e6e6" draw:opacity="45%"/>
    </style:style>
    <style:style style:name="gr34" style:family="graphic" style:parent-style-name="standard">
      <style:graphic-properties draw:stroke="none" svg:stroke-width="0.035cm" draw:stroke-linejoin="miter" draw:fill="solid" draw:fill-color="#b3b3b3" draw:opacity="45%"/>
    </style:style>
    <style:style style:name="gr35" style:family="graphic" style:parent-style-name="standard">
      <style:graphic-properties draw:stroke="none" svg:stroke-width="0.035cm" draw:stroke-linejoin="miter" draw:fill="solid" draw:fill-color="#7a7a7a"/>
    </style:style>
    <style:style style:name="gr36" style:family="graphic" style:parent-style-name="standard">
      <style:graphic-properties draw:stroke="none" svg:stroke-width="0.035cm" draw:stroke-linejoin="miter" draw:fill="solid" draw:fill-color="#b0b0b0"/>
    </style:style>
    <style:style style:name="gr37" style:family="graphic" style:parent-style-name="standard">
      <style:graphic-properties draw:stroke="none" svg:stroke-width="0.035cm" draw:stroke-linejoin="miter" draw:fill="solid" draw:fill-color="#8f8f8f"/>
    </style:style>
    <style:style style:name="gr38" style:family="graphic" style:parent-style-name="standard">
      <style:graphic-properties draw:stroke="solid" svg:stroke-width="0.028cm" svg:stroke-color="#ffffff" svg:stroke-opacity="24%" draw:stroke-linejoin="miter" draw:fill="none" fo:padding-top="0.139cm" fo:padding-bottom="0.139cm" fo:padding-left="0.264cm" fo:padding-right="0.264cm"/>
    </style:style>
    <style:style style:name="gr39" style:family="graphic" style:parent-style-name="standard">
      <style:graphic-properties draw:stroke="solid" svg:stroke-width="0.014cm" svg:stroke-color="#000000" svg:stroke-opacity="15%" draw:stroke-linejoin="miter" draw:fill="none" fo:padding-top="0.132cm" fo:padding-bottom="0.132cm" fo:padding-left="0.257cm" fo:padding-right="0.257cm"/>
    </style:style>
    <style:style style:name="gr40" style:family="graphic" style:parent-style-name="standard">
      <style:graphic-properties draw:stroke="none" svg:stroke-width="0.035cm" draw:stroke-linejoin="miter" draw:fill="solid" draw:fill-color="#000000"/>
    </style:style>
    <style:style style:name="gr41" style:family="graphic" style:parent-style-name="standard">
      <style:graphic-properties draw:stroke="none" svg:stroke-width="0.035cm" draw:stroke-linejoin="miter" draw:fill="solid" draw:fill-color="#ffffff"/>
    </style:style>
    <style:style style:name="gr42" style:family="graphic" style:parent-style-name="standard">
      <style:graphic-properties draw:stroke="solid" svg:stroke-width="0.012cm" svg:stroke-color="#ffffff" draw:stroke-linejoin="miter" draw:fill="none" fo:padding-top="0.131cm" fo:padding-bottom="0.131cm" fo:padding-left="0.256cm" fo:padding-right="0.256cm"/>
    </style:style>
    <style:style style:name="gr43" style:family="graphic" style:parent-style-name="standard">
      <style:graphic-properties draw:stroke="none" svg:stroke-width="0.002cm" draw:stroke-linejoin="miter" draw:fill="solid" draw:fill-color="#ffffff"/>
    </style:style>
    <style:style style:name="gr44" style:family="graphic" style:parent-style-name="standard">
      <style:graphic-properties draw:stroke="solid" svg:stroke-width="0.035cm" svg:stroke-color="#ffbf00" draw:stroke-linejoin="miter" draw:fill="none" fo:padding-top="0.142cm" fo:padding-bottom="0.142cm" fo:padding-left="0.267cm" fo:padding-right="0.267cm"/>
    </style:style>
    <style:style style:name="gr45" style:family="graphic" style:parent-style-name="standard">
      <style:graphic-properties draw:stroke="solid" svg:stroke-width="0.035cm" svg:stroke-color="#ffbf00" draw:stroke-linejoin="miter" draw:fill="solid" draw:fill-color="#404040" fo:padding-top="0.142cm" fo:padding-bottom="0.142cm" fo:padding-left="0.267cm" fo:padding-right="0.267cm"/>
    </style:style>
    <style:style style:name="gr46" style:family="graphic" style:parent-style-name="standard">
      <style:graphic-properties draw:stroke="solid" svg:stroke-width="0.035cm" svg:stroke-color="#ffbf00" draw:stroke-linejoin="miter" draw:fill="solid" draw:fill-color="#8c8663" fo:padding-top="0.142cm" fo:padding-bottom="0.142cm" fo:padding-left="0.267cm" fo:padding-right="0.267cm"/>
    </style:style>
    <style:style style:name="gr47" style:family="graphic" style:parent-style-name="standard">
      <style:graphic-properties draw:stroke="solid" svg:stroke-width="0.035cm" svg:stroke-color="#ffbf00" draw:stroke-linejoin="miter" draw:fill="solid" draw:fill-color="#b8af82" fo:padding-top="0.142cm" fo:padding-bottom="0.142cm" fo:padding-left="0.267cm" fo:padding-right="0.267cm"/>
    </style:style>
    <style:style style:name="gr48" style:family="graphic" style:parent-style-name="standard">
      <style:graphic-properties draw:stroke="solid" svg:stroke-width="0.035cm" svg:stroke-color="#ffbf00" draw:stroke-linejoin="miter" draw:fill="solid" draw:fill-color="#80795b" fo:padding-top="0.142cm" fo:padding-bottom="0.142cm" fo:padding-left="0.267cm" fo:padding-right="0.267cm"/>
    </style:style>
    <style:style style:name="gr49" style:family="graphic" style:parent-style-name="standard">
      <style:graphic-properties draw:stroke="solid" svg:stroke-width="0.035cm" svg:stroke-color="#ffbf00" draw:stroke-linejoin="miter" draw:fill="solid" draw:fill-color="#5e5b43" fo:padding-top="0.142cm" fo:padding-bottom="0.142cm" fo:padding-left="0.267cm" fo:padding-right="0.267cm"/>
    </style:style>
    <style:style style:name="gr50" style:family="graphic" style:parent-style-name="standard">
      <style:graphic-properties draw:stroke="solid" svg:stroke-width="0.035cm" svg:stroke-color="#ffbf00" draw:stroke-linejoin="miter" draw:fill="solid" draw:fill-color="#9a916c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width="0.035cm" draw:stroke-linejoin="miter" draw:fill="solid" draw:fill-color="#8c8c8c"/>
    </style:style>
    <style:style style:name="gr52" style:family="graphic" style:parent-style-name="standard">
      <style:graphic-properties draw:stroke="none" svg:stroke-width="0.035cm" draw:stroke-linejoin="miter" draw:fill="solid" draw:fill-color="#3d3d3d"/>
    </style:style>
    <style:style style:name="gr53" style:family="graphic" style:parent-style-name="standard">
      <style:graphic-properties draw:stroke="none" svg:stroke-width="0.035cm" draw:stroke-linejoin="miter" draw:fill="solid" draw:fill-color="#141414"/>
    </style:style>
    <style:style style:name="gr54" style:family="graphic" style:parent-style-name="standard">
      <style:graphic-properties draw:stroke="none" svg:stroke-width="0.035cm" draw:stroke-linejoin="miter" draw:fill="solid" draw:fill-color="#1f1f1f"/>
    </style:style>
    <style:style style:name="gr55" style:family="graphic" style:parent-style-name="standard">
      <style:graphic-properties draw:stroke="none" svg:stroke-width="0.035cm" draw:stroke-linejoin="miter" draw:fill="solid" draw:fill-color="#1c1c1c"/>
    </style:style>
    <style:style style:name="gr56" style:family="graphic" style:parent-style-name="standard">
      <style:graphic-properties draw:stroke="none" svg:stroke-width="0.035cm" draw:stroke-linejoin="miter" draw:fill="solid" draw:fill-color="#303030"/>
    </style:style>
    <style:style style:name="gr57" style:family="graphic" style:parent-style-name="standard">
      <style:graphic-properties draw:stroke="none" svg:stroke-width="0.035cm" draw:stroke-linejoin="miter" draw:fill="solid" draw:fill-color="#262626"/>
    </style:style>
    <style:style style:name="gr58" style:family="graphic" style:parent-style-name="standard">
      <style:graphic-properties draw:stroke="solid" svg:stroke-width="0.074cm" svg:stroke-color="#8c8c8c" draw:stroke-linejoin="round" draw:fill="none" fo:padding-top="0.162cm" fo:padding-bottom="0.162cm" fo:padding-left="0.287cm" fo:padding-right="0.287cm"/>
    </style:style>
    <style:style style:name="gr59" style:family="graphic" style:parent-style-name="standard">
      <style:graphic-properties draw:stroke="solid" svg:stroke-width="0.074cm" svg:stroke-color="#8c8c8c" draw:stroke-linejoin="miter" draw:fill="none" fo:padding-top="0.162cm" fo:padding-bottom="0.162cm" fo:padding-left="0.287cm" fo:padding-right="0.287cm"/>
    </style:style>
    <style:style style:name="gr60" style:family="graphic" style:parent-style-name="standard">
      <style:graphic-properties draw:stroke="none" svg:stroke-width="0.035cm" draw:stroke-linejoin="miter" draw:fill="solid" draw:fill-color="#d9b477"/>
    </style:style>
    <style:style style:name="gr61" style:family="graphic" style:parent-style-name="standard">
      <style:graphic-properties draw:stroke="none" svg:stroke-width="0.035cm" draw:stroke-linejoin="miter" draw:fill="solid" draw:fill-color="#ad9f4e"/>
    </style:style>
    <style:style style:name="gr62" style:family="graphic" style:parent-style-name="standard">
      <style:graphic-properties draw:stroke="none" svg:stroke-width="0.035cm" draw:stroke-linejoin="miter" draw:fill="solid" draw:fill-color="#8a3d06"/>
    </style:style>
    <style:style style:name="gr63" style:family="graphic" style:parent-style-name="standard">
      <style:graphic-properties draw:stroke="none" svg:stroke-width="0.035cm" draw:stroke-linejoin="miter" draw:fill="solid" draw:fill-color="#c40808"/>
    </style:style>
    <style:style style:name="gr64" style:family="graphic" style:parent-style-name="standard">
      <style:graphic-properties draw:stroke="none" svg:stroke-width="0.035cm" svg:stroke-opacity="30%" draw:stroke-linejoin="miter" draw:fill="solid" draw:fill-color="#000000" draw:opacity="30%"/>
    </style:style>
    <style:style style:name="gr65" style:family="graphic" style:parent-style-name="standard">
      <style:graphic-properties draw:stroke="none" svg:stroke-width="0.035cm" svg:stroke-opacity="40%" draw:stroke-linejoin="miter" draw:fill="solid" draw:fill-color="#000000" draw:opacity="40%"/>
    </style:style>
    <style:style style:name="gr66" style:family="graphic" style:parent-style-name="standard">
      <style:graphic-properties draw:stroke="none" svg:stroke-width="0.035cm" svg:stroke-opacity="25%" draw:stroke-linejoin="miter" draw:fill="solid" draw:fill-color="#ffffff" draw:opacity="25%"/>
    </style:style>
    <style:style style:name="gr67" style:family="graphic" style:parent-style-name="standard">
      <style:graphic-properties draw:stroke="none" svg:stroke-width="0.035cm" svg:stroke-opacity="35%" draw:stroke-linejoin="miter" draw:fill="solid" draw:fill-color="#ffffff" draw:opacity="35%"/>
    </style:style>
    <style:style style:name="gr68" style:family="graphic" style:parent-style-name="standard">
      <style:graphic-properties draw:stroke="none" svg:stroke-width="0.035cm" svg:stroke-opacity="50%" draw:stroke-linejoin="miter" draw:fill="solid" draw:fill-color="#ffff33" draw:opacity="50%"/>
    </style:style>
    <style:style style:name="gr69" style:family="graphic" style:parent-style-name="standard">
      <style:graphic-properties draw:stroke="none" svg:stroke-width="0.035cm" svg:stroke-opacity="50%" draw:stroke-linejoin="miter" draw:fill="solid" draw:fill-color="#ffffff" draw:opacity="50%"/>
    </style:style>
    <style:style style:name="gr70" style:family="graphic" style:parent-style-name="standard">
      <style:graphic-properties draw:stroke="solid" svg:stroke-width="0.113cm" svg:stroke-color="#1b5bb3" draw:stroke-linejoin="miter" draw:fill="solid" draw:fill-color="#000000" fo:padding-top="0.181cm" fo:padding-bottom="0.181cm" fo:padding-left="0.306cm" fo:padding-right="0.306cm"/>
    </style:style>
    <style:style style:name="gr71" style:family="graphic" style:parent-style-name="standard">
      <style:graphic-properties draw:stroke="solid" svg:stroke-width="0.056cm" svg:stroke-color="#418dd9" draw:stroke-linejoin="miter" draw:fill="solid" draw:fill-color="#000000" fo:padding-top="0.153cm" fo:padding-bottom="0.153cm" fo:padding-left="0.278cm" fo:padding-right="0.278cm"/>
    </style:style>
    <style:style style:name="gr72" style:family="graphic" style:parent-style-name="standard">
      <style:graphic-properties draw:stroke="solid" svg:stroke-width="0.113cm" svg:stroke-color="#8c0000" draw:stroke-linejoin="miter" draw:fill="solid" draw:fill-color="#000000" fo:padding-top="0.181cm" fo:padding-bottom="0.181cm" fo:padding-left="0.306cm" fo:padding-right="0.306cm"/>
    </style:style>
    <style:style style:name="gr73" style:family="graphic" style:parent-style-name="standard">
      <style:graphic-properties draw:stroke="solid" svg:stroke-width="0.056cm" svg:stroke-color="#cc1414" draw:stroke-linejoin="miter" draw:fill="solid" draw:fill-color="#000000" fo:padding-top="0.153cm" fo:padding-bottom="0.153cm" fo:padding-left="0.278cm" fo:padding-right="0.278cm"/>
    </style:style>
    <style:style style:name="gr74" style:family="graphic" style:parent-style-name="standard">
      <style:graphic-properties draw:stroke="solid" svg:stroke-width="0.113cm" svg:stroke-color="#7a3a73" draw:stroke-linejoin="miter" draw:fill="solid" draw:fill-color="#000000" fo:padding-top="0.181cm" fo:padding-bottom="0.181cm" fo:padding-left="0.306cm" fo:padding-right="0.306cm"/>
    </style:style>
    <style:style style:name="gr75" style:family="graphic" style:parent-style-name="standard">
      <style:graphic-properties draw:stroke="solid" svg:stroke-width="0.056cm" svg:stroke-color="#ab58a2" draw:stroke-linejoin="miter" draw:fill="solid" draw:fill-color="#000000" fo:padding-top="0.153cm" fo:padding-bottom="0.153cm" fo:padding-left="0.278cm" fo:padding-right="0.278cm"/>
    </style:style>
    <style:style style:name="gr76" style:family="graphic" style:parent-style-name="standard">
      <style:graphic-properties draw:stroke="solid" svg:stroke-width="0.113cm" svg:stroke-color="#000000" draw:stroke-linejoin="miter" draw:fill="solid" draw:fill-color="#000000" fo:padding-top="0.181cm" fo:padding-bottom="0.181cm" fo:padding-left="0.306cm" fo:padding-right="0.306cm"/>
    </style:style>
    <style:style style:name="gr77" style:family="graphic" style:parent-style-name="standard">
      <style:graphic-properties draw:stroke="solid" svg:stroke-width="0.056cm" svg:stroke-color="#404040" draw:stroke-linejoin="miter" draw:fill="solid" draw:fill-color="#000000" fo:padding-top="0.153cm" fo:padding-bottom="0.153cm" fo:padding-left="0.278cm" fo:padding-right="0.278cm"/>
    </style:style>
    <style:style style:name="gr78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P1" style:family="paragraph">
      <loext:graphic-properties draw:fill="solid" draw:fill-color="#1f7a34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b8af82"/>
    </style:style>
    <style:style style:name="P5" style:family="paragraph">
      <loext:graphic-properties draw:fill="solid" draw:fill-color="#e2d6a1"/>
    </style:style>
    <style:style style:name="P6" style:family="paragraph">
      <loext:graphic-properties draw:fill="solid" draw:fill-color="#cccccc"/>
    </style:style>
    <style:style style:name="P7" style:family="paragraph">
      <loext:graphic-properties draw:fill="solid" draw:fill-color="#00558d"/>
    </style:style>
    <style:style style:name="P8" style:family="paragraph">
      <loext:graphic-properties draw:fill="solid" draw:fill-color="#c7b299"/>
    </style:style>
    <style:style style:name="P9" style:family="paragraph">
      <loext:graphic-properties draw:fill="solid" draw:fill-color="#4d4d4d"/>
    </style:style>
    <style:style style:name="P10" style:family="paragraph">
      <loext:graphic-properties draw:fill="solid" draw:fill-color="#f2f2f2"/>
    </style:style>
    <style:style style:name="P11" style:family="paragraph">
      <loext:graphic-properties draw:fill="solid" draw:fill-color="#1a1a1a"/>
    </style:style>
    <style:style style:name="P12" style:family="paragraph">
      <loext:graphic-properties draw:fill="solid" draw:fill-color="#b3b3b3"/>
    </style:style>
    <style:style style:name="P13" style:family="paragraph">
      <loext:graphic-properties draw:fill="solid" draw:fill-color="#e6e6e6"/>
    </style:style>
    <style:style style:name="P14" style:family="paragraph">
      <loext:graphic-properties draw:fill="solid" draw:fill-color="#ffffff" draw:opacity="20%"/>
    </style:style>
    <style:style style:name="P15" style:family="paragraph">
      <loext:graphic-properties draw:fill="solid" draw:fill-color="#006837"/>
    </style:style>
    <style:style style:name="P16" style:family="paragraph">
      <loext:graphic-properties draw:fill="solid" draw:fill-color="#007300"/>
    </style:style>
    <style:style style:name="P17" style:family="paragraph">
      <loext:graphic-properties draw:fill="solid" draw:fill-color="#333333"/>
    </style:style>
    <style:style style:name="P18" style:family="paragraph">
      <loext:graphic-properties draw:fill="solid" draw:fill-color="#939393"/>
    </style:style>
    <style:style style:name="P19" style:family="paragraph">
      <loext:graphic-properties draw:fill="solid" draw:fill-color="#666666"/>
    </style:style>
    <style:style style:name="P20" style:family="paragraph">
      <loext:graphic-properties draw:fill="solid" draw:fill-color="#808080"/>
    </style:style>
    <style:style style:name="P21" style:family="paragraph">
      <loext:graphic-properties draw:fill="solid" draw:fill-color="#ffffff" draw:opacity="10%"/>
    </style:style>
    <style:style style:name="P22" style:family="paragraph">
      <loext:graphic-properties draw:fill="solid" draw:fill-color="#999999"/>
    </style:style>
    <style:style style:name="P23" style:family="paragraph">
      <loext:graphic-properties draw:fill="solid" draw:fill-color="#212121"/>
    </style:style>
    <style:style style:name="P24" style:family="paragraph">
      <loext:graphic-properties draw:fill="solid" draw:fill-color="#2b2b2b"/>
    </style:style>
    <style:style style:name="P25" style:family="paragraph">
      <loext:graphic-properties draw:fill="solid" draw:fill-color="#292929"/>
    </style:style>
    <style:style style:name="P26" style:family="paragraph">
      <loext:graphic-properties draw:fill="solid" draw:fill-color="#383838"/>
    </style:style>
    <style:style style:name="P27" style:family="paragraph">
      <loext:graphic-properties draw:fill="solid" draw:fill-color="#e6e6e6" draw:opacity="37%"/>
    </style:style>
    <style:style style:name="P28" style:family="paragraph">
      <loext:graphic-properties draw:fill="solid" draw:fill-color="#808080" draw:opacity="37%"/>
    </style:style>
    <style:style style:name="P29" style:family="paragraph">
      <loext:graphic-properties draw:fill="solid" draw:fill-color="#e6e6e6" draw:opacity="45%"/>
    </style:style>
    <style:style style:name="P30" style:family="paragraph">
      <loext:graphic-properties draw:fill="solid" draw:fill-color="#b3b3b3" draw:opacity="45%"/>
    </style:style>
    <style:style style:name="P31" style:family="paragraph">
      <loext:graphic-properties draw:fill="solid" draw:fill-color="#7a7a7a"/>
    </style:style>
    <style:style style:name="P32" style:family="paragraph">
      <loext:graphic-properties draw:fill="solid" draw:fill-color="#b0b0b0"/>
    </style:style>
    <style:style style:name="P33" style:family="paragraph">
      <loext:graphic-properties draw:fill="solid" draw:fill-color="#8f8f8f"/>
    </style:style>
    <style:style style:name="P34" style:family="paragraph">
      <loext:graphic-properties draw:fill="solid" draw:fill-color="#000000"/>
    </style:style>
    <style:style style:name="P35" style:family="paragraph">
      <loext:graphic-properties draw:fill="solid" draw:fill-color="#ffffff"/>
    </style:style>
    <style:style style:name="P36" style:family="paragraph">
      <loext:graphic-properties draw:fill="solid" draw:fill-color="#404040"/>
    </style:style>
    <style:style style:name="P37" style:family="paragraph">
      <loext:graphic-properties draw:fill="solid" draw:fill-color="#8c8663"/>
    </style:style>
    <style:style style:name="P38" style:family="paragraph">
      <loext:graphic-properties draw:fill="solid" draw:fill-color="#80795b"/>
    </style:style>
    <style:style style:name="P39" style:family="paragraph">
      <loext:graphic-properties draw:fill="solid" draw:fill-color="#5e5b43"/>
    </style:style>
    <style:style style:name="P40" style:family="paragraph">
      <loext:graphic-properties draw:fill="solid" draw:fill-color="#9a916c"/>
    </style:style>
    <style:style style:name="P41" style:family="paragraph">
      <loext:graphic-properties draw:fill="solid" draw:fill-color="#8c8c8c"/>
    </style:style>
    <style:style style:name="P42" style:family="paragraph">
      <loext:graphic-properties draw:fill="solid" draw:fill-color="#3d3d3d"/>
    </style:style>
    <style:style style:name="P43" style:family="paragraph">
      <loext:graphic-properties draw:fill="solid" draw:fill-color="#141414"/>
    </style:style>
    <style:style style:name="P44" style:family="paragraph">
      <loext:graphic-properties draw:fill="solid" draw:fill-color="#1f1f1f"/>
    </style:style>
    <style:style style:name="P45" style:family="paragraph">
      <loext:graphic-properties draw:fill="solid" draw:fill-color="#1c1c1c"/>
    </style:style>
    <style:style style:name="P46" style:family="paragraph">
      <loext:graphic-properties draw:fill="solid" draw:fill-color="#303030"/>
    </style:style>
    <style:style style:name="P47" style:family="paragraph">
      <loext:graphic-properties draw:fill="solid" draw:fill-color="#262626"/>
    </style:style>
    <style:style style:name="P48" style:family="paragraph">
      <loext:graphic-properties draw:fill="solid" draw:fill-color="#d9b477"/>
    </style:style>
    <style:style style:name="P49" style:family="paragraph">
      <loext:graphic-properties draw:fill="solid" draw:fill-color="#ad9f4e"/>
    </style:style>
    <style:style style:name="P50" style:family="paragraph">
      <loext:graphic-properties draw:fill="solid" draw:fill-color="#8a3d06"/>
    </style:style>
    <style:style style:name="P51" style:family="paragraph">
      <loext:graphic-properties draw:fill="solid" draw:fill-color="#c40808"/>
    </style:style>
    <style:style style:name="P52" style:family="paragraph">
      <loext:graphic-properties draw:fill="solid" draw:fill-color="#000000" draw:opacity="30%"/>
    </style:style>
    <style:style style:name="P53" style:family="paragraph">
      <loext:graphic-properties draw:fill="solid" draw:fill-color="#000000" draw:opacity="40%"/>
    </style:style>
    <style:style style:name="P54" style:family="paragraph">
      <loext:graphic-properties draw:fill="solid" draw:fill-color="#ffffff" draw:opacity="25%"/>
    </style:style>
    <style:style style:name="P55" style:family="paragraph">
      <loext:graphic-properties draw:fill="solid" draw:fill-color="#ffffff" draw:opacity="35%"/>
    </style:style>
    <style:style style:name="P56" style:family="paragraph">
      <loext:graphic-properties draw:fill="solid" draw:fill-color="#ffff33" draw:opacity="50%"/>
    </style:style>
    <style:style style:name="P57" style:family="paragraph">
      <loext:graphic-properties draw:fill="solid" draw:fill-color="#ffffff" draw:opacity="50%"/>
    </style:style>
    <style:style style:name="P58" style:family="paragraph">
      <style:paragraph-properties fo:text-align="start"/>
    </style:style>
    <style:style style:name="T1" style:family="text">
      <style:text-properties fo:font-variant="normal" fo:text-transform="none" fo:color="#ffffff" style:font-name="DroidSans1" fo:font-size="6.09999990463257pt" fo:font-style="normal" fo:font-weight="normal"/>
    </style:style>
    <style:style style:name="T2" style:family="text">
      <style:text-properties fo:font-variant="normal" fo:text-transform="none" fo:color="#ffffff" style:font-name="DroidSans1" fo:font-size="2.90000009536743pt" fo:font-style="normal" fo:font-weight="normal"/>
    </style:style>
    <style:style style:name="T3" style:family="text">
      <style:text-properties fo:font-variant="normal" fo:text-transform="none" fo:color="#ffffff" style:font-name="OCRA1" fo:font-size="4.19999980926514pt" fo:font-style="normal" fo:font-weight="normal"/>
    </style:style>
    <style:style style:name="T4" style:family="text">
      <style:text-properties fo:font-variant="normal" fo:text-transform="none" fo:color="#ffffff" style:font-name="OCRA1" fo:font-size="4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4.105cm" svg:height="1.102cm" svg:x="0.181cm" svg:y="0.751cm" svg:viewBox="0 0 4106 1103" draw:points="2053,1103 0,1103 0,0 4106,0 4106,1103">
          <text:p/>
        </draw:polygon>
        <draw:polygon draw:style-name="gr2" draw:text-style-name="P2" draw:layer="layout" svg:width="4.105cm" svg:height="0.016cm" svg:x="0.181cm" svg:y="1.838cm" svg:viewBox="0 0 4106 17" draw:points="2053,17 0,17 0,0 4106,0 4106,17">
          <text:p/>
        </draw:polygon>
        <draw:path draw:style-name="gr3" draw:text-style-name="P3" draw:layer="layout" svg:width="0.145cm" svg:height="0.145cm" svg:x="0.256cm" svg:y="2.1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3" draw:text-style-name="P3" draw:layer="layout" svg:width="0.145cm" svg:height="0.145cm" svg:x="0.51cm" svg:y="2.1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3" draw:text-style-name="P3" draw:layer="layout" svg:width="0.145cm" svg:height="0.145cm" svg:x="0.764cm" svg:y="2.1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3" draw:text-style-name="P3" draw:layer="layout" svg:width="0.145cm" svg:height="0.145cm" svg:x="1.018cm" svg:y="2.1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3" draw:text-style-name="P3" draw:layer="layout" svg:width="0.145cm" svg:height="0.145cm" svg:x="3.304cm" svg:y="2.1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3" draw:text-style-name="P3" draw:layer="layout" svg:width="0.145cm" svg:height="0.145cm" svg:x="3.558cm" svg:y="2.1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3" draw:text-style-name="P3" draw:layer="layout" svg:width="0.145cm" svg:height="0.145cm" svg:x="3.812cm" svg:y="2.1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3" draw:text-style-name="P3" draw:layer="layout" svg:width="0.145cm" svg:height="0.145cm" svg:x="4.066cm" svg:y="2.1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olygon draw:style-name="gr4" draw:text-style-name="P4" draw:layer="layout" svg:width="0.081cm" svg:height="0.486cm" svg:x="4.098cm" svg:y="1.769cm" svg:viewBox="0 0 82 487" draw:points="82,404 62,487 20,487 0,404 0,0 82,0">
          <text:p/>
        </draw:polygon>
        <draw:polygon draw:style-name="gr5" draw:text-style-name="P5" draw:layer="layout" svg:width="0.053cm" svg:height="0.023cm" svg:x="4.112cm" svg:y="2.232cm" svg:viewBox="0 0 54 24" draw:points="48,24 54,0 0,0 6,24">
          <text:p/>
        </draw:polygon>
        <draw:polygon draw:style-name="gr4" draw:text-style-name="P4" draw:layer="layout" svg:width="0.081cm" svg:height="0.486cm" svg:x="3.844cm" svg:y="1.769cm" svg:viewBox="0 0 82 487" draw:points="82,404 62,487 20,487 0,404 0,0 82,0">
          <text:p/>
        </draw:polygon>
        <draw:polygon draw:style-name="gr5" draw:text-style-name="P5" draw:layer="layout" svg:width="0.053cm" svg:height="0.023cm" svg:x="3.858cm" svg:y="2.232cm" svg:viewBox="0 0 54 24" draw:points="48,24 54,0 0,0 6,24">
          <text:p/>
        </draw:polygon>
        <draw:polygon draw:style-name="gr4" draw:text-style-name="P4" draw:layer="layout" svg:width="0.081cm" svg:height="0.486cm" svg:x="3.59cm" svg:y="1.769cm" svg:viewBox="0 0 82 487" draw:points="82,404 62,487 20,487 0,404 0,0 82,0">
          <text:p/>
        </draw:polygon>
        <draw:polygon draw:style-name="gr5" draw:text-style-name="P5" draw:layer="layout" svg:width="0.053cm" svg:height="0.023cm" svg:x="3.604cm" svg:y="2.232cm" svg:viewBox="0 0 54 24" draw:points="48,24 54,0 0,0 6,24">
          <text:p/>
        </draw:polygon>
        <draw:polygon draw:style-name="gr4" draw:text-style-name="P4" draw:layer="layout" svg:width="0.081cm" svg:height="0.486cm" svg:x="3.336cm" svg:y="1.769cm" svg:viewBox="0 0 82 487" draw:points="82,404 62,487 20,487 0,404 0,0 82,0">
          <text:p/>
        </draw:polygon>
        <draw:polygon draw:style-name="gr5" draw:text-style-name="P5" draw:layer="layout" svg:width="0.053cm" svg:height="0.023cm" svg:x="3.35cm" svg:y="2.232cm" svg:viewBox="0 0 54 24" draw:points="48,24 54,0 0,0 6,24">
          <text:p/>
        </draw:polygon>
        <draw:polygon draw:style-name="gr4" draw:text-style-name="P4" draw:layer="layout" svg:width="0.081cm" svg:height="0.486cm" svg:x="1.05cm" svg:y="1.769cm" svg:viewBox="0 0 82 487" draw:points="82,404 62,487 20,487 0,404 0,0 82,0">
          <text:p/>
        </draw:polygon>
        <draw:polygon draw:style-name="gr5" draw:text-style-name="P5" draw:layer="layout" svg:width="0.053cm" svg:height="0.023cm" svg:x="1.064cm" svg:y="2.232cm" svg:viewBox="0 0 54 24" draw:points="48,24 54,0 0,0 6,24">
          <text:p/>
        </draw:polygon>
        <draw:polygon draw:style-name="gr4" draw:text-style-name="P4" draw:layer="layout" svg:width="0.081cm" svg:height="0.486cm" svg:x="0.796cm" svg:y="1.769cm" svg:viewBox="0 0 82 487" draw:points="82,404 62,487 20,487 0,404 0,0 82,0">
          <text:p/>
        </draw:polygon>
        <draw:polygon draw:style-name="gr5" draw:text-style-name="P5" draw:layer="layout" svg:width="0.053cm" svg:height="0.023cm" svg:x="0.81cm" svg:y="2.232cm" svg:viewBox="0 0 54 24" draw:points="48,24 54,0 0,0 6,24">
          <text:p/>
        </draw:polygon>
        <draw:polygon draw:style-name="gr4" draw:text-style-name="P4" draw:layer="layout" svg:width="0.081cm" svg:height="0.486cm" svg:x="0.542cm" svg:y="1.769cm" svg:viewBox="0 0 82 487" draw:points="82,404 62,487 20,487 0,404 0,0 82,0">
          <text:p/>
        </draw:polygon>
        <draw:polygon draw:style-name="gr5" draw:text-style-name="P5" draw:layer="layout" svg:width="0.053cm" svg:height="0.023cm" svg:x="0.556cm" svg:y="2.232cm" svg:viewBox="0 0 54 24" draw:points="48,24 54,0 0,0 6,24">
          <text:p/>
        </draw:polygon>
        <draw:polygon draw:style-name="gr4" draw:text-style-name="P4" draw:layer="layout" svg:width="0.081cm" svg:height="0.486cm" svg:x="0.288cm" svg:y="1.769cm" svg:viewBox="0 0 82 487" draw:points="82,404 62,487 20,487 0,404 0,0 82,0">
          <text:p/>
        </draw:polygon>
        <draw:polygon draw:style-name="gr5" draw:text-style-name="P5" draw:layer="layout" svg:width="0.053cm" svg:height="0.023cm" svg:x="0.302cm" svg:y="2.232cm" svg:viewBox="0 0 54 24" draw:points="48,24 54,0 0,0 6,24">
          <text:p/>
        </draw:polygon>
        <draw:polygon draw:style-name="gr6" draw:text-style-name="P6" draw:layer="layout" svg:width="0.145cm" svg:height="0.197cm" svg:x="0.256cm" svg:y="1.644cm" svg:viewBox="0 0 146 198" draw:points="73,198 0,198 0,0 146,0 146,198">
          <text:p/>
        </draw:polygon>
        <draw:polygon draw:style-name="gr6" draw:text-style-name="P6" draw:layer="layout" svg:width="0.145cm" svg:height="0.197cm" svg:x="0.51cm" svg:y="1.644cm" svg:viewBox="0 0 146 198" draw:points="73,198 0,198 0,0 146,0 146,198">
          <text:p/>
        </draw:polygon>
        <draw:polygon draw:style-name="gr6" draw:text-style-name="P6" draw:layer="layout" svg:width="0.145cm" svg:height="0.197cm" svg:x="0.764cm" svg:y="1.644cm" svg:viewBox="0 0 146 198" draw:points="73,198 0,198 0,0 146,0 146,198">
          <text:p/>
        </draw:polygon>
        <draw:polygon draw:style-name="gr6" draw:text-style-name="P6" draw:layer="layout" svg:width="0.145cm" svg:height="0.197cm" svg:x="1.018cm" svg:y="1.644cm" svg:viewBox="0 0 146 198" draw:points="73,198 0,198 0,0 146,0 146,198">
          <text:p/>
        </draw:polygon>
        <draw:polygon draw:style-name="gr6" draw:text-style-name="P6" draw:layer="layout" svg:width="0.145cm" svg:height="0.197cm" svg:x="3.304cm" svg:y="1.644cm" svg:viewBox="0 0 146 198" draw:points="73,198 0,198 0,0 146,0 146,198">
          <text:p/>
        </draw:polygon>
        <draw:polygon draw:style-name="gr6" draw:text-style-name="P6" draw:layer="layout" svg:width="0.145cm" svg:height="0.197cm" svg:x="3.558cm" svg:y="1.644cm" svg:viewBox="0 0 146 198" draw:points="73,198 0,198 0,0 146,0 146,198">
          <text:p/>
        </draw:polygon>
        <draw:polygon draw:style-name="gr6" draw:text-style-name="P6" draw:layer="layout" svg:width="0.145cm" svg:height="0.197cm" svg:x="3.812cm" svg:y="1.644cm" svg:viewBox="0 0 146 198" draw:points="73,198 0,198 0,0 146,0 146,198">
          <text:p/>
        </draw:polygon>
        <draw:polygon draw:style-name="gr6" draw:text-style-name="P6" draw:layer="layout" svg:width="0.145cm" svg:height="0.197cm" svg:x="4.066cm" svg:y="1.644cm" svg:viewBox="0 0 146 198" draw:points="73,198 0,198 0,0 146,0 146,198">
          <text:p/>
        </draw:polygon>
        <draw:polygon draw:style-name="gr7" draw:text-style-name="P7" draw:layer="layout" svg:width="0.123cm" svg:height="0.332cm" svg:x="0.387cm" svg:y="1.048cm" svg:viewBox="0 0 124 333" draw:points="62,333 0,333 0,0 124,0 124,333">
          <text:p/>
        </draw:polygon>
        <draw:polygon draw:style-name="gr7" draw:text-style-name="P7" draw:layer="layout" svg:width="0.123cm" svg:height="0.332cm" svg:x="1.07cm" svg:y="1.048cm" svg:viewBox="0 0 124 333" draw:points="62,333 0,333 0,0 124,0 124,333">
          <text:p/>
        </draw:polygon>
        <draw:polygon draw:style-name="gr8" draw:text-style-name="P8" draw:layer="layout" svg:width="0.24cm" svg:height="0.089cm" svg:x="0.757cm" svg:y="0.985cm" svg:viewBox="0 0 241 90" draw:points="120,90 0,90 0,0 241,0 241,90">
          <text:p/>
        </draw:polygon>
        <draw:polygon draw:style-name="gr9" draw:text-style-name="P9" draw:layer="layout" svg:width="0.24cm" svg:height="0.089cm" svg:x="0.757cm" svg:y="1.126cm" svg:viewBox="0 0 241 90" draw:points="120,90 0,90 0,0 241,0 241,90">
          <text:p/>
        </draw:polygon>
        <draw:polygon draw:style-name="gr8" draw:text-style-name="P8" draw:layer="layout" svg:width="0.24cm" svg:height="0.089cm" svg:x="0.281cm" svg:y="1.46cm" svg:viewBox="0 0 241 90" draw:points="120,90 0,90 0,0 241,0 241,90">
          <text:p/>
        </draw:polygon>
        <draw:polygon draw:style-name="gr8" draw:text-style-name="P8" draw:layer="layout" svg:width="0.24cm" svg:height="0.089cm" svg:x="0.571cm" svg:y="1.46cm" svg:viewBox="0 0 241 90" draw:points="120,90 0,90 0,0 241,0 241,90">
          <text:p/>
        </draw:polygon>
        <draw:polygon draw:style-name="gr10" draw:text-style-name="P10" draw:layer="layout" svg:width="0.24cm" svg:height="0.089cm" svg:x="1.259cm" svg:y="1.139cm" svg:viewBox="0 0 241 90" draw:points="120,90 0,90 0,0 241,0 241,90">
          <text:p/>
        </draw:polygon>
        <draw:polygon draw:style-name="gr8" draw:text-style-name="P8" draw:layer="layout" svg:width="0.24cm" svg:height="0.089cm" svg:x="1.259cm" svg:y="1.303cm" svg:viewBox="0 0 241 90" draw:points="120,90 0,90 0,0 241,0 241,90">
          <text:p/>
        </draw:polygon>
        <draw:polygon draw:style-name="gr11" draw:text-style-name="P11" draw:layer="layout" svg:width="0.24cm" svg:height="0.089cm" svg:x="2.62cm" svg:y="1.416cm" svg:viewBox="0 0 241 90" draw:points="120,90 0,90 0,0 241,0 241,90">
          <text:p/>
        </draw:polygon>
        <draw:polygon draw:style-name="gr10" draw:text-style-name="P10" draw:layer="layout" svg:width="0.24cm" svg:height="0.089cm" svg:x="2.402cm" svg:y="1.258cm" svg:viewBox="0 0 241 90" draw:points="120,90 0,90 0,0 241,0 241,90">
          <text:p/>
        </draw:polygon>
        <draw:polygon draw:style-name="gr11" draw:text-style-name="P11" draw:layer="layout" svg:width="0.24cm" svg:height="0.089cm" svg:x="2.669cm" svg:y="1.258cm" svg:viewBox="0 0 241 90" draw:points="120,90 0,90 0,0 241,0 241,90">
          <text:p/>
        </draw:polygon>
        <draw:polygon draw:style-name="gr9" draw:text-style-name="P9" draw:layer="layout" svg:width="0.24cm" svg:height="0.089cm" svg:x="2.937cm" svg:y="1.197cm" svg:viewBox="0 0 241 90" draw:points="120,90 0,90 0,0 241,0 241,90">
          <text:p/>
        </draw:polygon>
        <draw:polygon draw:style-name="gr11" draw:text-style-name="P11" draw:layer="layout" svg:width="0.24cm" svg:height="0.089cm" svg:x="2.937cm" svg:y="1.336cm" svg:viewBox="0 0 241 90" draw:points="120,90 0,90 0,0 241,0 241,90">
          <text:p/>
        </draw:polygon>
        <draw:polygon draw:style-name="gr8" draw:text-style-name="P8" draw:layer="layout" svg:width="0.24cm" svg:height="0.089cm" svg:x="2.55cm" svg:y="1.074cm" svg:viewBox="0 0 241 90" draw:points="120,90 0,90 0,0 241,0 241,90">
          <text:p/>
        </draw:polygon>
        <draw:polygon draw:style-name="gr8" draw:text-style-name="P8" draw:layer="layout" svg:width="0.24cm" svg:height="0.089cm" svg:x="1.259cm" svg:y="0.844cm" svg:viewBox="0 0 241 90" draw:points="120,90 0,90 0,0 241,0 241,90">
          <text:p/>
        </draw:polygon>
        <draw:polygon draw:style-name="gr11" draw:text-style-name="P11" draw:layer="layout" svg:width="0.24cm" svg:height="0.089cm" svg:x="1.259cm" svg:y="0.985cm" svg:viewBox="0 0 241 90" draw:points="120,90 0,90 0,0 241,0 241,90">
          <text:p/>
        </draw:polygon>
        <draw:polygon draw:style-name="gr11" draw:text-style-name="P11" draw:layer="layout" svg:width="0.35cm" svg:height="0.13cm" svg:x="3.377cm" svg:y="1.439cm" svg:viewBox="0 0 351 131" draw:points="176,131 0,131 0,0 351,0 351,131">
          <text:p/>
        </draw:polygon>
        <draw:polygon draw:style-name="gr11" draw:text-style-name="P11" draw:layer="layout" svg:width="0.24cm" svg:height="0.089cm" svg:x="3.791cm" svg:y="1.46cm" svg:viewBox="0 0 241 90" draw:points="120,90 0,90 0,0 241,0 241,90">
          <text:p/>
        </draw:polygon>
        <draw:polygon draw:style-name="gr8" draw:text-style-name="P8" draw:layer="layout" svg:width="0.24cm" svg:height="0.089cm" svg:x="3.791cm" svg:y="1.336cm" svg:viewBox="0 0 241 90" draw:points="120,90 0,90 0,0 241,0 241,90">
          <text:p/>
        </draw:polygon>
        <draw:polygon draw:style-name="gr8" draw:text-style-name="P8" draw:layer="layout" svg:width="0.089cm" svg:height="0.24cm" svg:x="2.402cm" svg:y="0.943cm" svg:viewBox="0 0 90 241" draw:points="45,241 0,241 0,0 90,0 90,241">
          <text:p/>
        </draw:polygon>
        <draw:polygon draw:style-name="gr11" draw:text-style-name="P11" draw:layer="layout" svg:width="0.089cm" svg:height="0.24cm" svg:x="2.909cm" svg:y="1.549cm" svg:viewBox="0 0 90 241" draw:points="45,241 0,241 0,0 90,0 90,241">
          <text:p/>
        </draw:polygon>
        <draw:polygon draw:style-name="gr11" draw:text-style-name="P11" draw:layer="layout" svg:width="0.089cm" svg:height="0.24cm" svg:x="3.088cm" svg:y="1.549cm" svg:viewBox="0 0 90 241" draw:points="45,241 0,241 0,0 90,0 90,241">
          <text:p/>
        </draw:polygon>
        <draw:polygon draw:style-name="gr11" draw:text-style-name="P11" draw:layer="layout" svg:width="0.089cm" svg:height="0.24cm" svg:x="1.499cm" svg:y="1.549cm" svg:viewBox="0 0 90 241" draw:points="45,241 0,241 0,0 90,0 90,241">
          <text:p/>
        </draw:polygon>
        <draw:polygon draw:style-name="gr8" draw:text-style-name="P8" draw:layer="layout" svg:width="0.089cm" svg:height="0.24cm" svg:x="0.579cm" svg:y="1.165cm" svg:viewBox="0 0 90 241" draw:points="45,241 0,241 0,0 90,0 90,241">
          <text:p/>
        </draw:polygon>
        <draw:polygon draw:style-name="gr9" draw:text-style-name="P9" draw:layer="layout" svg:width="0.24cm" svg:height="0.089cm" svg:x="1.943cm" svg:y="0.8cm" svg:viewBox="0 0 241 90" draw:points="120,90 0,90 0,0 241,0 241,90">
          <text:p/>
        </draw:polygon>
        <draw:polygon draw:style-name="gr8" draw:text-style-name="P8" draw:layer="layout" svg:width="0.24cm" svg:height="0.089cm" svg:x="1.658cm" svg:y="0.8cm" svg:viewBox="0 0 241 90" draw:points="120,90 0,90 0,0 241,0 241,90">
          <text:p/>
        </draw:polygon>
        <draw:polygon draw:style-name="gr8" draw:text-style-name="P8" draw:layer="layout" svg:width="0.24cm" svg:height="0.089cm" svg:x="2.62cm" svg:y="1.557cm" svg:viewBox="0 0 241 90" draw:points="120,90 0,90 0,0 241,0 241,90">
          <text:p/>
        </draw:polygon>
        <draw:polygon draw:style-name="gr8" draw:text-style-name="P8" draw:layer="layout" svg:width="0.24cm" svg:height="0.089cm" svg:x="2.62cm" svg:y="1.681cm" svg:viewBox="0 0 241 90" draw:points="120,90 0,90 0,0 241,0 241,90">
          <text:p/>
        </draw:polygon>
        <draw:polygon draw:style-name="gr9" draw:text-style-name="P9" draw:layer="layout" svg:width="0.24cm" svg:height="0.089cm" svg:x="1.204cm" svg:y="1.557cm" svg:viewBox="0 0 241 90" draw:points="120,90 0,90 0,0 241,0 241,90">
          <text:p/>
        </draw:polygon>
        <draw:polygon draw:style-name="gr9" draw:text-style-name="P9" draw:layer="layout" svg:width="0.24cm" svg:height="0.089cm" svg:x="1.204cm" svg:y="1.699cm" svg:viewBox="0 0 241 90" draw:points="120,90 0,90 0,0 241,0 241,90">
          <text:p/>
        </draw:polygon>
        <draw:polygon draw:style-name="gr7" draw:text-style-name="P7" draw:layer="layout" svg:width="0.123cm" svg:height="0.332cm" svg:x="2.431cm" svg:y="1.453cm" svg:viewBox="0 0 124 333" draw:points="62,333 0,333 0,0 124,0 124,333">
          <text:p/>
        </draw:polygon>
        <draw:polygon draw:style-name="gr11" draw:text-style-name="P11" draw:layer="layout" svg:width="0.358cm" svg:height="0.8cm" svg:x="1.802cm" svg:y="0.985cm" svg:viewBox="0 0 359 801" draw:points="180,801 0,801 0,0 359,0 359,801">
          <text:p/>
        </draw:polygon>
        <draw:path draw:style-name="gr12" draw:text-style-name="P12" draw:layer="layout" svg:width="0.984cm" svg:height="0.499cm" svg:x="3.227cm" svg:y="0.787cm" svg:viewBox="0 0 985 500" svg:d="M985 287c0 117-96 213-212 213h-561c-117 0-212-96-212-213v-75c0-117 95-212 212-212h561c116 0 212 95 212 212z">
          <text:p/>
        </draw:path>
        <draw:path draw:style-name="gr13" draw:text-style-name="P13" draw:layer="layout" svg:width="0.892cm" svg:height="0.452cm" svg:x="3.273cm" svg:y="0.81cm" svg:viewBox="0 0 893 453" svg:d="M893 241c0 116-96 212-212 212h-469c-117 0-212-96-212-212v-29c0-117 95-212 212-212h469c116 0 212 95 212 212z">
          <text:p/>
        </draw:path>
        <draw:polygon draw:style-name="gr14" draw:text-style-name="P14" draw:layer="layout" svg:width="4.105cm" svg:height="0.016cm" svg:x="0.181cm" svg:y="0.751cm" svg:viewBox="0 0 4106 17" draw:points="2053,17 0,17 0,0 4106,0 4106,17">
          <text:p/>
        </draw:polygon>
        <draw:polygon draw:style-name="gr14" draw:text-style-name="P14" draw:layer="layout" svg:width="0.145cm" svg:height="0.016cm" svg:x="0.256cm" svg:y="1.644cm" svg:viewBox="0 0 146 17" draw:points="73,17 0,17 0,0 146,0 146,17">
          <text:p/>
        </draw:polygon>
        <draw:polygon draw:style-name="gr14" draw:text-style-name="P14" draw:layer="layout" svg:width="0.145cm" svg:height="0.016cm" svg:x="0.51cm" svg:y="1.644cm" svg:viewBox="0 0 146 17" draw:points="73,17 0,17 0,0 146,0 146,17">
          <text:p/>
        </draw:polygon>
        <draw:polygon draw:style-name="gr14" draw:text-style-name="P14" draw:layer="layout" svg:width="0.145cm" svg:height="0.016cm" svg:x="0.764cm" svg:y="1.644cm" svg:viewBox="0 0 146 17" draw:points="73,17 0,17 0,0 146,0 146,17">
          <text:p/>
        </draw:polygon>
        <draw:polygon draw:style-name="gr14" draw:text-style-name="P14" draw:layer="layout" svg:width="0.145cm" svg:height="0.016cm" svg:x="1.018cm" svg:y="1.644cm" svg:viewBox="0 0 146 17" draw:points="73,17 0,17 0,0 146,0 146,17">
          <text:p/>
        </draw:polygon>
        <draw:polygon draw:style-name="gr14" draw:text-style-name="P14" draw:layer="layout" svg:width="0.145cm" svg:height="0.016cm" svg:x="3.304cm" svg:y="1.644cm" svg:viewBox="0 0 146 17" draw:points="73,17 0,17 0,0 146,0 146,17">
          <text:p/>
        </draw:polygon>
        <draw:polygon draw:style-name="gr14" draw:text-style-name="P14" draw:layer="layout" svg:width="0.145cm" svg:height="0.016cm" svg:x="3.558cm" svg:y="1.644cm" svg:viewBox="0 0 146 17" draw:points="73,17 0,17 0,0 146,0 146,17">
          <text:p/>
        </draw:polygon>
        <draw:polygon draw:style-name="gr14" draw:text-style-name="P14" draw:layer="layout" svg:width="0.145cm" svg:height="0.016cm" svg:x="3.812cm" svg:y="1.644cm" svg:viewBox="0 0 146 17" draw:points="73,17 0,17 0,0 146,0 146,17">
          <text:p/>
        </draw:polygon>
        <draw:polygon draw:style-name="gr14" draw:text-style-name="P14" draw:layer="layout" svg:width="0.145cm" svg:height="0.016cm" svg:x="4.066cm" svg:y="1.644cm" svg:viewBox="0 0 146 17" draw:points="73,17 0,17 0,0 146,0 146,17">
          <text:p/>
        </draw:polygon>
        <draw:polygon draw:style-name="gr14" draw:text-style-name="P14" draw:layer="layout" svg:width="0.123cm" svg:height="0.016cm" svg:x="0.387cm" svg:y="1.048cm" svg:viewBox="0 0 124 17" draw:points="62,17 0,17 0,0 124,0 124,17">
          <text:p/>
        </draw:polygon>
        <draw:polygon draw:style-name="gr14" draw:text-style-name="P14" draw:layer="layout" svg:width="0.123cm" svg:height="0.016cm" svg:x="1.07cm" svg:y="1.048cm" svg:viewBox="0 0 124 17" draw:points="62,17 0,17 0,0 124,0 124,17">
          <text:p/>
        </draw:polygon>
        <draw:polygon draw:style-name="gr14" draw:text-style-name="P14" draw:layer="layout" svg:width="0.24cm" svg:height="0.016cm" svg:x="0.757cm" svg:y="0.985cm" svg:viewBox="0 0 241 17" draw:points="120,17 0,17 0,0 241,0 241,17">
          <text:p/>
        </draw:polygon>
        <draw:polygon draw:style-name="gr14" draw:text-style-name="P14" draw:layer="layout" svg:width="0.24cm" svg:height="0.016cm" svg:x="0.757cm" svg:y="1.126cm" svg:viewBox="0 0 241 17" draw:points="120,17 0,17 0,0 241,0 241,17">
          <text:p/>
        </draw:polygon>
        <draw:polygon draw:style-name="gr14" draw:text-style-name="P14" draw:layer="layout" svg:width="0.24cm" svg:height="0.016cm" svg:x="0.281cm" svg:y="1.46cm" svg:viewBox="0 0 241 17" draw:points="120,17 0,17 0,0 241,0 241,17">
          <text:p/>
        </draw:polygon>
        <draw:polygon draw:style-name="gr14" draw:text-style-name="P14" draw:layer="layout" svg:width="0.24cm" svg:height="0.016cm" svg:x="0.571cm" svg:y="1.46cm" svg:viewBox="0 0 241 17" draw:points="120,17 0,17 0,0 241,0 241,17">
          <text:p/>
        </draw:polygon>
        <draw:polygon draw:style-name="gr14" draw:text-style-name="P14" draw:layer="layout" svg:width="0.24cm" svg:height="0.016cm" svg:x="1.259cm" svg:y="1.139cm" svg:viewBox="0 0 241 17" draw:points="120,17 0,17 0,0 241,0 241,17">
          <text:p/>
        </draw:polygon>
        <draw:polygon draw:style-name="gr14" draw:text-style-name="P14" draw:layer="layout" svg:width="0.24cm" svg:height="0.016cm" svg:x="1.259cm" svg:y="1.303cm" svg:viewBox="0 0 241 17" draw:points="120,17 0,17 0,0 241,0 241,17">
          <text:p/>
        </draw:polygon>
        <draw:polygon draw:style-name="gr14" draw:text-style-name="P14" draw:layer="layout" svg:width="0.24cm" svg:height="0.016cm" svg:x="2.62cm" svg:y="1.416cm" svg:viewBox="0 0 241 17" draw:points="120,17 0,17 0,0 241,0 241,17">
          <text:p/>
        </draw:polygon>
        <draw:polygon draw:style-name="gr14" draw:text-style-name="P14" draw:layer="layout" svg:width="0.24cm" svg:height="0.016cm" svg:x="2.402cm" svg:y="1.258cm" svg:viewBox="0 0 241 17" draw:points="120,17 0,17 0,0 241,0 241,17">
          <text:p/>
        </draw:polygon>
        <draw:polygon draw:style-name="gr14" draw:text-style-name="P14" draw:layer="layout" svg:width="0.24cm" svg:height="0.016cm" svg:x="2.669cm" svg:y="1.258cm" svg:viewBox="0 0 241 17" draw:points="120,17 0,17 0,0 241,0 241,17">
          <text:p/>
        </draw:polygon>
        <draw:polygon draw:style-name="gr14" draw:text-style-name="P14" draw:layer="layout" svg:width="0.24cm" svg:height="0.016cm" svg:x="2.937cm" svg:y="1.197cm" svg:viewBox="0 0 241 17" draw:points="120,17 0,17 0,0 241,0 241,17">
          <text:p/>
        </draw:polygon>
        <draw:polygon draw:style-name="gr14" draw:text-style-name="P14" draw:layer="layout" svg:width="0.24cm" svg:height="0.016cm" svg:x="2.937cm" svg:y="1.336cm" svg:viewBox="0 0 241 17" draw:points="120,17 0,17 0,0 241,0 241,17">
          <text:p/>
        </draw:polygon>
        <draw:polygon draw:style-name="gr14" draw:text-style-name="P14" draw:layer="layout" svg:width="0.24cm" svg:height="0.016cm" svg:x="2.55cm" svg:y="1.074cm" svg:viewBox="0 0 241 17" draw:points="120,17 0,17 0,0 241,0 241,17">
          <text:p/>
        </draw:polygon>
        <draw:polygon draw:style-name="gr14" draw:text-style-name="P14" draw:layer="layout" svg:width="0.24cm" svg:height="0.016cm" svg:x="1.259cm" svg:y="0.844cm" svg:viewBox="0 0 241 17" draw:points="120,17 0,17 0,0 241,0 241,17">
          <text:p/>
        </draw:polygon>
        <draw:polygon draw:style-name="gr14" draw:text-style-name="P14" draw:layer="layout" svg:width="0.24cm" svg:height="0.016cm" svg:x="1.259cm" svg:y="0.985cm" svg:viewBox="0 0 241 17" draw:points="120,17 0,17 0,0 241,0 241,17">
          <text:p/>
        </draw:polygon>
        <draw:polygon draw:style-name="gr14" draw:text-style-name="P14" draw:layer="layout" svg:width="0.35cm" svg:height="0.016cm" svg:x="3.377cm" svg:y="1.439cm" svg:viewBox="0 0 351 17" draw:points="176,17 0,17 0,0 351,0 351,17">
          <text:p/>
        </draw:polygon>
        <draw:polygon draw:style-name="gr14" draw:text-style-name="P14" draw:layer="layout" svg:width="0.24cm" svg:height="0.016cm" svg:x="3.791cm" svg:y="1.46cm" svg:viewBox="0 0 241 17" draw:points="120,17 0,17 0,0 241,0 241,17">
          <text:p/>
        </draw:polygon>
        <draw:polygon draw:style-name="gr14" draw:text-style-name="P14" draw:layer="layout" svg:width="0.24cm" svg:height="0.016cm" svg:x="3.791cm" svg:y="1.336cm" svg:viewBox="0 0 241 17" draw:points="120,17 0,17 0,0 241,0 241,17">
          <text:p/>
        </draw:polygon>
        <draw:polygon draw:style-name="gr14" draw:text-style-name="P14" draw:layer="layout" svg:width="0.089cm" svg:height="0.016cm" svg:x="2.402cm" svg:y="0.943cm" svg:viewBox="0 0 90 17" draw:points="45,17 0,17 0,0 90,0 90,17">
          <text:p/>
        </draw:polygon>
        <draw:polygon draw:style-name="gr14" draw:text-style-name="P14" draw:layer="layout" svg:width="0.089cm" svg:height="0.016cm" svg:x="2.909cm" svg:y="1.549cm" svg:viewBox="0 0 90 17" draw:points="45,17 0,17 0,0 90,0 90,17">
          <text:p/>
        </draw:polygon>
        <draw:polygon draw:style-name="gr14" draw:text-style-name="P14" draw:layer="layout" svg:width="0.089cm" svg:height="0.016cm" svg:x="3.088cm" svg:y="1.549cm" svg:viewBox="0 0 90 17" draw:points="45,17 0,17 0,0 90,0 90,17">
          <text:p/>
        </draw:polygon>
        <draw:polygon draw:style-name="gr14" draw:text-style-name="P14" draw:layer="layout" svg:width="0.089cm" svg:height="0.016cm" svg:x="1.499cm" svg:y="1.549cm" svg:viewBox="0 0 90 17" draw:points="45,17 0,17 0,0 90,0 90,17">
          <text:p/>
        </draw:polygon>
        <draw:polygon draw:style-name="gr14" draw:text-style-name="P14" draw:layer="layout" svg:width="0.089cm" svg:height="0.016cm" svg:x="0.579cm" svg:y="1.165cm" svg:viewBox="0 0 90 17" draw:points="45,17 0,17 0,0 90,0 90,17">
          <text:p/>
        </draw:polygon>
        <draw:polygon draw:style-name="gr14" draw:text-style-name="P14" draw:layer="layout" svg:width="0.24cm" svg:height="0.016cm" svg:x="1.943cm" svg:y="0.8cm" svg:viewBox="0 0 241 17" draw:points="120,17 0,17 0,0 241,0 241,17">
          <text:p/>
        </draw:polygon>
        <draw:polygon draw:style-name="gr14" draw:text-style-name="P14" draw:layer="layout" svg:width="0.24cm" svg:height="0.016cm" svg:x="1.658cm" svg:y="0.8cm" svg:viewBox="0 0 241 17" draw:points="120,17 0,17 0,0 241,0 241,17">
          <text:p/>
        </draw:polygon>
        <draw:polygon draw:style-name="gr14" draw:text-style-name="P14" draw:layer="layout" svg:width="0.24cm" svg:height="0.016cm" svg:x="2.62cm" svg:y="1.557cm" svg:viewBox="0 0 241 17" draw:points="120,17 0,17 0,0 241,0 241,17">
          <text:p/>
        </draw:polygon>
        <draw:polygon draw:style-name="gr14" draw:text-style-name="P14" draw:layer="layout" svg:width="0.24cm" svg:height="0.016cm" svg:x="2.62cm" svg:y="1.681cm" svg:viewBox="0 0 241 17" draw:points="120,17 0,17 0,0 241,0 241,17">
          <text:p/>
        </draw:polygon>
        <draw:polygon draw:style-name="gr14" draw:text-style-name="P14" draw:layer="layout" svg:width="0.24cm" svg:height="0.016cm" svg:x="1.204cm" svg:y="1.557cm" svg:viewBox="0 0 241 17" draw:points="120,17 0,17 0,0 241,0 241,17">
          <text:p/>
        </draw:polygon>
        <draw:polygon draw:style-name="gr14" draw:text-style-name="P14" draw:layer="layout" svg:width="0.24cm" svg:height="0.016cm" svg:x="1.204cm" svg:y="1.699cm" svg:viewBox="0 0 241 17" draw:points="120,17 0,17 0,0 241,0 241,17">
          <text:p/>
        </draw:polygon>
        <draw:polygon draw:style-name="gr14" draw:text-style-name="P14" draw:layer="layout" svg:width="0.123cm" svg:height="0.016cm" svg:x="2.431cm" svg:y="1.453cm" svg:viewBox="0 0 124 17" draw:points="62,17 0,17 0,0 124,0 124,17">
          <text:p/>
        </draw:polygon>
        <draw:polygon draw:style-name="gr14" draw:text-style-name="P14" draw:layer="layout" svg:width="0.358cm" svg:height="0.016cm" svg:x="1.802cm" svg:y="0.985cm" svg:viewBox="0 0 359 17" draw:points="180,17 0,17 0,0 359,0 359,17">
          <text:p/>
        </draw:polygon>
        <draw:path draw:style-name="gr14" draw:text-style-name="P14" draw:layer="layout" svg:width="0.984cm" svg:height="0.227cm" svg:x="3.227cm" svg:y="0.787cm" svg:viewBox="0 0 985 228" svg:d="M985 228c0-116-96-212-212-212h-561c-117 0-212 96-212 212v-15c0-117 95-213 212-213h561c116 0 212 96 212 213z">
          <text:p/>
        </draw:path>
        <draw:path draw:style-name="gr14" draw:text-style-name="P14" draw:layer="layout" svg:width="0.892cm" svg:height="0.227cm" svg:x="3.273cm" svg:y="0.81cm" svg:viewBox="0 0 893 228" svg:d="M893 228c0-116-96-212-212-212h-469c-117 0-212 96-212 212v-15c0-117 95-213 212-213h469c116 0 212 96 212 213z">
          <text:p/>
        </draw:path>
        <draw:polygon draw:style-name="gr14" draw:text-style-name="P14" draw:layer="layout" svg:width="4.105cm" svg:height="0.016cm" svg:x="0.181cm" svg:y="0.751cm" svg:viewBox="0 0 4106 17" draw:points="2053,17 0,17 0,0 4106,0 4106,17">
          <text:p/>
        </draw:polygon>
        <draw:polygon draw:style-name="gr2" draw:text-style-name="P2" draw:layer="layout" svg:width="0.145cm" svg:height="0.016cm" svg:x="0.256cm" svg:y="1.826cm" svg:viewBox="0 0 146 17" draw:points="73,17 0,17 0,0 146,0 146,17">
          <text:p/>
        </draw:polygon>
        <draw:polygon draw:style-name="gr2" draw:text-style-name="P2" draw:layer="layout" svg:width="0.145cm" svg:height="0.016cm" svg:x="0.51cm" svg:y="1.826cm" svg:viewBox="0 0 146 17" draw:points="73,17 0,17 0,0 146,0 146,17">
          <text:p/>
        </draw:polygon>
        <draw:polygon draw:style-name="gr2" draw:text-style-name="P2" draw:layer="layout" svg:width="0.145cm" svg:height="0.016cm" svg:x="0.764cm" svg:y="1.826cm" svg:viewBox="0 0 146 17" draw:points="73,17 0,17 0,0 146,0 146,17">
          <text:p/>
        </draw:polygon>
        <draw:polygon draw:style-name="gr2" draw:text-style-name="P2" draw:layer="layout" svg:width="0.145cm" svg:height="0.016cm" svg:x="1.018cm" svg:y="1.826cm" svg:viewBox="0 0 146 17" draw:points="73,17 0,17 0,0 146,0 146,17">
          <text:p/>
        </draw:polygon>
        <draw:polygon draw:style-name="gr2" draw:text-style-name="P2" draw:layer="layout" svg:width="0.145cm" svg:height="0.016cm" svg:x="3.304cm" svg:y="1.826cm" svg:viewBox="0 0 146 17" draw:points="73,17 0,17 0,0 146,0 146,17">
          <text:p/>
        </draw:polygon>
        <draw:polygon draw:style-name="gr2" draw:text-style-name="P2" draw:layer="layout" svg:width="0.145cm" svg:height="0.016cm" svg:x="3.558cm" svg:y="1.826cm" svg:viewBox="0 0 146 17" draw:points="73,17 0,17 0,0 146,0 146,17">
          <text:p/>
        </draw:polygon>
        <draw:polygon draw:style-name="gr2" draw:text-style-name="P2" draw:layer="layout" svg:width="0.145cm" svg:height="0.016cm" svg:x="3.812cm" svg:y="1.826cm" svg:viewBox="0 0 146 17" draw:points="73,17 0,17 0,0 146,0 146,17">
          <text:p/>
        </draw:polygon>
        <draw:polygon draw:style-name="gr2" draw:text-style-name="P2" draw:layer="layout" svg:width="0.145cm" svg:height="0.016cm" svg:x="4.066cm" svg:y="1.826cm" svg:viewBox="0 0 146 17" draw:points="73,17 0,17 0,0 146,0 146,17">
          <text:p/>
        </draw:polygon>
        <draw:polygon draw:style-name="gr14" draw:text-style-name="P14" draw:layer="layout" svg:width="0.123cm" svg:height="0.016cm" svg:x="0.387cm" svg:y="1.048cm" svg:viewBox="0 0 124 17" draw:points="62,17 0,17 0,0 124,0 124,17">
          <text:p/>
        </draw:polygon>
        <draw:polygon draw:style-name="gr14" draw:text-style-name="P14" draw:layer="layout" svg:width="0.123cm" svg:height="0.016cm" svg:x="0.387cm" svg:y="1.365cm" svg:viewBox="0 0 124 17" draw:points="62,17 0,17 0,0 124,0 124,17">
          <text:p/>
        </draw:polygon>
        <draw:polygon draw:style-name="gr2" draw:text-style-name="P2" draw:layer="layout" svg:width="0.123cm" svg:height="0.016cm" svg:x="1.07cm" svg:y="1.365cm" svg:viewBox="0 0 124 17" draw:points="62,17 0,17 0,0 124,0 124,17">
          <text:p/>
        </draw:polygon>
        <draw:polygon draw:style-name="gr2" draw:text-style-name="P2" draw:layer="layout" svg:width="0.24cm" svg:height="0.016cm" svg:x="0.757cm" svg:y="1.059cm" svg:viewBox="0 0 241 17" draw:points="120,17 0,17 0,0 241,0 241,17">
          <text:p/>
        </draw:polygon>
        <draw:polygon draw:style-name="gr2" draw:text-style-name="P2" draw:layer="layout" svg:width="0.24cm" svg:height="0.016cm" svg:x="0.757cm" svg:y="1.2cm" svg:viewBox="0 0 241 17" draw:points="120,17 0,17 0,0 241,0 241,17">
          <text:p/>
        </draw:polygon>
        <draw:polygon draw:style-name="gr2" draw:text-style-name="P2" draw:layer="layout" svg:width="0.24cm" svg:height="0.016cm" svg:x="0.281cm" svg:y="1.533cm" svg:viewBox="0 0 241 17" draw:points="120,17 0,17 0,0 241,0 241,17">
          <text:p/>
        </draw:polygon>
        <draw:polygon draw:style-name="gr2" draw:text-style-name="P2" draw:layer="layout" svg:width="0.24cm" svg:height="0.016cm" svg:x="0.571cm" svg:y="1.533cm" svg:viewBox="0 0 241 17" draw:points="120,17 0,17 0,0 241,0 241,17">
          <text:p/>
        </draw:polygon>
        <draw:polygon draw:style-name="gr14" draw:text-style-name="P14" draw:layer="layout" svg:width="0.24cm" svg:height="0.016cm" svg:x="1.259cm" svg:y="1.139cm" svg:viewBox="0 0 241 17" draw:points="120,17 0,17 0,0 241,0 241,17">
          <text:p/>
        </draw:polygon>
        <draw:polygon draw:style-name="gr2" draw:text-style-name="P2" draw:layer="layout" svg:width="0.24cm" svg:height="0.016cm" svg:x="1.259cm" svg:y="1.376cm" svg:viewBox="0 0 241 17" draw:points="120,17 0,17 0,0 241,0 241,17">
          <text:p/>
        </draw:polygon>
        <draw:polygon draw:style-name="gr2" draw:text-style-name="P2" draw:layer="layout" svg:width="0.24cm" svg:height="0.016cm" svg:x="2.62cm" svg:y="1.489cm" svg:viewBox="0 0 241 17" draw:points="120,17 0,17 0,0 241,0 241,17">
          <text:p/>
        </draw:polygon>
        <draw:polygon draw:style-name="gr2" draw:text-style-name="P2" draw:layer="layout" svg:width="0.24cm" svg:height="0.016cm" svg:x="2.402cm" svg:y="1.332cm" svg:viewBox="0 0 241 17" draw:points="120,17 0,17 0,0 241,0 241,17">
          <text:p/>
        </draw:polygon>
        <draw:polygon draw:style-name="gr2" draw:text-style-name="P2" draw:layer="layout" svg:width="0.24cm" svg:height="0.016cm" svg:x="2.669cm" svg:y="1.332cm" svg:viewBox="0 0 241 17" draw:points="120,17 0,17 0,0 241,0 241,17">
          <text:p/>
        </draw:polygon>
        <draw:polygon draw:style-name="gr2" draw:text-style-name="P2" draw:layer="layout" svg:width="0.24cm" svg:height="0.016cm" svg:x="2.937cm" svg:y="1.27cm" svg:viewBox="0 0 241 17" draw:points="120,17 0,17 0,0 241,0 241,17">
          <text:p/>
        </draw:polygon>
        <draw:polygon draw:style-name="gr2" draw:text-style-name="P2" draw:layer="layout" svg:width="0.24cm" svg:height="0.016cm" svg:x="2.937cm" svg:y="1.41cm" svg:viewBox="0 0 241 17" draw:points="120,17 0,17 0,0 241,0 241,17">
          <text:p/>
        </draw:polygon>
        <draw:polygon draw:style-name="gr2" draw:text-style-name="P2" draw:layer="layout" svg:width="0.24cm" svg:height="0.016cm" svg:x="2.55cm" svg:y="1.147cm" svg:viewBox="0 0 241 17" draw:points="120,17 0,17 0,0 241,0 241,17">
          <text:p/>
        </draw:polygon>
        <draw:polygon draw:style-name="gr2" draw:text-style-name="P2" draw:layer="layout" svg:width="0.24cm" svg:height="0.016cm" svg:x="1.259cm" svg:y="0.917cm" svg:viewBox="0 0 241 17" draw:points="120,17 0,17 0,0 241,0 241,17">
          <text:p/>
        </draw:polygon>
        <draw:polygon draw:style-name="gr2" draw:text-style-name="P2" draw:layer="layout" svg:width="0.24cm" svg:height="0.016cm" svg:x="1.259cm" svg:y="1.059cm" svg:viewBox="0 0 241 17" draw:points="120,17 0,17 0,0 241,0 241,17">
          <text:p/>
        </draw:polygon>
        <draw:polygon draw:style-name="gr2" draw:text-style-name="P2" draw:layer="layout" svg:width="0.35cm" svg:height="0.016cm" svg:x="3.377cm" svg:y="1.553cm" svg:viewBox="0 0 351 17" draw:points="176,17 0,17 0,0 351,0 351,17">
          <text:p/>
        </draw:polygon>
        <draw:polygon draw:style-name="gr2" draw:text-style-name="P2" draw:layer="layout" svg:width="0.24cm" svg:height="0.016cm" svg:x="3.791cm" svg:y="1.533cm" svg:viewBox="0 0 241 17" draw:points="120,17 0,17 0,0 241,0 241,17">
          <text:p/>
        </draw:polygon>
        <draw:polygon draw:style-name="gr2" draw:text-style-name="P2" draw:layer="layout" svg:width="0.24cm" svg:height="0.016cm" svg:x="3.791cm" svg:y="1.41cm" svg:viewBox="0 0 241 17" draw:points="120,17 0,17 0,0 241,0 241,17">
          <text:p/>
        </draw:polygon>
        <draw:polygon draw:style-name="gr2" draw:text-style-name="P2" draw:layer="layout" svg:width="0.089cm" svg:height="0.016cm" svg:x="2.402cm" svg:y="1.166cm" svg:viewBox="0 0 90 17" draw:points="45,17 0,17 0,0 90,0 90,17">
          <text:p/>
        </draw:polygon>
        <draw:polygon draw:style-name="gr2" draw:text-style-name="P2" draw:layer="layout" svg:width="0.089cm" svg:height="0.016cm" svg:x="2.909cm" svg:y="1.772cm" svg:viewBox="0 0 90 17" draw:points="45,17 0,17 0,0 90,0 90,17">
          <text:p/>
        </draw:polygon>
        <draw:polygon draw:style-name="gr2" draw:text-style-name="P2" draw:layer="layout" svg:width="0.089cm" svg:height="0.016cm" svg:x="3.088cm" svg:y="1.772cm" svg:viewBox="0 0 90 17" draw:points="45,17 0,17 0,0 90,0 90,17">
          <text:p/>
        </draw:polygon>
        <draw:polygon draw:style-name="gr2" draw:text-style-name="P2" draw:layer="layout" svg:width="0.089cm" svg:height="0.016cm" svg:x="1.499cm" svg:y="1.772cm" svg:viewBox="0 0 90 17" draw:points="45,17 0,17 0,0 90,0 90,17">
          <text:p/>
        </draw:polygon>
        <draw:polygon draw:style-name="gr2" draw:text-style-name="P2" draw:layer="layout" svg:width="0.089cm" svg:height="0.016cm" svg:x="0.579cm" svg:y="1.389cm" svg:viewBox="0 0 90 17" draw:points="45,17 0,17 0,0 90,0 90,17">
          <text:p/>
        </draw:polygon>
        <draw:polygon draw:style-name="gr2" draw:text-style-name="P2" draw:layer="layout" svg:width="0.24cm" svg:height="0.016cm" svg:x="1.943cm" svg:y="0.873cm" svg:viewBox="0 0 241 17" draw:points="120,17 0,17 0,0 241,0 241,17">
          <text:p/>
        </draw:polygon>
        <draw:polygon draw:style-name="gr2" draw:text-style-name="P2" draw:layer="layout" svg:width="0.24cm" svg:height="0.016cm" svg:x="1.658cm" svg:y="0.873cm" svg:viewBox="0 0 241 17" draw:points="120,17 0,17 0,0 241,0 241,17">
          <text:p/>
        </draw:polygon>
        <draw:polygon draw:style-name="gr2" draw:text-style-name="P2" draw:layer="layout" svg:width="0.24cm" svg:height="0.016cm" svg:x="2.62cm" svg:y="1.63cm" svg:viewBox="0 0 241 17" draw:points="120,17 0,17 0,0 241,0 241,17">
          <text:p/>
        </draw:polygon>
        <draw:polygon draw:style-name="gr2" draw:text-style-name="P2" draw:layer="layout" svg:width="0.24cm" svg:height="0.016cm" svg:x="2.62cm" svg:y="1.754cm" svg:viewBox="0 0 241 17" draw:points="120,17 0,17 0,0 241,0 241,17">
          <text:p/>
        </draw:polygon>
        <draw:polygon draw:style-name="gr2" draw:text-style-name="P2" draw:layer="layout" svg:width="0.24cm" svg:height="0.016cm" svg:x="1.204cm" svg:y="1.63cm" svg:viewBox="0 0 241 17" draw:points="120,17 0,17 0,0 241,0 241,17">
          <text:p/>
        </draw:polygon>
        <draw:polygon draw:style-name="gr2" draw:text-style-name="P2" draw:layer="layout" svg:width="0.24cm" svg:height="0.016cm" svg:x="1.204cm" svg:y="1.772cm" svg:viewBox="0 0 241 17" draw:points="120,17 0,17 0,0 241,0 241,17">
          <text:p/>
        </draw:polygon>
        <draw:polygon draw:style-name="gr2" draw:text-style-name="P2" draw:layer="layout" svg:width="0.123cm" svg:height="0.016cm" svg:x="2.431cm" svg:y="1.769cm" svg:viewBox="0 0 124 17" draw:points="62,17 0,17 0,0 124,0 124,17">
          <text:p/>
        </draw:polygon>
        <draw:polygon draw:style-name="gr2" draw:text-style-name="P2" draw:layer="layout" svg:width="0.358cm" svg:height="0.016cm" svg:x="1.802cm" svg:y="1.785cm" svg:viewBox="0 0 359 17" draw:points="180,17 0,17 0,0 359,0 359,17">
          <text:p/>
        </draw:polygon>
        <draw:path draw:style-name="gr2" draw:text-style-name="P2" draw:layer="layout" svg:width="0.984cm" svg:height="0.227cm" svg:x="3.227cm" svg:y="1.06cm" svg:viewBox="0 0 985 228" svg:d="M0 0c0 117 95 213 212 213h561c116 0 212-96 212-213v16c0 117-96 212-212 212h-561c-117 0-212-95-212-212z">
          <text:p/>
        </draw:path>
        <draw:path draw:style-name="gr2" draw:text-style-name="P2" draw:layer="layout" svg:width="0.892cm" svg:height="0.227cm" svg:x="3.273cm" svg:y="1.037cm" svg:viewBox="0 0 893 228" svg:d="M0 0c0 117 95 213 212 213h469c116 0 212-96 212-213v16c0 117-96 212-212 212h-469c-117 0-212-95-212-212z">
          <text:p/>
        </draw:path>
        <draw:path draw:style-name="gr3" draw:text-style-name="P3" draw:layer="layout" svg:width="0.145cm" svg:height="0.145cm" svg:x="5.082cm" svg:y="2.11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3" draw:text-style-name="P3" draw:layer="layout" svg:width="0.145cm" svg:height="0.145cm" svg:x="5.336cm" svg:y="2.112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3" draw:text-style-name="P3" draw:layer="layout" svg:width="0.145cm" svg:height="0.145cm" svg:x="5.59cm" svg:y="2.111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3" draw:text-style-name="P3" draw:layer="layout" svg:width="0.145cm" svg:height="0.145cm" svg:x="5.844cm" svg:y="2.112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1" draw:text-style-name="P1" draw:layer="layout" svg:width="1.311cm" svg:height="1.931cm" svg:x="4.729cm" svg:y="0cm" svg:viewBox="0 0 1312 1932" svg:d="M0 0v1932h1312v-1932zM93 1868c-25 0-46-21-46-46s21-45 46-45 45 20 45 45-20 46-45 46zM93 457c-25 0-46-20-46-45s21-46 46-46 45 21 45 46-20 45-45 45zM93 299c-25 0-46-20-46-45s21-46 46-46 45 21 45 46-20 45-45 45zM93 145c-25 0-46-21-46-46s21-45 46-45 45 20 45 45-20 46-45 46zM279 145c-25 0-46-21-46-46s21-45 46-45 45 20 45 45-20 46-45 46zM467 145c-25 0-46-21-46-46s21-45 46-45 45 20 45 45-20 46-45 46zM642 145c-25 0-46-21-46-46s21-45 46-45 45 20 45 45-20 46-45 46zM833 145c-26 0-46-21-46-46s20-45 46-45c25 0 45 20 45 45s-20 46-45 46zM1033 145c-26 0-46-21-46-46s20-45 46-45c25 0 45 20 45 45s-20 46-45 46zM1219 299c-25 0-46-20-46-45s21-46 46-46 45 21 45 46-20 45-45 45zM1219 145c-25 0-46-21-46-46s21-45 46-45 45 20 45 45-20 46-45 46z">
          <text:p/>
        </draw:path>
        <draw:polygon draw:style-name="gr7" draw:text-style-name="P7" draw:layer="layout" svg:width="0.326cm" svg:height="0.128cm" svg:x="5.117cm" svg:y="0.476cm" svg:viewBox="0 0 327 129" draw:points="164,129 0,129 0,0 327,0 327,129">
          <text:p/>
        </draw:polygon>
        <draw:polygon draw:style-name="gr7" draw:text-style-name="P7" draw:layer="layout" svg:width="0.123cm" svg:height="0.326cm" svg:x="5.117cm" svg:y="1.197cm" svg:viewBox="0 0 124 327" draw:points="62,327 0,327 0,0 124,0 124,327">
          <text:p/>
        </draw:polygon>
        <draw:polygon draw:style-name="gr7" draw:text-style-name="P7" draw:layer="layout" svg:width="0.123cm" svg:height="0.326cm" svg:x="4.873cm" svg:y="1.197cm" svg:viewBox="0 0 124 327" draw:points="62,327 0,327 0,0 124,0 124,327">
          <text:p/>
        </draw:polygon>
        <draw:polygon draw:style-name="gr11" draw:text-style-name="P11" draw:layer="layout" svg:width="0.286cm" svg:height="0.123cm" svg:x="5.411cm" svg:y="0.736cm" svg:viewBox="0 0 287 124" draw:points="143,124 0,124 0,0 287,0 287,124">
          <text:p/>
        </draw:polygon>
        <draw:polygon draw:style-name="gr11" draw:text-style-name="P11" draw:layer="layout" svg:width="0.123cm" svg:height="0.286cm" svg:x="5.342cm" svg:y="1.122cm" svg:viewBox="0 0 124 287" draw:points="62,287 0,287 0,0 124,0 124,287">
          <text:p/>
        </draw:polygon>
        <draw:polygon draw:style-name="gr11" draw:text-style-name="P11" draw:layer="layout" svg:width="0.286cm" svg:height="0.123cm" svg:x="5.657cm" svg:y="1.203cm" svg:viewBox="0 0 287 124" draw:points="143,124 0,124 0,0 287,0 287,124">
          <text:p/>
        </draw:polygon>
        <draw:polygon draw:style-name="gr9" draw:text-style-name="P9" draw:layer="layout" svg:width="0.178cm" svg:height="0.071cm" svg:x="5.734cm" svg:y="0.86cm" svg:viewBox="0 0 179 72" draw:points="90,72 0,72 0,0 179,0 179,72">
          <text:p/>
        </draw:polygon>
        <draw:polygon draw:style-name="gr8" draw:text-style-name="P8" draw:layer="layout" svg:width="0.178cm" svg:height="0.071cm" svg:x="4.848cm" svg:y="0.527cm" svg:viewBox="0 0 179 72" draw:points="90,72 0,72 0,0 179,0 179,72">
          <text:p/>
        </draw:polygon>
        <draw:polygon draw:style-name="gr8" draw:text-style-name="P8" draw:layer="layout" svg:width="0.178cm" svg:height="0.071cm" svg:x="5.536cm" svg:y="0.505cm" svg:viewBox="0 0 179 72" draw:points="90,72 0,72 0,0 179,0 179,72">
          <text:p/>
        </draw:polygon>
        <draw:polygon draw:style-name="gr8" draw:text-style-name="P8" draw:layer="layout" svg:width="0.178cm" svg:height="0.066cm" svg:x="5.734cm" svg:y="1.01cm" svg:viewBox="0 0 179 67" draw:points="90,67 0,67 0,0 179,0 179,67">
          <text:p/>
        </draw:polygon>
        <draw:polygon draw:style-name="gr8" draw:text-style-name="P8" draw:layer="layout" svg:width="0.178cm" svg:height="0.066cm" svg:x="5.445cm" svg:y="1.01cm" svg:viewBox="0 0 179 67" draw:points="90,67 0,67 0,0 179,0 179,67">
          <text:p/>
        </draw:polygon>
        <draw:polygon draw:style-name="gr8" draw:text-style-name="P8" draw:layer="layout" svg:width="0.178cm" svg:height="0.066cm" svg:x="5.305cm" svg:y="1.471cm" svg:viewBox="0 0 179 67" draw:points="90,67 0,67 0,0 179,0 179,67">
          <text:p/>
        </draw:polygon>
        <draw:polygon draw:style-name="gr8" draw:text-style-name="P8" draw:layer="layout" svg:width="0.178cm" svg:height="0.066cm" svg:x="5.757cm" svg:y="1.565cm" svg:viewBox="0 0 179 67" draw:points="90,67 0,67 0,0 179,0 179,67">
          <text:p/>
        </draw:polygon>
        <draw:polygon draw:style-name="gr8" draw:text-style-name="P8" draw:layer="layout" svg:width="0.178cm" svg:height="0.066cm" svg:x="5.305cm" svg:y="1.598cm" svg:viewBox="0 0 179 67" draw:points="90,67 0,67 0,0 179,0 179,67">
          <text:p/>
        </draw:polygon>
        <draw:polygon draw:style-name="gr9" draw:text-style-name="P9" draw:layer="layout" svg:width="0.178cm" svg:height="0.066cm" svg:x="5.152cm" svg:y="1.01cm" svg:viewBox="0 0 179 67" draw:points="90,67 0,67 0,0 179,0 179,67">
          <text:p/>
        </draw:polygon>
        <draw:polygon draw:style-name="gr9" draw:text-style-name="P9" draw:layer="layout" svg:width="0.178cm" svg:height="0.066cm" svg:x="5.152cm" svg:y="0.862cm" svg:viewBox="0 0 179 67" draw:points="90,67 0,67 0,0 179,0 179,67">
          <text:p/>
        </draw:polygon>
        <draw:polygon draw:style-name="gr8" draw:text-style-name="P8" draw:layer="layout" svg:width="0.066cm" svg:height="0.178cm" svg:x="4.957cm" svg:y="0.831cm" svg:viewBox="0 0 67 179" draw:points="34,179 0,179 0,0 67,0 67,179">
          <text:p/>
        </draw:polygon>
        <draw:polygon draw:style-name="gr8" draw:text-style-name="P8" draw:layer="layout" svg:width="0.066cm" svg:height="0.178cm" svg:x="5.846cm" svg:y="0.604cm" svg:viewBox="0 0 67 179" draw:points="34,179 0,179 0,0 67,0 67,179">
          <text:p/>
        </draw:polygon>
        <draw:polygon draw:style-name="gr8" draw:text-style-name="P8" draw:layer="layout" svg:width="0.066cm" svg:height="0.178cm" svg:x="5.592cm" svg:y="1.494cm" svg:viewBox="0 0 67 179" draw:points="34,179 0,179 0,0 67,0 67,179">
          <text:p/>
        </draw:polygon>
        <draw:polygon draw:style-name="gr9" draw:text-style-name="P9" draw:layer="layout" svg:width="0.178cm" svg:height="0.066cm" svg:x="4.987cm" svg:y="0.67cm" svg:viewBox="0 0 179 67" draw:points="90,67 0,67 0,0 179,0 179,67">
          <text:p/>
        </draw:polygon>
        <draw:polygon draw:style-name="gr8" draw:text-style-name="P8" draw:layer="layout" svg:width="0.178cm" svg:height="0.066cm" svg:x="4.848cm" svg:y="1.088cm" svg:viewBox="0 0 179 67" draw:points="90,67 0,67 0,0 179,0 179,67">
          <text:p/>
        </draw:polygon>
        <draw:path draw:style-name="gr15" draw:text-style-name="P15" draw:layer="layout" svg:width="0.223cm" svg:height="0.223cm" svg:x="4.889cm" svg:y="0.218cm" svg:viewBox="0 0 224 224" svg:d="M224 112c0 20-5 38-15 56-11 18-23 30-41 41-18 10-36 15-56 15-21 0-38-5-56-15-18-11-31-23-41-41s-15-36-15-56c0-21 5-38 15-56s23-31 41-41 35-15 56-15c20 0 38 5 56 15s30 23 41 41c10 18 15 35 15 56z">
          <text:p/>
        </draw:path>
        <draw:path draw:style-name="gr6" draw:text-style-name="P6" draw:layer="layout" svg:width="0.173cm" svg:height="0.173cm" svg:x="4.914cm" svg:y="0.243cm" svg:viewBox="0 0 174 174" svg:d="M174 87c0 16-3 30-11 44s-18 24-32 32-28 11-44 11-30-3-43-11c-14-8-24-18-32-32s-12-28-12-44 4-30 12-43c8-14 18-24 32-32 13-8 27-12 43-12s30 4 44 12 24 18 32 32c8 13 11 27 11 43z">
          <text:p/>
        </draw:path>
        <draw:path draw:style-name="gr15" draw:text-style-name="P15" draw:layer="layout" svg:width="0.223cm" svg:height="0.223cm" svg:x="5.148cm" svg:y="0.218cm" svg:viewBox="0 0 224 224" svg:d="M224 112c0 20-5 38-15 56-11 18-23 30-41 41-18 10-36 15-56 15-21 0-38-5-56-15-18-11-31-23-41-41s-15-36-15-56c0-21 5-38 15-56s23-31 41-41 35-15 56-15c20 0 38 5 56 15s30 23 41 41c10 18 15 35 15 56z">
          <text:p/>
        </draw:path>
        <draw:path draw:style-name="gr6" draw:text-style-name="P6" draw:layer="layout" svg:width="0.173cm" svg:height="0.173cm" svg:x="5.172cm" svg:y="0.243cm" svg:viewBox="0 0 174 174" svg:d="M174 87c0 16-3 30-11 44s-18 24-32 32-28 11-44 11-30-3-43-11c-14-8-24-18-32-32s-12-28-12-44 4-30 12-43c8-14 18-24 32-32 13-8 27-12 43-12s30 4 44 12 24 18 32 32c8 13 11 27 11 43z">
          <text:p/>
        </draw:path>
        <draw:path draw:style-name="gr6" draw:text-style-name="P6" draw:layer="layout" svg:width="0.173cm" svg:height="0.173cm" svg:x="5.172cm" svg:y="0.243cm" svg:viewBox="0 0 174 174" svg:d="M174 87c0 16-3 30-11 44s-18 24-32 32-28 11-44 11-30-3-43-11c-14-8-24-18-32-32s-12-28-12-44 4-30 12-43c8-14 18-24 32-32 13-8 27-12 43-12s30 4 44 12 24 18 32 32c8 13 11 27 11 43z">
          <text:p/>
        </draw:path>
        <draw:path draw:style-name="gr15" draw:text-style-name="P15" draw:layer="layout" svg:width="0.223cm" svg:height="0.223cm" svg:x="5.407cm" svg:y="0.218cm" svg:viewBox="0 0 224 224" svg:d="M224 112c0 20-5 38-15 56-11 18-23 30-41 41-18 10-36 15-56 15-21 0-38-5-56-15-18-11-31-23-41-41s-15-36-15-56c0-21 5-38 15-56s23-31 41-41 35-15 56-15c20 0 38 5 56 15s30 23 41 41c10 18 15 35 15 56z">
          <text:p/>
        </draw:path>
        <draw:path draw:style-name="gr6" draw:text-style-name="P6" draw:layer="layout" svg:width="0.173cm" svg:height="0.173cm" svg:x="5.431cm" svg:y="0.243cm" svg:viewBox="0 0 174 174" svg:d="M174 87c0 16-3 30-11 44s-18 24-32 32-28 11-44 11-30-3-43-11c-14-8-24-18-32-32s-12-28-12-44 4-30 12-43c8-14 18-24 32-32 13-8 27-12 43-12s30 4 44 12 24 18 32 32c8 13 11 27 11 43z">
          <text:p/>
        </draw:path>
        <draw:path draw:style-name="gr15" draw:text-style-name="P15" draw:layer="layout" svg:width="0.223cm" svg:height="0.223cm" svg:x="5.665cm" svg:y="0.218cm" svg:viewBox="0 0 224 224" svg:d="M224 112c0 20-5 38-15 56-11 18-23 30-41 41-18 10-36 15-56 15-21 0-38-5-56-15-18-11-31-23-41-41s-15-36-15-56c0-21 5-38 15-56s23-31 41-41 35-15 56-15c20 0 38 5 56 15s30 23 41 41c10 18 15 35 15 56z">
          <text:p/>
        </draw:path>
        <draw:path draw:style-name="gr6" draw:text-style-name="P6" draw:layer="layout" svg:width="0.173cm" svg:height="0.173cm" svg:x="5.69cm" svg:y="0.243cm" svg:viewBox="0 0 174 174" svg:d="M174 87c0 16-3 30-11 44s-18 24-32 32-28 11-44 11-30-3-43-11c-14-8-24-18-32-32s-12-28-12-44 4-30 12-43c8-14 18-24 32-32 13-8 27-12 43-12s30 4 44 12 24 18 32 32c8 13 11 27 11 43z">
          <text:p/>
        </draw:path>
        <draw:polygon draw:style-name="gr4" draw:text-style-name="P4" draw:layer="layout" svg:width="0.081cm" svg:height="0.486cm" svg:x="5.876cm" svg:y="1.771cm" svg:viewBox="0 0 82 487" draw:points="82,404 62,487 20,487 0,404 0,0 82,0">
          <text:p/>
        </draw:polygon>
        <draw:polygon draw:style-name="gr5" draw:text-style-name="P5" draw:layer="layout" svg:width="0.053cm" svg:height="0.023cm" svg:x="5.89cm" svg:y="2.233cm" svg:viewBox="0 0 54 24" draw:points="48,24 54,0 0,0 6,24">
          <text:p/>
        </draw:polygon>
        <draw:polygon draw:style-name="gr4" draw:text-style-name="P4" draw:layer="layout" svg:width="0.081cm" svg:height="0.486cm" svg:x="5.622cm" svg:y="1.771cm" svg:viewBox="0 0 82 487" draw:points="82,404 62,487 20,487 0,404 0,0 82,0">
          <text:p/>
        </draw:polygon>
        <draw:polygon draw:style-name="gr5" draw:text-style-name="P5" draw:layer="layout" svg:width="0.053cm" svg:height="0.023cm" svg:x="5.636cm" svg:y="2.233cm" svg:viewBox="0 0 54 24" draw:points="48,24 54,0 0,0 6,24">
          <text:p/>
        </draw:polygon>
        <draw:polygon draw:style-name="gr4" draw:text-style-name="P4" draw:layer="layout" svg:width="0.081cm" svg:height="0.486cm" svg:x="5.368cm" svg:y="1.771cm" svg:viewBox="0 0 82 487" draw:points="82,404 62,487 20,487 0,404 0,0 82,0">
          <text:p/>
        </draw:polygon>
        <draw:polygon draw:style-name="gr5" draw:text-style-name="P5" draw:layer="layout" svg:width="0.053cm" svg:height="0.023cm" svg:x="5.382cm" svg:y="2.233cm" svg:viewBox="0 0 54 24" draw:points="48,24 54,0 0,0 6,24">
          <text:p/>
        </draw:polygon>
        <draw:polygon draw:style-name="gr4" draw:text-style-name="P4" draw:layer="layout" svg:width="0.081cm" svg:height="0.486cm" svg:x="5.114cm" svg:y="1.771cm" svg:viewBox="0 0 82 487" draw:points="82,404 62,487 20,487 0,404 0,0 82,0">
          <text:p/>
        </draw:polygon>
        <draw:polygon draw:style-name="gr5" draw:text-style-name="P5" draw:layer="layout" svg:width="0.053cm" svg:height="0.023cm" svg:x="5.128cm" svg:y="2.233cm" svg:viewBox="0 0 54 24" draw:points="48,24 54,0 0,0 6,24">
          <text:p/>
        </draw:polygon>
        <draw:path draw:style-name="gr6" draw:text-style-name="P6" draw:layer="layout" svg:width="0.145cm" svg:height="0.145cm" svg:x="5.082cm" svg:y="1.698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6" draw:text-style-name="P6" draw:layer="layout" svg:width="0.145cm" svg:height="0.145cm" svg:x="5.336cm" svg:y="1.698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6" draw:text-style-name="P6" draw:layer="layout" svg:width="0.145cm" svg:height="0.145cm" svg:x="5.59cm" svg:y="1.698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6" draw:text-style-name="P6" draw:layer="layout" svg:width="0.145cm" svg:height="0.145cm" svg:x="5.844cm" svg:y="1.698cm" svg:viewBox="0 0 146 146" svg:d="M146 73c0 13-3 25-10 36-7 12-15 20-27 27-11 7-23 10-36 10-14 0-25-3-37-10-11-7-20-15-26-27-7-11-10-23-10-36 0-14 3-25 10-37 6-11 15-20 26-26 12-7 23-10 37-10 13 0 25 3 36 10 12 6 20 15 27 26 7 12 10 23 10 37z">
          <text:p/>
        </draw:path>
        <draw:path draw:style-name="gr16" draw:text-style-name="P16" draw:layer="layout" svg:width="8.5cm" svg:height="5.6cm" svg:x="0cm" svg:y="4.542cm" svg:viewBox="0 0 8501 5601" svg:d="M8201 0h-7901c-165 0-300 135-300 300v5001c0 165 135 300 300 300h7901c165 0 300-135 300-300v-5001c0-165-135-300-300-300zM350 5388c-76 0-137-61-137-137s61-138 137-138 138 62 138 138-62 137-138 137zM350 488c-76 0-137-62-137-138s61-137 137-137 138 61 138 137-62 138-138 138zM6151 5388c-76 0-138-61-138-137s62-138 138-138 137 62 137 138-61 137-137 137zM6151 488c-76 0-138-62-138-138s62-137 138-137 137 61 137 137-61 138-137 138z">
          <text:p/>
        </draw:path>
        <draw:polygon draw:style-name="gr11" draw:text-style-name="P11" draw:layer="layout" svg:width="1.362cm" svg:height="1.365cm" svg:x="2.495cm" svg:y="6.522cm" svg:viewBox="0 0 1363 1366" draw:points="0,141 111,0 1363,0 1363,1366 0,1366">
          <text:p/>
        </draw:polygon>
        <draw:polygon draw:style-name="gr11" draw:text-style-name="P11" draw:layer="layout" svg:width="0.94cm" svg:height="0.933cm" svg:x="5.216cm" svg:y="6.44cm" svg:viewBox="0 0 941 934" draw:points="471,934 0,934 0,0 941,0 941,934">
          <text:p/>
        </draw:polygon>
        <draw:polygon draw:style-name="gr6" draw:text-style-name="P6" draw:layer="layout" svg:width="0.033cm" svg:height="0.109cm" svg:x="3.65cm" svg:y="9.088cm" svg:viewBox="0 0 34 110" draw:points="17,110 0,110 0,0 34,0 34,110">
          <text:p/>
        </draw:polygon>
        <draw:polygon draw:style-name="gr6" draw:text-style-name="P6" draw:layer="layout" svg:width="0.033cm" svg:height="0.109cm" svg:x="3.607cm" svg:y="9.088cm" svg:viewBox="0 0 34 110" draw:points="17,110 0,110 0,0 34,0 34,110">
          <text:p/>
        </draw:polygon>
        <draw:polygon draw:style-name="gr6" draw:text-style-name="P6" draw:layer="layout" svg:width="0.033cm" svg:height="0.109cm" svg:x="3.565cm" svg:y="9.088cm" svg:viewBox="0 0 34 110" draw:points="17,110 0,110 0,0 34,0 34,110">
          <text:p/>
        </draw:polygon>
        <draw:polygon draw:style-name="gr6" draw:text-style-name="P6" draw:layer="layout" svg:width="0.033cm" svg:height="0.109cm" svg:x="3.522cm" svg:y="9.088cm" svg:viewBox="0 0 34 110" draw:points="17,110 0,110 0,0 34,0 34,110">
          <text:p/>
        </draw:polygon>
        <draw:polygon draw:style-name="gr6" draw:text-style-name="P6" draw:layer="layout" svg:width="0.033cm" svg:height="0.109cm" svg:x="3.48cm" svg:y="9.088cm" svg:viewBox="0 0 34 110" draw:points="17,110 0,110 0,0 34,0 34,110">
          <text:p/>
        </draw:polygon>
        <draw:polygon draw:style-name="gr6" draw:text-style-name="P6" draw:layer="layout" svg:width="0.033cm" svg:height="0.109cm" svg:x="3.438cm" svg:y="9.088cm" svg:viewBox="0 0 34 110" draw:points="17,110 0,110 0,0 34,0 34,110">
          <text:p/>
        </draw:polygon>
        <draw:polygon draw:style-name="gr6" draw:text-style-name="P6" draw:layer="layout" svg:width="0.033cm" svg:height="0.109cm" svg:x="3.395cm" svg:y="9.088cm" svg:viewBox="0 0 34 110" draw:points="17,110 0,110 0,0 34,0 34,110">
          <text:p/>
        </draw:polygon>
        <draw:polygon draw:style-name="gr6" draw:text-style-name="P6" draw:layer="layout" svg:width="0.033cm" svg:height="0.109cm" svg:x="3.353cm" svg:y="9.088cm" svg:viewBox="0 0 34 110" draw:points="17,110 0,110 0,0 34,0 34,110">
          <text:p/>
        </draw:polygon>
        <draw:polygon draw:style-name="gr6" draw:text-style-name="P6" draw:layer="layout" svg:width="0.033cm" svg:height="0.109cm" svg:x="3.311cm" svg:y="9.088cm" svg:viewBox="0 0 34 110" draw:points="17,110 0,110 0,0 34,0 34,110">
          <text:p/>
        </draw:polygon>
        <draw:polygon draw:style-name="gr6" draw:text-style-name="P6" draw:layer="layout" svg:width="0.033cm" svg:height="0.109cm" svg:x="3.268cm" svg:y="9.088cm" svg:viewBox="0 0 34 110" draw:points="17,110 0,110 0,0 34,0 34,110">
          <text:p/>
        </draw:polygon>
        <draw:polygon draw:style-name="gr6" draw:text-style-name="P6" draw:layer="layout" svg:width="0.033cm" svg:height="0.109cm" svg:x="3.226cm" svg:y="9.088cm" svg:viewBox="0 0 34 110" draw:points="17,110 0,110 0,0 34,0 34,110">
          <text:p/>
        </draw:polygon>
        <draw:polygon draw:style-name="gr6" draw:text-style-name="P6" draw:layer="layout" svg:width="0.033cm" svg:height="0.109cm" svg:x="3.183cm" svg:y="9.088cm" svg:viewBox="0 0 34 110" draw:points="17,110 0,110 0,0 34,0 34,110">
          <text:p/>
        </draw:polygon>
        <draw:polygon draw:style-name="gr6" draw:text-style-name="P6" draw:layer="layout" svg:width="0.033cm" svg:height="0.109cm" svg:x="3.141cm" svg:y="9.088cm" svg:viewBox="0 0 34 110" draw:points="17,110 0,110 0,0 34,0 34,110">
          <text:p/>
        </draw:polygon>
        <draw:polygon draw:style-name="gr6" draw:text-style-name="P6" draw:layer="layout" svg:width="0.033cm" svg:height="0.109cm" svg:x="3.099cm" svg:y="9.088cm" svg:viewBox="0 0 34 110" draw:points="17,110 0,110 0,0 34,0 34,110">
          <text:p/>
        </draw:polygon>
        <draw:polygon draw:style-name="gr6" draw:text-style-name="P6" draw:layer="layout" svg:width="0.033cm" svg:height="0.109cm" svg:x="3.056cm" svg:y="9.088cm" svg:viewBox="0 0 34 110" draw:points="17,110 0,110 0,0 34,0 34,110">
          <text:p/>
        </draw:polygon>
        <draw:polygon draw:style-name="gr6" draw:text-style-name="P6" draw:layer="layout" svg:width="0.033cm" svg:height="0.109cm" svg:x="3.014cm" svg:y="9.088cm" svg:viewBox="0 0 34 110" draw:points="17,110 0,110 0,0 34,0 34,110">
          <text:p/>
        </draw:polygon>
        <draw:polygon draw:style-name="gr6" draw:text-style-name="P6" draw:layer="layout" svg:width="0.033cm" svg:height="0.109cm" svg:x="2.971cm" svg:y="9.088cm" svg:viewBox="0 0 34 110" draw:points="17,110 0,110 0,0 34,0 34,110">
          <text:p/>
        </draw:polygon>
        <draw:polygon draw:style-name="gr6" draw:text-style-name="P6" draw:layer="layout" svg:width="0.033cm" svg:height="0.109cm" svg:x="2.929cm" svg:y="9.088cm" svg:viewBox="0 0 34 110" draw:points="17,110 0,110 0,0 34,0 34,110">
          <text:p/>
        </draw:polygon>
        <draw:polygon draw:style-name="gr6" draw:text-style-name="P6" draw:layer="layout" svg:width="0.033cm" svg:height="0.109cm" svg:x="2.887cm" svg:y="9.088cm" svg:viewBox="0 0 34 110" draw:points="17,110 0,110 0,0 34,0 34,110">
          <text:p/>
        </draw:polygon>
        <draw:polygon draw:style-name="gr6" draw:text-style-name="P6" draw:layer="layout" svg:width="0.033cm" svg:height="0.109cm" svg:x="2.844cm" svg:y="9.088cm" svg:viewBox="0 0 34 110" draw:points="17,110 0,110 0,0 34,0 34,110">
          <text:p/>
        </draw:polygon>
        <draw:polygon draw:style-name="gr6" draw:text-style-name="P6" draw:layer="layout" svg:width="0.033cm" svg:height="0.109cm" svg:x="2.802cm" svg:y="9.088cm" svg:viewBox="0 0 34 110" draw:points="17,110 0,110 0,0 34,0 34,110">
          <text:p/>
        </draw:polygon>
        <draw:polygon draw:style-name="gr6" draw:text-style-name="P6" draw:layer="layout" svg:width="0.033cm" svg:height="0.109cm" svg:x="2.76cm" svg:y="9.088cm" svg:viewBox="0 0 34 110" draw:points="17,110 0,110 0,0 34,0 34,110">
          <text:p/>
        </draw:polygon>
        <draw:polygon draw:style-name="gr6" draw:text-style-name="P6" draw:layer="layout" svg:width="0.033cm" svg:height="0.109cm" svg:x="2.717cm" svg:y="9.088cm" svg:viewBox="0 0 34 110" draw:points="17,110 0,110 0,0 34,0 34,110">
          <text:p/>
        </draw:polygon>
        <draw:polygon draw:style-name="gr17" draw:text-style-name="P14" draw:layer="layout" svg:width="0.033cm" svg:height="0.01cm" svg:x="3.65cm" svg:y="9.088cm" svg:viewBox="0 0 34 11" draw:points="17,11 0,11 0,0 34,0 34,11">
          <text:p/>
        </draw:polygon>
        <draw:polygon draw:style-name="gr17" draw:text-style-name="P14" draw:layer="layout" svg:width="0.033cm" svg:height="0.01cm" svg:x="3.607cm" svg:y="9.088cm" svg:viewBox="0 0 34 11" draw:points="17,11 0,11 0,0 34,0 34,11">
          <text:p/>
        </draw:polygon>
        <draw:polygon draw:style-name="gr17" draw:text-style-name="P14" draw:layer="layout" svg:width="0.033cm" svg:height="0.01cm" svg:x="3.565cm" svg:y="9.088cm" svg:viewBox="0 0 34 11" draw:points="17,11 0,11 0,0 34,0 34,11">
          <text:p/>
        </draw:polygon>
        <draw:polygon draw:style-name="gr17" draw:text-style-name="P14" draw:layer="layout" svg:width="0.033cm" svg:height="0.01cm" svg:x="3.522cm" svg:y="9.088cm" svg:viewBox="0 0 34 11" draw:points="17,11 0,11 0,0 34,0 34,11">
          <text:p/>
        </draw:polygon>
        <draw:polygon draw:style-name="gr17" draw:text-style-name="P14" draw:layer="layout" svg:width="0.033cm" svg:height="0.01cm" svg:x="3.48cm" svg:y="9.088cm" svg:viewBox="0 0 34 11" draw:points="17,11 0,11 0,0 34,0 34,11">
          <text:p/>
        </draw:polygon>
        <draw:polygon draw:style-name="gr17" draw:text-style-name="P14" draw:layer="layout" svg:width="0.033cm" svg:height="0.01cm" svg:x="3.438cm" svg:y="9.088cm" svg:viewBox="0 0 34 11" draw:points="17,11 0,11 0,0 34,0 34,11">
          <text:p/>
        </draw:polygon>
        <draw:polygon draw:style-name="gr17" draw:text-style-name="P14" draw:layer="layout" svg:width="0.033cm" svg:height="0.01cm" svg:x="3.395cm" svg:y="9.088cm" svg:viewBox="0 0 34 11" draw:points="17,11 0,11 0,0 34,0 34,11">
          <text:p/>
        </draw:polygon>
        <draw:polygon draw:style-name="gr17" draw:text-style-name="P14" draw:layer="layout" svg:width="0.033cm" svg:height="0.01cm" svg:x="3.353cm" svg:y="9.088cm" svg:viewBox="0 0 34 11" draw:points="17,11 0,11 0,0 34,0 34,11">
          <text:p/>
        </draw:polygon>
        <draw:polygon draw:style-name="gr17" draw:text-style-name="P14" draw:layer="layout" svg:width="0.033cm" svg:height="0.01cm" svg:x="3.311cm" svg:y="9.088cm" svg:viewBox="0 0 34 11" draw:points="17,11 0,11 0,0 34,0 34,11">
          <text:p/>
        </draw:polygon>
        <draw:polygon draw:style-name="gr17" draw:text-style-name="P14" draw:layer="layout" svg:width="0.033cm" svg:height="0.01cm" svg:x="3.268cm" svg:y="9.088cm" svg:viewBox="0 0 34 11" draw:points="17,11 0,11 0,0 34,0 34,11">
          <text:p/>
        </draw:polygon>
        <draw:polygon draw:style-name="gr17" draw:text-style-name="P14" draw:layer="layout" svg:width="0.033cm" svg:height="0.01cm" svg:x="3.226cm" svg:y="9.088cm" svg:viewBox="0 0 34 11" draw:points="17,11 0,11 0,0 34,0 34,11">
          <text:p/>
        </draw:polygon>
        <draw:polygon draw:style-name="gr17" draw:text-style-name="P14" draw:layer="layout" svg:width="0.033cm" svg:height="0.01cm" svg:x="3.183cm" svg:y="9.088cm" svg:viewBox="0 0 34 11" draw:points="17,11 0,11 0,0 34,0 34,11">
          <text:p/>
        </draw:polygon>
        <draw:polygon draw:style-name="gr17" draw:text-style-name="P14" draw:layer="layout" svg:width="0.033cm" svg:height="0.01cm" svg:x="3.141cm" svg:y="9.088cm" svg:viewBox="0 0 34 11" draw:points="17,11 0,11 0,0 34,0 34,11">
          <text:p/>
        </draw:polygon>
        <draw:polygon draw:style-name="gr17" draw:text-style-name="P14" draw:layer="layout" svg:width="0.033cm" svg:height="0.01cm" svg:x="3.099cm" svg:y="9.088cm" svg:viewBox="0 0 34 11" draw:points="17,11 0,11 0,0 34,0 34,11">
          <text:p/>
        </draw:polygon>
        <draw:polygon draw:style-name="gr17" draw:text-style-name="P14" draw:layer="layout" svg:width="0.033cm" svg:height="0.01cm" svg:x="3.056cm" svg:y="9.088cm" svg:viewBox="0 0 34 11" draw:points="17,11 0,11 0,0 34,0 34,11">
          <text:p/>
        </draw:polygon>
        <draw:polygon draw:style-name="gr17" draw:text-style-name="P14" draw:layer="layout" svg:width="0.033cm" svg:height="0.01cm" svg:x="3.014cm" svg:y="9.088cm" svg:viewBox="0 0 34 11" draw:points="17,11 0,11 0,0 34,0 34,11">
          <text:p/>
        </draw:polygon>
        <draw:polygon draw:style-name="gr17" draw:text-style-name="P14" draw:layer="layout" svg:width="0.033cm" svg:height="0.01cm" svg:x="2.971cm" svg:y="9.088cm" svg:viewBox="0 0 34 11" draw:points="17,11 0,11 0,0 34,0 34,11">
          <text:p/>
        </draw:polygon>
        <draw:polygon draw:style-name="gr17" draw:text-style-name="P14" draw:layer="layout" svg:width="0.033cm" svg:height="0.01cm" svg:x="2.929cm" svg:y="9.088cm" svg:viewBox="0 0 34 11" draw:points="17,11 0,11 0,0 34,0 34,11">
          <text:p/>
        </draw:polygon>
        <draw:polygon draw:style-name="gr17" draw:text-style-name="P14" draw:layer="layout" svg:width="0.033cm" svg:height="0.01cm" svg:x="2.887cm" svg:y="9.088cm" svg:viewBox="0 0 34 11" draw:points="17,11 0,11 0,0 34,0 34,11">
          <text:p/>
        </draw:polygon>
        <draw:polygon draw:style-name="gr17" draw:text-style-name="P14" draw:layer="layout" svg:width="0.033cm" svg:height="0.01cm" svg:x="2.844cm" svg:y="9.088cm" svg:viewBox="0 0 34 11" draw:points="17,11 0,11 0,0 34,0 34,11">
          <text:p/>
        </draw:polygon>
        <draw:polygon draw:style-name="gr17" draw:text-style-name="P14" draw:layer="layout" svg:width="0.033cm" svg:height="0.01cm" svg:x="2.802cm" svg:y="9.088cm" svg:viewBox="0 0 34 11" draw:points="17,11 0,11 0,0 34,0 34,11">
          <text:p/>
        </draw:polygon>
        <draw:polygon draw:style-name="gr17" draw:text-style-name="P14" draw:layer="layout" svg:width="0.033cm" svg:height="0.01cm" svg:x="2.76cm" svg:y="9.088cm" svg:viewBox="0 0 34 11" draw:points="17,11 0,11 0,0 34,0 34,11">
          <text:p/>
        </draw:polygon>
        <draw:polygon draw:style-name="gr17" draw:text-style-name="P14" draw:layer="layout" svg:width="0.033cm" svg:height="0.01cm" svg:x="2.717cm" svg:y="9.088cm" svg:viewBox="0 0 34 11" draw:points="17,11 0,11 0,0 34,0 34,11">
          <text:p/>
        </draw:polygon>
        <draw:path draw:style-name="gr6" draw:text-style-name="P6" draw:layer="layout" svg:width="1.611cm" svg:height="1.161cm" svg:x="2.394cm" svg:y="9.171cm" svg:viewBox="0 0 1612 1162" svg:d="M59 1162c-33 0-59-26-59-58v-1045c0-33 26-59 59-59h1495c32 0 58 26 58 59v1045c0 32-26 58-58 58z">
          <text:p/>
        </draw:path>
        <draw:path draw:style-name="gr17" draw:text-style-name="P14" draw:layer="layout" svg:width="1.611cm" svg:height="0.073cm" svg:x="2.394cm" svg:y="9.171cm" svg:viewBox="0 0 1612 74" svg:d="M1612 74c0-33-26-59-58-59h-1495c-33 0-59 26-59 59v-15c0-32 26-59 59-59h1495c32 0 58 27 58 59z">
          <text:p/>
        </draw:path>
        <draw:polygon draw:style-name="gr18" draw:text-style-name="P17" draw:layer="layout" svg:width="1.611cm" svg:height="0.798cm" svg:x="2.394cm" svg:y="9.535cm" svg:viewBox="0 0 1612 799" draw:points="806,799 0,799 0,0 1612,0 1612,799">
          <text:p/>
        </draw:polygon>
        <draw:path draw:style-name="gr12" draw:text-style-name="P12" draw:layer="layout" svg:width="1.612cm" svg:height="1.171cm" svg:x="2.394cm" svg:y="9.169cm" svg:viewBox="0 0 1613 1172" svg:d="M1353 0h-1092v199h-261v933 40h69 1475 69v-40-933h-261zM559 1074h-20c-11 0-22-7-23-16l-63-510c-1-9-11-17-23-17h-49c-12 0-23 8-24 17l-62 510c-2 9-11 16-24 16h-19c-12 0-21-7-19-16l83-607c1-9 11-16 23-16h132c12 0 23 8 24 16l83 607c1 9-8 16-19 16zM646 338h22c13 0 25 9 26 20l70 641c1 12 13 21 27 21h55c12 0 25-10 26-21l70-641c2-11 13-20 27-20h21c13 0 23 9 22 20l-89 706c-2 11-13 21-26 21h-148c-13 0-26-10-27-21l-98-706c-1-11 9-20 22-20zM1361 1074h-19c-12 0-23-7-24-16l-63-510c-1-9-11-17-23-17h-49c-12 0-23 8-24 17l-62 510c-2 9-11 16-24 16h-19c-12 0-21-7-19-16l83-607c1-9 11-16 23-16h132c12 0 23 8 24 16l83 607c2 9-7 16-19 16z">
          <text:p/>
        </draw:path>
        <draw:polygon draw:style-name="gr19" draw:text-style-name="P18" draw:layer="layout" svg:width="0.11cm" svg:height="0.048cm" svg:x="3.545cm" svg:y="9.699cm" svg:viewBox="0 0 111 49" draw:points="0,49 6,0 106,0 111,49">
          <text:p/>
        </draw:polygon>
        <draw:polygon draw:style-name="gr20" draw:text-style-name="P19" draw:layer="layout" svg:width="0.116cm" svg:height="0.02cm" svg:x="3.543cm" svg:y="9.747cm" svg:viewBox="0 0 117 21" draw:points="3,0 0,21 117,21 114,0">
          <text:p/>
        </draw:polygon>
        <draw:polygon draw:style-name="gr19" draw:text-style-name="P18" draw:layer="layout" svg:width="0.11cm" svg:height="0.048cm" svg:x="2.743cm" svg:y="9.699cm" svg:viewBox="0 0 111 49" draw:points="0,49 6,0 106,0 111,49">
          <text:p/>
        </draw:polygon>
        <draw:polygon draw:style-name="gr20" draw:text-style-name="P19" draw:layer="layout" svg:width="0.116cm" svg:height="0.02cm" svg:x="2.74cm" svg:y="9.747cm" svg:viewBox="0 0 117 21" draw:points="3,0 0,21 117,21 114,0">
          <text:p/>
        </draw:polygon>
        <draw:polygon draw:style-name="gr19" draw:text-style-name="P18" draw:layer="layout" svg:width="0.116cm" svg:height="0.052cm" svg:x="3.154cm" svg:y="10.136cm" svg:viewBox="0 0 117 53" draw:points="117,0 110,53 5,53 0,0">
          <text:p/>
        </draw:polygon>
        <draw:polygon draw:style-name="gr20" draw:text-style-name="P19" draw:layer="layout" svg:width="0.122cm" svg:height="0.022cm" svg:x="3.151cm" svg:y="10.115cm" svg:viewBox="0 0 123 23" draw:points="120,23 123,0 0,0 3,23">
          <text:p/>
        </draw:polygon>
        <draw:polygon draw:style-name="gr21" draw:text-style-name="P20" draw:layer="layout" svg:width="0.107cm" svg:height="0.029cm" svg:x="2.394cm" svg:y="9.452cm" svg:viewBox="0 0 108 30" draw:points="54,30 0,30 0,0 108,0 108,30">
          <text:p/>
        </draw:polygon>
        <draw:polygon draw:style-name="gr21" draw:text-style-name="P20" draw:layer="layout" svg:width="0.107cm" svg:height="0.029cm" svg:x="2.394cm" svg:y="9.535cm" svg:viewBox="0 0 108 30" draw:points="54,30 0,30 0,0 108,0 108,30">
          <text:p/>
        </draw:polygon>
        <draw:polygon draw:style-name="gr21" draw:text-style-name="P20" draw:layer="layout" svg:width="0.107cm" svg:height="0.029cm" svg:x="3.899cm" svg:y="9.452cm" svg:viewBox="0 0 108 30" draw:points="54,30 0,30 0,0 108,0 108,30">
          <text:p/>
        </draw:polygon>
        <draw:polygon draw:style-name="gr21" draw:text-style-name="P20" draw:layer="layout" svg:width="0.107cm" svg:height="0.029cm" svg:x="3.899cm" svg:y="9.535cm" svg:viewBox="0 0 108 30" draw:points="54,30 0,30 0,0 108,0 108,30">
          <text:p/>
        </draw:polygon>
        <draw:path draw:style-name="gr21" draw:text-style-name="P20" draw:layer="layout" svg:width="0.854cm" svg:height="0.192cm" svg:x="2.773cm" svg:y="9.171cm" svg:viewBox="0 0 855 193" svg:d="M29 0c-16 0-29 0-29 0 0 0 0 12 0 27s0 41 0 57v79c0 16 12 30 27 30s27-14 27-30v-79c0-16 14-29 30-29h687c17 0 30 13 30 29v79c0 16 12 30 27 30s27-14 27-30v-79c0-16 0-42 0-57s0-27 0-27c0 0-13 0-29 0z">
          <text:p/>
        </draw:path>
        <draw:polygon draw:style-name="gr22" draw:text-style-name="P21" draw:layer="layout" svg:width="0.069cm" svg:height="0.972cm" svg:x="2.393cm" svg:y="9.368cm" svg:viewBox="0 0 70 973" draw:points="35,973 0,973 0,0 70,0 70,973">
          <text:p/>
        </draw:polygon>
        <draw:polygon draw:style-name="gr17" draw:text-style-name="P14" draw:layer="layout" svg:width="0.049cm" svg:height="0.972cm" svg:x="2.413cm" svg:y="9.368cm" svg:viewBox="0 0 50 973" draw:points="25,973 0,973 0,0 50,0 50,973">
          <text:p/>
        </draw:polygon>
        <draw:polygon draw:style-name="gr23" draw:text-style-name="P2" draw:layer="layout" svg:width="0.049cm" svg:height="0.972cm" svg:x="3.937cm" svg:y="9.368cm" svg:viewBox="0 0 50 973" draw:points="25,973 0,973 0,0 50,0 50,973">
          <text:p/>
        </draw:polygon>
        <draw:line draw:style-name="gr3" draw:text-style-name="P3" draw:layer="layout" svg:x1="2.462cm" svg:y1="10.316cm" svg:x2="3.937cm" svg:y2="10.316cm">
          <text:p/>
        </draw:line>
        <draw:polygon draw:style-name="gr20" draw:text-style-name="P19" draw:layer="layout" svg:width="0.029cm" svg:height="0.036cm" svg:x="0.94cm" svg:y="9.713cm" svg:viewBox="0 0 30 37" draw:points="15,37 0,37 0,0 30,0 30,37">
          <text:p/>
        </draw:polygon>
        <draw:polygon draw:style-name="gr24" draw:text-style-name="P22" draw:layer="layout" svg:width="0.002cm" svg:height="0.032cm" svg:x="0.94cm" svg:y="9.712cm" svg:viewBox="0 0 3 33" draw:points="2,33 0,33 0,0 3,0 3,33">
          <text:p/>
        </draw:polygon>
        <draw:polygon draw:style-name="gr20" draw:text-style-name="P19" draw:layer="layout" svg:width="0.029cm" svg:height="0.036cm" svg:x="0.994cm" svg:y="9.713cm" svg:viewBox="0 0 30 37" draw:points="15,37 0,37 0,0 30,0 30,37">
          <text:p/>
        </draw:polygon>
        <draw:polygon draw:style-name="gr24" draw:text-style-name="P22" draw:layer="layout" svg:width="0.002cm" svg:height="0.032cm" svg:x="0.994cm" svg:y="9.712cm" svg:viewBox="0 0 3 33" draw:points="2,33 0,33 0,0 3,0 3,33">
          <text:p/>
        </draw:polygon>
        <draw:polygon draw:style-name="gr20" draw:text-style-name="P19" draw:layer="layout" svg:width="0.029cm" svg:height="0.036cm" svg:x="1.047cm" svg:y="9.713cm" svg:viewBox="0 0 30 37" draw:points="15,37 0,37 0,0 30,0 30,37">
          <text:p/>
        </draw:polygon>
        <draw:polygon draw:style-name="gr24" draw:text-style-name="P22" draw:layer="layout" svg:width="0.002cm" svg:height="0.032cm" svg:x="1.047cm" svg:y="9.712cm" svg:viewBox="0 0 3 33" draw:points="2,33 0,33 0,0 3,0 3,33">
          <text:p/>
        </draw:polygon>
        <draw:polygon draw:style-name="gr20" draw:text-style-name="P19" draw:layer="layout" svg:width="0.029cm" svg:height="0.036cm" svg:x="1.101cm" svg:y="9.713cm" svg:viewBox="0 0 30 37" draw:points="15,37 0,37 0,0 30,0 30,37">
          <text:p/>
        </draw:polygon>
        <draw:polygon draw:style-name="gr24" draw:text-style-name="P22" draw:layer="layout" svg:width="0.002cm" svg:height="0.032cm" svg:x="1.101cm" svg:y="9.712cm" svg:viewBox="0 0 3 33" draw:points="2,33 0,33 0,0 3,0 3,33">
          <text:p/>
        </draw:polygon>
        <draw:polygon draw:style-name="gr20" draw:text-style-name="P19" draw:layer="layout" svg:width="0.029cm" svg:height="0.036cm" svg:x="1.155cm" svg:y="9.713cm" svg:viewBox="0 0 30 37" draw:points="15,37 0,37 0,0 30,0 30,37">
          <text:p/>
        </draw:polygon>
        <draw:polygon draw:style-name="gr24" draw:text-style-name="P22" draw:layer="layout" svg:width="0.002cm" svg:height="0.032cm" svg:x="1.155cm" svg:y="9.712cm" svg:viewBox="0 0 3 33" draw:points="2,33 0,33 0,0 3,0 3,33">
          <text:p/>
        </draw:polygon>
        <draw:polygon draw:style-name="gr12" draw:text-style-name="P12" draw:layer="layout" svg:width="0.552cm" svg:height="0.498cm" svg:x="0.787cm" svg:y="9.74cm" svg:viewBox="0 0 553 499" draw:points="553,499 0,499 0,0 553,0">
          <text:p/>
        </draw:polygon>
        <draw:polygon draw:style-name="gr20" draw:text-style-name="P19" draw:layer="layout" svg:width="0.029cm" svg:height="0.089cm" svg:x="1.344cm" svg:y="9.934cm" svg:viewBox="0 0 30 90" draw:points="15,90 0,90 0,0 30,0 30,90">
          <text:p/>
        </draw:polygon>
        <draw:polygon draw:style-name="gr20" draw:text-style-name="P19" draw:layer="layout" svg:width="0.029cm" svg:height="0.089cm" svg:x="0.75cm" svg:y="9.934cm" svg:viewBox="0 0 30 90" draw:points="15,90 0,90 0,0 30,0 30,90">
          <text:p/>
        </draw:polygon>
        <draw:polygon draw:style-name="gr6" draw:text-style-name="P6" draw:layer="layout" svg:width="0.552cm" svg:height="0.004cm" svg:x="0.787cm" svg:y="9.74cm" svg:viewBox="0 0 553 5" draw:points="276,5 0,5 0,0 553,0 553,5">
          <text:p/>
        </draw:polygon>
        <draw:polygon draw:style-name="gr18" draw:text-style-name="P17" draw:layer="layout" svg:width="0.301cm" svg:height="0.457cm" svg:x="0.911cm" svg:y="9.74cm" svg:viewBox="0 0 302 458" draw:points="151,458 0,458 0,0 302,0 302,458">
          <text:p/>
        </draw:polygon>
        <draw:polygon draw:style-name="gr12" draw:text-style-name="P12" draw:layer="layout" svg:width="0.029cm" svg:height="0.046cm" svg:x="0.75cm" svg:y="10.228cm" svg:viewBox="0 0 30 47" draw:points="30,0 30,14 11,47 0,47">
          <text:p/>
        </draw:polygon>
        <draw:polygon draw:style-name="gr6" draw:text-style-name="P6" draw:layer="layout" svg:width="0.019cm" svg:height="0.032cm" svg:x="0.761cm" svg:y="10.242cm" svg:viewBox="0 0 20 33" draw:points="20,0 20,0 20,16 0,33">
          <text:p/>
        </draw:polygon>
        <draw:polygon draw:style-name="gr12" draw:text-style-name="P12" draw:layer="layout" svg:width="0.029cm" svg:height="0.046cm" svg:x="1.344cm" svg:y="10.228cm" svg:viewBox="0 0 30 47" draw:points="30,47 19,47 0,14 0,0">
          <text:p/>
        </draw:polygon>
        <draw:polygon draw:style-name="gr6" draw:text-style-name="P6" draw:layer="layout" svg:width="0.019cm" svg:height="0.032cm" svg:x="1.344cm" svg:y="10.242cm" svg:viewBox="0 0 20 33" draw:points="20,33 0,16 0,0 0,0">
          <text:p/>
        </draw:polygon>
        <draw:polygon draw:style-name="gr10" draw:text-style-name="P10" draw:layer="layout" svg:width="0.014cm" svg:height="0.019cm" svg:x="1.177cm" svg:y="10.209cm" svg:viewBox="0 0 15 20" draw:points="8,20 0,20 0,0 15,0 15,20">
          <text:p/>
        </draw:polygon>
        <draw:polygon draw:style-name="gr10" draw:text-style-name="P10" draw:layer="layout" svg:width="0.014cm" svg:height="0.019cm" svg:x="1.116cm" svg:y="10.209cm" svg:viewBox="0 0 15 20" draw:points="8,20 0,20 0,0 15,0 15,20">
          <text:p/>
        </draw:polygon>
        <draw:polygon draw:style-name="gr10" draw:text-style-name="P10" draw:layer="layout" svg:width="0.014cm" svg:height="0.019cm" svg:x="1.055cm" svg:y="10.209cm" svg:viewBox="0 0 15 20" draw:points="7,20 0,20 0,0 15,0 15,20">
          <text:p/>
        </draw:polygon>
        <draw:polygon draw:style-name="gr10" draw:text-style-name="P10" draw:layer="layout" svg:width="0.014cm" svg:height="0.019cm" svg:x="0.994cm" svg:y="10.209cm" svg:viewBox="0 0 15 20" draw:points="7,20 0,20 0,0 15,0 15,20">
          <text:p/>
        </draw:polygon>
        <draw:polygon draw:style-name="gr10" draw:text-style-name="P10" draw:layer="layout" svg:width="0.014cm" svg:height="0.019cm" svg:x="0.933cm" svg:y="10.209cm" svg:viewBox="0 0 15 20" draw:points="7,20 0,20 0,0 15,0 15,20">
          <text:p/>
        </draw:polygon>
        <draw:polygon draw:style-name="gr21" draw:text-style-name="P20" draw:layer="layout" svg:width="0.003cm" svg:height="0.019cm" svg:x="0.933cm" svg:y="10.209cm" svg:viewBox="0 0 4 20" draw:points="2,20 0,20 0,0 4,0 4,20">
          <text:p/>
        </draw:polygon>
        <draw:polygon draw:style-name="gr21" draw:text-style-name="P20" draw:layer="layout" svg:width="0.003cm" svg:height="0.019cm" svg:x="0.994cm" svg:y="10.209cm" svg:viewBox="0 0 4 20" draw:points="2,20 0,20 0,0 4,0 4,20">
          <text:p/>
        </draw:polygon>
        <draw:polygon draw:style-name="gr21" draw:text-style-name="P20" draw:layer="layout" svg:width="0.003cm" svg:height="0.019cm" svg:x="1.055cm" svg:y="10.209cm" svg:viewBox="0 0 4 20" draw:points="2,20 0,20 0,0 4,0 4,20">
          <text:p/>
        </draw:polygon>
        <draw:polygon draw:style-name="gr21" draw:text-style-name="P20" draw:layer="layout" svg:width="0.003cm" svg:height="0.019cm" svg:x="1.116cm" svg:y="10.209cm" svg:viewBox="0 0 4 20" draw:points="2,20 0,20 0,0 4,0 4,20">
          <text:p/>
        </draw:polygon>
        <draw:polygon draw:style-name="gr21" draw:text-style-name="P20" draw:layer="layout" svg:width="0.003cm" svg:height="0.019cm" svg:x="1.177cm" svg:y="10.209cm" svg:viewBox="0 0 4 20" draw:points="2,20 0,20 0,0 4,0 4,20">
          <text:p/>
        </draw:polygon>
        <draw:path draw:style-name="gr9" draw:text-style-name="P9" draw:layer="layout" svg:width="0.301cm" svg:height="0.04cm" svg:x="0.911cm" svg:y="10.193cm" svg:viewBox="0 0 302 41" svg:d="M7 41h15v-12h14v12h47v-12h14v12h47v-12h14v12h47v-12h15v12h47v-12h14v12h9 8c2 0 4-2 4-5v-32c0-2-1-4-4-4h-294c-2 0-4 2-4 4v32c0 3 2 5 4 5z">
          <text:p/>
        </draw:path>
        <draw:path draw:style-name="gr6" draw:text-style-name="P6" draw:layer="layout" svg:width="0.081cm" svg:height="0.017cm" svg:x="0.78cm" svg:y="9.74cm" svg:viewBox="0 0 82 18" svg:d="M0 18l7-18h75c0 0-68 4-71 9-2 5 3 9 3 9z">
          <text:p/>
        </draw:path>
        <draw:path draw:style-name="gr6" draw:text-style-name="P6" draw:layer="layout" svg:width="0.081cm" svg:height="0.017cm" svg:x="1.263cm" svg:y="9.74cm" svg:viewBox="0 0 82 18" svg:d="M82 18l-7-18h-75c0 0 68 4 71 9 2 5-4 8-4 8z">
          <text:p/>
        </draw:path>
        <draw:path draw:style-name="gr13" draw:text-style-name="P13" draw:layer="layout" svg:width="0.564cm" svg:height="0.498cm" svg:x="0.78cm" svg:y="9.74cm" svg:viewBox="0 0 565 499" svg:d="M466 0v48h-47v-48h-14v17h-245v-17h-15v48h-48v-48h-97v499h565v-499zM144 407v24h-46v-26c-13-8-21-23-21-39 0-17 7-32 21-40v-131h46v131c15 8 25 23 25 40 0 18-10 33-25 41zM464 407v24h-47v-26c-12-8-21-23-21-39 0-17 7-32 21-40v-131h47v131c14 8 24 23 24 40 0 18-10 33-24 41z">
          <text:p/>
        </draw:path>
        <draw:polygon draw:style-name="gr10" draw:text-style-name="P10" draw:layer="layout" svg:width="0.045cm" svg:height="0.481cm" svg:x="0.78cm" svg:y="9.757cm" svg:viewBox="0 0 46 482" draw:points="12,482 0,482 0,0 46,0">
          <text:p/>
        </draw:polygon>
        <draw:polygon draw:style-name="gr24" draw:text-style-name="P22" draw:layer="layout" svg:width="0.033cm" svg:height="0.481cm" svg:x="1.311cm" svg:y="9.757cm" svg:viewBox="0 0 34 482" draw:points="34,482 17,160 0,0 34,0">
          <text:p/>
        </draw:polygon>
        <draw:polygon draw:style-name="gr6" draw:text-style-name="P6" draw:layer="layout" svg:width="0.047cm" svg:height="0.004cm" svg:x="0.878cm" svg:y="9.935cm" svg:viewBox="0 0 48 5" draw:points="24,5 0,5 0,0 48,0 48,5">
          <text:p/>
        </draw:polygon>
        <draw:polygon draw:style-name="gr6" draw:text-style-name="P6" draw:layer="layout" svg:width="0.047cm" svg:height="0.004cm" svg:x="1.196cm" svg:y="9.935cm" svg:viewBox="0 0 48 5" draw:points="24,5 0,5 0,0 48,0 48,5">
          <text:p/>
        </draw:polygon>
        <draw:polygon draw:style-name="gr12" draw:text-style-name="P12" draw:layer="layout" svg:width="0.509cm" svg:height="0.019cm" svg:x="0.807cm" svg:y="10.213cm" svg:viewBox="0 0 510 20" draw:points="255,20 0,20 0,0 510,0 510,20">
          <text:p/>
        </draw:polygon>
        <draw:polygon draw:style-name="gr6" draw:text-style-name="P6" draw:layer="layout" svg:width="0.509cm" svg:height="0.009cm" svg:x="0.807cm" svg:y="10.229cm" svg:viewBox="0 0 510 10" draw:points="255,10 0,10 0,0 510,0 510,10">
          <text:p/>
        </draw:polygon>
        <draw:polygon draw:style-name="gr6" draw:text-style-name="P6" draw:layer="layout" svg:width="0.645cm" svg:height="1.309cm" svg:x="5.037cm" svg:y="8.898cm" svg:viewBox="0 0 646 1310" draw:points="585,0 61,0 0,143 0,1310 81,1310 565,1310 646,1310 646,143">
          <text:p/>
        </draw:polygon>
        <draw:polygon draw:style-name="gr11" draw:text-style-name="P11" draw:layer="layout" svg:width="0.019cm" svg:height="0.131cm" svg:x="5.663cm" svg:y="9.118cm" svg:viewBox="0 0 20 132" draw:points="10,132 0,132 0,0 20,0 20,132">
          <text:p/>
        </draw:polygon>
        <draw:polygon draw:style-name="gr11" draw:text-style-name="P11" draw:layer="layout" svg:width="0.019cm" svg:height="0.131cm" svg:x="5.037cm" svg:y="9.118cm" svg:viewBox="0 0 20 132" draw:points="10,132 0,132 0,0 20,0 20,132">
          <text:p/>
        </draw:polygon>
        <draw:polygon draw:style-name="gr11" draw:text-style-name="P11" draw:layer="layout" svg:width="0.027cm" svg:height="0.131cm" svg:x="5.073cm" svg:y="9.266cm" svg:viewBox="0 0 28 132" draw:points="14,132 0,132 0,0 28,0 28,132">
          <text:p/>
        </draw:polygon>
        <draw:polygon draw:style-name="gr6" draw:text-style-name="P6" draw:layer="layout" svg:width="0.015cm" svg:height="0.074cm" svg:x="5.079cm" svg:y="9.294cm" svg:viewBox="0 0 16 75" draw:points="8,75 0,75 0,0 16,0 16,75">
          <text:p/>
        </draw:polygon>
        <draw:polygon draw:style-name="gr11" draw:text-style-name="P11" draw:layer="layout" svg:width="0.027cm" svg:height="0.131cm" svg:x="5.619cm" svg:y="9.266cm" svg:viewBox="0 0 28 132" draw:points="14,132 0,132 0,0 28,0 28,132">
          <text:p/>
        </draw:polygon>
        <draw:polygon draw:style-name="gr11" draw:text-style-name="P11" draw:layer="layout" svg:width="0.027cm" svg:height="0.131cm" svg:x="5.209cm" svg:y="9.266cm" svg:viewBox="0 0 28 132" draw:points="14,132 0,132 0,0 28,0 28,132">
          <text:p/>
        </draw:polygon>
        <draw:polygon draw:style-name="gr11" draw:text-style-name="P11" draw:layer="layout" svg:width="0.027cm" svg:height="0.131cm" svg:x="5.482cm" svg:y="9.266cm" svg:viewBox="0 0 28 132" draw:points="14,132 0,132 0,0 28,0 28,132">
          <text:p/>
        </draw:polygon>
        <draw:polygon draw:style-name="gr6" draw:text-style-name="P6" draw:layer="layout" svg:width="0.015cm" svg:height="0.074cm" svg:x="5.625cm" svg:y="9.294cm" svg:viewBox="0 0 16 75" draw:points="8,75 0,75 0,0 16,0 16,75">
          <text:p/>
        </draw:polygon>
        <draw:polygon draw:style-name="gr6" draw:text-style-name="P6" draw:layer="layout" svg:width="0.015cm" svg:height="0.074cm" svg:x="5.488cm" svg:y="9.294cm" svg:viewBox="0 0 16 75" draw:points="8,75 0,75 0,0 16,0 16,75">
          <text:p/>
        </draw:polygon>
        <draw:polygon draw:style-name="gr6" draw:text-style-name="P6" draw:layer="layout" svg:width="0.015cm" svg:height="0.074cm" svg:x="5.215cm" svg:y="9.294cm" svg:viewBox="0 0 16 75" draw:points="8,75 0,75 0,0 16,0 16,75">
          <text:p/>
        </draw:polygon>
        <draw:polygon draw:style-name="gr19" draw:text-style-name="P18" draw:layer="layout" svg:width="0.3cm" svg:height="0.202cm" svg:x="5.209cm" svg:y="9.551cm" svg:viewBox="0 0 301 203" draw:points="150,203 0,203 0,0 301,0 301,203">
          <text:p/>
        </draw:polygon>
        <draw:polyline draw:style-name="gr25" draw:text-style-name="P3" draw:layer="layout" svg:width="0.3cm" svg:height="0.202cm" svg:x="5.209cm" svg:y="9.551cm" svg:viewBox="0 0 301 203" draw:points="0,203 0,0 301,0">
          <text:p/>
        </draw:polyline>
        <draw:polyline draw:style-name="gr26" draw:text-style-name="P3" draw:layer="layout" svg:width="0.3cm" svg:height="0.202cm" svg:x="5.209cm" svg:y="9.551cm" svg:viewBox="0 0 301 203" draw:points="301,0 301,203 0,203">
          <text:p/>
        </draw:polyline>
        <draw:line draw:style-name="gr3" draw:text-style-name="P3" draw:layer="layout" svg:x1="5.257cm" svg:y1="10.169cm" svg:x2="5.257cm" svg:y2="10.169cm">
          <text:p/>
        </draw:line>
        <draw:line draw:style-name="gr3" draw:text-style-name="P3" draw:layer="layout" svg:x1="5.462cm" svg:y1="10.169cm" svg:x2="5.462cm" svg:y2="10.169cm">
          <text:p/>
        </draw:line>
        <draw:polygon draw:style-name="gr11" draw:text-style-name="P11" draw:layer="layout" svg:width="0.054cm" svg:height="0.065cm" svg:x="5.332cm" svg:y="9.786cm" svg:viewBox="0 0 55 66" draw:points="27,66 0,66 0,0 55,0 55,66">
          <text:p/>
        </draw:polygon>
        <draw:polygon draw:style-name="gr6" draw:text-style-name="P6" draw:layer="layout" svg:width="0.03cm" svg:height="0.036cm" svg:x="5.343cm" svg:y="9.801cm" svg:viewBox="0 0 31 37" draw:points="16,37 0,37 0,0 31,0 31,37">
          <text:p/>
        </draw:polygon>
        <draw:polygon draw:style-name="gr27" draw:text-style-name="P23" draw:layer="layout" svg:width="0.667cm" svg:height="0.21cm" svg:x="5.026cm" svg:y="10.126cm" svg:viewBox="0 0 668 211" draw:points="334,211 0,211 0,0 668,0 668,211">
          <text:p/>
        </draw:polygon>
        <draw:polygon draw:style-name="gr28" draw:text-style-name="P24" draw:layer="layout" svg:width="0.458cm" svg:height="0.211cm" svg:x="5.131cm" svg:y="10.125cm" svg:viewBox="0 0 459 212" draw:points="458,207 458,0 0,0 0,207 0,207 0,212 459,212 459,207">
          <text:p/>
        </draw:polygon>
        <draw:polygon draw:style-name="gr29" draw:text-style-name="P25" draw:layer="layout" svg:width="0.096cm" svg:height="0.211cm" svg:x="5.05cm" svg:y="10.125cm" svg:viewBox="0 0 97 212" draw:points="97,0 82,0 0,1 0,212 97,212">
          <text:p/>
        </draw:polygon>
        <draw:polygon draw:style-name="gr29" draw:text-style-name="P25" draw:layer="layout" svg:width="0.115cm" svg:height="0.211cm" svg:x="5.556cm" svg:y="10.125cm" svg:viewBox="0 0 116 212" draw:points="0,0 34,0 116,1 116,212 0,212">
          <text:p/>
        </draw:polygon>
        <draw:polygon draw:style-name="gr18" draw:text-style-name="P17" draw:layer="layout" svg:width="0.177cm" svg:height="0.209cm" svg:x="5.302cm" svg:y="10.126cm" svg:viewBox="0 0 178 210" draw:points="89,210 0,210 0,0 178,0 178,210">
          <text:p/>
        </draw:polygon>
        <draw:polygon draw:style-name="gr30" draw:text-style-name="P26" draw:layer="layout" svg:width="0.097cm" svg:height="0.209cm" svg:x="5.331cm" svg:y="10.126cm" svg:viewBox="0 0 98 210" draw:points="49,210 0,210 0,0 98,0 98,210">
          <text:p/>
        </draw:polygon>
        <draw:polygon draw:style-name="gr27" draw:text-style-name="P23" draw:layer="layout" svg:width="0.022cm" svg:height="0.21cm" svg:x="5.671cm" svg:y="10.126cm" svg:viewBox="0 0 23 211" draw:points="11,211 0,211 0,0 23,0 23,211">
          <text:p/>
        </draw:polygon>
        <draw:polygon draw:style-name="gr11" draw:text-style-name="P11" draw:layer="layout" svg:width="1.594cm" svg:height="1.282cm" svg:x="7.059cm" svg:y="8.452cm" svg:viewBox="0 0 1595 1283" draw:points="797,1283 0,1283 0,0 1595,0 1595,1283">
          <text:p/>
        </draw:polygon>
        <draw:path draw:style-name="gr12" draw:text-style-name="P12" draw:layer="layout" svg:width="0.319cm" svg:height="0.12cm" svg:x="8.358cm" svg:y="8.77cm" svg:viewBox="0 0 320 121" svg:d="M299 0c11 0 21 10 21 21v79c0 11-9 21-21 21h-278c-11 0-21-10-21-21v-79c0-11 10-21 21-21z">
          <text:p/>
        </draw:path>
        <draw:path draw:style-name="gr12" draw:text-style-name="P12" draw:layer="layout" svg:width="0.319cm" svg:height="0.12cm" svg:x="8.358cm" svg:y="9.297cm" svg:viewBox="0 0 320 121" svg:d="M299 0c11 0 21 10 21 21v79c0 11-9 21-21 21h-278c-11 0-21-10-21-21v-79c0-11 10-21 21-21z">
          <text:p/>
        </draw:path>
        <draw:path draw:style-name="gr6" draw:text-style-name="P6" draw:layer="layout" svg:width="0.056cm" svg:height="0.12cm" svg:x="8.358cm" svg:y="8.77cm" svg:viewBox="0 0 57 121" svg:d="M22 0h35v121h-35c-12 0-22-10-22-22v-78c0-12 10-21 22-21z">
          <text:p/>
        </draw:path>
        <draw:path draw:style-name="gr6" draw:text-style-name="P6" draw:layer="layout" svg:width="0.056cm" svg:height="0.12cm" svg:x="8.358cm" svg:y="9.297cm" svg:viewBox="0 0 57 121" svg:d="M57 0v121h-35c-12 0-22-10-22-21v-79c0-11 10-21 22-21z">
          <text:p/>
        </draw:path>
        <draw:polygon draw:style-name="gr24" draw:text-style-name="P22" draw:layer="layout" svg:width="0.119cm" svg:height="0.12cm" svg:x="8.408cm" svg:y="8.77cm" svg:viewBox="0 0 120 121" draw:points="60,121 0,121 0,0 120,0 120,121">
          <text:p/>
        </draw:polygon>
        <draw:polygon draw:style-name="gr24" draw:text-style-name="P22" draw:layer="layout" svg:width="0.119cm" svg:height="0.12cm" svg:x="8.408cm" svg:y="9.297cm" svg:viewBox="0 0 120 121" draw:points="60,121 0,121 0,0 120,0 120,121">
          <text:p/>
        </draw:polygon>
        <draw:polygon draw:style-name="gr12" draw:text-style-name="P12" draw:layer="layout" svg:width="0.113cm" svg:height="0.12cm" svg:x="8.483cm" svg:y="8.77cm" svg:viewBox="0 0 114 121" draw:points="57,121 0,121 0,0 114,0 114,121">
          <text:p/>
        </draw:polygon>
        <draw:polygon draw:style-name="gr12" draw:text-style-name="P12" draw:layer="layout" svg:width="0.113cm" svg:height="0.12cm" svg:x="8.483cm" svg:y="9.297cm" svg:viewBox="0 0 114 121" draw:points="57,121 0,121 0,0 114,0 114,121">
          <text:p/>
        </draw:polygon>
        <draw:polygon draw:style-name="gr6" draw:text-style-name="P6" draw:layer="layout" svg:width="0.043cm" svg:height="0.12cm" svg:x="8.535cm" svg:y="8.77cm" svg:viewBox="0 0 44 121" draw:points="22,121 0,121 0,0 44,0 44,121">
          <text:p/>
        </draw:polygon>
        <draw:polygon draw:style-name="gr6" draw:text-style-name="P6" draw:layer="layout" svg:width="0.043cm" svg:height="0.12cm" svg:x="8.535cm" svg:y="9.297cm" svg:viewBox="0 0 44 121" draw:points="22,121 0,121 0,0 44,0 44,121">
          <text:p/>
        </draw:polygon>
        <draw:polygon draw:style-name="gr13" draw:text-style-name="P13" draw:layer="layout" svg:width="0.009cm" svg:height="0.12cm" svg:x="8.404cm" svg:y="8.77cm" svg:viewBox="0 0 10 121" draw:points="5,121 0,121 0,0 10,0 10,121">
          <text:p/>
        </draw:polygon>
        <draw:polygon draw:style-name="gr10" draw:text-style-name="P10" draw:layer="layout" svg:width="0.014cm" svg:height="0.12cm" svg:x="8.387cm" svg:y="8.77cm" svg:viewBox="0 0 15 121" draw:points="8,121 0,121 0,0 15,0 15,121">
          <text:p/>
        </draw:polygon>
        <draw:path draw:style-name="gr6" draw:text-style-name="P6" draw:layer="layout" svg:width="1.784cm" svg:height="1.283cm" svg:x="6.868cm" svg:y="8.451cm" svg:viewBox="0 0 1785 1284" svg:d="M1480 1284v-8h305v-13-253-21l-21-1-149-11-150-10c-11-1-21-11-21-22v-77c0-12 10-22 21-23l150-10 149-11 21-1v-21-320-21l-21-2-149-10-150-10c-11 0-21-10-21-22v-78c0-12 10-22 21-23l150-10 149-9 21-2v-21-253-13h-305v-8h-1459-21v21 1241 21h21 1459z">
          <text:p/>
        </draw:path>
        <draw:polygon draw:style-name="gr31" draw:text-style-name="P27" draw:layer="layout" svg:width="1.784cm" svg:height="0.102cm" svg:x="6.868cm" svg:y="8.452cm" svg:viewBox="0 0 1785 103" draw:points="893,103 0,103 0,0 1785,0 1785,103">
          <text:p/>
        </draw:polygon>
        <draw:polygon draw:style-name="gr32" draw:text-style-name="P28" draw:layer="layout" svg:width="1.784cm" svg:height="0.102cm" svg:x="6.868cm" svg:y="9.632cm" svg:viewBox="0 0 1785 103" draw:points="893,103 0,103 0,0 1785,0 1785,103">
          <text:p/>
        </draw:polygon>
        <draw:path draw:style-name="gr33" draw:text-style-name="P29" draw:layer="layout" svg:width="0.294cm" svg:height="0.06cm" svg:x="8.358cm" svg:y="8.769cm" svg:viewBox="0 0 295 61" svg:d="M0 61c0 0 0-31 0-39 0-9 7-22 21-22s274 0 274 0v61z">
          <text:p/>
        </draw:path>
        <draw:path draw:style-name="gr33" draw:text-style-name="P29" draw:layer="layout" svg:width="0.295cm" svg:height="0.06cm" svg:x="8.358cm" svg:y="9.297cm" svg:viewBox="0 0 296 61" svg:d="M296 61h-296c0 0 0-31 0-39 0-9 7-22 21-22s275 0 275 0z">
          <text:p/>
        </draw:path>
        <draw:path draw:style-name="gr34" draw:text-style-name="P30" draw:layer="layout" svg:width="0.294cm" svg:height="0.06cm" svg:x="8.358cm" svg:y="9.357cm" svg:viewBox="0 0 295 61" svg:d="M0 0c0 0 0 31 0 39 0 9 7 22 21 22s274 0 274 0v-61z">
          <text:p/>
        </draw:path>
        <draw:path draw:style-name="gr34" draw:text-style-name="P30" draw:layer="layout" svg:width="0.294cm" svg:height="0.06cm" svg:x="8.358cm" svg:y="8.829cm" svg:viewBox="0 0 295 61" svg:d="M0 0c0 0 0 31 0 40 0 8 7 21 21 21s274 0 274 0v-61z">
          <text:p/>
        </draw:path>
        <draw:polygon draw:style-name="gr24" draw:text-style-name="P22" draw:layer="layout" svg:width="0.05cm" svg:height="0.011cm" svg:x="8.277cm" svg:y="8.417cm" svg:viewBox="0 0 51 12" draw:points="25,12 0,12 0,0 51,0 51,12">
          <text:p/>
        </draw:polygon>
        <draw:polygon draw:style-name="gr24" draw:text-style-name="P22" draw:layer="layout" svg:width="0.05cm" svg:height="0.011cm" svg:x="8.277cm" svg:y="8.417cm" svg:viewBox="0 0 51 12" draw:points="25,12 0,12 0,0 51,0 51,12">
          <text:p/>
        </draw:polygon>
        <draw:path draw:style-name="gr24" draw:text-style-name="P22" draw:layer="layout" svg:width="0.195cm" svg:height="0.034cm" svg:x="8.327cm" svg:y="8.418cm" svg:viewBox="0 0 196 35" svg:d="M196 35c-12-4-56-12-56-12 0 0-88-19-140-23v12c51 4 140 23 140 23 0 0 27 0 56 0z">
          <text:p/>
        </draw:path>
        <draw:path draw:style-name="gr6" draw:text-style-name="P6" draw:layer="layout" svg:width="0.195cm" svg:height="0.035cm" svg:x="8.277cm" svg:y="8.417cm" svg:viewBox="0 0 196 36" svg:d="M196 36c-12-4-56-12-56-12 0 0-88-20-140-24v12c52 4 140 24 140 24 0 0 27 0 56 0z">
          <text:p/>
        </draw:path>
        <draw:polygon draw:style-name="gr24" draw:text-style-name="P22" draw:layer="layout" svg:width="0.05cm" svg:height="0.011cm" svg:x="8.277cm" svg:y="9.757cm" svg:viewBox="0 0 51 12" draw:points="25,12 0,12 0,0 51,0 51,12">
          <text:p/>
        </draw:polygon>
        <draw:polygon draw:style-name="gr24" draw:text-style-name="P22" draw:layer="layout" svg:width="0.05cm" svg:height="0.011cm" svg:x="8.277cm" svg:y="9.757cm" svg:viewBox="0 0 51 12" draw:points="25,12 0,12 0,0 51,0 51,12">
          <text:p/>
        </draw:polygon>
        <draw:path draw:style-name="gr24" draw:text-style-name="P22" draw:layer="layout" svg:width="0.195cm" svg:height="0.034cm" svg:x="8.327cm" svg:y="9.734cm" svg:viewBox="0 0 196 35" svg:d="M196 0c-12 4-56 12-56 12 0 0-88 20-140 23v-11c51-4 140-24 140-24 0 0 27 0 56 0z">
          <text:p/>
        </draw:path>
        <draw:path draw:style-name="gr6" draw:text-style-name="P6" draw:layer="layout" svg:width="0.195cm" svg:height="0.035cm" svg:x="8.277cm" svg:y="9.734cm" svg:viewBox="0 0 196 36" svg:d="M196 0c-12 4-56 12-56 12 0 0-88 20-140 24v-12c52-4 140-24 140-24 0 0 27 0 56 0z">
          <text:p/>
        </draw:path>
        <draw:path draw:style-name="gr35" draw:text-style-name="P31" draw:layer="layout" svg:width="0.609cm" svg:height="0.887cm" svg:x="7.99cm" svg:y="6.78cm" svg:viewBox="0 0 610 888" svg:d="M594 628c9 2 16 12 16 24v130c0 12-7 22-16 24l-578 82c-9 1-16-8-16-19v-19c0-12 7-22 16-24l511-62c9-1 16-11 16-23v-48c0-12-8-23-16-24l-510-61c-10-2-17-11-17-24v-19c0-11 7-20 16-19zM594 82c9 2 16 12 16 24v130c0 11-7 22-16 23l-578 83c-9 1-16-8-16-19v-19c0-12 7-22 16-24l511-62c9-1 16-11 16-23v-48c0-12-8-23-16-24l-511-62c-9-1-16-10-16-23v-19c0-11 7-20 16-19z">
          <text:p/>
        </draw:path>
        <draw:polygon draw:style-name="gr18" draw:text-style-name="P17" draw:layer="layout" svg:width="0.94cm" svg:height="0.943cm" svg:x="7.653cm" svg:y="6.752cm" svg:viewBox="0 0 941 944" draw:points="470,944 0,944 0,0 941,0 941,944">
          <text:p/>
        </draw:polygon>
        <draw:path draw:style-name="gr36" draw:text-style-name="P32" draw:layer="layout" svg:width="0.093cm" svg:height="0.067cm" svg:x="8.548cm" svg:y="6.65cm" svg:viewBox="0 0 94 68" svg:d="M0 68v-30c16 0 26-3 30-8 0-2 3-19 3-30h20 9 2 5 25c0 18-4 39-8 46-14 20-40 22-52 22h-22l1-1c-6 1-10 1-13 1z">
          <text:p/>
        </draw:path>
        <draw:path draw:style-name="gr37" draw:text-style-name="P33" draw:layer="layout" svg:width="0.09cm" svg:height="0.036cm" svg:x="8.548cm" svg:y="6.68cm" svg:viewBox="0 0 91 37" svg:d="M26 3c-6 3-14 4-26 4v30h31c9 0 31 0 46-13 5-3 10-5 14-24-5 3-65 3-65 3z">
          <text:p/>
        </draw:path>
        <draw:polygon draw:style-name="gr9" draw:text-style-name="P9" draw:layer="layout" svg:width="0.057cm" svg:height="0.083cm" svg:x="7.403cm" svg:y="7.451cm" svg:viewBox="0 0 58 84" draw:points="29,84 0,84 0,0 58,0 58,84">
          <text:p/>
        </draw:polygon>
        <draw:polygon draw:style-name="gr9" draw:text-style-name="P9" draw:layer="layout" svg:width="0.057cm" svg:height="0.083cm" svg:x="7.403cm" svg:y="7.265cm" svg:viewBox="0 0 58 84" draw:points="29,84 0,84 0,0 58,0 58,84">
          <text:p/>
        </draw:polygon>
        <draw:polygon draw:style-name="gr9" draw:text-style-name="P9" draw:layer="layout" svg:width="0.057cm" svg:height="0.083cm" svg:x="7.403cm" svg:y="7.099cm" svg:viewBox="0 0 58 84" draw:points="29,84 0,84 0,0 58,0 58,84">
          <text:p/>
        </draw:polygon>
        <draw:polygon draw:style-name="gr9" draw:text-style-name="P9" draw:layer="layout" svg:width="0.057cm" svg:height="0.083cm" svg:x="7.403cm" svg:y="6.912cm" svg:viewBox="0 0 58 84" draw:points="29,84 0,84 0,0 58,0 58,84">
          <text:p/>
        </draw:polygon>
        <draw:path draw:style-name="gr36" draw:text-style-name="P32" draw:layer="layout" svg:width="0.093cm" svg:height="0.067cm" svg:x="8.548cm" svg:y="7.729cm" svg:viewBox="0 0 94 68" svg:d="M0 0v30c16 0 26 3 30 8 0 2 3 19 3 30h20 9 2 5 25c0-18-4-39-8-46-14-20-40-22-52-22h-22l1 1c-6-1-10-1-13-1z">
          <text:p/>
        </draw:path>
        <draw:path draw:style-name="gr37" draw:text-style-name="P33" draw:layer="layout" svg:width="0.09cm" svg:height="0.036cm" svg:x="8.548cm" svg:y="7.729cm" svg:viewBox="0 0 91 37" svg:d="M91 37c-4-18-9-20-14-24-15-13-37-13-46-13h-31v30c12 0 20 2 25 4 1 1 61 0 66 3z">
          <text:p/>
        </draw:path>
        <draw:path draw:style-name="gr12" draw:text-style-name="P12" draw:layer="layout" svg:width="1.171cm" svg:height="1.097cm" svg:x="7.429cm" svg:y="6.675cm" svg:viewBox="0 0 1172 1098" svg:d="M0 1098h1132v-47h40v-1004h-40v-47h-1132zM1058 733c9 2 16 12 16 24v130c0 12-7 22-16 24l-606 82c-9 1-17-8-17-19v-19c0-12 8-22 17-24l509-62c10-1 17-11 17-23v-48c0-12-8-23-17-24l-509-62c-9-1-17-11-17-23v-19c0-11 8-20 17-19zM1058 187c9 2 16 12 16 24v130c0 11-7 22-16 23l-606 83c-9 1-17-8-17-19v-19c0-12 8-22 17-24l509-62c10-1 17-11 17-23v-48c0-12-8-23-17-24l-509-61c-9-2-17-11-17-24v-19c0-11 8-20 17-19z">
          <text:p/>
        </draw:path>
        <draw:polygon draw:style-name="gr3" draw:text-style-name="P3" draw:layer="layout" svg:width="0.048cm" svg:height="0.101cm" svg:x="8.358cm" svg:y="7.445cm" svg:viewBox="0 0 49 102" draw:points="49,97 49,5 0,0 0,102">
          <text:p/>
        </draw:polygon>
        <draw:polygon draw:style-name="gr19" draw:text-style-name="P18" draw:layer="layout" svg:width="0.048cm" svg:height="0.101cm" svg:x="8.358cm" svg:y="7.445cm" svg:viewBox="0 0 49 102" draw:points="0,0 49,5 49,97 0,102">
          <text:p/>
        </draw:polygon>
        <draw:polygon draw:style-name="gr20" draw:text-style-name="P19" draw:layer="layout" svg:width="0.02cm" svg:height="0.106cm" svg:x="8.338cm" svg:y="7.443cm" svg:viewBox="0 0 21 107" draw:points="21,2 0,0 0,107 21,105">
          <text:p/>
        </draw:polygon>
        <draw:polygon draw:style-name="gr3" draw:text-style-name="P3" draw:layer="layout" svg:width="0.048cm" svg:height="0.101cm" svg:x="8.358cm" svg:y="6.899cm" svg:viewBox="0 0 49 102" draw:points="49,97 49,5 0,0 0,102">
          <text:p/>
        </draw:polygon>
        <draw:polygon draw:style-name="gr19" draw:text-style-name="P18" draw:layer="layout" svg:width="0.048cm" svg:height="0.101cm" svg:x="8.358cm" svg:y="6.899cm" svg:viewBox="0 0 49 102" draw:points="0,0 49,5 49,97 0,102">
          <text:p/>
        </draw:polygon>
        <draw:polygon draw:style-name="gr20" draw:text-style-name="P19" draw:layer="layout" svg:width="0.02cm" svg:height="0.107cm" svg:x="8.338cm" svg:y="6.897cm" svg:viewBox="0 0 21 108" draw:points="21,2 0,0 0,108 21,105">
          <text:p/>
        </draw:polygon>
        <draw:line draw:style-name="gr38" draw:text-style-name="P3" draw:layer="layout" svg:x1="7.46cm" svg:y1="7.755cm" svg:x2="8.539cm" svg:y2="7.755cm">
          <text:p/>
        </draw:line>
        <draw:line draw:style-name="gr38" draw:text-style-name="P3" draw:layer="layout" svg:x1="7.46cm" svg:y1="6.692cm" svg:x2="8.543cm" svg:y2="6.692cm">
          <text:p/>
        </draw:line>
        <draw:line draw:style-name="gr39" draw:text-style-name="P3" draw:layer="layout" svg:x1="8.577cm" svg:y1="6.728cm" svg:x2="8.577cm" svg:y2="7.718cm">
          <text:p/>
        </draw:line>
        <draw:path draw:style-name="gr24" draw:text-style-name="P22" draw:layer="layout" svg:width="0.1cm" svg:height="0.067cm" svg:x="7.673cm" svg:y="6.608cm" svg:viewBox="0 0 101 68" svg:d="M40 0h61v42 26h-101v-49c0-11 8-19 19-19z">
          <text:p/>
        </draw:path>
        <draw:path draw:style-name="gr21" draw:text-style-name="P20" draw:layer="layout" svg:width="0.017cm" svg:height="0.066cm" svg:x="7.673cm" svg:y="6.608cm" svg:viewBox="0 0 18 67" svg:d="M18 0v67h-18c0 0 0-46 0-51 0-9 12-16 18-16z">
          <text:p/>
        </draw:path>
        <draw:path draw:style-name="gr12" draw:text-style-name="P12" draw:layer="layout" svg:width="0.1cm" svg:height="0.067cm" svg:x="7.673cm" svg:y="7.771cm" svg:viewBox="0 0 101 68" svg:d="M40 68h61v-42-26h-101v49c0 11 8 19 19 19z">
          <text:p/>
        </draw:path>
        <draw:path draw:style-name="gr13" draw:text-style-name="P13" draw:layer="layout" svg:width="0.017cm" svg:height="0.067cm" svg:x="7.673cm" svg:y="7.771cm" svg:viewBox="0 0 18 68" svg:d="M18 68v-68h-18c0 0 0 47 0 52 0 9 12 16 18 16z">
          <text:p/>
        </draw:path>
        <draw:path draw:style-name="gr35" draw:text-style-name="P31" draw:layer="layout" svg:width="0.609cm" svg:height="0.887cm" svg:x="7.99cm" svg:y="4.998cm" svg:viewBox="0 0 610 888" svg:d="M594 628c9 2 16 12 16 24v130c0 12-7 22-16 24l-578 82c-9 1-16-8-16-19v-19c0-12 7-22 16-24l511-62c9-1 16-11 16-23v-48c0-12-8-23-16-24l-510-61c-10-2-17-11-17-24v-19c0-11 7-20 16-19zM594 82c9 2 16 12 16 24v130c0 11-7 22-16 23l-578 83c-9 1-16-8-16-19v-19c0-12 7-22 16-24l511-62c9-1 16-11 16-23v-48c0-12-8-23-16-24l-511-62c-9-1-16-10-16-23v-19c0-11 7-20 16-19z">
          <text:p/>
        </draw:path>
        <draw:polygon draw:style-name="gr18" draw:text-style-name="P17" draw:layer="layout" svg:width="0.94cm" svg:height="0.943cm" svg:x="7.653cm" svg:y="4.97cm" svg:viewBox="0 0 941 944" draw:points="470,944 0,944 0,0 941,0 941,944">
          <text:p/>
        </draw:polygon>
        <draw:path draw:style-name="gr36" draw:text-style-name="P32" draw:layer="layout" svg:width="0.093cm" svg:height="0.067cm" svg:x="8.548cm" svg:y="4.867cm" svg:viewBox="0 0 94 68" svg:d="M0 68v-30c16 0 26-3 30-8 0-2 3-19 3-30h20 9 2 5 25c0 18-4 39-8 46-14 20-40 22-52 22h-22l1-1c-6 1-10 1-13 1z">
          <text:p/>
        </draw:path>
        <draw:path draw:style-name="gr37" draw:text-style-name="P33" draw:layer="layout" svg:width="0.09cm" svg:height="0.036cm" svg:x="8.548cm" svg:y="4.898cm" svg:viewBox="0 0 91 37" svg:d="M26 3c-6 3-14 4-26 4v30h31c9 0 31 0 46-13 5-3 10-5 14-24-5 3-65 3-65 3z">
          <text:p/>
        </draw:path>
        <draw:polygon draw:style-name="gr9" draw:text-style-name="P9" draw:layer="layout" svg:width="0.057cm" svg:height="0.083cm" svg:x="7.403cm" svg:y="5.669cm" svg:viewBox="0 0 58 84" draw:points="29,84 0,84 0,0 58,0 58,84">
          <text:p/>
        </draw:polygon>
        <draw:polygon draw:style-name="gr9" draw:text-style-name="P9" draw:layer="layout" svg:width="0.057cm" svg:height="0.083cm" svg:x="7.403cm" svg:y="5.482cm" svg:viewBox="0 0 58 84" draw:points="29,84 0,84 0,0 58,0 58,84">
          <text:p/>
        </draw:polygon>
        <draw:polygon draw:style-name="gr9" draw:text-style-name="P9" draw:layer="layout" svg:width="0.057cm" svg:height="0.083cm" svg:x="7.403cm" svg:y="5.316cm" svg:viewBox="0 0 58 84" draw:points="29,84 0,84 0,0 58,0 58,84">
          <text:p/>
        </draw:polygon>
        <draw:polygon draw:style-name="gr9" draw:text-style-name="P9" draw:layer="layout" svg:width="0.057cm" svg:height="0.083cm" svg:x="7.403cm" svg:y="5.13cm" svg:viewBox="0 0 58 84" draw:points="29,84 0,84 0,0 58,0 58,84">
          <text:p/>
        </draw:polygon>
        <draw:path draw:style-name="gr36" draw:text-style-name="P32" draw:layer="layout" svg:width="0.093cm" svg:height="0.067cm" svg:x="8.548cm" svg:y="5.947cm" svg:viewBox="0 0 94 68" svg:d="M0 0v30c16 0 26 3 30 8 0 2 3 19 3 30h20 9 2 5 25c0-18-4-39-8-46-14-20-40-22-52-22h-22l1 1c-6-1-10-1-13-1z">
          <text:p/>
        </draw:path>
        <draw:path draw:style-name="gr37" draw:text-style-name="P33" draw:layer="layout" svg:width="0.09cm" svg:height="0.036cm" svg:x="8.548cm" svg:y="5.947cm" svg:viewBox="0 0 91 37" svg:d="M91 37c-4-18-9-20-14-24-15-13-37-13-46-13h-31v30c12 0 20 2 25 4 1 1 61 0 66 3z">
          <text:p/>
        </draw:path>
        <draw:path draw:style-name="gr12" draw:text-style-name="P12" draw:layer="layout" svg:width="1.171cm" svg:height="1.097cm" svg:x="7.429cm" svg:y="4.893cm" svg:viewBox="0 0 1172 1098" svg:d="M0 1098h1132v-47h40v-1004h-40v-47h-1132zM1058 733c9 2 16 12 16 24v130c0 12-7 22-16 24l-606 82c-9 1-17-8-17-19v-19c0-12 8-23 17-24l509-62c10-1 17-11 17-23v-48c0-12-8-23-17-24l-509-62c-9-1-17-11-17-23v-19c0-11 8-20 17-19zM1058 187c9 2 16 12 16 24v130c0 11-7 22-16 23l-606 83c-9 1-17-8-17-19v-19c0-12 8-22 17-24l509-62c10-1 17-11 17-23v-48c0-12-8-23-17-24l-509-61c-9-2-17-11-17-24v-19c0-11 8-20 17-19z">
          <text:p/>
        </draw:path>
        <draw:polygon draw:style-name="gr3" draw:text-style-name="P3" draw:layer="layout" svg:width="0.048cm" svg:height="0.101cm" svg:x="8.358cm" svg:y="5.663cm" svg:viewBox="0 0 49 102" draw:points="49,98 49,5 0,0 0,102">
          <text:p/>
        </draw:polygon>
        <draw:polygon draw:style-name="gr19" draw:text-style-name="P18" draw:layer="layout" svg:width="0.048cm" svg:height="0.101cm" svg:x="8.358cm" svg:y="5.663cm" svg:viewBox="0 0 49 102" draw:points="0,0 49,5 49,98 0,102">
          <text:p/>
        </draw:polygon>
        <draw:polygon draw:style-name="gr20" draw:text-style-name="P19" draw:layer="layout" svg:width="0.02cm" svg:height="0.106cm" svg:x="8.338cm" svg:y="5.66cm" svg:viewBox="0 0 21 107" draw:points="21,2 0,0 0,107 21,105">
          <text:p/>
        </draw:polygon>
        <draw:polygon draw:style-name="gr3" draw:text-style-name="P3" draw:layer="layout" svg:width="0.048cm" svg:height="0.101cm" svg:x="8.358cm" svg:y="5.117cm" svg:viewBox="0 0 49 102" draw:points="49,97 49,5 0,0 0,102">
          <text:p/>
        </draw:polygon>
        <draw:polygon draw:style-name="gr19" draw:text-style-name="P18" draw:layer="layout" svg:width="0.048cm" svg:height="0.101cm" svg:x="8.358cm" svg:y="5.117cm" svg:viewBox="0 0 49 102" draw:points="0,0 49,5 49,97 0,102">
          <text:p/>
        </draw:polygon>
        <draw:polygon draw:style-name="gr20" draw:text-style-name="P19" draw:layer="layout" svg:width="0.02cm" svg:height="0.107cm" svg:x="8.338cm" svg:y="5.115cm" svg:viewBox="0 0 21 108" draw:points="21,2 0,0 0,108 21,105">
          <text:p/>
        </draw:polygon>
        <draw:line draw:style-name="gr38" draw:text-style-name="P3" draw:layer="layout" svg:x1="7.46cm" svg:y1="5.973cm" svg:x2="8.539cm" svg:y2="5.973cm">
          <text:p/>
        </draw:line>
        <draw:line draw:style-name="gr38" draw:text-style-name="P3" draw:layer="layout" svg:x1="7.46cm" svg:y1="4.909cm" svg:x2="8.543cm" svg:y2="4.909cm">
          <text:p/>
        </draw:line>
        <draw:line draw:style-name="gr39" draw:text-style-name="P3" draw:layer="layout" svg:x1="8.577cm" svg:y1="4.946cm" svg:x2="8.577cm" svg:y2="5.936cm">
          <text:p/>
        </draw:line>
        <draw:path draw:style-name="gr24" draw:text-style-name="P22" draw:layer="layout" svg:width="0.1cm" svg:height="0.067cm" svg:x="7.673cm" svg:y="4.826cm" svg:viewBox="0 0 101 68" svg:d="M40 0h61v42 26h-101v-49c0-11 8-19 19-19z">
          <text:p/>
        </draw:path>
        <draw:path draw:style-name="gr21" draw:text-style-name="P20" draw:layer="layout" svg:width="0.017cm" svg:height="0.066cm" svg:x="7.673cm" svg:y="4.826cm" svg:viewBox="0 0 18 67" svg:d="M18 0v67h-18c0 0 0-46 0-51 0-9 12-16 18-16z">
          <text:p/>
        </draw:path>
        <draw:path draw:style-name="gr12" draw:text-style-name="P12" draw:layer="layout" svg:width="0.1cm" svg:height="0.067cm" svg:x="7.673cm" svg:y="5.989cm" svg:viewBox="0 0 101 68" svg:d="M40 68h61v-42-26h-101v49c0 11 8 19 19 19z">
          <text:p/>
        </draw:path>
        <draw:path draw:style-name="gr13" draw:text-style-name="P13" draw:layer="layout" svg:width="0.017cm" svg:height="0.067cm" svg:x="7.673cm" svg:y="5.989cm" svg:viewBox="0 0 18 68" svg:d="M18 68v-68h-18c0 0 0 47 0 52 0 9 12 16 18 16z">
          <text:p/>
        </draw:path>
        <draw:polygon draw:style-name="gr24" draw:text-style-name="P22" draw:layer="layout" svg:width="0.134cm" svg:height="0.068cm" svg:x="4.187cm" svg:y="8.133cm" svg:viewBox="0 0 135 69" draw:points="67,69 0,69 0,0 135,0 135,69">
          <text:p/>
        </draw:polygon>
        <draw:polygon draw:style-name="gr24" draw:text-style-name="P22" draw:layer="layout" svg:width="0.134cm" svg:height="0.068cm" svg:x="4.187cm" svg:y="8.238cm" svg:viewBox="0 0 135 69" draw:points="67,69 0,69 0,0 135,0 135,69">
          <text:p/>
        </draw:polygon>
        <draw:polygon draw:style-name="gr24" draw:text-style-name="P22" draw:layer="layout" svg:width="0.134cm" svg:height="0.068cm" svg:x="4.187cm" svg:y="8.344cm" svg:viewBox="0 0 135 69" draw:points="67,69 0,69 0,0 135,0 135,69">
          <text:p/>
        </draw:polygon>
        <draw:polygon draw:style-name="gr24" draw:text-style-name="P22" draw:layer="layout" svg:width="0.134cm" svg:height="0.068cm" svg:x="4.187cm" svg:y="8.449cm" svg:viewBox="0 0 135 69" draw:points="67,69 0,69 0,0 135,0 135,69">
          <text:p/>
        </draw:polygon>
        <draw:polygon draw:style-name="gr24" draw:text-style-name="P22" draw:layer="layout" svg:width="0.134cm" svg:height="0.068cm" svg:x="4.187cm" svg:y="8.554cm" svg:viewBox="0 0 135 69" draw:points="67,69 0,69 0,0 135,0 135,69">
          <text:p/>
        </draw:polygon>
        <draw:polygon draw:style-name="gr24" draw:text-style-name="P22" draw:layer="layout" svg:width="0.134cm" svg:height="0.068cm" svg:x="4.187cm" svg:y="8.66cm" svg:viewBox="0 0 135 69" draw:points="67,69 0,69 0,0 135,0 135,69">
          <text:p/>
        </draw:polygon>
        <draw:polygon draw:style-name="gr24" draw:text-style-name="P22" draw:layer="layout" svg:width="0.134cm" svg:height="0.068cm" svg:x="4.187cm" svg:y="8.765cm" svg:viewBox="0 0 135 69" draw:points="67,69 0,69 0,0 135,0 135,69">
          <text:p/>
        </draw:polygon>
        <draw:polygon draw:style-name="gr24" draw:text-style-name="P22" draw:layer="layout" svg:width="0.134cm" svg:height="0.068cm" svg:x="4.187cm" svg:y="8.871cm" svg:viewBox="0 0 135 69" draw:points="67,69 0,69 0,0 135,0 135,69">
          <text:p/>
        </draw:polygon>
        <draw:polygon draw:style-name="gr24" draw:text-style-name="P22" draw:layer="layout" svg:width="0.134cm" svg:height="0.068cm" svg:x="4.187cm" svg:y="8.976cm" svg:viewBox="0 0 135 69" draw:points="67,69 0,69 0,0 135,0 135,69">
          <text:p/>
        </draw:polygon>
        <draw:polygon draw:style-name="gr24" draw:text-style-name="P22" draw:layer="layout" svg:width="0.134cm" svg:height="0.068cm" svg:x="4.187cm" svg:y="9.081cm" svg:viewBox="0 0 135 69" draw:points="67,69 0,69 0,0 135,0 135,69">
          <text:p/>
        </draw:polygon>
        <draw:polygon draw:style-name="gr24" draw:text-style-name="P22" draw:layer="layout" svg:width="0.134cm" svg:height="0.068cm" svg:x="4.187cm" svg:y="9.187cm" svg:viewBox="0 0 135 69" draw:points="67,69 0,69 0,0 135,0 135,69">
          <text:p/>
        </draw:polygon>
        <draw:polygon draw:style-name="gr24" draw:text-style-name="P22" draw:layer="layout" svg:width="0.134cm" svg:height="0.068cm" svg:x="4.187cm" svg:y="9.292cm" svg:viewBox="0 0 135 69" draw:points="67,69 0,69 0,0 135,0 135,69">
          <text:p/>
        </draw:polygon>
        <draw:polygon draw:style-name="gr24" draw:text-style-name="P22" draw:layer="layout" svg:width="0.134cm" svg:height="0.068cm" svg:x="4.187cm" svg:y="9.398cm" svg:viewBox="0 0 135 69" draw:points="67,69 0,69 0,0 135,0 135,69">
          <text:p/>
        </draw:polygon>
        <draw:polygon draw:style-name="gr24" draw:text-style-name="P22" draw:layer="layout" svg:width="0.134cm" svg:height="0.068cm" svg:x="4.187cm" svg:y="9.503cm" svg:viewBox="0 0 135 69" draw:points="67,69 0,69 0,0 135,0 135,69">
          <text:p/>
        </draw:polygon>
        <draw:polygon draw:style-name="gr24" draw:text-style-name="P22" draw:layer="layout" svg:width="0.134cm" svg:height="0.068cm" svg:x="4.187cm" svg:y="9.609cm" svg:viewBox="0 0 135 69" draw:points="67,69 0,69 0,0 135,0 135,69">
          <text:p/>
        </draw:polygon>
        <draw:polygon draw:style-name="gr24" draw:text-style-name="P22" draw:layer="layout" svg:width="0.134cm" svg:height="0.068cm" svg:x="4.608cm" svg:y="8.133cm" svg:viewBox="0 0 135 69" draw:points="67,69 0,69 0,0 135,0 135,69">
          <text:p/>
        </draw:polygon>
        <draw:polygon draw:style-name="gr24" draw:text-style-name="P22" draw:layer="layout" svg:width="0.134cm" svg:height="0.068cm" svg:x="4.608cm" svg:y="8.238cm" svg:viewBox="0 0 135 69" draw:points="67,69 0,69 0,0 135,0 135,69">
          <text:p/>
        </draw:polygon>
        <draw:polygon draw:style-name="gr24" draw:text-style-name="P22" draw:layer="layout" svg:width="0.134cm" svg:height="0.068cm" svg:x="4.608cm" svg:y="8.344cm" svg:viewBox="0 0 135 69" draw:points="67,69 0,69 0,0 135,0 135,69">
          <text:p/>
        </draw:polygon>
        <draw:polygon draw:style-name="gr24" draw:text-style-name="P22" draw:layer="layout" svg:width="0.134cm" svg:height="0.068cm" svg:x="4.608cm" svg:y="8.449cm" svg:viewBox="0 0 135 69" draw:points="67,69 0,69 0,0 135,0 135,69">
          <text:p/>
        </draw:polygon>
        <draw:polygon draw:style-name="gr24" draw:text-style-name="P22" draw:layer="layout" svg:width="0.134cm" svg:height="0.068cm" svg:x="4.608cm" svg:y="8.554cm" svg:viewBox="0 0 135 69" draw:points="67,69 0,69 0,0 135,0 135,69">
          <text:p/>
        </draw:polygon>
        <draw:polygon draw:style-name="gr24" draw:text-style-name="P22" draw:layer="layout" svg:width="0.134cm" svg:height="0.068cm" svg:x="4.608cm" svg:y="8.66cm" svg:viewBox="0 0 135 69" draw:points="67,69 0,69 0,0 135,0 135,69">
          <text:p/>
        </draw:polygon>
        <draw:polygon draw:style-name="gr24" draw:text-style-name="P22" draw:layer="layout" svg:width="0.134cm" svg:height="0.068cm" svg:x="4.608cm" svg:y="8.765cm" svg:viewBox="0 0 135 69" draw:points="67,69 0,69 0,0 135,0 135,69">
          <text:p/>
        </draw:polygon>
        <draw:polygon draw:style-name="gr24" draw:text-style-name="P22" draw:layer="layout" svg:width="0.134cm" svg:height="0.068cm" svg:x="4.608cm" svg:y="8.871cm" svg:viewBox="0 0 135 69" draw:points="67,69 0,69 0,0 135,0 135,69">
          <text:p/>
        </draw:polygon>
        <draw:polygon draw:style-name="gr24" draw:text-style-name="P22" draw:layer="layout" svg:width="0.134cm" svg:height="0.068cm" svg:x="4.608cm" svg:y="8.976cm" svg:viewBox="0 0 135 69" draw:points="67,69 0,69 0,0 135,0 135,69">
          <text:p/>
        </draw:polygon>
        <draw:polygon draw:style-name="gr24" draw:text-style-name="P22" draw:layer="layout" svg:width="0.134cm" svg:height="0.068cm" svg:x="4.608cm" svg:y="9.081cm" svg:viewBox="0 0 135 69" draw:points="67,69 0,69 0,0 135,0 135,69">
          <text:p/>
        </draw:polygon>
        <draw:polygon draw:style-name="gr24" draw:text-style-name="P22" draw:layer="layout" svg:width="0.134cm" svg:height="0.068cm" svg:x="4.608cm" svg:y="9.187cm" svg:viewBox="0 0 135 69" draw:points="67,69 0,69 0,0 135,0 135,69">
          <text:p/>
        </draw:polygon>
        <draw:polygon draw:style-name="gr24" draw:text-style-name="P22" draw:layer="layout" svg:width="0.134cm" svg:height="0.068cm" svg:x="4.608cm" svg:y="9.292cm" svg:viewBox="0 0 135 69" draw:points="67,69 0,69 0,0 135,0 135,69">
          <text:p/>
        </draw:polygon>
        <draw:polygon draw:style-name="gr24" draw:text-style-name="P22" draw:layer="layout" svg:width="0.134cm" svg:height="0.068cm" svg:x="4.608cm" svg:y="9.398cm" svg:viewBox="0 0 135 69" draw:points="67,69 0,69 0,0 135,0 135,69">
          <text:p/>
        </draw:polygon>
        <draw:polygon draw:style-name="gr24" draw:text-style-name="P22" draw:layer="layout" svg:width="0.134cm" svg:height="0.068cm" svg:x="4.608cm" svg:y="9.503cm" svg:viewBox="0 0 135 69" draw:points="67,69 0,69 0,0 135,0 135,69">
          <text:p/>
        </draw:polygon>
        <draw:polygon draw:style-name="gr24" draw:text-style-name="P22" draw:layer="layout" svg:width="0.134cm" svg:height="0.068cm" svg:x="4.608cm" svg:y="9.609cm" svg:viewBox="0 0 135 69" draw:points="67,69 0,69 0,0 135,0 135,69">
          <text:p/>
        </draw:polygon>
        <draw:polygon draw:style-name="gr17" draw:text-style-name="P14" draw:layer="layout" svg:width="0.134cm" svg:height="0.008cm" svg:x="4.608cm" svg:y="8.193cm" svg:viewBox="0 0 135 9" draw:points="67,9 0,9 0,0 135,0 135,9">
          <text:p/>
        </draw:polygon>
        <draw:polygon draw:style-name="gr17" draw:text-style-name="P14" draw:layer="layout" svg:width="0.134cm" svg:height="0.009cm" svg:x="4.608cm" svg:y="8.298cm" svg:viewBox="0 0 135 10" draw:points="67,10 0,10 0,0 135,0 135,10">
          <text:p/>
        </draw:polygon>
        <draw:polygon draw:style-name="gr17" draw:text-style-name="P14" draw:layer="layout" svg:width="0.134cm" svg:height="0.009cm" svg:x="4.608cm" svg:y="8.403cm" svg:viewBox="0 0 135 10" draw:points="67,10 0,10 0,0 135,0 135,10">
          <text:p/>
        </draw:polygon>
        <draw:polygon draw:style-name="gr17" draw:text-style-name="P14" draw:layer="layout" svg:width="0.134cm" svg:height="0.009cm" svg:x="4.608cm" svg:y="8.509cm" svg:viewBox="0 0 135 10" draw:points="67,10 0,10 0,0 135,0 135,10">
          <text:p/>
        </draw:polygon>
        <draw:polygon draw:style-name="gr17" draw:text-style-name="P14" draw:layer="layout" svg:width="0.134cm" svg:height="0.009cm" svg:x="4.608cm" svg:y="8.614cm" svg:viewBox="0 0 135 10" draw:points="67,10 0,10 0,0 135,0 135,10">
          <text:p/>
        </draw:polygon>
        <draw:polygon draw:style-name="gr17" draw:text-style-name="P14" draw:layer="layout" svg:width="0.134cm" svg:height="0.009cm" svg:x="4.608cm" svg:y="8.72cm" svg:viewBox="0 0 135 10" draw:points="67,10 0,10 0,0 135,0 135,10">
          <text:p/>
        </draw:polygon>
        <draw:polygon draw:style-name="gr17" draw:text-style-name="P14" draw:layer="layout" svg:width="0.134cm" svg:height="0.009cm" svg:x="4.608cm" svg:y="8.825cm" svg:viewBox="0 0 135 10" draw:points="67,10 0,10 0,0 135,0 135,10">
          <text:p/>
        </draw:polygon>
        <draw:polygon draw:style-name="gr17" draw:text-style-name="P14" draw:layer="layout" svg:width="0.134cm" svg:height="0.009cm" svg:x="4.608cm" svg:y="8.93cm" svg:viewBox="0 0 135 10" draw:points="67,10 0,10 0,0 135,0 135,10">
          <text:p/>
        </draw:polygon>
        <draw:polygon draw:style-name="gr17" draw:text-style-name="P14" draw:layer="layout" svg:width="0.134cm" svg:height="0.008cm" svg:x="4.608cm" svg:y="9.036cm" svg:viewBox="0 0 135 9" draw:points="67,9 0,9 0,0 135,0 135,9">
          <text:p/>
        </draw:polygon>
        <draw:polygon draw:style-name="gr17" draw:text-style-name="P14" draw:layer="layout" svg:width="0.134cm" svg:height="0.009cm" svg:x="4.608cm" svg:y="9.141cm" svg:viewBox="0 0 135 10" draw:points="67,10 0,10 0,0 135,0 135,10">
          <text:p/>
        </draw:polygon>
        <draw:polygon draw:style-name="gr17" draw:text-style-name="P14" draw:layer="layout" svg:width="0.134cm" svg:height="0.008cm" svg:x="4.608cm" svg:y="9.247cm" svg:viewBox="0 0 135 9" draw:points="67,9 0,9 0,0 135,0 135,9">
          <text:p/>
        </draw:polygon>
        <draw:polygon draw:style-name="gr17" draw:text-style-name="P14" draw:layer="layout" svg:width="0.134cm" svg:height="0.009cm" svg:x="4.608cm" svg:y="9.352cm" svg:viewBox="0 0 135 10" draw:points="67,10 0,10 0,0 135,0 135,10">
          <text:p/>
        </draw:polygon>
        <draw:polygon draw:style-name="gr17" draw:text-style-name="P14" draw:layer="layout" svg:width="0.134cm" svg:height="0.009cm" svg:x="4.608cm" svg:y="9.457cm" svg:viewBox="0 0 135 10" draw:points="67,10 0,10 0,0 135,0 135,10">
          <text:p/>
        </draw:polygon>
        <draw:polygon draw:style-name="gr17" draw:text-style-name="P14" draw:layer="layout" svg:width="0.134cm" svg:height="0.009cm" svg:x="4.608cm" svg:y="9.563cm" svg:viewBox="0 0 135 10" draw:points="67,10 0,10 0,0 135,0 135,10">
          <text:p/>
        </draw:polygon>
        <draw:polygon draw:style-name="gr17" draw:text-style-name="P14" draw:layer="layout" svg:width="0.134cm" svg:height="0.009cm" svg:x="4.608cm" svg:y="9.668cm" svg:viewBox="0 0 135 10" draw:points="67,10 0,10 0,0 135,0 135,10">
          <text:p/>
        </draw:polygon>
        <draw:polygon draw:style-name="gr23" draw:text-style-name="P2" draw:layer="layout" svg:width="0.134cm" svg:height="0.009cm" svg:x="4.608cm" svg:y="8.133cm" svg:viewBox="0 0 135 10" draw:points="67,10 0,10 0,0 135,0 135,10">
          <text:p/>
        </draw:polygon>
        <draw:polygon draw:style-name="gr23" draw:text-style-name="P2" draw:layer="layout" svg:width="0.134cm" svg:height="0.009cm" svg:x="4.608cm" svg:y="8.238cm" svg:viewBox="0 0 135 10" draw:points="67,10 0,10 0,0 135,0 135,10">
          <text:p/>
        </draw:polygon>
        <draw:polygon draw:style-name="gr23" draw:text-style-name="P2" draw:layer="layout" svg:width="0.134cm" svg:height="0.008cm" svg:x="4.608cm" svg:y="8.344cm" svg:viewBox="0 0 135 9" draw:points="67,9 0,9 0,0 135,0 135,9">
          <text:p/>
        </draw:polygon>
        <draw:polygon draw:style-name="gr23" draw:text-style-name="P2" draw:layer="layout" svg:width="0.134cm" svg:height="0.009cm" svg:x="4.608cm" svg:y="8.449cm" svg:viewBox="0 0 135 10" draw:points="67,10 0,10 0,0 135,0 135,10">
          <text:p/>
        </draw:polygon>
        <draw:polygon draw:style-name="gr23" draw:text-style-name="P2" draw:layer="layout" svg:width="0.134cm" svg:height="0.009cm" svg:x="4.608cm" svg:y="8.554cm" svg:viewBox="0 0 135 10" draw:points="67,10 0,10 0,0 135,0 135,10">
          <text:p/>
        </draw:polygon>
        <draw:polygon draw:style-name="gr23" draw:text-style-name="P2" draw:layer="layout" svg:width="0.134cm" svg:height="0.009cm" svg:x="4.608cm" svg:y="8.66cm" svg:viewBox="0 0 135 10" draw:points="67,10 0,10 0,0 135,0 135,10">
          <text:p/>
        </draw:polygon>
        <draw:polygon draw:style-name="gr23" draw:text-style-name="P2" draw:layer="layout" svg:width="0.134cm" svg:height="0.009cm" svg:x="4.608cm" svg:y="8.765cm" svg:viewBox="0 0 135 10" draw:points="67,10 0,10 0,0 135,0 135,10">
          <text:p/>
        </draw:polygon>
        <draw:polygon draw:style-name="gr23" draw:text-style-name="P2" draw:layer="layout" svg:width="0.134cm" svg:height="0.009cm" svg:x="4.608cm" svg:y="8.871cm" svg:viewBox="0 0 135 10" draw:points="67,10 0,10 0,0 135,0 135,10">
          <text:p/>
        </draw:polygon>
        <draw:polygon draw:style-name="gr23" draw:text-style-name="P2" draw:layer="layout" svg:width="0.134cm" svg:height="0.009cm" svg:x="4.608cm" svg:y="8.976cm" svg:viewBox="0 0 135 10" draw:points="67,10 0,10 0,0 135,0 135,10">
          <text:p/>
        </draw:polygon>
        <draw:polygon draw:style-name="gr23" draw:text-style-name="P2" draw:layer="layout" svg:width="0.134cm" svg:height="0.009cm" svg:x="4.608cm" svg:y="9.081cm" svg:viewBox="0 0 135 10" draw:points="67,10 0,10 0,0 135,0 135,10">
          <text:p/>
        </draw:polygon>
        <draw:polygon draw:style-name="gr23" draw:text-style-name="P2" draw:layer="layout" svg:width="0.134cm" svg:height="0.009cm" svg:x="4.608cm" svg:y="9.187cm" svg:viewBox="0 0 135 10" draw:points="67,10 0,10 0,0 135,0 135,10">
          <text:p/>
        </draw:polygon>
        <draw:polygon draw:style-name="gr23" draw:text-style-name="P2" draw:layer="layout" svg:width="0.134cm" svg:height="0.009cm" svg:x="4.608cm" svg:y="9.292cm" svg:viewBox="0 0 135 10" draw:points="67,10 0,10 0,0 135,0 135,10">
          <text:p/>
        </draw:polygon>
        <draw:polygon draw:style-name="gr23" draw:text-style-name="P2" draw:layer="layout" svg:width="0.134cm" svg:height="0.009cm" svg:x="4.608cm" svg:y="9.398cm" svg:viewBox="0 0 135 10" draw:points="67,10 0,10 0,0 135,0 135,10">
          <text:p/>
        </draw:polygon>
        <draw:polygon draw:style-name="gr23" draw:text-style-name="P2" draw:layer="layout" svg:width="0.134cm" svg:height="0.009cm" svg:x="4.608cm" svg:y="9.503cm" svg:viewBox="0 0 135 10" draw:points="67,10 0,10 0,0 135,0 135,10">
          <text:p/>
        </draw:polygon>
        <draw:polygon draw:style-name="gr23" draw:text-style-name="P2" draw:layer="layout" svg:width="0.134cm" svg:height="0.009cm" svg:x="4.608cm" svg:y="9.609cm" svg:viewBox="0 0 135 10" draw:points="67,10 0,10 0,0 135,0 135,10">
          <text:p/>
        </draw:polygon>
        <draw:polygon draw:style-name="gr23" draw:text-style-name="P2" draw:layer="layout" svg:width="0.134cm" svg:height="0.009cm" svg:x="4.187cm" svg:y="8.133cm" svg:viewBox="0 0 135 10" draw:points="67,10 0,10 0,0 135,0 135,10">
          <text:p/>
        </draw:polygon>
        <draw:polygon draw:style-name="gr23" draw:text-style-name="P2" draw:layer="layout" svg:width="0.134cm" svg:height="0.009cm" svg:x="4.187cm" svg:y="8.238cm" svg:viewBox="0 0 135 10" draw:points="67,10 0,10 0,0 135,0 135,10">
          <text:p/>
        </draw:polygon>
        <draw:polygon draw:style-name="gr23" draw:text-style-name="P2" draw:layer="layout" svg:width="0.134cm" svg:height="0.008cm" svg:x="4.187cm" svg:y="8.344cm" svg:viewBox="0 0 135 9" draw:points="67,9 0,9 0,0 135,0 135,9">
          <text:p/>
        </draw:polygon>
        <draw:polygon draw:style-name="gr23" draw:text-style-name="P2" draw:layer="layout" svg:width="0.134cm" svg:height="0.009cm" svg:x="4.187cm" svg:y="8.449cm" svg:viewBox="0 0 135 10" draw:points="67,10 0,10 0,0 135,0 135,10">
          <text:p/>
        </draw:polygon>
        <draw:polygon draw:style-name="gr23" draw:text-style-name="P2" draw:layer="layout" svg:width="0.134cm" svg:height="0.009cm" svg:x="4.187cm" svg:y="8.554cm" svg:viewBox="0 0 135 10" draw:points="67,10 0,10 0,0 135,0 135,10">
          <text:p/>
        </draw:polygon>
        <draw:polygon draw:style-name="gr23" draw:text-style-name="P2" draw:layer="layout" svg:width="0.134cm" svg:height="0.009cm" svg:x="4.187cm" svg:y="8.66cm" svg:viewBox="0 0 135 10" draw:points="67,10 0,10 0,0 135,0 135,10">
          <text:p/>
        </draw:polygon>
        <draw:polygon draw:style-name="gr23" draw:text-style-name="P2" draw:layer="layout" svg:width="0.134cm" svg:height="0.009cm" svg:x="4.187cm" svg:y="8.765cm" svg:viewBox="0 0 135 10" draw:points="67,10 0,10 0,0 135,0 135,10">
          <text:p/>
        </draw:polygon>
        <draw:polygon draw:style-name="gr23" draw:text-style-name="P2" draw:layer="layout" svg:width="0.134cm" svg:height="0.009cm" svg:x="4.187cm" svg:y="8.871cm" svg:viewBox="0 0 135 10" draw:points="67,10 0,10 0,0 135,0 135,10">
          <text:p/>
        </draw:polygon>
        <draw:polygon draw:style-name="gr23" draw:text-style-name="P2" draw:layer="layout" svg:width="0.134cm" svg:height="0.009cm" svg:x="4.187cm" svg:y="8.976cm" svg:viewBox="0 0 135 10" draw:points="67,10 0,10 0,0 135,0 135,10">
          <text:p/>
        </draw:polygon>
        <draw:polygon draw:style-name="gr23" draw:text-style-name="P2" draw:layer="layout" svg:width="0.134cm" svg:height="0.009cm" svg:x="4.187cm" svg:y="9.081cm" svg:viewBox="0 0 135 10" draw:points="67,10 0,10 0,0 135,0 135,10">
          <text:p/>
        </draw:polygon>
        <draw:polygon draw:style-name="gr23" draw:text-style-name="P2" draw:layer="layout" svg:width="0.134cm" svg:height="0.009cm" svg:x="4.187cm" svg:y="9.187cm" svg:viewBox="0 0 135 10" draw:points="67,10 0,10 0,0 135,0 135,10">
          <text:p/>
        </draw:polygon>
        <draw:polygon draw:style-name="gr23" draw:text-style-name="P2" draw:layer="layout" svg:width="0.134cm" svg:height="0.009cm" svg:x="4.187cm" svg:y="9.292cm" svg:viewBox="0 0 135 10" draw:points="67,10 0,10 0,0 135,0 135,10">
          <text:p/>
        </draw:polygon>
        <draw:polygon draw:style-name="gr23" draw:text-style-name="P2" draw:layer="layout" svg:width="0.134cm" svg:height="0.009cm" svg:x="4.187cm" svg:y="9.398cm" svg:viewBox="0 0 135 10" draw:points="67,10 0,10 0,0 135,0 135,10">
          <text:p/>
        </draw:polygon>
        <draw:polygon draw:style-name="gr23" draw:text-style-name="P2" draw:layer="layout" svg:width="0.134cm" svg:height="0.009cm" svg:x="4.187cm" svg:y="9.503cm" svg:viewBox="0 0 135 10" draw:points="67,10 0,10 0,0 135,0 135,10">
          <text:p/>
        </draw:polygon>
        <draw:polygon draw:style-name="gr23" draw:text-style-name="P2" draw:layer="layout" svg:width="0.134cm" svg:height="0.009cm" svg:x="4.187cm" svg:y="9.609cm" svg:viewBox="0 0 135 10" draw:points="67,10 0,10 0,0 135,0 135,10">
          <text:p/>
        </draw:polygon>
        <draw:polygon draw:style-name="gr17" draw:text-style-name="P14" draw:layer="layout" svg:width="0.134cm" svg:height="0.008cm" svg:x="4.187cm" svg:y="8.193cm" svg:viewBox="0 0 135 9" draw:points="67,9 0,9 0,0 135,0 135,9">
          <text:p/>
        </draw:polygon>
        <draw:polygon draw:style-name="gr17" draw:text-style-name="P14" draw:layer="layout" svg:width="0.134cm" svg:height="0.009cm" svg:x="4.187cm" svg:y="8.298cm" svg:viewBox="0 0 135 10" draw:points="67,10 0,10 0,0 135,0 135,10">
          <text:p/>
        </draw:polygon>
        <draw:polygon draw:style-name="gr17" draw:text-style-name="P14" draw:layer="layout" svg:width="0.134cm" svg:height="0.009cm" svg:x="4.187cm" svg:y="8.403cm" svg:viewBox="0 0 135 10" draw:points="67,10 0,10 0,0 135,0 135,10">
          <text:p/>
        </draw:polygon>
        <draw:polygon draw:style-name="gr17" draw:text-style-name="P14" draw:layer="layout" svg:width="0.134cm" svg:height="0.009cm" svg:x="4.187cm" svg:y="8.509cm" svg:viewBox="0 0 135 10" draw:points="67,10 0,10 0,0 135,0 135,10">
          <text:p/>
        </draw:polygon>
        <draw:polygon draw:style-name="gr17" draw:text-style-name="P14" draw:layer="layout" svg:width="0.134cm" svg:height="0.009cm" svg:x="4.187cm" svg:y="8.614cm" svg:viewBox="0 0 135 10" draw:points="67,10 0,10 0,0 135,0 135,10">
          <text:p/>
        </draw:polygon>
        <draw:polygon draw:style-name="gr17" draw:text-style-name="P14" draw:layer="layout" svg:width="0.134cm" svg:height="0.009cm" svg:x="4.187cm" svg:y="8.72cm" svg:viewBox="0 0 135 10" draw:points="67,10 0,10 0,0 135,0 135,10">
          <text:p/>
        </draw:polygon>
        <draw:polygon draw:style-name="gr17" draw:text-style-name="P14" draw:layer="layout" svg:width="0.134cm" svg:height="0.009cm" svg:x="4.187cm" svg:y="8.825cm" svg:viewBox="0 0 135 10" draw:points="67,10 0,10 0,0 135,0 135,10">
          <text:p/>
        </draw:polygon>
        <draw:polygon draw:style-name="gr17" draw:text-style-name="P14" draw:layer="layout" svg:width="0.134cm" svg:height="0.009cm" svg:x="4.187cm" svg:y="8.93cm" svg:viewBox="0 0 135 10" draw:points="67,10 0,10 0,0 135,0 135,10">
          <text:p/>
        </draw:polygon>
        <draw:polygon draw:style-name="gr17" draw:text-style-name="P14" draw:layer="layout" svg:width="0.134cm" svg:height="0.008cm" svg:x="4.187cm" svg:y="9.036cm" svg:viewBox="0 0 135 9" draw:points="67,9 0,9 0,0 135,0 135,9">
          <text:p/>
        </draw:polygon>
        <draw:polygon draw:style-name="gr17" draw:text-style-name="P14" draw:layer="layout" svg:width="0.134cm" svg:height="0.009cm" svg:x="4.187cm" svg:y="9.141cm" svg:viewBox="0 0 135 10" draw:points="67,10 0,10 0,0 135,0 135,10">
          <text:p/>
        </draw:polygon>
        <draw:polygon draw:style-name="gr17" draw:text-style-name="P14" draw:layer="layout" svg:width="0.134cm" svg:height="0.008cm" svg:x="4.187cm" svg:y="9.247cm" svg:viewBox="0 0 135 9" draw:points="67,9 0,9 0,0 135,0 135,9">
          <text:p/>
        </draw:polygon>
        <draw:polygon draw:style-name="gr17" draw:text-style-name="P14" draw:layer="layout" svg:width="0.134cm" svg:height="0.009cm" svg:x="4.187cm" svg:y="9.352cm" svg:viewBox="0 0 135 10" draw:points="67,10 0,10 0,0 135,0 135,10">
          <text:p/>
        </draw:polygon>
        <draw:polygon draw:style-name="gr17" draw:text-style-name="P14" draw:layer="layout" svg:width="0.134cm" svg:height="0.009cm" svg:x="4.187cm" svg:y="9.457cm" svg:viewBox="0 0 135 10" draw:points="67,10 0,10 0,0 135,0 135,10">
          <text:p/>
        </draw:polygon>
        <draw:polygon draw:style-name="gr17" draw:text-style-name="P14" draw:layer="layout" svg:width="0.134cm" svg:height="0.009cm" svg:x="4.187cm" svg:y="9.563cm" svg:viewBox="0 0 135 10" draw:points="67,10 0,10 0,0 135,0 135,10">
          <text:p/>
        </draw:polygon>
        <draw:polygon draw:style-name="gr17" draw:text-style-name="P14" draw:layer="layout" svg:width="0.134cm" svg:height="0.009cm" svg:x="4.187cm" svg:y="9.668cm" svg:viewBox="0 0 135 10" draw:points="67,10 0,10 0,0 135,0 135,10">
          <text:p/>
        </draw:polygon>
        <draw:polygon draw:style-name="gr11" draw:text-style-name="P11" draw:layer="layout" svg:width="0.414cm" svg:height="2.336cm" svg:x="4.321cm" svg:y="7.754cm" svg:viewBox="0 0 415 2337" draw:points="294,2337 294,1836 415,1836 415,501 294,501 294,0 0,0 0,2337">
          <text:p/>
        </draw:polygon>
        <draw:polygon draw:style-name="gr22" draw:text-style-name="P21" draw:layer="layout" svg:width="0.293cm" svg:height="0.02cm" svg:x="4.321cm" svg:y="10.071cm" svg:viewBox="0 0 294 21" draw:points="0,0 294,0 294,21 0,21">
          <text:p/>
        </draw:polygon>
        <draw:polygon draw:style-name="gr40" draw:text-style-name="P34" draw:layer="layout" svg:width="0.091cm" svg:height="1.789cm" svg:x="4.36cm" svg:y="8.027cm" svg:viewBox="0 0 92 1790" draw:points="46,1790 0,1790 0,0 92,0 92,1790">
          <text:p/>
        </draw:polygon>
        <draw:polygon draw:style-name="gr22" draw:text-style-name="P21" draw:layer="layout" svg:width="0.12cm" svg:height="0.02cm" svg:x="4.614cm" svg:y="9.568cm" svg:viewBox="0 0 121 21" draw:points="61,21 0,21 0,0 121,0 121,21">
          <text:p/>
        </draw:polygon>
        <draw:polygon draw:style-name="gr23" draw:text-style-name="P2" draw:layer="layout" svg:width="0.293cm" svg:height="0.02cm" svg:x="4.321cm" svg:y="7.754cm" svg:viewBox="0 0 294 21" draw:points="0,0 294,0 294,21 0,21">
          <text:p/>
        </draw:polygon>
        <draw:polygon draw:style-name="gr23" draw:text-style-name="P2" draw:layer="layout" svg:width="0.12cm" svg:height="0.02cm" svg:x="4.614cm" svg:y="8.255cm" svg:viewBox="0 0 121 21" draw:points="61,21 0,21 0,0 121,0 121,21">
          <text:p/>
        </draw:polygon>
        <draw:polygon draw:style-name="gr23" draw:text-style-name="P2" draw:layer="layout" svg:width="0.091cm" svg:height="0.02cm" svg:x="4.36cm" svg:y="8.007cm" svg:viewBox="0 0 92 21" draw:points="46,21 0,21 0,0 92,0 92,21">
          <text:p/>
        </draw:polygon>
        <draw:polygon draw:style-name="gr22" draw:text-style-name="P21" draw:layer="layout" svg:width="0.091cm" svg:height="0.013cm" svg:x="4.36cm" svg:y="9.815cm" svg:viewBox="0 0 92 14" draw:points="46,14 0,14 0,0 92,0 92,14">
          <text:p/>
        </draw:polygon>
        <draw:polygon draw:style-name="gr24" draw:text-style-name="P22" draw:layer="layout" svg:width="0.134cm" svg:height="0.068cm" svg:x="0.541cm" svg:y="8.067cm" svg:viewBox="0 0 135 69" draw:points="67,69 0,69 0,0 135,0 135,69">
          <text:p/>
        </draw:polygon>
        <draw:polygon draw:style-name="gr24" draw:text-style-name="P22" draw:layer="layout" svg:width="0.134cm" svg:height="0.068cm" svg:x="0.541cm" svg:y="7.961cm" svg:viewBox="0 0 135 69" draw:points="67,69 0,69 0,0 135,0 135,69">
          <text:p/>
        </draw:polygon>
        <draw:polygon draw:style-name="gr24" draw:text-style-name="P22" draw:layer="layout" svg:width="0.134cm" svg:height="0.068cm" svg:x="0.541cm" svg:y="7.856cm" svg:viewBox="0 0 135 69" draw:points="67,69 0,69 0,0 135,0 135,69">
          <text:p/>
        </draw:polygon>
        <draw:polygon draw:style-name="gr24" draw:text-style-name="P22" draw:layer="layout" svg:width="0.134cm" svg:height="0.068cm" svg:x="0.541cm" svg:y="7.751cm" svg:viewBox="0 0 135 69" draw:points="67,69 0,69 0,0 135,0 135,69">
          <text:p/>
        </draw:polygon>
        <draw:polygon draw:style-name="gr24" draw:text-style-name="P22" draw:layer="layout" svg:width="0.134cm" svg:height="0.068cm" svg:x="0.541cm" svg:y="7.645cm" svg:viewBox="0 0 135 69" draw:points="67,69 0,69 0,0 135,0 135,69">
          <text:p/>
        </draw:polygon>
        <draw:polygon draw:style-name="gr24" draw:text-style-name="P22" draw:layer="layout" svg:width="0.134cm" svg:height="0.068cm" svg:x="0.541cm" svg:y="7.54cm" svg:viewBox="0 0 135 69" draw:points="67,69 0,69 0,0 135,0 135,69">
          <text:p/>
        </draw:polygon>
        <draw:polygon draw:style-name="gr24" draw:text-style-name="P22" draw:layer="layout" svg:width="0.134cm" svg:height="0.068cm" svg:x="0.541cm" svg:y="7.434cm" svg:viewBox="0 0 135 69" draw:points="67,69 0,69 0,0 135,0 135,69">
          <text:p/>
        </draw:polygon>
        <draw:polygon draw:style-name="gr24" draw:text-style-name="P22" draw:layer="layout" svg:width="0.134cm" svg:height="0.068cm" svg:x="0.541cm" svg:y="7.329cm" svg:viewBox="0 0 135 69" draw:points="67,69 0,69 0,0 135,0 135,69">
          <text:p/>
        </draw:polygon>
        <draw:polygon draw:style-name="gr24" draw:text-style-name="P22" draw:layer="layout" svg:width="0.134cm" svg:height="0.068cm" svg:x="0.541cm" svg:y="7.223cm" svg:viewBox="0 0 135 69" draw:points="67,69 0,69 0,0 135,0 135,69">
          <text:p/>
        </draw:polygon>
        <draw:polygon draw:style-name="gr24" draw:text-style-name="P22" draw:layer="layout" svg:width="0.134cm" svg:height="0.068cm" svg:x="0.541cm" svg:y="7.118cm" svg:viewBox="0 0 135 69" draw:points="67,69 0,69 0,0 135,0 135,69">
          <text:p/>
        </draw:polygon>
        <draw:polygon draw:style-name="gr24" draw:text-style-name="P22" draw:layer="layout" svg:width="0.134cm" svg:height="0.068cm" svg:x="0.541cm" svg:y="7.013cm" svg:viewBox="0 0 135 69" draw:points="67,69 0,69 0,0 135,0 135,69">
          <text:p/>
        </draw:polygon>
        <draw:polygon draw:style-name="gr24" draw:text-style-name="P22" draw:layer="layout" svg:width="0.134cm" svg:height="0.068cm" svg:x="0.541cm" svg:y="6.907cm" svg:viewBox="0 0 135 69" draw:points="67,69 0,69 0,0 135,0 135,69">
          <text:p/>
        </draw:polygon>
        <draw:polygon draw:style-name="gr24" draw:text-style-name="P22" draw:layer="layout" svg:width="0.134cm" svg:height="0.068cm" svg:x="0.541cm" svg:y="6.802cm" svg:viewBox="0 0 135 69" draw:points="67,69 0,69 0,0 135,0 135,69">
          <text:p/>
        </draw:polygon>
        <draw:polygon draw:style-name="gr24" draw:text-style-name="P22" draw:layer="layout" svg:width="0.134cm" svg:height="0.068cm" svg:x="0.541cm" svg:y="6.696cm" svg:viewBox="0 0 135 69" draw:points="67,69 0,69 0,0 135,0 135,69">
          <text:p/>
        </draw:polygon>
        <draw:polygon draw:style-name="gr24" draw:text-style-name="P22" draw:layer="layout" svg:width="0.134cm" svg:height="0.068cm" svg:x="0.541cm" svg:y="6.591cm" svg:viewBox="0 0 135 69" draw:points="67,69 0,69 0,0 135,0 135,69">
          <text:p/>
        </draw:polygon>
        <draw:polygon draw:style-name="gr24" draw:text-style-name="P22" draw:layer="layout" svg:width="0.134cm" svg:height="0.068cm" svg:x="0.121cm" svg:y="8.067cm" svg:viewBox="0 0 135 69" draw:points="67,69 0,69 0,0 135,0 135,69">
          <text:p/>
        </draw:polygon>
        <draw:polygon draw:style-name="gr24" draw:text-style-name="P22" draw:layer="layout" svg:width="0.134cm" svg:height="0.068cm" svg:x="0.121cm" svg:y="7.961cm" svg:viewBox="0 0 135 69" draw:points="67,69 0,69 0,0 135,0 135,69">
          <text:p/>
        </draw:polygon>
        <draw:polygon draw:style-name="gr24" draw:text-style-name="P22" draw:layer="layout" svg:width="0.134cm" svg:height="0.068cm" svg:x="0.121cm" svg:y="7.856cm" svg:viewBox="0 0 135 69" draw:points="67,69 0,69 0,0 135,0 135,69">
          <text:p/>
        </draw:polygon>
        <draw:polygon draw:style-name="gr24" draw:text-style-name="P22" draw:layer="layout" svg:width="0.134cm" svg:height="0.068cm" svg:x="0.121cm" svg:y="7.751cm" svg:viewBox="0 0 135 69" draw:points="67,69 0,69 0,0 135,0 135,69">
          <text:p/>
        </draw:polygon>
        <draw:polygon draw:style-name="gr24" draw:text-style-name="P22" draw:layer="layout" svg:width="0.134cm" svg:height="0.068cm" svg:x="0.121cm" svg:y="7.645cm" svg:viewBox="0 0 135 69" draw:points="67,69 0,69 0,0 135,0 135,69">
          <text:p/>
        </draw:polygon>
        <draw:polygon draw:style-name="gr24" draw:text-style-name="P22" draw:layer="layout" svg:width="0.134cm" svg:height="0.068cm" svg:x="0.121cm" svg:y="7.54cm" svg:viewBox="0 0 135 69" draw:points="67,69 0,69 0,0 135,0 135,69">
          <text:p/>
        </draw:polygon>
        <draw:polygon draw:style-name="gr24" draw:text-style-name="P22" draw:layer="layout" svg:width="0.134cm" svg:height="0.068cm" svg:x="0.121cm" svg:y="7.434cm" svg:viewBox="0 0 135 69" draw:points="67,69 0,69 0,0 135,0 135,69">
          <text:p/>
        </draw:polygon>
        <draw:polygon draw:style-name="gr24" draw:text-style-name="P22" draw:layer="layout" svg:width="0.134cm" svg:height="0.068cm" svg:x="0.121cm" svg:y="7.329cm" svg:viewBox="0 0 135 69" draw:points="67,69 0,69 0,0 135,0 135,69">
          <text:p/>
        </draw:polygon>
        <draw:polygon draw:style-name="gr24" draw:text-style-name="P22" draw:layer="layout" svg:width="0.134cm" svg:height="0.068cm" svg:x="0.121cm" svg:y="7.223cm" svg:viewBox="0 0 135 69" draw:points="67,69 0,69 0,0 135,0 135,69">
          <text:p/>
        </draw:polygon>
        <draw:polygon draw:style-name="gr24" draw:text-style-name="P22" draw:layer="layout" svg:width="0.134cm" svg:height="0.068cm" svg:x="0.121cm" svg:y="7.118cm" svg:viewBox="0 0 135 69" draw:points="67,69 0,69 0,0 135,0 135,69">
          <text:p/>
        </draw:polygon>
        <draw:polygon draw:style-name="gr24" draw:text-style-name="P22" draw:layer="layout" svg:width="0.134cm" svg:height="0.068cm" svg:x="0.121cm" svg:y="7.013cm" svg:viewBox="0 0 135 69" draw:points="67,69 0,69 0,0 135,0 135,69">
          <text:p/>
        </draw:polygon>
        <draw:polygon draw:style-name="gr24" draw:text-style-name="P22" draw:layer="layout" svg:width="0.134cm" svg:height="0.068cm" svg:x="0.121cm" svg:y="6.907cm" svg:viewBox="0 0 135 69" draw:points="67,69 0,69 0,0 135,0 135,69">
          <text:p/>
        </draw:polygon>
        <draw:polygon draw:style-name="gr24" draw:text-style-name="P22" draw:layer="layout" svg:width="0.134cm" svg:height="0.068cm" svg:x="0.121cm" svg:y="6.802cm" svg:viewBox="0 0 135 69" draw:points="67,69 0,69 0,0 135,0 135,69">
          <text:p/>
        </draw:polygon>
        <draw:polygon draw:style-name="gr24" draw:text-style-name="P22" draw:layer="layout" svg:width="0.134cm" svg:height="0.068cm" svg:x="0.121cm" svg:y="6.696cm" svg:viewBox="0 0 135 69" draw:points="67,69 0,69 0,0 135,0 135,69">
          <text:p/>
        </draw:polygon>
        <draw:polygon draw:style-name="gr24" draw:text-style-name="P22" draw:layer="layout" svg:width="0.134cm" svg:height="0.068cm" svg:x="0.121cm" svg:y="6.591cm" svg:viewBox="0 0 135 69" draw:points="67,69 0,69 0,0 135,0 135,69">
          <text:p/>
        </draw:polygon>
        <draw:polygon draw:style-name="gr17" draw:text-style-name="P14" draw:layer="layout" svg:width="0.134cm" svg:height="0.009cm" svg:x="0.121cm" svg:y="8.067cm" svg:viewBox="0 0 135 10" draw:points="67,10 0,10 0,0 135,0 135,10">
          <text:p/>
        </draw:polygon>
        <draw:polygon draw:style-name="gr17" draw:text-style-name="P14" draw:layer="layout" svg:width="0.134cm" svg:height="0.009cm" svg:x="0.121cm" svg:y="7.961cm" svg:viewBox="0 0 135 10" draw:points="67,10 0,10 0,0 135,0 135,10">
          <text:p/>
        </draw:polygon>
        <draw:polygon draw:style-name="gr17" draw:text-style-name="P14" draw:layer="layout" svg:width="0.134cm" svg:height="0.009cm" svg:x="0.121cm" svg:y="7.856cm" svg:viewBox="0 0 135 10" draw:points="67,10 0,10 0,0 135,0 135,10">
          <text:p/>
        </draw:polygon>
        <draw:polygon draw:style-name="gr17" draw:text-style-name="P14" draw:layer="layout" svg:width="0.134cm" svg:height="0.009cm" svg:x="0.121cm" svg:y="7.751cm" svg:viewBox="0 0 135 10" draw:points="67,10 0,10 0,0 135,0 135,10">
          <text:p/>
        </draw:polygon>
        <draw:polygon draw:style-name="gr17" draw:text-style-name="P14" draw:layer="layout" svg:width="0.134cm" svg:height="0.009cm" svg:x="0.121cm" svg:y="7.645cm" svg:viewBox="0 0 135 10" draw:points="67,10 0,10 0,0 135,0 135,10">
          <text:p/>
        </draw:polygon>
        <draw:polygon draw:style-name="gr17" draw:text-style-name="P14" draw:layer="layout" svg:width="0.134cm" svg:height="0.009cm" svg:x="0.121cm" svg:y="7.54cm" svg:viewBox="0 0 135 10" draw:points="67,10 0,10 0,0 135,0 135,10">
          <text:p/>
        </draw:polygon>
        <draw:polygon draw:style-name="gr17" draw:text-style-name="P14" draw:layer="layout" svg:width="0.134cm" svg:height="0.009cm" svg:x="0.121cm" svg:y="7.434cm" svg:viewBox="0 0 135 10" draw:points="67,10 0,10 0,0 135,0 135,10">
          <text:p/>
        </draw:polygon>
        <draw:polygon draw:style-name="gr17" draw:text-style-name="P14" draw:layer="layout" svg:width="0.134cm" svg:height="0.009cm" svg:x="0.121cm" svg:y="7.329cm" svg:viewBox="0 0 135 10" draw:points="67,10 0,10 0,0 135,0 135,10">
          <text:p/>
        </draw:polygon>
        <draw:polygon draw:style-name="gr17" draw:text-style-name="P14" draw:layer="layout" svg:width="0.134cm" svg:height="0.009cm" svg:x="0.121cm" svg:y="7.223cm" svg:viewBox="0 0 135 10" draw:points="67,10 0,10 0,0 135,0 135,10">
          <text:p/>
        </draw:polygon>
        <draw:polygon draw:style-name="gr17" draw:text-style-name="P14" draw:layer="layout" svg:width="0.134cm" svg:height="0.009cm" svg:x="0.121cm" svg:y="7.118cm" svg:viewBox="0 0 135 10" draw:points="67,10 0,10 0,0 135,0 135,10">
          <text:p/>
        </draw:polygon>
        <draw:polygon draw:style-name="gr17" draw:text-style-name="P14" draw:layer="layout" svg:width="0.134cm" svg:height="0.009cm" svg:x="0.121cm" svg:y="7.013cm" svg:viewBox="0 0 135 10" draw:points="67,10 0,10 0,0 135,0 135,10">
          <text:p/>
        </draw:polygon>
        <draw:polygon draw:style-name="gr17" draw:text-style-name="P14" draw:layer="layout" svg:width="0.134cm" svg:height="0.009cm" svg:x="0.121cm" svg:y="6.907cm" svg:viewBox="0 0 135 10" draw:points="67,10 0,10 0,0 135,0 135,10">
          <text:p/>
        </draw:polygon>
        <draw:polygon draw:style-name="gr17" draw:text-style-name="P14" draw:layer="layout" svg:width="0.134cm" svg:height="0.009cm" svg:x="0.121cm" svg:y="6.802cm" svg:viewBox="0 0 135 10" draw:points="67,10 0,10 0,0 135,0 135,10">
          <text:p/>
        </draw:polygon>
        <draw:polygon draw:style-name="gr17" draw:text-style-name="P14" draw:layer="layout" svg:width="0.134cm" svg:height="0.009cm" svg:x="0.121cm" svg:y="6.696cm" svg:viewBox="0 0 135 10" draw:points="67,10 0,10 0,0 135,0 135,10">
          <text:p/>
        </draw:polygon>
        <draw:polygon draw:style-name="gr17" draw:text-style-name="P14" draw:layer="layout" svg:width="0.134cm" svg:height="0.009cm" svg:x="0.121cm" svg:y="6.591cm" svg:viewBox="0 0 135 10" draw:points="67,10 0,10 0,0 135,0 135,10">
          <text:p/>
        </draw:polygon>
        <draw:polygon draw:style-name="gr23" draw:text-style-name="P2" draw:layer="layout" svg:width="0.134cm" svg:height="0.009cm" svg:x="0.121cm" svg:y="8.127cm" svg:viewBox="0 0 135 10" draw:points="67,10 0,10 0,0 135,0 135,10">
          <text:p/>
        </draw:polygon>
        <draw:polygon draw:style-name="gr23" draw:text-style-name="P2" draw:layer="layout" svg:width="0.134cm" svg:height="0.009cm" svg:x="0.121cm" svg:y="8.021cm" svg:viewBox="0 0 135 10" draw:points="67,10 0,10 0,0 135,0 135,10">
          <text:p/>
        </draw:polygon>
        <draw:polygon draw:style-name="gr23" draw:text-style-name="P2" draw:layer="layout" svg:width="0.134cm" svg:height="0.008cm" svg:x="0.121cm" svg:y="7.916cm" svg:viewBox="0 0 135 9" draw:points="67,9 0,9 0,0 135,0 135,9">
          <text:p/>
        </draw:polygon>
        <draw:polygon draw:style-name="gr23" draw:text-style-name="P2" draw:layer="layout" svg:width="0.134cm" svg:height="0.008cm" svg:x="0.121cm" svg:y="7.81cm" svg:viewBox="0 0 135 9" draw:points="67,9 0,9 0,0 135,0 135,9">
          <text:p/>
        </draw:polygon>
        <draw:polygon draw:style-name="gr23" draw:text-style-name="P2" draw:layer="layout" svg:width="0.134cm" svg:height="0.009cm" svg:x="0.121cm" svg:y="7.705cm" svg:viewBox="0 0 135 10" draw:points="67,10 0,10 0,0 135,0 135,10">
          <text:p/>
        </draw:polygon>
        <draw:polygon draw:style-name="gr23" draw:text-style-name="P2" draw:layer="layout" svg:width="0.134cm" svg:height="0.009cm" svg:x="0.121cm" svg:y="7.599cm" svg:viewBox="0 0 135 10" draw:points="67,10 0,10 0,0 135,0 135,10">
          <text:p/>
        </draw:polygon>
        <draw:polygon draw:style-name="gr23" draw:text-style-name="P2" draw:layer="layout" svg:width="0.134cm" svg:height="0.008cm" svg:x="0.121cm" svg:y="7.494cm" svg:viewBox="0 0 135 9" draw:points="67,9 0,9 0,0 135,0 135,9">
          <text:p/>
        </draw:polygon>
        <draw:polygon draw:style-name="gr23" draw:text-style-name="P2" draw:layer="layout" svg:width="0.134cm" svg:height="0.008cm" svg:x="0.121cm" svg:y="7.389cm" svg:viewBox="0 0 135 9" draw:points="67,9 0,9 0,0 135,0 135,9">
          <text:p/>
        </draw:polygon>
        <draw:polygon draw:style-name="gr23" draw:text-style-name="P2" draw:layer="layout" svg:width="0.134cm" svg:height="0.009cm" svg:x="0.121cm" svg:y="7.283cm" svg:viewBox="0 0 135 10" draw:points="67,10 0,10 0,0 135,0 135,10">
          <text:p/>
        </draw:polygon>
        <draw:polygon draw:style-name="gr23" draw:text-style-name="P2" draw:layer="layout" svg:width="0.134cm" svg:height="0.009cm" svg:x="0.121cm" svg:y="7.178cm" svg:viewBox="0 0 135 10" draw:points="67,10 0,10 0,0 135,0 135,10">
          <text:p/>
        </draw:polygon>
        <draw:polygon draw:style-name="gr23" draw:text-style-name="P2" draw:layer="layout" svg:width="0.134cm" svg:height="0.009cm" svg:x="0.121cm" svg:y="7.072cm" svg:viewBox="0 0 135 10" draw:points="67,10 0,10 0,0 135,0 135,10">
          <text:p/>
        </draw:polygon>
        <draw:polygon draw:style-name="gr23" draw:text-style-name="P2" draw:layer="layout" svg:width="0.134cm" svg:height="0.009cm" svg:x="0.121cm" svg:y="6.967cm" svg:viewBox="0 0 135 10" draw:points="67,10 0,10 0,0 135,0 135,10">
          <text:p/>
        </draw:polygon>
        <draw:polygon draw:style-name="gr23" draw:text-style-name="P2" draw:layer="layout" svg:width="0.134cm" svg:height="0.009cm" svg:x="0.121cm" svg:y="6.862cm" svg:viewBox="0 0 135 10" draw:points="67,10 0,10 0,0 135,0 135,10">
          <text:p/>
        </draw:polygon>
        <draw:polygon draw:style-name="gr23" draw:text-style-name="P2" draw:layer="layout" svg:width="0.134cm" svg:height="0.009cm" svg:x="0.121cm" svg:y="6.756cm" svg:viewBox="0 0 135 10" draw:points="67,10 0,10 0,0 135,0 135,10">
          <text:p/>
        </draw:polygon>
        <draw:polygon draw:style-name="gr23" draw:text-style-name="P2" draw:layer="layout" svg:width="0.134cm" svg:height="0.009cm" svg:x="0.121cm" svg:y="6.651cm" svg:viewBox="0 0 135 10" draw:points="67,10 0,10 0,0 135,0 135,10">
          <text:p/>
        </draw:polygon>
        <draw:polygon draw:style-name="gr23" draw:text-style-name="P2" draw:layer="layout" svg:width="0.134cm" svg:height="0.009cm" svg:x="0.541cm" svg:y="8.127cm" svg:viewBox="0 0 135 10" draw:points="67,10 0,10 0,0 135,0 135,10">
          <text:p/>
        </draw:polygon>
        <draw:polygon draw:style-name="gr23" draw:text-style-name="P2" draw:layer="layout" svg:width="0.134cm" svg:height="0.009cm" svg:x="0.541cm" svg:y="8.021cm" svg:viewBox="0 0 135 10" draw:points="67,10 0,10 0,0 135,0 135,10">
          <text:p/>
        </draw:polygon>
        <draw:polygon draw:style-name="gr23" draw:text-style-name="P2" draw:layer="layout" svg:width="0.134cm" svg:height="0.008cm" svg:x="0.541cm" svg:y="7.916cm" svg:viewBox="0 0 135 9" draw:points="67,9 0,9 0,0 135,0 135,9">
          <text:p/>
        </draw:polygon>
        <draw:polygon draw:style-name="gr23" draw:text-style-name="P2" draw:layer="layout" svg:width="0.134cm" svg:height="0.008cm" svg:x="0.541cm" svg:y="7.81cm" svg:viewBox="0 0 135 9" draw:points="67,9 0,9 0,0 135,0 135,9">
          <text:p/>
        </draw:polygon>
        <draw:polygon draw:style-name="gr23" draw:text-style-name="P2" draw:layer="layout" svg:width="0.134cm" svg:height="0.009cm" svg:x="0.541cm" svg:y="7.705cm" svg:viewBox="0 0 135 10" draw:points="67,10 0,10 0,0 135,0 135,10">
          <text:p/>
        </draw:polygon>
        <draw:polygon draw:style-name="gr23" draw:text-style-name="P2" draw:layer="layout" svg:width="0.134cm" svg:height="0.009cm" svg:x="0.541cm" svg:y="7.599cm" svg:viewBox="0 0 135 10" draw:points="67,10 0,10 0,0 135,0 135,10">
          <text:p/>
        </draw:polygon>
        <draw:polygon draw:style-name="gr23" draw:text-style-name="P2" draw:layer="layout" svg:width="0.134cm" svg:height="0.008cm" svg:x="0.541cm" svg:y="7.494cm" svg:viewBox="0 0 135 9" draw:points="67,9 0,9 0,0 135,0 135,9">
          <text:p/>
        </draw:polygon>
        <draw:polygon draw:style-name="gr23" draw:text-style-name="P2" draw:layer="layout" svg:width="0.134cm" svg:height="0.008cm" svg:x="0.541cm" svg:y="7.389cm" svg:viewBox="0 0 135 9" draw:points="67,9 0,9 0,0 135,0 135,9">
          <text:p/>
        </draw:polygon>
        <draw:polygon draw:style-name="gr23" draw:text-style-name="P2" draw:layer="layout" svg:width="0.134cm" svg:height="0.009cm" svg:x="0.541cm" svg:y="7.283cm" svg:viewBox="0 0 135 10" draw:points="67,10 0,10 0,0 135,0 135,10">
          <text:p/>
        </draw:polygon>
        <draw:polygon draw:style-name="gr23" draw:text-style-name="P2" draw:layer="layout" svg:width="0.134cm" svg:height="0.009cm" svg:x="0.541cm" svg:y="7.178cm" svg:viewBox="0 0 135 10" draw:points="67,10 0,10 0,0 135,0 135,10">
          <text:p/>
        </draw:polygon>
        <draw:polygon draw:style-name="gr23" draw:text-style-name="P2" draw:layer="layout" svg:width="0.134cm" svg:height="0.009cm" svg:x="0.541cm" svg:y="7.072cm" svg:viewBox="0 0 135 10" draw:points="67,10 0,10 0,0 135,0 135,10">
          <text:p/>
        </draw:polygon>
        <draw:polygon draw:style-name="gr23" draw:text-style-name="P2" draw:layer="layout" svg:width="0.134cm" svg:height="0.009cm" svg:x="0.541cm" svg:y="6.967cm" svg:viewBox="0 0 135 10" draw:points="67,10 0,10 0,0 135,0 135,10">
          <text:p/>
        </draw:polygon>
        <draw:polygon draw:style-name="gr23" draw:text-style-name="P2" draw:layer="layout" svg:width="0.134cm" svg:height="0.009cm" svg:x="0.541cm" svg:y="6.862cm" svg:viewBox="0 0 135 10" draw:points="67,10 0,10 0,0 135,0 135,10">
          <text:p/>
        </draw:polygon>
        <draw:polygon draw:style-name="gr23" draw:text-style-name="P2" draw:layer="layout" svg:width="0.134cm" svg:height="0.009cm" svg:x="0.541cm" svg:y="6.756cm" svg:viewBox="0 0 135 10" draw:points="67,10 0,10 0,0 135,0 135,10">
          <text:p/>
        </draw:polygon>
        <draw:polygon draw:style-name="gr23" draw:text-style-name="P2" draw:layer="layout" svg:width="0.134cm" svg:height="0.009cm" svg:x="0.541cm" svg:y="6.651cm" svg:viewBox="0 0 135 10" draw:points="67,10 0,10 0,0 135,0 135,10">
          <text:p/>
        </draw:polygon>
        <draw:polygon draw:style-name="gr17" draw:text-style-name="P14" draw:layer="layout" svg:width="0.134cm" svg:height="0.009cm" svg:x="0.541cm" svg:y="8.067cm" svg:viewBox="0 0 135 10" draw:points="67,10 0,10 0,0 135,0 135,10">
          <text:p/>
        </draw:polygon>
        <draw:polygon draw:style-name="gr17" draw:text-style-name="P14" draw:layer="layout" svg:width="0.134cm" svg:height="0.009cm" svg:x="0.541cm" svg:y="7.961cm" svg:viewBox="0 0 135 10" draw:points="67,10 0,10 0,0 135,0 135,10">
          <text:p/>
        </draw:polygon>
        <draw:polygon draw:style-name="gr17" draw:text-style-name="P14" draw:layer="layout" svg:width="0.134cm" svg:height="0.009cm" svg:x="0.541cm" svg:y="7.856cm" svg:viewBox="0 0 135 10" draw:points="67,10 0,10 0,0 135,0 135,10">
          <text:p/>
        </draw:polygon>
        <draw:polygon draw:style-name="gr17" draw:text-style-name="P14" draw:layer="layout" svg:width="0.134cm" svg:height="0.009cm" svg:x="0.541cm" svg:y="7.751cm" svg:viewBox="0 0 135 10" draw:points="67,10 0,10 0,0 135,0 135,10">
          <text:p/>
        </draw:polygon>
        <draw:polygon draw:style-name="gr17" draw:text-style-name="P14" draw:layer="layout" svg:width="0.134cm" svg:height="0.009cm" svg:x="0.541cm" svg:y="7.645cm" svg:viewBox="0 0 135 10" draw:points="67,10 0,10 0,0 135,0 135,10">
          <text:p/>
        </draw:polygon>
        <draw:polygon draw:style-name="gr17" draw:text-style-name="P14" draw:layer="layout" svg:width="0.134cm" svg:height="0.009cm" svg:x="0.541cm" svg:y="7.54cm" svg:viewBox="0 0 135 10" draw:points="67,10 0,10 0,0 135,0 135,10">
          <text:p/>
        </draw:polygon>
        <draw:polygon draw:style-name="gr17" draw:text-style-name="P14" draw:layer="layout" svg:width="0.134cm" svg:height="0.009cm" svg:x="0.541cm" svg:y="7.434cm" svg:viewBox="0 0 135 10" draw:points="67,10 0,10 0,0 135,0 135,10">
          <text:p/>
        </draw:polygon>
        <draw:polygon draw:style-name="gr17" draw:text-style-name="P14" draw:layer="layout" svg:width="0.134cm" svg:height="0.009cm" svg:x="0.541cm" svg:y="7.329cm" svg:viewBox="0 0 135 10" draw:points="67,10 0,10 0,0 135,0 135,10">
          <text:p/>
        </draw:polygon>
        <draw:polygon draw:style-name="gr17" draw:text-style-name="P14" draw:layer="layout" svg:width="0.134cm" svg:height="0.009cm" svg:x="0.541cm" svg:y="7.223cm" svg:viewBox="0 0 135 10" draw:points="67,10 0,10 0,0 135,0 135,10">
          <text:p/>
        </draw:polygon>
        <draw:polygon draw:style-name="gr17" draw:text-style-name="P14" draw:layer="layout" svg:width="0.134cm" svg:height="0.009cm" svg:x="0.541cm" svg:y="7.118cm" svg:viewBox="0 0 135 10" draw:points="67,10 0,10 0,0 135,0 135,10">
          <text:p/>
        </draw:polygon>
        <draw:polygon draw:style-name="gr17" draw:text-style-name="P14" draw:layer="layout" svg:width="0.134cm" svg:height="0.009cm" svg:x="0.541cm" svg:y="7.013cm" svg:viewBox="0 0 135 10" draw:points="67,10 0,10 0,0 135,0 135,10">
          <text:p/>
        </draw:polygon>
        <draw:polygon draw:style-name="gr17" draw:text-style-name="P14" draw:layer="layout" svg:width="0.134cm" svg:height="0.009cm" svg:x="0.541cm" svg:y="6.907cm" svg:viewBox="0 0 135 10" draw:points="67,10 0,10 0,0 135,0 135,10">
          <text:p/>
        </draw:polygon>
        <draw:polygon draw:style-name="gr17" draw:text-style-name="P14" draw:layer="layout" svg:width="0.134cm" svg:height="0.009cm" svg:x="0.541cm" svg:y="6.802cm" svg:viewBox="0 0 135 10" draw:points="67,10 0,10 0,0 135,0 135,10">
          <text:p/>
        </draw:polygon>
        <draw:polygon draw:style-name="gr17" draw:text-style-name="P14" draw:layer="layout" svg:width="0.134cm" svg:height="0.009cm" svg:x="0.541cm" svg:y="6.696cm" svg:viewBox="0 0 135 10" draw:points="67,10 0,10 0,0 135,0 135,10">
          <text:p/>
        </draw:polygon>
        <draw:polygon draw:style-name="gr17" draw:text-style-name="P14" draw:layer="layout" svg:width="0.134cm" svg:height="0.009cm" svg:x="0.541cm" svg:y="6.591cm" svg:viewBox="0 0 135 10" draw:points="67,10 0,10 0,0 135,0 135,10">
          <text:p/>
        </draw:polygon>
        <draw:polygon draw:style-name="gr11" draw:text-style-name="P11" draw:layer="layout" svg:width="0.414cm" svg:height="2.336cm" svg:x="0.128cm" svg:y="6.178cm" svg:viewBox="0 0 415 2337" draw:points="121,0 121,501 0,501 0,1836 121,1836 121,2337 415,2337 415,0">
          <text:p/>
        </draw:polygon>
        <draw:polygon draw:style-name="gr22" draw:text-style-name="P21" draw:layer="layout" svg:width="0.293cm" svg:height="0.02cm" svg:x="0.248cm" svg:y="6.177cm" svg:viewBox="0 0 294 21" draw:points="294,21 0,21 0,0 294,0">
          <text:p/>
        </draw:polygon>
        <draw:polygon draw:style-name="gr40" draw:text-style-name="P34" draw:layer="layout" svg:width="0.091cm" svg:height="1.789cm" svg:x="0.412cm" svg:y="6.452cm" svg:viewBox="0 0 92 1790" draw:points="46,1790 0,1790 0,0 92,0 92,1790">
          <text:p/>
        </draw:polygon>
        <draw:polygon draw:style-name="gr22" draw:text-style-name="P21" draw:layer="layout" svg:width="0.12cm" svg:height="0.02cm" svg:x="0.128cm" svg:y="6.679cm" svg:viewBox="0 0 121 21" draw:points="61,21 0,21 0,0 121,0 121,21">
          <text:p/>
        </draw:polygon>
        <draw:polygon draw:style-name="gr23" draw:text-style-name="P2" draw:layer="layout" svg:width="0.293cm" svg:height="0.02cm" svg:x="0.248cm" svg:y="8.494cm" svg:viewBox="0 0 294 21" draw:points="294,21 0,21 0,0 294,0">
          <text:p/>
        </draw:polygon>
        <draw:polygon draw:style-name="gr23" draw:text-style-name="P2" draw:layer="layout" svg:width="0.12cm" svg:height="0.02cm" svg:x="0.128cm" svg:y="7.993cm" svg:viewBox="0 0 121 21" draw:points="61,21 0,21 0,0 121,0 121,21">
          <text:p/>
        </draw:polygon>
        <draw:polygon draw:style-name="gr23" draw:text-style-name="P2" draw:layer="layout" svg:width="0.091cm" svg:height="0.02cm" svg:x="0.412cm" svg:y="8.241cm" svg:viewBox="0 0 92 21" draw:points="46,21 0,21 0,0 92,0 92,21">
          <text:p/>
        </draw:polygon>
        <draw:polygon draw:style-name="gr22" draw:text-style-name="P21" draw:layer="layout" svg:width="0.091cm" svg:height="0.013cm" svg:x="0.412cm" svg:y="6.44cm" svg:viewBox="0 0 92 14" draw:points="46,14 0,14 0,0 92,0 92,14">
          <text:p/>
        </draw:polygon>
        <draw:path draw:style-name="gr41" draw:text-style-name="P35" draw:layer="layout" svg:width="1.309cm" svg:height="1.672cm" svg:x="0.98cm" svg:y="6.311cm" svg:viewBox="0 0 1310 1673" svg:d="M1197 759l-12-21c1-151-69-213-149-260 24-6 49-12 56-43 42-11 51-31 55-52 11-7 48-28 44-64 21-14 32-33 26-59 22-24 28-45 19-63 27-34 15-51 3-69 20-37 3-76-53-69-22-33-70-26-78-26-8-10-19-19-53-15-22-20-47-16-72-6-30-24-50-5-72 2-37-12-45 4-63 11-40-8-52 10-71 29h-22c-60 35-90 107-100 144-11-37-40-109-100-144h-22c-19-19-31-37-71-29-18-7-26-23-63-11-15-5-28-15-44-14-9 0-18 3-28 12-26-10-50-14-72 6-34-4-45 5-53 15-8 0-56-7-78 26-56-7-73 33-54 69-11 18-23 35 4 69-9 18-4 39 19 63-6 26 5 45 26 59-4 36 33 57 44 64 4 21 13 41 55 52 7 31 32 37 56 43-81 47-150 109-149 260l-12 21c-93 57-176 238-46 385 9 46 23 79 36 116 19 147 143 216 176 224 48 37 99 72 168 96 65 67 135 93 206 93 1 0 2 0 3 0 71 0 142-26 207-93 69-24 120-59 168-96 33-8 157-77 176-224 13-37 27-70 35-116 131-147 48-328-45-385zM1113 733c-5 61-318-212-264-221 147-25 269 62 264 221zM984 1038c-79 51-193 18-254-75-61-92-47-210 32-261 78-52 192-19 253 74 62 93 47 210-31 262zM769 96c3 13 6 22 10 25 17-19 31-39 54-57 0 11-6 22 8 31 12-17 28-31 50-44-11 19-2 24 3 32 17-15 32-29 63-40-8 10-20 20-8 32 17-11 34-22 75-30-9 11-28 21-17 31 22-8 45-14 71-17-12 10-23 20-13 28 23-7 55-16 85-8l-19 20c-2 2 45 2 77 2-12 16-23 32-30 60 3 3 18 1 33 0-15 32-41 40-47 54 9 7 22 5 36 0-11 23-34 38-52 57 5 3 13 5 31 3-16 18-36 34-60 49 4 5 19 5 32 5-21 21-49 32-75 46 13 9 22 7 32 7-18 16-49 24-79 33 6 8 12 11 23 13-30 17-74 10-87 18 3 9 12 15 22 19-50 3-185-1-211-105 51-57 143-123 302-205-124 42-235 98-328 175-110-52-34-182 19-234zM828 583c0 49-67 89-173 88-103-1-173-50-173-97 1-39 85-106 172-104 78-1 174 58 174 113zM261 428c12-2 17-5 23-13-29-10-60-18-79-33 10 0 19 2 32-7-26-14-53-25-75-46 14-1 28 0 32-5-23-15-44-31-60-49 19 2 27 0 31-3-18-19-41-34-51-57 14 5 26 7 35 0-6-14-32-22-47-54 15 1 31 3 34 0-7-28-19-44-30-60 31 0 79 0 77-2l-20-20c31-9 62 1 85 8 10-8 0-18-13-28 26 3 50 9 71 17 12-10-7-20-16-31 40 8 57 19 74 30 12-12 1-22-7-33 30 12 46 26 62 41 6-8 14-13 4-32 21 13 38 27 50 44 13-9 8-20 8-31 22 18 36 38 54 57 3-3 7-12 9-25 54 52 129 182 20 234-93-77-205-133-328-175 158 82 251 148 301 205-26 103-161 108-210 105 10-4 18-10 21-19-12-9-56-1-87-18zM443 507c54 9-259 283-264 222-4-160 118-247 264-222zM114 1117c-76-61-100-241 41-321 85-23 29 352-41 321zM411 1438c-43 26-147 15-221-91-50-90-44-181-9-207 53-32 134 11 196 83 55 66 80 181 34 215zM328 1047c-1 0-1 0-1 0-79-52-93-169-31-262 61-92 174-125 253-74 79 52 93 168 32 261s-174 127-253 75zM655 1621c-95 4-187-78-186-106-2-42 115-74 191-72 76-3 179 25 179 62 1 36-93 117-184 116zM849 1212c0 97-85 175-191 175-104 0-189-78-189-175-1-97 84-175 189-175 106-1 191 78 191 175zM1115 1352c-81 113-192 117-232 86-43-41-11-167 48-235 68-77 139-126 190-87 33 33 53 160-6 236zM1179 1112c-69 31-126-344-41-321 142 81 117 260 41 321z">
          <text:p/>
        </draw:path>
        <draw:path draw:style-name="gr42" draw:text-style-name="P3" draw:layer="layout" svg:width="0.135cm" svg:height="0.135cm" svg:x="2.148cm" svg:y="6.725cm" svg:viewBox="0 0 136 136" svg:d="M136 68c0 38-30 68-68 68s-68-30-68-68 30-68 68-68 68 30 68 68z">
          <text:p/>
        </draw:path>
        <draw:polygon draw:style-name="gr43" draw:text-style-name="P35" draw:layer="layout" svg:width="0.04cm" svg:height="0.05cm" svg:x="2.167cm" svg:y="6.77cm" svg:viewBox="0 0 41 51" draw:points="15,51 15,9 0,9 0,0 41,0 41,9 26,9 26,51">
          <text:p/>
        </draw:polygon>
        <draw:polygon draw:style-name="gr43" draw:text-style-name="P35" draw:layer="layout" svg:width="0.048cm" svg:height="0.05cm" svg:x="2.213cm" svg:y="6.77cm" svg:viewBox="0 0 49 51" draw:points="0,51 0,0 16,0 25,35 34,0 49,0 49,51 40,51 40,11 30,51 20,51 10,11 10,51">
          <text:p/>
        </draw:polygon>
        <draw:path draw:style-name="gr4" draw:text-style-name="P4" draw:layer="layout" svg:width="0.62cm" svg:height="0.62cm" svg:x="0.036cm" svg:y="4.579cm" svg:viewBox="0 0 621 621" svg:d="M310 0c-171 0-310 139-310 310 0 172 139 311 310 311 172 0 311-139 311-311 0-171-139-310-311-310zM311 448c-77 0-138-61-138-138 0-76 61-137 138-137 76 0 137 61 137 137 0 77-61 138-137 138z">
          <text:p/>
        </draw:path>
        <draw:path draw:style-name="gr4" draw:text-style-name="P4" draw:layer="layout" svg:width="0.62cm" svg:height="0.62cm" svg:x="0.039cm" svg:y="9.491cm" svg:viewBox="0 0 621 621" svg:d="M310 0c-171 0-310 139-310 310 0 172 139 311 310 311 172 0 311-139 311-311 0-171-139-310-311-310zM311 448c-77 0-138-61-138-138 0-76 61-137 138-137 76 0 137 61 137 137 0 77-61 138-137 138z">
          <text:p/>
        </draw:path>
        <draw:path draw:style-name="gr4" draw:text-style-name="P4" draw:layer="layout" svg:width="0.62cm" svg:height="0.62cm" svg:x="5.84cm" svg:y="4.583cm" svg:viewBox="0 0 621 621" svg:d="M310 0c-171 0-310 139-310 310 0 172 139 311 310 311 172 0 311-139 311-311 0-171-139-310-311-310zM310 448c-76 0-137-61-137-138 0-76 61-137 137-137 77 0 138 61 138 137 0 77-61 138-138 138z">
          <text:p/>
        </draw:path>
        <draw:path draw:style-name="gr4" draw:text-style-name="P4" draw:layer="layout" svg:width="0.62cm" svg:height="0.62cm" svg:x="5.84cm" svg:y="9.488cm" svg:viewBox="0 0 621 621" svg:d="M310 0c-171 0-310 139-310 310 0 172 139 311 310 311 172 0 311-139 311-311 0-171-139-310-311-310zM310 448c-76 0-137-61-137-138 0-76 61-137 137-137 77 0 138 61 138 137 0 77-61 138-138 138z">
          <text:p/>
        </draw:path>
        <draw:path draw:style-name="gr44" draw:text-style-name="P3" draw:layer="layout" svg:width="0.147cm" svg:height="0.147cm" svg:x="0.763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1.017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1.271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1.525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1.779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2.033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2.287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2.541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2.795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3.049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3.303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3.557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3.811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4.065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4.319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4.573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4.827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5.081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5.335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5.589cm" svg:y="4.904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5.589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5.335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5.081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4.827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4.573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4.319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4.065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3.811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3.557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3.303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3.049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2.795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2.541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2.287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2.033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1.779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1.525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1.271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1.017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ath draw:style-name="gr44" draw:text-style-name="P3" draw:layer="layout" svg:width="0.147cm" svg:height="0.147cm" svg:x="0.763cm" svg:y="4.65cm" svg:viewBox="0 0 148 148" svg:d="M148 74c0 14-3 25-10 37-6 12-15 21-27 27-12 7-23 10-37 10-13 0-25-3-37-10-12-6-20-15-27-27s-10-23-10-37c0-13 3-25 10-37s15-20 27-27 24-10 37-10c14 0 25 3 37 10s21 15 27 27c7 12 10 24 10 37z">
          <text:p/>
        </draw:path>
        <draw:polygon draw:style-name="gr45" draw:text-style-name="P36" draw:layer="layout" svg:width="0.254cm" svg:height="0.501cm" svg:x="0.71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0.71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0.816cm" svg:y="4.701cm" svg:viewBox="0 0 43 43" draw:points="21,43 0,43 0,0 43,0 43,43">
          <text:p/>
        </draw:polygon>
        <draw:polygon draw:style-name="gr47" draw:text-style-name="P4" draw:layer="layout" svg:width="0.02cm" svg:height="0.081cm" svg:x="0.796cm" svg:y="4.682cm" svg:viewBox="0 0 21 82" draw:points="21,62 21,20 0,0 0,82">
          <text:p/>
        </draw:polygon>
        <draw:polygon draw:style-name="gr48" draw:text-style-name="P38" draw:layer="layout" svg:width="0.081cm" svg:height="0.02cm" svg:x="0.796cm" svg:y="4.682cm" svg:viewBox="0 0 82 21" draw:points="20,21 0,0 82,0 62,21">
          <text:p/>
        </draw:polygon>
        <draw:polygon draw:style-name="gr49" draw:text-style-name="P39" draw:layer="layout" svg:width="0.02cm" svg:height="0.081cm" svg:x="0.858cm" svg:y="4.682cm" svg:viewBox="0 0 21 82" draw:points="0,20 21,0 21,82 0,62">
          <text:p/>
        </draw:polygon>
        <draw:polygon draw:style-name="gr50" draw:text-style-name="P40" draw:layer="layout" svg:width="0.081cm" svg:height="0.02cm" svg:x="0.796cm" svg:y="4.743cm" svg:viewBox="0 0 82 21" draw:points="62,0 82,21 0,21 20,0">
          <text:p/>
        </draw:polygon>
        <draw:polygon draw:style-name="gr46" draw:text-style-name="P37" draw:layer="layout" svg:width="0.042cm" svg:height="0.042cm" svg:x="0.816cm" svg:y="4.955cm" svg:viewBox="0 0 43 43" draw:points="21,43 0,43 0,0 43,0 43,43">
          <text:p/>
        </draw:polygon>
        <draw:polygon draw:style-name="gr47" draw:text-style-name="P4" draw:layer="layout" svg:width="0.02cm" svg:height="0.081cm" svg:x="0.796cm" svg:y="4.935cm" svg:viewBox="0 0 21 82" draw:points="21,62 21,20 0,0 0,82">
          <text:p/>
        </draw:polygon>
        <draw:polygon draw:style-name="gr48" draw:text-style-name="P38" draw:layer="layout" svg:width="0.081cm" svg:height="0.02cm" svg:x="0.796cm" svg:y="4.935cm" svg:viewBox="0 0 82 21" draw:points="20,21 0,0 82,0 62,21">
          <text:p/>
        </draw:polygon>
        <draw:polygon draw:style-name="gr49" draw:text-style-name="P39" draw:layer="layout" svg:width="0.02cm" svg:height="0.081cm" svg:x="0.858cm" svg:y="4.935cm" svg:viewBox="0 0 21 82" draw:points="0,20 21,0 21,82 0,62">
          <text:p/>
        </draw:polygon>
        <draw:polygon draw:style-name="gr50" draw:text-style-name="P40" draw:layer="layout" svg:width="0.081cm" svg:height="0.02cm" svg:x="0.796cm" svg:y="4.996cm" svg:viewBox="0 0 82 21" draw:points="0,21 20,0 62,0 82,21">
          <text:p/>
        </draw:polygon>
        <draw:polygon draw:style-name="gr45" draw:text-style-name="P36" draw:layer="layout" svg:width="0.254cm" svg:height="0.501cm" svg:x="0.964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0.964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1.07cm" svg:y="4.701cm" svg:viewBox="0 0 43 43" draw:points="21,43 0,43 0,0 43,0 43,43">
          <text:p/>
        </draw:polygon>
        <draw:polygon draw:style-name="gr47" draw:text-style-name="P4" draw:layer="layout" svg:width="0.02cm" svg:height="0.081cm" svg:x="1.05cm" svg:y="4.682cm" svg:viewBox="0 0 21 82" draw:points="21,62 21,20 0,0 0,82">
          <text:p/>
        </draw:polygon>
        <draw:polygon draw:style-name="gr48" draw:text-style-name="P38" draw:layer="layout" svg:width="0.081cm" svg:height="0.02cm" svg:x="1.05cm" svg:y="4.682cm" svg:viewBox="0 0 82 21" draw:points="20,21 0,0 82,0 62,21">
          <text:p/>
        </draw:polygon>
        <draw:polygon draw:style-name="gr49" draw:text-style-name="P39" draw:layer="layout" svg:width="0.02cm" svg:height="0.081cm" svg:x="1.112cm" svg:y="4.682cm" svg:viewBox="0 0 21 82" draw:points="0,20 21,0 21,82 0,62">
          <text:p/>
        </draw:polygon>
        <draw:polygon draw:style-name="gr50" draw:text-style-name="P40" draw:layer="layout" svg:width="0.081cm" svg:height="0.02cm" svg:x="1.05cm" svg:y="4.743cm" svg:viewBox="0 0 82 21" draw:points="62,0 82,21 0,21 20,0">
          <text:p/>
        </draw:polygon>
        <draw:polygon draw:style-name="gr46" draw:text-style-name="P37" draw:layer="layout" svg:width="0.042cm" svg:height="0.042cm" svg:x="1.07cm" svg:y="4.955cm" svg:viewBox="0 0 43 43" draw:points="21,43 0,43 0,0 43,0 43,43">
          <text:p/>
        </draw:polygon>
        <draw:polygon draw:style-name="gr47" draw:text-style-name="P4" draw:layer="layout" svg:width="0.02cm" svg:height="0.081cm" svg:x="1.05cm" svg:y="4.935cm" svg:viewBox="0 0 21 82" draw:points="21,62 21,20 0,0 0,82">
          <text:p/>
        </draw:polygon>
        <draw:polygon draw:style-name="gr48" draw:text-style-name="P38" draw:layer="layout" svg:width="0.081cm" svg:height="0.02cm" svg:x="1.05cm" svg:y="4.935cm" svg:viewBox="0 0 82 21" draw:points="20,21 0,0 82,0 62,21">
          <text:p/>
        </draw:polygon>
        <draw:polygon draw:style-name="gr49" draw:text-style-name="P39" draw:layer="layout" svg:width="0.02cm" svg:height="0.081cm" svg:x="1.112cm" svg:y="4.935cm" svg:viewBox="0 0 21 82" draw:points="0,20 21,0 21,82 0,62">
          <text:p/>
        </draw:polygon>
        <draw:polygon draw:style-name="gr50" draw:text-style-name="P40" draw:layer="layout" svg:width="0.081cm" svg:height="0.02cm" svg:x="1.05cm" svg:y="4.996cm" svg:viewBox="0 0 82 21" draw:points="0,21 20,0 62,0 82,21">
          <text:p/>
        </draw:polygon>
        <draw:polygon draw:style-name="gr45" draw:text-style-name="P36" draw:layer="layout" svg:width="0.254cm" svg:height="0.501cm" svg:x="1.218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1.218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1.324cm" svg:y="4.701cm" svg:viewBox="0 0 43 43" draw:points="21,43 0,43 0,0 43,0 43,43">
          <text:p/>
        </draw:polygon>
        <draw:polygon draw:style-name="gr47" draw:text-style-name="P4" draw:layer="layout" svg:width="0.02cm" svg:height="0.081cm" svg:x="1.304cm" svg:y="4.682cm" svg:viewBox="0 0 21 82" draw:points="21,62 21,20 0,0 0,82">
          <text:p/>
        </draw:polygon>
        <draw:polygon draw:style-name="gr48" draw:text-style-name="P38" draw:layer="layout" svg:width="0.081cm" svg:height="0.02cm" svg:x="1.304cm" svg:y="4.682cm" svg:viewBox="0 0 82 21" draw:points="20,21 0,0 82,0 62,21">
          <text:p/>
        </draw:polygon>
        <draw:polygon draw:style-name="gr49" draw:text-style-name="P39" draw:layer="layout" svg:width="0.02cm" svg:height="0.081cm" svg:x="1.366cm" svg:y="4.682cm" svg:viewBox="0 0 21 82" draw:points="0,20 21,0 21,82 0,62">
          <text:p/>
        </draw:polygon>
        <draw:polygon draw:style-name="gr50" draw:text-style-name="P40" draw:layer="layout" svg:width="0.081cm" svg:height="0.02cm" svg:x="1.304cm" svg:y="4.743cm" svg:viewBox="0 0 82 21" draw:points="62,0 82,21 0,21 20,0">
          <text:p/>
        </draw:polygon>
        <draw:polygon draw:style-name="gr46" draw:text-style-name="P37" draw:layer="layout" svg:width="0.042cm" svg:height="0.042cm" svg:x="1.324cm" svg:y="4.955cm" svg:viewBox="0 0 43 43" draw:points="21,43 0,43 0,0 43,0 43,43">
          <text:p/>
        </draw:polygon>
        <draw:polygon draw:style-name="gr47" draw:text-style-name="P4" draw:layer="layout" svg:width="0.02cm" svg:height="0.081cm" svg:x="1.304cm" svg:y="4.935cm" svg:viewBox="0 0 21 82" draw:points="21,62 21,20 0,0 0,82">
          <text:p/>
        </draw:polygon>
        <draw:polygon draw:style-name="gr48" draw:text-style-name="P38" draw:layer="layout" svg:width="0.081cm" svg:height="0.02cm" svg:x="1.304cm" svg:y="4.935cm" svg:viewBox="0 0 82 21" draw:points="20,21 0,0 82,0 62,21">
          <text:p/>
        </draw:polygon>
        <draw:polygon draw:style-name="gr49" draw:text-style-name="P39" draw:layer="layout" svg:width="0.02cm" svg:height="0.081cm" svg:x="1.366cm" svg:y="4.935cm" svg:viewBox="0 0 21 82" draw:points="0,20 21,0 21,82 0,62">
          <text:p/>
        </draw:polygon>
        <draw:polygon draw:style-name="gr50" draw:text-style-name="P40" draw:layer="layout" svg:width="0.081cm" svg:height="0.02cm" svg:x="1.304cm" svg:y="4.996cm" svg:viewBox="0 0 82 21" draw:points="0,21 20,0 62,0 82,21">
          <text:p/>
        </draw:polygon>
        <draw:polygon draw:style-name="gr45" draw:text-style-name="P36" draw:layer="layout" svg:width="0.254cm" svg:height="0.501cm" svg:x="1.472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1.472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1.578cm" svg:y="4.701cm" svg:viewBox="0 0 43 43" draw:points="21,43 0,43 0,0 43,0 43,43">
          <text:p/>
        </draw:polygon>
        <draw:polygon draw:style-name="gr47" draw:text-style-name="P4" draw:layer="layout" svg:width="0.02cm" svg:height="0.081cm" svg:x="1.558cm" svg:y="4.682cm" svg:viewBox="0 0 21 82" draw:points="21,62 21,20 0,0 0,82">
          <text:p/>
        </draw:polygon>
        <draw:polygon draw:style-name="gr48" draw:text-style-name="P38" draw:layer="layout" svg:width="0.081cm" svg:height="0.02cm" svg:x="1.558cm" svg:y="4.682cm" svg:viewBox="0 0 82 21" draw:points="20,21 0,0 82,0 62,21">
          <text:p/>
        </draw:polygon>
        <draw:polygon draw:style-name="gr49" draw:text-style-name="P39" draw:layer="layout" svg:width="0.02cm" svg:height="0.081cm" svg:x="1.62cm" svg:y="4.682cm" svg:viewBox="0 0 21 82" draw:points="0,20 21,0 21,82 0,62">
          <text:p/>
        </draw:polygon>
        <draw:polygon draw:style-name="gr50" draw:text-style-name="P40" draw:layer="layout" svg:width="0.081cm" svg:height="0.02cm" svg:x="1.558cm" svg:y="4.743cm" svg:viewBox="0 0 82 21" draw:points="62,0 82,21 0,21 20,0">
          <text:p/>
        </draw:polygon>
        <draw:polygon draw:style-name="gr46" draw:text-style-name="P37" draw:layer="layout" svg:width="0.042cm" svg:height="0.042cm" svg:x="1.578cm" svg:y="4.955cm" svg:viewBox="0 0 43 43" draw:points="21,43 0,43 0,0 43,0 43,43">
          <text:p/>
        </draw:polygon>
        <draw:polygon draw:style-name="gr47" draw:text-style-name="P4" draw:layer="layout" svg:width="0.02cm" svg:height="0.081cm" svg:x="1.558cm" svg:y="4.935cm" svg:viewBox="0 0 21 82" draw:points="21,62 21,20 0,0 0,82">
          <text:p/>
        </draw:polygon>
        <draw:polygon draw:style-name="gr48" draw:text-style-name="P38" draw:layer="layout" svg:width="0.081cm" svg:height="0.02cm" svg:x="1.558cm" svg:y="4.935cm" svg:viewBox="0 0 82 21" draw:points="20,21 0,0 82,0 62,21">
          <text:p/>
        </draw:polygon>
        <draw:polygon draw:style-name="gr49" draw:text-style-name="P39" draw:layer="layout" svg:width="0.02cm" svg:height="0.081cm" svg:x="1.62cm" svg:y="4.935cm" svg:viewBox="0 0 21 82" draw:points="0,20 21,0 21,82 0,62">
          <text:p/>
        </draw:polygon>
        <draw:polygon draw:style-name="gr50" draw:text-style-name="P40" draw:layer="layout" svg:width="0.081cm" svg:height="0.02cm" svg:x="1.558cm" svg:y="4.996cm" svg:viewBox="0 0 82 21" draw:points="0,21 20,0 62,0 82,21">
          <text:p/>
        </draw:polygon>
        <draw:polygon draw:style-name="gr45" draw:text-style-name="P36" draw:layer="layout" svg:width="0.254cm" svg:height="0.501cm" svg:x="1.726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1.726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1.832cm" svg:y="4.701cm" svg:viewBox="0 0 43 43" draw:points="21,43 0,43 0,0 43,0 43,43">
          <text:p/>
        </draw:polygon>
        <draw:polygon draw:style-name="gr47" draw:text-style-name="P4" draw:layer="layout" svg:width="0.02cm" svg:height="0.081cm" svg:x="1.812cm" svg:y="4.682cm" svg:viewBox="0 0 21 82" draw:points="21,62 21,20 0,0 0,82">
          <text:p/>
        </draw:polygon>
        <draw:polygon draw:style-name="gr48" draw:text-style-name="P38" draw:layer="layout" svg:width="0.081cm" svg:height="0.02cm" svg:x="1.812cm" svg:y="4.682cm" svg:viewBox="0 0 82 21" draw:points="20,21 0,0 82,0 62,21">
          <text:p/>
        </draw:polygon>
        <draw:polygon draw:style-name="gr49" draw:text-style-name="P39" draw:layer="layout" svg:width="0.02cm" svg:height="0.081cm" svg:x="1.874cm" svg:y="4.682cm" svg:viewBox="0 0 21 82" draw:points="0,20 21,0 21,82 0,62">
          <text:p/>
        </draw:polygon>
        <draw:polygon draw:style-name="gr50" draw:text-style-name="P40" draw:layer="layout" svg:width="0.081cm" svg:height="0.02cm" svg:x="1.812cm" svg:y="4.743cm" svg:viewBox="0 0 82 21" draw:points="62,0 82,21 0,21 20,0">
          <text:p/>
        </draw:polygon>
        <draw:polygon draw:style-name="gr46" draw:text-style-name="P37" draw:layer="layout" svg:width="0.042cm" svg:height="0.042cm" svg:x="1.832cm" svg:y="4.955cm" svg:viewBox="0 0 43 43" draw:points="21,43 0,43 0,0 43,0 43,43">
          <text:p/>
        </draw:polygon>
        <draw:polygon draw:style-name="gr47" draw:text-style-name="P4" draw:layer="layout" svg:width="0.02cm" svg:height="0.081cm" svg:x="1.812cm" svg:y="4.935cm" svg:viewBox="0 0 21 82" draw:points="21,62 21,20 0,0 0,82">
          <text:p/>
        </draw:polygon>
        <draw:polygon draw:style-name="gr48" draw:text-style-name="P38" draw:layer="layout" svg:width="0.081cm" svg:height="0.02cm" svg:x="1.812cm" svg:y="4.935cm" svg:viewBox="0 0 82 21" draw:points="20,21 0,0 82,0 62,21">
          <text:p/>
        </draw:polygon>
        <draw:polygon draw:style-name="gr49" draw:text-style-name="P39" draw:layer="layout" svg:width="0.02cm" svg:height="0.081cm" svg:x="1.874cm" svg:y="4.935cm" svg:viewBox="0 0 21 82" draw:points="0,20 21,0 21,82 0,62">
          <text:p/>
        </draw:polygon>
        <draw:polygon draw:style-name="gr50" draw:text-style-name="P40" draw:layer="layout" svg:width="0.081cm" svg:height="0.02cm" svg:x="1.812cm" svg:y="4.996cm" svg:viewBox="0 0 82 21" draw:points="0,21 20,0 62,0 82,21">
          <text:p/>
        </draw:polygon>
        <draw:polygon draw:style-name="gr45" draw:text-style-name="P36" draw:layer="layout" svg:width="0.254cm" svg:height="0.501cm" svg:x="1.98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1.98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2.086cm" svg:y="4.701cm" svg:viewBox="0 0 43 43" draw:points="21,43 0,43 0,0 43,0 43,43">
          <text:p/>
        </draw:polygon>
        <draw:polygon draw:style-name="gr47" draw:text-style-name="P4" draw:layer="layout" svg:width="0.02cm" svg:height="0.081cm" svg:x="2.066cm" svg:y="4.682cm" svg:viewBox="0 0 21 82" draw:points="21,62 21,20 0,0 0,82">
          <text:p/>
        </draw:polygon>
        <draw:polygon draw:style-name="gr48" draw:text-style-name="P38" draw:layer="layout" svg:width="0.081cm" svg:height="0.02cm" svg:x="2.066cm" svg:y="4.682cm" svg:viewBox="0 0 82 21" draw:points="20,21 0,0 82,0 62,21">
          <text:p/>
        </draw:polygon>
        <draw:polygon draw:style-name="gr49" draw:text-style-name="P39" draw:layer="layout" svg:width="0.02cm" svg:height="0.081cm" svg:x="2.128cm" svg:y="4.682cm" svg:viewBox="0 0 21 82" draw:points="0,20 21,0 21,82 0,62">
          <text:p/>
        </draw:polygon>
        <draw:polygon draw:style-name="gr50" draw:text-style-name="P40" draw:layer="layout" svg:width="0.081cm" svg:height="0.02cm" svg:x="2.066cm" svg:y="4.743cm" svg:viewBox="0 0 82 21" draw:points="62,0 82,21 0,21 20,0">
          <text:p/>
        </draw:polygon>
        <draw:polygon draw:style-name="gr46" draw:text-style-name="P37" draw:layer="layout" svg:width="0.042cm" svg:height="0.042cm" svg:x="2.086cm" svg:y="4.955cm" svg:viewBox="0 0 43 43" draw:points="21,43 0,43 0,0 43,0 43,43">
          <text:p/>
        </draw:polygon>
        <draw:polygon draw:style-name="gr47" draw:text-style-name="P4" draw:layer="layout" svg:width="0.02cm" svg:height="0.081cm" svg:x="2.066cm" svg:y="4.935cm" svg:viewBox="0 0 21 82" draw:points="21,62 21,20 0,0 0,82">
          <text:p/>
        </draw:polygon>
        <draw:polygon draw:style-name="gr48" draw:text-style-name="P38" draw:layer="layout" svg:width="0.081cm" svg:height="0.02cm" svg:x="2.066cm" svg:y="4.935cm" svg:viewBox="0 0 82 21" draw:points="20,21 0,0 82,0 62,21">
          <text:p/>
        </draw:polygon>
        <draw:polygon draw:style-name="gr49" draw:text-style-name="P39" draw:layer="layout" svg:width="0.02cm" svg:height="0.081cm" svg:x="2.128cm" svg:y="4.935cm" svg:viewBox="0 0 21 82" draw:points="0,20 21,0 21,82 0,62">
          <text:p/>
        </draw:polygon>
        <draw:polygon draw:style-name="gr50" draw:text-style-name="P40" draw:layer="layout" svg:width="0.081cm" svg:height="0.02cm" svg:x="2.066cm" svg:y="4.996cm" svg:viewBox="0 0 82 21" draw:points="0,21 20,0 62,0 82,21">
          <text:p/>
        </draw:polygon>
        <draw:polygon draw:style-name="gr45" draw:text-style-name="P36" draw:layer="layout" svg:width="0.254cm" svg:height="0.501cm" svg:x="2.234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2.234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2.34cm" svg:y="4.701cm" svg:viewBox="0 0 43 43" draw:points="21,43 0,43 0,0 43,0 43,43">
          <text:p/>
        </draw:polygon>
        <draw:polygon draw:style-name="gr47" draw:text-style-name="P4" draw:layer="layout" svg:width="0.02cm" svg:height="0.081cm" svg:x="2.32cm" svg:y="4.682cm" svg:viewBox="0 0 21 82" draw:points="21,62 21,20 0,0 0,82">
          <text:p/>
        </draw:polygon>
        <draw:polygon draw:style-name="gr48" draw:text-style-name="P38" draw:layer="layout" svg:width="0.081cm" svg:height="0.02cm" svg:x="2.32cm" svg:y="4.682cm" svg:viewBox="0 0 82 21" draw:points="20,21 0,0 82,0 62,21">
          <text:p/>
        </draw:polygon>
        <draw:polygon draw:style-name="gr49" draw:text-style-name="P39" draw:layer="layout" svg:width="0.02cm" svg:height="0.081cm" svg:x="2.382cm" svg:y="4.682cm" svg:viewBox="0 0 21 82" draw:points="0,20 21,0 21,82 0,62">
          <text:p/>
        </draw:polygon>
        <draw:polygon draw:style-name="gr50" draw:text-style-name="P40" draw:layer="layout" svg:width="0.081cm" svg:height="0.02cm" svg:x="2.32cm" svg:y="4.743cm" svg:viewBox="0 0 82 21" draw:points="62,0 82,21 0,21 20,0">
          <text:p/>
        </draw:polygon>
        <draw:polygon draw:style-name="gr46" draw:text-style-name="P37" draw:layer="layout" svg:width="0.042cm" svg:height="0.042cm" svg:x="2.34cm" svg:y="4.955cm" svg:viewBox="0 0 43 43" draw:points="21,43 0,43 0,0 43,0 43,43">
          <text:p/>
        </draw:polygon>
        <draw:polygon draw:style-name="gr47" draw:text-style-name="P4" draw:layer="layout" svg:width="0.02cm" svg:height="0.081cm" svg:x="2.32cm" svg:y="4.935cm" svg:viewBox="0 0 21 82" draw:points="21,62 21,20 0,0 0,82">
          <text:p/>
        </draw:polygon>
        <draw:polygon draw:style-name="gr48" draw:text-style-name="P38" draw:layer="layout" svg:width="0.081cm" svg:height="0.02cm" svg:x="2.32cm" svg:y="4.935cm" svg:viewBox="0 0 82 21" draw:points="20,21 0,0 82,0 62,21">
          <text:p/>
        </draw:polygon>
        <draw:polygon draw:style-name="gr49" draw:text-style-name="P39" draw:layer="layout" svg:width="0.02cm" svg:height="0.081cm" svg:x="2.382cm" svg:y="4.935cm" svg:viewBox="0 0 21 82" draw:points="0,20 21,0 21,82 0,62">
          <text:p/>
        </draw:polygon>
        <draw:polygon draw:style-name="gr50" draw:text-style-name="P40" draw:layer="layout" svg:width="0.081cm" svg:height="0.02cm" svg:x="2.32cm" svg:y="4.996cm" svg:viewBox="0 0 82 21" draw:points="0,21 20,0 62,0 82,21">
          <text:p/>
        </draw:polygon>
        <draw:polygon draw:style-name="gr45" draw:text-style-name="P36" draw:layer="layout" svg:width="0.254cm" svg:height="0.501cm" svg:x="2.488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2.488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2.594cm" svg:y="4.701cm" svg:viewBox="0 0 43 43" draw:points="21,43 0,43 0,0 43,0 43,43">
          <text:p/>
        </draw:polygon>
        <draw:polygon draw:style-name="gr47" draw:text-style-name="P4" draw:layer="layout" svg:width="0.02cm" svg:height="0.081cm" svg:x="2.574cm" svg:y="4.682cm" svg:viewBox="0 0 21 82" draw:points="21,62 21,20 0,0 0,82">
          <text:p/>
        </draw:polygon>
        <draw:polygon draw:style-name="gr48" draw:text-style-name="P38" draw:layer="layout" svg:width="0.081cm" svg:height="0.02cm" svg:x="2.574cm" svg:y="4.682cm" svg:viewBox="0 0 82 21" draw:points="20,21 0,0 82,0 62,21">
          <text:p/>
        </draw:polygon>
        <draw:polygon draw:style-name="gr49" draw:text-style-name="P39" draw:layer="layout" svg:width="0.02cm" svg:height="0.081cm" svg:x="2.636cm" svg:y="4.682cm" svg:viewBox="0 0 21 82" draw:points="0,20 21,0 21,82 0,62">
          <text:p/>
        </draw:polygon>
        <draw:polygon draw:style-name="gr50" draw:text-style-name="P40" draw:layer="layout" svg:width="0.081cm" svg:height="0.02cm" svg:x="2.574cm" svg:y="4.743cm" svg:viewBox="0 0 82 21" draw:points="62,0 82,21 0,21 20,0">
          <text:p/>
        </draw:polygon>
        <draw:polygon draw:style-name="gr46" draw:text-style-name="P37" draw:layer="layout" svg:width="0.042cm" svg:height="0.042cm" svg:x="2.594cm" svg:y="4.955cm" svg:viewBox="0 0 43 43" draw:points="21,43 0,43 0,0 43,0 43,43">
          <text:p/>
        </draw:polygon>
        <draw:polygon draw:style-name="gr47" draw:text-style-name="P4" draw:layer="layout" svg:width="0.02cm" svg:height="0.081cm" svg:x="2.574cm" svg:y="4.935cm" svg:viewBox="0 0 21 82" draw:points="21,62 21,20 0,0 0,82">
          <text:p/>
        </draw:polygon>
        <draw:polygon draw:style-name="gr48" draw:text-style-name="P38" draw:layer="layout" svg:width="0.081cm" svg:height="0.02cm" svg:x="2.574cm" svg:y="4.935cm" svg:viewBox="0 0 82 21" draw:points="20,21 0,0 82,0 62,21">
          <text:p/>
        </draw:polygon>
        <draw:polygon draw:style-name="gr49" draw:text-style-name="P39" draw:layer="layout" svg:width="0.02cm" svg:height="0.081cm" svg:x="2.636cm" svg:y="4.935cm" svg:viewBox="0 0 21 82" draw:points="0,20 21,0 21,82 0,62">
          <text:p/>
        </draw:polygon>
        <draw:polygon draw:style-name="gr50" draw:text-style-name="P40" draw:layer="layout" svg:width="0.081cm" svg:height="0.02cm" svg:x="2.574cm" svg:y="4.996cm" svg:viewBox="0 0 82 21" draw:points="0,21 20,0 62,0 82,21">
          <text:p/>
        </draw:polygon>
        <draw:polygon draw:style-name="gr45" draw:text-style-name="P36" draw:layer="layout" svg:width="0.254cm" svg:height="0.501cm" svg:x="2.742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2.742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2.848cm" svg:y="4.701cm" svg:viewBox="0 0 43 43" draw:points="21,43 0,43 0,0 43,0 43,43">
          <text:p/>
        </draw:polygon>
        <draw:polygon draw:style-name="gr47" draw:text-style-name="P4" draw:layer="layout" svg:width="0.02cm" svg:height="0.081cm" svg:x="2.828cm" svg:y="4.682cm" svg:viewBox="0 0 21 82" draw:points="21,62 21,20 0,0 0,82">
          <text:p/>
        </draw:polygon>
        <draw:polygon draw:style-name="gr48" draw:text-style-name="P38" draw:layer="layout" svg:width="0.081cm" svg:height="0.02cm" svg:x="2.828cm" svg:y="4.682cm" svg:viewBox="0 0 82 21" draw:points="20,21 0,0 82,0 62,21">
          <text:p/>
        </draw:polygon>
        <draw:polygon draw:style-name="gr49" draw:text-style-name="P39" draw:layer="layout" svg:width="0.02cm" svg:height="0.081cm" svg:x="2.89cm" svg:y="4.682cm" svg:viewBox="0 0 21 82" draw:points="0,20 21,0 21,82 0,62">
          <text:p/>
        </draw:polygon>
        <draw:polygon draw:style-name="gr50" draw:text-style-name="P40" draw:layer="layout" svg:width="0.081cm" svg:height="0.02cm" svg:x="2.828cm" svg:y="4.743cm" svg:viewBox="0 0 82 21" draw:points="62,0 82,21 0,21 20,0">
          <text:p/>
        </draw:polygon>
        <draw:polygon draw:style-name="gr46" draw:text-style-name="P37" draw:layer="layout" svg:width="0.042cm" svg:height="0.042cm" svg:x="2.848cm" svg:y="4.955cm" svg:viewBox="0 0 43 43" draw:points="21,43 0,43 0,0 43,0 43,43">
          <text:p/>
        </draw:polygon>
        <draw:polygon draw:style-name="gr47" draw:text-style-name="P4" draw:layer="layout" svg:width="0.02cm" svg:height="0.081cm" svg:x="2.828cm" svg:y="4.935cm" svg:viewBox="0 0 21 82" draw:points="21,62 21,20 0,0 0,82">
          <text:p/>
        </draw:polygon>
        <draw:polygon draw:style-name="gr48" draw:text-style-name="P38" draw:layer="layout" svg:width="0.081cm" svg:height="0.02cm" svg:x="2.828cm" svg:y="4.935cm" svg:viewBox="0 0 82 21" draw:points="20,21 0,0 82,0 62,21">
          <text:p/>
        </draw:polygon>
        <draw:polygon draw:style-name="gr49" draw:text-style-name="P39" draw:layer="layout" svg:width="0.02cm" svg:height="0.081cm" svg:x="2.89cm" svg:y="4.935cm" svg:viewBox="0 0 21 82" draw:points="0,20 21,0 21,82 0,62">
          <text:p/>
        </draw:polygon>
        <draw:polygon draw:style-name="gr50" draw:text-style-name="P40" draw:layer="layout" svg:width="0.081cm" svg:height="0.02cm" svg:x="2.828cm" svg:y="4.996cm" svg:viewBox="0 0 82 21" draw:points="0,21 20,0 62,0 82,21">
          <text:p/>
        </draw:polygon>
        <draw:polygon draw:style-name="gr45" draw:text-style-name="P36" draw:layer="layout" svg:width="0.254cm" svg:height="0.501cm" svg:x="2.996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2.996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3.102cm" svg:y="4.701cm" svg:viewBox="0 0 43 43" draw:points="21,43 0,43 0,0 43,0 43,43">
          <text:p/>
        </draw:polygon>
        <draw:polygon draw:style-name="gr47" draw:text-style-name="P4" draw:layer="layout" svg:width="0.02cm" svg:height="0.081cm" svg:x="3.082cm" svg:y="4.682cm" svg:viewBox="0 0 21 82" draw:points="21,62 21,20 0,0 0,82">
          <text:p/>
        </draw:polygon>
        <draw:polygon draw:style-name="gr48" draw:text-style-name="P38" draw:layer="layout" svg:width="0.081cm" svg:height="0.02cm" svg:x="3.082cm" svg:y="4.682cm" svg:viewBox="0 0 82 21" draw:points="20,21 0,0 82,0 62,21">
          <text:p/>
        </draw:polygon>
        <draw:polygon draw:style-name="gr49" draw:text-style-name="P39" draw:layer="layout" svg:width="0.02cm" svg:height="0.081cm" svg:x="3.144cm" svg:y="4.682cm" svg:viewBox="0 0 21 82" draw:points="0,20 21,0 21,82 0,62">
          <text:p/>
        </draw:polygon>
        <draw:polygon draw:style-name="gr50" draw:text-style-name="P40" draw:layer="layout" svg:width="0.081cm" svg:height="0.02cm" svg:x="3.082cm" svg:y="4.743cm" svg:viewBox="0 0 82 21" draw:points="62,0 82,21 0,21 20,0">
          <text:p/>
        </draw:polygon>
        <draw:polygon draw:style-name="gr46" draw:text-style-name="P37" draw:layer="layout" svg:width="0.042cm" svg:height="0.042cm" svg:x="3.102cm" svg:y="4.955cm" svg:viewBox="0 0 43 43" draw:points="21,43 0,43 0,0 43,0 43,43">
          <text:p/>
        </draw:polygon>
        <draw:polygon draw:style-name="gr47" draw:text-style-name="P4" draw:layer="layout" svg:width="0.02cm" svg:height="0.081cm" svg:x="3.082cm" svg:y="4.935cm" svg:viewBox="0 0 21 82" draw:points="21,62 21,20 0,0 0,82">
          <text:p/>
        </draw:polygon>
        <draw:polygon draw:style-name="gr48" draw:text-style-name="P38" draw:layer="layout" svg:width="0.081cm" svg:height="0.02cm" svg:x="3.082cm" svg:y="4.935cm" svg:viewBox="0 0 82 21" draw:points="20,21 0,0 82,0 62,21">
          <text:p/>
        </draw:polygon>
        <draw:polygon draw:style-name="gr49" draw:text-style-name="P39" draw:layer="layout" svg:width="0.02cm" svg:height="0.081cm" svg:x="3.144cm" svg:y="4.935cm" svg:viewBox="0 0 21 82" draw:points="0,20 21,0 21,82 0,62">
          <text:p/>
        </draw:polygon>
        <draw:polygon draw:style-name="gr50" draw:text-style-name="P40" draw:layer="layout" svg:width="0.081cm" svg:height="0.02cm" svg:x="3.082cm" svg:y="4.996cm" svg:viewBox="0 0 82 21" draw:points="0,21 20,0 62,0 82,21">
          <text:p/>
        </draw:polygon>
        <draw:polygon draw:style-name="gr45" draw:text-style-name="P36" draw:layer="layout" svg:width="0.254cm" svg:height="0.501cm" svg:x="3.25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3.25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3.356cm" svg:y="4.701cm" svg:viewBox="0 0 43 43" draw:points="21,43 0,43 0,0 43,0 43,43">
          <text:p/>
        </draw:polygon>
        <draw:polygon draw:style-name="gr47" draw:text-style-name="P4" draw:layer="layout" svg:width="0.02cm" svg:height="0.081cm" svg:x="3.336cm" svg:y="4.682cm" svg:viewBox="0 0 21 82" draw:points="21,62 21,20 0,0 0,82">
          <text:p/>
        </draw:polygon>
        <draw:polygon draw:style-name="gr48" draw:text-style-name="P38" draw:layer="layout" svg:width="0.081cm" svg:height="0.02cm" svg:x="3.336cm" svg:y="4.682cm" svg:viewBox="0 0 82 21" draw:points="20,21 0,0 82,0 62,21">
          <text:p/>
        </draw:polygon>
        <draw:polygon draw:style-name="gr49" draw:text-style-name="P39" draw:layer="layout" svg:width="0.02cm" svg:height="0.081cm" svg:x="3.398cm" svg:y="4.682cm" svg:viewBox="0 0 21 82" draw:points="0,20 21,0 21,82 0,62">
          <text:p/>
        </draw:polygon>
        <draw:polygon draw:style-name="gr50" draw:text-style-name="P40" draw:layer="layout" svg:width="0.081cm" svg:height="0.02cm" svg:x="3.336cm" svg:y="4.743cm" svg:viewBox="0 0 82 21" draw:points="62,0 82,21 0,21 20,0">
          <text:p/>
        </draw:polygon>
        <draw:polygon draw:style-name="gr46" draw:text-style-name="P37" draw:layer="layout" svg:width="0.042cm" svg:height="0.042cm" svg:x="3.356cm" svg:y="4.955cm" svg:viewBox="0 0 43 43" draw:points="21,43 0,43 0,0 43,0 43,43">
          <text:p/>
        </draw:polygon>
        <draw:polygon draw:style-name="gr47" draw:text-style-name="P4" draw:layer="layout" svg:width="0.02cm" svg:height="0.081cm" svg:x="3.336cm" svg:y="4.935cm" svg:viewBox="0 0 21 82" draw:points="21,62 21,20 0,0 0,82">
          <text:p/>
        </draw:polygon>
        <draw:polygon draw:style-name="gr48" draw:text-style-name="P38" draw:layer="layout" svg:width="0.081cm" svg:height="0.02cm" svg:x="3.336cm" svg:y="4.935cm" svg:viewBox="0 0 82 21" draw:points="20,21 0,0 82,0 62,21">
          <text:p/>
        </draw:polygon>
        <draw:polygon draw:style-name="gr49" draw:text-style-name="P39" draw:layer="layout" svg:width="0.02cm" svg:height="0.081cm" svg:x="3.398cm" svg:y="4.935cm" svg:viewBox="0 0 21 82" draw:points="0,20 21,0 21,82 0,62">
          <text:p/>
        </draw:polygon>
        <draw:polygon draw:style-name="gr50" draw:text-style-name="P40" draw:layer="layout" svg:width="0.081cm" svg:height="0.02cm" svg:x="3.336cm" svg:y="4.996cm" svg:viewBox="0 0 82 21" draw:points="0,21 20,0 62,0 82,21">
          <text:p/>
        </draw:polygon>
        <draw:polygon draw:style-name="gr45" draw:text-style-name="P36" draw:layer="layout" svg:width="0.254cm" svg:height="0.501cm" svg:x="3.504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3.504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3.61cm" svg:y="4.701cm" svg:viewBox="0 0 43 43" draw:points="21,43 0,43 0,0 43,0 43,43">
          <text:p/>
        </draw:polygon>
        <draw:polygon draw:style-name="gr47" draw:text-style-name="P4" draw:layer="layout" svg:width="0.02cm" svg:height="0.081cm" svg:x="3.59cm" svg:y="4.682cm" svg:viewBox="0 0 21 82" draw:points="21,62 21,20 0,0 0,82">
          <text:p/>
        </draw:polygon>
        <draw:polygon draw:style-name="gr48" draw:text-style-name="P38" draw:layer="layout" svg:width="0.081cm" svg:height="0.02cm" svg:x="3.59cm" svg:y="4.682cm" svg:viewBox="0 0 82 21" draw:points="20,21 0,0 82,0 62,21">
          <text:p/>
        </draw:polygon>
        <draw:polygon draw:style-name="gr49" draw:text-style-name="P39" draw:layer="layout" svg:width="0.02cm" svg:height="0.081cm" svg:x="3.652cm" svg:y="4.682cm" svg:viewBox="0 0 21 82" draw:points="0,20 21,0 21,82 0,62">
          <text:p/>
        </draw:polygon>
        <draw:polygon draw:style-name="gr50" draw:text-style-name="P40" draw:layer="layout" svg:width="0.081cm" svg:height="0.02cm" svg:x="3.59cm" svg:y="4.743cm" svg:viewBox="0 0 82 21" draw:points="62,0 82,21 0,21 20,0">
          <text:p/>
        </draw:polygon>
        <draw:polygon draw:style-name="gr46" draw:text-style-name="P37" draw:layer="layout" svg:width="0.042cm" svg:height="0.042cm" svg:x="3.61cm" svg:y="4.955cm" svg:viewBox="0 0 43 43" draw:points="21,43 0,43 0,0 43,0 43,43">
          <text:p/>
        </draw:polygon>
        <draw:polygon draw:style-name="gr47" draw:text-style-name="P4" draw:layer="layout" svg:width="0.02cm" svg:height="0.081cm" svg:x="3.59cm" svg:y="4.935cm" svg:viewBox="0 0 21 82" draw:points="21,62 21,20 0,0 0,82">
          <text:p/>
        </draw:polygon>
        <draw:polygon draw:style-name="gr48" draw:text-style-name="P38" draw:layer="layout" svg:width="0.081cm" svg:height="0.02cm" svg:x="3.59cm" svg:y="4.935cm" svg:viewBox="0 0 82 21" draw:points="20,21 0,0 82,0 62,21">
          <text:p/>
        </draw:polygon>
        <draw:polygon draw:style-name="gr49" draw:text-style-name="P39" draw:layer="layout" svg:width="0.02cm" svg:height="0.081cm" svg:x="3.652cm" svg:y="4.935cm" svg:viewBox="0 0 21 82" draw:points="0,20 21,0 21,82 0,62">
          <text:p/>
        </draw:polygon>
        <draw:polygon draw:style-name="gr50" draw:text-style-name="P40" draw:layer="layout" svg:width="0.081cm" svg:height="0.02cm" svg:x="3.59cm" svg:y="4.996cm" svg:viewBox="0 0 82 21" draw:points="0,21 20,0 62,0 82,21">
          <text:p/>
        </draw:polygon>
        <draw:polygon draw:style-name="gr45" draw:text-style-name="P36" draw:layer="layout" svg:width="0.254cm" svg:height="0.501cm" svg:x="3.758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3.758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3.864cm" svg:y="4.701cm" svg:viewBox="0 0 43 43" draw:points="21,43 0,43 0,0 43,0 43,43">
          <text:p/>
        </draw:polygon>
        <draw:polygon draw:style-name="gr47" draw:text-style-name="P4" draw:layer="layout" svg:width="0.02cm" svg:height="0.081cm" svg:x="3.844cm" svg:y="4.682cm" svg:viewBox="0 0 21 82" draw:points="21,62 21,20 0,0 0,82">
          <text:p/>
        </draw:polygon>
        <draw:polygon draw:style-name="gr48" draw:text-style-name="P38" draw:layer="layout" svg:width="0.081cm" svg:height="0.02cm" svg:x="3.844cm" svg:y="4.682cm" svg:viewBox="0 0 82 21" draw:points="20,21 0,0 82,0 62,21">
          <text:p/>
        </draw:polygon>
        <draw:polygon draw:style-name="gr49" draw:text-style-name="P39" draw:layer="layout" svg:width="0.02cm" svg:height="0.081cm" svg:x="3.906cm" svg:y="4.682cm" svg:viewBox="0 0 21 82" draw:points="0,20 21,0 21,82 0,62">
          <text:p/>
        </draw:polygon>
        <draw:polygon draw:style-name="gr50" draw:text-style-name="P40" draw:layer="layout" svg:width="0.081cm" svg:height="0.02cm" svg:x="3.844cm" svg:y="4.743cm" svg:viewBox="0 0 82 21" draw:points="62,0 82,21 0,21 20,0">
          <text:p/>
        </draw:polygon>
        <draw:polygon draw:style-name="gr46" draw:text-style-name="P37" draw:layer="layout" svg:width="0.042cm" svg:height="0.042cm" svg:x="3.864cm" svg:y="4.955cm" svg:viewBox="0 0 43 43" draw:points="21,43 0,43 0,0 43,0 43,43">
          <text:p/>
        </draw:polygon>
        <draw:polygon draw:style-name="gr47" draw:text-style-name="P4" draw:layer="layout" svg:width="0.02cm" svg:height="0.081cm" svg:x="3.844cm" svg:y="4.935cm" svg:viewBox="0 0 21 82" draw:points="21,62 21,20 0,0 0,82">
          <text:p/>
        </draw:polygon>
        <draw:polygon draw:style-name="gr48" draw:text-style-name="P38" draw:layer="layout" svg:width="0.081cm" svg:height="0.02cm" svg:x="3.844cm" svg:y="4.935cm" svg:viewBox="0 0 82 21" draw:points="20,21 0,0 82,0 62,21">
          <text:p/>
        </draw:polygon>
        <draw:polygon draw:style-name="gr49" draw:text-style-name="P39" draw:layer="layout" svg:width="0.02cm" svg:height="0.081cm" svg:x="3.906cm" svg:y="4.935cm" svg:viewBox="0 0 21 82" draw:points="0,20 21,0 21,82 0,62">
          <text:p/>
        </draw:polygon>
        <draw:polygon draw:style-name="gr50" draw:text-style-name="P40" draw:layer="layout" svg:width="0.081cm" svg:height="0.02cm" svg:x="3.844cm" svg:y="4.996cm" svg:viewBox="0 0 82 21" draw:points="0,21 20,0 62,0 82,21">
          <text:p/>
        </draw:polygon>
        <draw:polygon draw:style-name="gr45" draw:text-style-name="P36" draw:layer="layout" svg:width="0.254cm" svg:height="0.501cm" svg:x="4.012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4.012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4.118cm" svg:y="4.701cm" svg:viewBox="0 0 43 43" draw:points="21,43 0,43 0,0 43,0 43,43">
          <text:p/>
        </draw:polygon>
        <draw:polygon draw:style-name="gr47" draw:text-style-name="P4" draw:layer="layout" svg:width="0.02cm" svg:height="0.081cm" svg:x="4.098cm" svg:y="4.682cm" svg:viewBox="0 0 21 82" draw:points="21,62 21,20 0,0 0,82">
          <text:p/>
        </draw:polygon>
        <draw:polygon draw:style-name="gr48" draw:text-style-name="P38" draw:layer="layout" svg:width="0.081cm" svg:height="0.02cm" svg:x="4.098cm" svg:y="4.682cm" svg:viewBox="0 0 82 21" draw:points="20,21 0,0 82,0 62,21">
          <text:p/>
        </draw:polygon>
        <draw:polygon draw:style-name="gr49" draw:text-style-name="P39" draw:layer="layout" svg:width="0.02cm" svg:height="0.081cm" svg:x="4.16cm" svg:y="4.682cm" svg:viewBox="0 0 21 82" draw:points="0,20 21,0 21,82 0,62">
          <text:p/>
        </draw:polygon>
        <draw:polygon draw:style-name="gr50" draw:text-style-name="P40" draw:layer="layout" svg:width="0.081cm" svg:height="0.02cm" svg:x="4.098cm" svg:y="4.743cm" svg:viewBox="0 0 82 21" draw:points="62,0 82,21 0,21 20,0">
          <text:p/>
        </draw:polygon>
        <draw:polygon draw:style-name="gr46" draw:text-style-name="P37" draw:layer="layout" svg:width="0.042cm" svg:height="0.042cm" svg:x="4.118cm" svg:y="4.955cm" svg:viewBox="0 0 43 43" draw:points="21,43 0,43 0,0 43,0 43,43">
          <text:p/>
        </draw:polygon>
        <draw:polygon draw:style-name="gr47" draw:text-style-name="P4" draw:layer="layout" svg:width="0.02cm" svg:height="0.081cm" svg:x="4.098cm" svg:y="4.935cm" svg:viewBox="0 0 21 82" draw:points="21,62 21,20 0,0 0,82">
          <text:p/>
        </draw:polygon>
        <draw:polygon draw:style-name="gr48" draw:text-style-name="P38" draw:layer="layout" svg:width="0.081cm" svg:height="0.02cm" svg:x="4.098cm" svg:y="4.935cm" svg:viewBox="0 0 82 21" draw:points="20,21 0,0 82,0 62,21">
          <text:p/>
        </draw:polygon>
        <draw:polygon draw:style-name="gr49" draw:text-style-name="P39" draw:layer="layout" svg:width="0.02cm" svg:height="0.081cm" svg:x="4.16cm" svg:y="4.935cm" svg:viewBox="0 0 21 82" draw:points="0,20 21,0 21,82 0,62">
          <text:p/>
        </draw:polygon>
        <draw:polygon draw:style-name="gr50" draw:text-style-name="P40" draw:layer="layout" svg:width="0.081cm" svg:height="0.02cm" svg:x="4.098cm" svg:y="4.996cm" svg:viewBox="0 0 82 21" draw:points="0,21 20,0 62,0 82,21">
          <text:p/>
        </draw:polygon>
        <draw:polygon draw:style-name="gr45" draw:text-style-name="P36" draw:layer="layout" svg:width="0.254cm" svg:height="0.501cm" svg:x="4.266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4.266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4.372cm" svg:y="4.701cm" svg:viewBox="0 0 43 43" draw:points="21,43 0,43 0,0 43,0 43,43">
          <text:p/>
        </draw:polygon>
        <draw:polygon draw:style-name="gr47" draw:text-style-name="P4" draw:layer="layout" svg:width="0.02cm" svg:height="0.081cm" svg:x="4.352cm" svg:y="4.682cm" svg:viewBox="0 0 21 82" draw:points="21,62 21,20 0,0 0,82">
          <text:p/>
        </draw:polygon>
        <draw:polygon draw:style-name="gr48" draw:text-style-name="P38" draw:layer="layout" svg:width="0.081cm" svg:height="0.02cm" svg:x="4.352cm" svg:y="4.682cm" svg:viewBox="0 0 82 21" draw:points="20,21 0,0 82,0 62,21">
          <text:p/>
        </draw:polygon>
        <draw:polygon draw:style-name="gr49" draw:text-style-name="P39" draw:layer="layout" svg:width="0.02cm" svg:height="0.081cm" svg:x="4.414cm" svg:y="4.682cm" svg:viewBox="0 0 21 82" draw:points="0,20 21,0 21,82 0,62">
          <text:p/>
        </draw:polygon>
        <draw:polygon draw:style-name="gr50" draw:text-style-name="P40" draw:layer="layout" svg:width="0.081cm" svg:height="0.02cm" svg:x="4.352cm" svg:y="4.743cm" svg:viewBox="0 0 82 21" draw:points="62,0 82,21 0,21 20,0">
          <text:p/>
        </draw:polygon>
        <draw:polygon draw:style-name="gr46" draw:text-style-name="P37" draw:layer="layout" svg:width="0.042cm" svg:height="0.042cm" svg:x="4.372cm" svg:y="4.955cm" svg:viewBox="0 0 43 43" draw:points="21,43 0,43 0,0 43,0 43,43">
          <text:p/>
        </draw:polygon>
        <draw:polygon draw:style-name="gr47" draw:text-style-name="P4" draw:layer="layout" svg:width="0.02cm" svg:height="0.081cm" svg:x="4.352cm" svg:y="4.935cm" svg:viewBox="0 0 21 82" draw:points="21,62 21,20 0,0 0,82">
          <text:p/>
        </draw:polygon>
        <draw:polygon draw:style-name="gr48" draw:text-style-name="P38" draw:layer="layout" svg:width="0.081cm" svg:height="0.02cm" svg:x="4.352cm" svg:y="4.935cm" svg:viewBox="0 0 82 21" draw:points="20,21 0,0 82,0 62,21">
          <text:p/>
        </draw:polygon>
        <draw:polygon draw:style-name="gr49" draw:text-style-name="P39" draw:layer="layout" svg:width="0.02cm" svg:height="0.081cm" svg:x="4.414cm" svg:y="4.935cm" svg:viewBox="0 0 21 82" draw:points="0,20 21,0 21,82 0,62">
          <text:p/>
        </draw:polygon>
        <draw:polygon draw:style-name="gr50" draw:text-style-name="P40" draw:layer="layout" svg:width="0.081cm" svg:height="0.02cm" svg:x="4.352cm" svg:y="4.996cm" svg:viewBox="0 0 82 21" draw:points="0,21 20,0 62,0 82,21">
          <text:p/>
        </draw:polygon>
        <draw:polygon draw:style-name="gr45" draw:text-style-name="P36" draw:layer="layout" svg:width="0.254cm" svg:height="0.501cm" svg:x="4.52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4.52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4.626cm" svg:y="4.701cm" svg:viewBox="0 0 43 43" draw:points="21,43 0,43 0,0 43,0 43,43">
          <text:p/>
        </draw:polygon>
        <draw:polygon draw:style-name="gr47" draw:text-style-name="P4" draw:layer="layout" svg:width="0.02cm" svg:height="0.081cm" svg:x="4.606cm" svg:y="4.682cm" svg:viewBox="0 0 21 82" draw:points="21,62 21,20 0,0 0,82">
          <text:p/>
        </draw:polygon>
        <draw:polygon draw:style-name="gr48" draw:text-style-name="P38" draw:layer="layout" svg:width="0.081cm" svg:height="0.02cm" svg:x="4.606cm" svg:y="4.682cm" svg:viewBox="0 0 82 21" draw:points="20,21 0,0 82,0 62,21">
          <text:p/>
        </draw:polygon>
        <draw:polygon draw:style-name="gr49" draw:text-style-name="P39" draw:layer="layout" svg:width="0.02cm" svg:height="0.081cm" svg:x="4.668cm" svg:y="4.682cm" svg:viewBox="0 0 21 82" draw:points="0,20 21,0 21,82 0,62">
          <text:p/>
        </draw:polygon>
        <draw:polygon draw:style-name="gr50" draw:text-style-name="P40" draw:layer="layout" svg:width="0.081cm" svg:height="0.02cm" svg:x="4.606cm" svg:y="4.743cm" svg:viewBox="0 0 82 21" draw:points="62,0 82,21 0,21 20,0">
          <text:p/>
        </draw:polygon>
        <draw:polygon draw:style-name="gr46" draw:text-style-name="P37" draw:layer="layout" svg:width="0.042cm" svg:height="0.042cm" svg:x="4.626cm" svg:y="4.955cm" svg:viewBox="0 0 43 43" draw:points="21,43 0,43 0,0 43,0 43,43">
          <text:p/>
        </draw:polygon>
        <draw:polygon draw:style-name="gr47" draw:text-style-name="P4" draw:layer="layout" svg:width="0.02cm" svg:height="0.081cm" svg:x="4.606cm" svg:y="4.935cm" svg:viewBox="0 0 21 82" draw:points="21,62 21,20 0,0 0,82">
          <text:p/>
        </draw:polygon>
        <draw:polygon draw:style-name="gr48" draw:text-style-name="P38" draw:layer="layout" svg:width="0.081cm" svg:height="0.02cm" svg:x="4.606cm" svg:y="4.935cm" svg:viewBox="0 0 82 21" draw:points="20,21 0,0 82,0 62,21">
          <text:p/>
        </draw:polygon>
        <draw:polygon draw:style-name="gr49" draw:text-style-name="P39" draw:layer="layout" svg:width="0.02cm" svg:height="0.081cm" svg:x="4.668cm" svg:y="4.935cm" svg:viewBox="0 0 21 82" draw:points="0,20 21,0 21,82 0,62">
          <text:p/>
        </draw:polygon>
        <draw:polygon draw:style-name="gr50" draw:text-style-name="P40" draw:layer="layout" svg:width="0.081cm" svg:height="0.02cm" svg:x="4.606cm" svg:y="4.996cm" svg:viewBox="0 0 82 21" draw:points="0,21 20,0 62,0 82,21">
          <text:p/>
        </draw:polygon>
        <draw:polygon draw:style-name="gr45" draw:text-style-name="P36" draw:layer="layout" svg:width="0.254cm" svg:height="0.501cm" svg:x="4.774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4.774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4.88cm" svg:y="4.701cm" svg:viewBox="0 0 43 43" draw:points="21,43 0,43 0,0 43,0 43,43">
          <text:p/>
        </draw:polygon>
        <draw:polygon draw:style-name="gr47" draw:text-style-name="P4" draw:layer="layout" svg:width="0.02cm" svg:height="0.081cm" svg:x="4.861cm" svg:y="4.682cm" svg:viewBox="0 0 21 82" draw:points="21,62 21,20 0,0 0,82">
          <text:p/>
        </draw:polygon>
        <draw:polygon draw:style-name="gr48" draw:text-style-name="P38" draw:layer="layout" svg:width="0.081cm" svg:height="0.02cm" svg:x="4.861cm" svg:y="4.682cm" svg:viewBox="0 0 82 21" draw:points="20,21 0,0 82,0 62,21">
          <text:p/>
        </draw:polygon>
        <draw:polygon draw:style-name="gr49" draw:text-style-name="P39" draw:layer="layout" svg:width="0.02cm" svg:height="0.081cm" svg:x="4.922cm" svg:y="4.682cm" svg:viewBox="0 0 21 82" draw:points="0,20 21,0 21,82 0,62">
          <text:p/>
        </draw:polygon>
        <draw:polygon draw:style-name="gr50" draw:text-style-name="P40" draw:layer="layout" svg:width="0.081cm" svg:height="0.02cm" svg:x="4.861cm" svg:y="4.743cm" svg:viewBox="0 0 82 21" draw:points="62,0 82,21 0,21 20,0">
          <text:p/>
        </draw:polygon>
        <draw:polygon draw:style-name="gr46" draw:text-style-name="P37" draw:layer="layout" svg:width="0.042cm" svg:height="0.042cm" svg:x="4.88cm" svg:y="4.955cm" svg:viewBox="0 0 43 43" draw:points="21,43 0,43 0,0 43,0 43,43">
          <text:p/>
        </draw:polygon>
        <draw:polygon draw:style-name="gr47" draw:text-style-name="P4" draw:layer="layout" svg:width="0.02cm" svg:height="0.081cm" svg:x="4.861cm" svg:y="4.935cm" svg:viewBox="0 0 21 82" draw:points="21,62 21,20 0,0 0,82">
          <text:p/>
        </draw:polygon>
        <draw:polygon draw:style-name="gr48" draw:text-style-name="P38" draw:layer="layout" svg:width="0.081cm" svg:height="0.02cm" svg:x="4.861cm" svg:y="4.935cm" svg:viewBox="0 0 82 21" draw:points="20,21 0,0 82,0 62,21">
          <text:p/>
        </draw:polygon>
        <draw:polygon draw:style-name="gr49" draw:text-style-name="P39" draw:layer="layout" svg:width="0.02cm" svg:height="0.081cm" svg:x="4.922cm" svg:y="4.935cm" svg:viewBox="0 0 21 82" draw:points="0,20 21,0 21,82 0,62">
          <text:p/>
        </draw:polygon>
        <draw:polygon draw:style-name="gr50" draw:text-style-name="P40" draw:layer="layout" svg:width="0.081cm" svg:height="0.02cm" svg:x="4.861cm" svg:y="4.996cm" svg:viewBox="0 0 82 21" draw:points="0,21 20,0 62,0 82,21">
          <text:p/>
        </draw:polygon>
        <draw:polygon draw:style-name="gr45" draw:text-style-name="P36" draw:layer="layout" svg:width="0.254cm" svg:height="0.501cm" svg:x="5.028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5.028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5.134cm" svg:y="4.701cm" svg:viewBox="0 0 43 43" draw:points="21,43 0,43 0,0 43,0 43,43">
          <text:p/>
        </draw:polygon>
        <draw:polygon draw:style-name="gr47" draw:text-style-name="P4" draw:layer="layout" svg:width="0.02cm" svg:height="0.081cm" svg:x="5.114cm" svg:y="4.682cm" svg:viewBox="0 0 21 82" draw:points="21,62 21,20 0,0 0,82">
          <text:p/>
        </draw:polygon>
        <draw:polygon draw:style-name="gr48" draw:text-style-name="P38" draw:layer="layout" svg:width="0.081cm" svg:height="0.02cm" svg:x="5.114cm" svg:y="4.682cm" svg:viewBox="0 0 82 21" draw:points="20,21 0,0 82,0 62,21">
          <text:p/>
        </draw:polygon>
        <draw:polygon draw:style-name="gr49" draw:text-style-name="P39" draw:layer="layout" svg:width="0.02cm" svg:height="0.081cm" svg:x="5.176cm" svg:y="4.682cm" svg:viewBox="0 0 21 82" draw:points="0,20 21,0 21,82 0,62">
          <text:p/>
        </draw:polygon>
        <draw:polygon draw:style-name="gr50" draw:text-style-name="P40" draw:layer="layout" svg:width="0.081cm" svg:height="0.02cm" svg:x="5.114cm" svg:y="4.743cm" svg:viewBox="0 0 82 21" draw:points="62,0 82,21 0,21 20,0">
          <text:p/>
        </draw:polygon>
        <draw:polygon draw:style-name="gr46" draw:text-style-name="P37" draw:layer="layout" svg:width="0.042cm" svg:height="0.042cm" svg:x="5.134cm" svg:y="4.955cm" svg:viewBox="0 0 43 43" draw:points="21,43 0,43 0,0 43,0 43,43">
          <text:p/>
        </draw:polygon>
        <draw:polygon draw:style-name="gr47" draw:text-style-name="P4" draw:layer="layout" svg:width="0.02cm" svg:height="0.081cm" svg:x="5.114cm" svg:y="4.935cm" svg:viewBox="0 0 21 82" draw:points="21,62 21,20 0,0 0,82">
          <text:p/>
        </draw:polygon>
        <draw:polygon draw:style-name="gr48" draw:text-style-name="P38" draw:layer="layout" svg:width="0.081cm" svg:height="0.02cm" svg:x="5.114cm" svg:y="4.935cm" svg:viewBox="0 0 82 21" draw:points="20,21 0,0 82,0 62,21">
          <text:p/>
        </draw:polygon>
        <draw:polygon draw:style-name="gr49" draw:text-style-name="P39" draw:layer="layout" svg:width="0.02cm" svg:height="0.081cm" svg:x="5.176cm" svg:y="4.935cm" svg:viewBox="0 0 21 82" draw:points="0,20 21,0 21,82 0,62">
          <text:p/>
        </draw:polygon>
        <draw:polygon draw:style-name="gr50" draw:text-style-name="P40" draw:layer="layout" svg:width="0.081cm" svg:height="0.02cm" svg:x="5.114cm" svg:y="4.996cm" svg:viewBox="0 0 82 21" draw:points="0,21 20,0 62,0 82,21">
          <text:p/>
        </draw:polygon>
        <draw:polygon draw:style-name="gr45" draw:text-style-name="P36" draw:layer="layout" svg:width="0.254cm" svg:height="0.501cm" svg:x="5.282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5.282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5.388cm" svg:y="4.701cm" svg:viewBox="0 0 43 43" draw:points="21,43 0,43 0,0 43,0 43,43">
          <text:p/>
        </draw:polygon>
        <draw:polygon draw:style-name="gr47" draw:text-style-name="P4" draw:layer="layout" svg:width="0.02cm" svg:height="0.081cm" svg:x="5.369cm" svg:y="4.682cm" svg:viewBox="0 0 21 82" draw:points="21,62 21,20 0,0 0,82">
          <text:p/>
        </draw:polygon>
        <draw:polygon draw:style-name="gr48" draw:text-style-name="P38" draw:layer="layout" svg:width="0.081cm" svg:height="0.02cm" svg:x="5.369cm" svg:y="4.682cm" svg:viewBox="0 0 82 21" draw:points="20,21 0,0 82,0 62,21">
          <text:p/>
        </draw:polygon>
        <draw:polygon draw:style-name="gr49" draw:text-style-name="P39" draw:layer="layout" svg:width="0.02cm" svg:height="0.081cm" svg:x="5.43cm" svg:y="4.682cm" svg:viewBox="0 0 21 82" draw:points="0,20 21,0 21,82 0,62">
          <text:p/>
        </draw:polygon>
        <draw:polygon draw:style-name="gr50" draw:text-style-name="P40" draw:layer="layout" svg:width="0.081cm" svg:height="0.02cm" svg:x="5.369cm" svg:y="4.743cm" svg:viewBox="0 0 82 21" draw:points="62,0 82,21 0,21 20,0">
          <text:p/>
        </draw:polygon>
        <draw:polygon draw:style-name="gr46" draw:text-style-name="P37" draw:layer="layout" svg:width="0.042cm" svg:height="0.042cm" svg:x="5.388cm" svg:y="4.955cm" svg:viewBox="0 0 43 43" draw:points="21,43 0,43 0,0 43,0 43,43">
          <text:p/>
        </draw:polygon>
        <draw:polygon draw:style-name="gr47" draw:text-style-name="P4" draw:layer="layout" svg:width="0.02cm" svg:height="0.081cm" svg:x="5.369cm" svg:y="4.935cm" svg:viewBox="0 0 21 82" draw:points="21,62 21,20 0,0 0,82">
          <text:p/>
        </draw:polygon>
        <draw:polygon draw:style-name="gr48" draw:text-style-name="P38" draw:layer="layout" svg:width="0.081cm" svg:height="0.02cm" svg:x="5.369cm" svg:y="4.935cm" svg:viewBox="0 0 82 21" draw:points="20,21 0,0 82,0 62,21">
          <text:p/>
        </draw:polygon>
        <draw:polygon draw:style-name="gr49" draw:text-style-name="P39" draw:layer="layout" svg:width="0.02cm" svg:height="0.081cm" svg:x="5.43cm" svg:y="4.935cm" svg:viewBox="0 0 21 82" draw:points="0,20 21,0 21,82 0,62">
          <text:p/>
        </draw:polygon>
        <draw:polygon draw:style-name="gr50" draw:text-style-name="P40" draw:layer="layout" svg:width="0.081cm" svg:height="0.02cm" svg:x="5.369cm" svg:y="4.996cm" svg:viewBox="0 0 82 21" draw:points="0,21 20,0 62,0 82,21">
          <text:p/>
        </draw:polygon>
        <draw:polygon draw:style-name="gr45" draw:text-style-name="P36" draw:layer="layout" svg:width="0.254cm" svg:height="0.501cm" svg:x="5.536cm" svg:y="4.6cm" svg:viewBox="0 0 255 502" draw:points="0,192 0,310 0,449 55,502 200,502 255,449 255,310 255,192 255,53 200,0 55,0 0,53">
          <text:p/>
        </draw:polygon>
        <draw:polygon draw:style-name="gr45" draw:text-style-name="P36" draw:layer="layout" svg:width="0.254cm" svg:height="0.501cm" svg:x="5.536cm" svg:y="4.6cm" svg:viewBox="0 0 255 502" draw:points="0,192 0,310 0,449 55,502 200,502 255,449 255,310 255,192 255,53 200,0 55,0 0,53">
          <text:p/>
        </draw:polygon>
        <draw:polygon draw:style-name="gr46" draw:text-style-name="P37" draw:layer="layout" svg:width="0.042cm" svg:height="0.042cm" svg:x="5.642cm" svg:y="4.701cm" svg:viewBox="0 0 43 43" draw:points="21,43 0,43 0,0 43,0 43,43">
          <text:p/>
        </draw:polygon>
        <draw:polygon draw:style-name="gr47" draw:text-style-name="P4" draw:layer="layout" svg:width="0.02cm" svg:height="0.081cm" svg:x="5.622cm" svg:y="4.682cm" svg:viewBox="0 0 21 82" draw:points="21,62 21,20 0,0 0,82">
          <text:p/>
        </draw:polygon>
        <draw:polygon draw:style-name="gr48" draw:text-style-name="P38" draw:layer="layout" svg:width="0.081cm" svg:height="0.02cm" svg:x="5.622cm" svg:y="4.682cm" svg:viewBox="0 0 82 21" draw:points="20,21 0,0 82,0 62,21">
          <text:p/>
        </draw:polygon>
        <draw:polygon draw:style-name="gr49" draw:text-style-name="P39" draw:layer="layout" svg:width="0.02cm" svg:height="0.081cm" svg:x="5.684cm" svg:y="4.682cm" svg:viewBox="0 0 21 82" draw:points="0,20 21,0 21,82 0,62">
          <text:p/>
        </draw:polygon>
        <draw:polygon draw:style-name="gr50" draw:text-style-name="P40" draw:layer="layout" svg:width="0.081cm" svg:height="0.02cm" svg:x="5.622cm" svg:y="4.743cm" svg:viewBox="0 0 82 21" draw:points="62,0 82,21 0,21 20,0">
          <text:p/>
        </draw:polygon>
        <draw:polygon draw:style-name="gr46" draw:text-style-name="P37" draw:layer="layout" svg:width="0.042cm" svg:height="0.042cm" svg:x="5.642cm" svg:y="4.955cm" svg:viewBox="0 0 43 43" draw:points="21,43 0,43 0,0 43,0 43,43">
          <text:p/>
        </draw:polygon>
        <draw:polygon draw:style-name="gr47" draw:text-style-name="P4" draw:layer="layout" svg:width="0.02cm" svg:height="0.081cm" svg:x="5.622cm" svg:y="4.935cm" svg:viewBox="0 0 21 82" draw:points="21,62 21,20 0,0 0,82">
          <text:p/>
        </draw:polygon>
        <draw:polygon draw:style-name="gr48" draw:text-style-name="P38" draw:layer="layout" svg:width="0.081cm" svg:height="0.02cm" svg:x="5.622cm" svg:y="4.935cm" svg:viewBox="0 0 82 21" draw:points="20,21 0,0 82,0 62,21">
          <text:p/>
        </draw:polygon>
        <draw:polygon draw:style-name="gr49" draw:text-style-name="P39" draw:layer="layout" svg:width="0.02cm" svg:height="0.081cm" svg:x="5.684cm" svg:y="4.935cm" svg:viewBox="0 0 21 82" draw:points="0,20 21,0 21,82 0,62">
          <text:p/>
        </draw:polygon>
        <draw:polygon draw:style-name="gr50" draw:text-style-name="P40" draw:layer="layout" svg:width="0.081cm" svg:height="0.02cm" svg:x="5.622cm" svg:y="4.996cm" svg:viewBox="0 0 82 21" draw:points="0,21 20,0 62,0 82,21">
          <text:p/>
        </draw:polygon>
        <draw:polygon draw:style-name="gr51" draw:text-style-name="P41" draw:layer="layout" svg:width="0.17cm" svg:height="0.076cm" svg:x="1.035cm" svg:y="3.162cm" svg:viewBox="0 0 171 77" draw:points="0,39 0,0 171,0 171,77 0,77">
          <text:p/>
        </draw:polygon>
        <draw:polygon draw:style-name="gr51" draw:text-style-name="P41" draw:layer="layout" svg:width="0.17cm" svg:height="0.076cm" svg:x="1.035cm" svg:y="3.416cm" svg:viewBox="0 0 171 77" draw:points="0,39 0,0 171,0 171,77 0,77">
          <text:p/>
        </draw:polygon>
        <draw:polygon draw:style-name="gr51" draw:text-style-name="P41" draw:layer="layout" svg:width="0.17cm" svg:height="0.076cm" svg:x="1.035cm" svg:y="3.67cm" svg:viewBox="0 0 171 77" draw:points="0,39 0,0 171,0 171,77 0,77">
          <text:p/>
        </draw:polygon>
        <draw:polygon draw:style-name="gr51" draw:text-style-name="P41" draw:layer="layout" svg:width="0.17cm" svg:height="0.076cm" svg:x="1.035cm" svg:y="3.924cm" svg:viewBox="0 0 171 77" draw:points="0,39 0,0 171,0 171,77 0,77">
          <text:p/>
        </draw:polygon>
        <draw:polygon draw:style-name="gr51" draw:text-style-name="P41" draw:layer="layout" svg:width="0.17cm" svg:height="0.076cm" svg:x="1.704cm" svg:y="3.162cm" svg:viewBox="0 0 171 77" draw:points="0,39 0,0 171,0 171,77 0,77">
          <text:p/>
        </draw:polygon>
        <draw:polygon draw:style-name="gr51" draw:text-style-name="P41" draw:layer="layout" svg:width="0.17cm" svg:height="0.076cm" svg:x="1.704cm" svg:y="3.416cm" svg:viewBox="0 0 171 77" draw:points="0,39 0,0 171,0 171,77 0,77">
          <text:p/>
        </draw:polygon>
        <draw:polygon draw:style-name="gr51" draw:text-style-name="P41" draw:layer="layout" svg:width="0.17cm" svg:height="0.076cm" svg:x="1.704cm" svg:y="3.67cm" svg:viewBox="0 0 171 77" draw:points="0,39 0,0 171,0 171,77 0,77">
          <text:p/>
        </draw:polygon>
        <draw:polygon draw:style-name="gr51" draw:text-style-name="P41" draw:layer="layout" svg:width="0.17cm" svg:height="0.076cm" svg:x="1.704cm" svg:y="3.924cm" svg:viewBox="0 0 171 77" draw:points="0,39 0,0 171,0 171,77 0,77">
          <text:p/>
        </draw:polygon>
        <draw:polygon draw:style-name="gr52" draw:text-style-name="P42" draw:layer="layout" svg:width="0.216cm" svg:height="1.016cm" svg:x="1.582cm" svg:y="3.073cm" svg:viewBox="0 0 217 1017" draw:points="217,0 217,1017 0,998 0,0">
          <text:p/>
        </draw:polygon>
        <draw:polygon draw:style-name="gr40" draw:text-style-name="P34" draw:layer="layout" svg:width="0.216cm" svg:height="1.016cm" svg:x="1.112cm" svg:y="3.073cm" svg:viewBox="0 0 217 1017" draw:points="217,0 217,998 0,1017 0,0">
          <text:p/>
        </draw:polygon>
        <draw:polygon draw:style-name="gr51" draw:text-style-name="P41" draw:layer="layout" svg:width="0.051cm" svg:height="0.127cm" svg:x="1.095cm" svg:y="3.162cm" svg:viewBox="0 0 52 128" draw:points="52,0 0,0 0,77 24,128 52,128">
          <text:p/>
        </draw:polygon>
        <draw:polygon draw:style-name="gr51" draw:text-style-name="P41" draw:layer="layout" svg:width="0.051cm" svg:height="0.127cm" svg:x="1.095cm" svg:y="3.873cm" svg:viewBox="0 0 52 128" draw:points="52,0 24,0 0,51 0,128 52,128">
          <text:p/>
        </draw:polygon>
        <draw:polygon draw:style-name="gr51" draw:text-style-name="P41" draw:layer="layout" svg:width="0.051cm" svg:height="0.178cm" svg:x="1.095cm" svg:y="3.365cm" svg:viewBox="0 0 52 179" draw:points="52,0 24,0 0,51 0,128 24,179 52,179">
          <text:p/>
        </draw:polygon>
        <draw:polygon draw:style-name="gr51" draw:text-style-name="P41" draw:layer="layout" svg:width="0.051cm" svg:height="0.178cm" svg:x="1.095cm" svg:y="3.619cm" svg:viewBox="0 0 52 179" draw:points="52,0 24,0 0,51 0,128 24,179 52,179">
          <text:p/>
        </draw:polygon>
        <draw:polygon draw:style-name="gr53" draw:text-style-name="P43" draw:layer="layout" svg:width="0.686cm" svg:height="0.055cm" svg:x="1.112cm" svg:y="4.034cm" svg:viewBox="0 0 687 56" draw:points="687,56 624,36 624,0 63,0 63,36 0,56">
          <text:p/>
        </draw:polygon>
        <draw:polygon draw:style-name="gr54" draw:text-style-name="P44" draw:layer="layout" svg:width="0.686cm" svg:height="0.127cm" svg:x="1.112cm" svg:y="3.073cm" svg:viewBox="0 0 687 128" draw:points="687,0 624,19 471,19 471,128 216,128 216,19 63,19 0,0">
          <text:p/>
        </draw:polygon>
        <draw:polygon draw:style-name="gr55" draw:text-style-name="P45" draw:layer="layout" svg:width="0.128cm" svg:height="0.113cm" svg:x="1.455cm" svg:y="3.087cm" svg:viewBox="0 0 129 114" draw:points="128,114 129,5 74,0 0,0 0,114">
          <text:p/>
        </draw:polygon>
        <draw:polygon draw:style-name="gr30" draw:text-style-name="P26" draw:layer="layout" svg:width="0.129cm" svg:height="0.113cm" svg:x="1.326cm" svg:y="3.087cm" svg:viewBox="0 0 130 114" draw:points="0,5 0,114 130,114 130,0 55,0">
          <text:p/>
        </draw:polygon>
        <draw:path draw:style-name="gr56" draw:text-style-name="P46" draw:layer="layout" svg:width="0.561cm" svg:height="0.978cm" svg:x="1.174cm" svg:y="3.092cm" svg:viewBox="0 0 562 979" svg:d="M562 0h-153c-11 60-64 107-128 107s-117-46-129-107h-152v979h562z">
          <text:p/>
        </draw:path>
        <draw:path draw:style-name="gr57" draw:text-style-name="P47" draw:layer="layout" svg:width="0.148cm" svg:height="0.067cm" svg:x="1.381cm" svg:y="3.087cm" svg:viewBox="0 0 149 68" svg:d="M149 0h-149c4 38 36 68 75 68 38 0 70-30 74-68z">
          <text:p/>
        </draw:path>
        <draw:path draw:style-name="gr27" draw:text-style-name="P23" draw:layer="layout" svg:width="0.105cm" svg:height="0.105cm" svg:x="1.225cm" svg:y="3.186cm" svg:viewBox="0 0 106 106" svg:d="M53 106c-10 0-18-3-27-7-8-5-14-11-19-20-5-8-7-16-7-26s2-18 7-27c5-8 11-14 19-19 9-5 17-7 27-7s18 2 26 7c9 5 15 11 20 19 4 9 7 17 7 27s-3 18-7 26c-5 9-11 15-20 20-8 4-16 7-26 7z">
          <text:p/>
        </draw:path>
        <draw:line draw:style-name="gr58" draw:text-style-name="P3" draw:layer="layout" svg:x1="1.128cm" svg:y1="2.692cm" svg:x2="1.091cm" svg:y2="2.692cm">
          <text:p/>
        </draw:line>
        <draw:line draw:style-name="gr58" draw:text-style-name="P3" draw:layer="layout" svg:x1="2.07cm" svg:y1="2.692cm" svg:x2="2.107cm" svg:y2="2.692cm">
          <text:p/>
        </draw:line>
        <draw:polygon draw:style-name="gr3" draw:text-style-name="P3" draw:layer="layout" svg:width="0.025cm" svg:height="0.025cm" svg:x="1.066cm" svg:y="2.655cm" svg:viewBox="0 0 26 26" draw:points="13,26 0,26 0,0 26,0 26,26">
          <text:p/>
        </draw:polygon>
        <draw:polygon draw:style-name="gr3" draw:text-style-name="P3" draw:layer="layout" svg:width="0.025cm" svg:height="0.025cm" svg:x="2.106cm" svg:y="2.655cm" svg:viewBox="0 0 26 26" draw:points="13,26 0,26 0,0 26,0 26,26">
          <text:p/>
        </draw:polygon>
        <draw:line draw:style-name="gr59" draw:text-style-name="P3" draw:layer="layout" svg:x1="1.091cm" svg:y1="2.692cm" svg:x2="1.128cm" svg:y2="2.692cm">
          <text:p/>
        </draw:line>
        <draw:line draw:style-name="gr59" draw:text-style-name="P3" draw:layer="layout" svg:x1="2.107cm" svg:y1="2.692cm" svg:x2="2.07cm" svg:y2="2.692cm">
          <text:p/>
        </draw:line>
        <draw:line draw:style-name="gr59" draw:text-style-name="P3" draw:layer="layout" svg:x1="1.091cm" svg:y1="2.692cm" svg:x2="2.092cm" svg:y2="2.692cm">
          <text:p/>
        </draw:line>
        <draw:path draw:style-name="gr60" draw:text-style-name="P48" draw:layer="layout" svg:width="0.644cm" svg:height="0.24cm" svg:x="1.271cm" svg:y="2.571cm" svg:viewBox="0 0 645 241" svg:d="M144 10c-12-5-34-10-48-10h-71c-14 0-25 11-25 26v189c0 14 11 26 25 26h71c14 0 36-5 48-11l3-1c13-6 34-10 48-10h254c14 0 36 4 49 10l2 1c13 6 35 11 49 11h70c14 0 26-12 26-26v-189c0-15-12-26-26-26h-70c-14 0-36 5-49 10l-2 2c-13 6-35 10-49 10h-254c-14 0-35-5-48-10z">
          <text:p/>
        </draw:path>
        <draw:polygon draw:style-name="gr61" draw:text-style-name="P49" draw:layer="layout" svg:width="0.025cm" svg:height="0.24cm" svg:x="1.83cm" svg:y="2.571cm" svg:viewBox="0 0 26 241" draw:points="13,241 0,241 0,0 26,0 26,241">
          <text:p/>
        </draw:polygon>
        <draw:polygon draw:style-name="gr62" draw:text-style-name="P50" draw:layer="layout" svg:width="0.065cm" svg:height="0.195cm" svg:x="1.624cm" svg:y="2.593cm" svg:viewBox="0 0 66 196" draw:points="33,196 0,196 0,0 66,0 66,196">
          <text:p/>
        </draw:polygon>
        <draw:polygon draw:style-name="gr63" draw:text-style-name="P51" draw:layer="layout" svg:width="0.065cm" svg:height="0.195cm" svg:x="1.494cm" svg:y="2.593cm" svg:viewBox="0 0 66 196" draw:points="33,196 0,196 0,0 66,0 66,196">
          <text:p/>
        </draw:polygon>
        <draw:path draw:style-name="gr63" draw:text-style-name="P51" draw:layer="layout" svg:width="0.065cm" svg:height="0.24cm" svg:x="1.364cm" svg:y="2.571cm" svg:viewBox="0 0 66 241" svg:d="M66 16c-4-1-8-3-11-4l-3-2c-13-5-35-10-49-10h-3v241h3c14 0 36-5 49-11l3-1c3-2 7-3 11-4z">
          <text:p/>
        </draw:path>
        <draw:path draw:style-name="gr64" draw:text-style-name="P52" draw:layer="layout" svg:width="0.623cm" svg:height="0.141cm" svg:x="1.292cm" svg:y="2.657cm" svg:viewBox="0 0 624 142" svg:d="M599 51c0 13-4 25-10 25h-68c-13 0-34-2-47-5h-3c-12-2-33-4-47-4h-245c-14 0-35 2-47 4h-3c-12 3-33 5-47 5h-11-35-11c-14 0-25 10-25 23v8 6 6c0 13 11 23 25 23h57c13 0 35-4 47-9l3-1c12-5 33-10 47-10h245c13 0 35 5 47 10l3 1c12 5 33 9 47 9h79c13 0 24-10 24-23v-19-34-66c-10 4-25 15-25 51z">
          <text:p/>
        </draw:path>
        <draw:polygon draw:style-name="gr65" draw:text-style-name="P53" draw:layer="layout" svg:width="0.025cm" svg:height="0.111cm" svg:x="1.83cm" svg:y="2.687cm" svg:viewBox="0 0 26 112" draw:points="13,112 0,112 0,0 26,0 26,112">
          <text:p/>
        </draw:polygon>
        <draw:path draw:style-name="gr66" draw:text-style-name="P54" draw:layer="layout" svg:width="0.124cm" svg:height="0.027cm" svg:x="1.743cm" svg:y="2.591cm" svg:viewBox="0 0 125 28" svg:d="M7 12c8 0 18-4 24-7 7-3 20-5 34-5h52c8 0 8 9 8 14 0 4-1 14-8 14h-109c-4 0-8-5-8-9 0-3 3-7 7-7z">
          <text:p/>
        </draw:path>
        <draw:path draw:style-name="gr67" draw:text-style-name="P55" draw:layer="layout" svg:width="0.03cm" svg:height="0.03cm" svg:x="1.285cm" svg:y="2.589cm" svg:viewBox="0 0 31 31" svg:d="M31 16c0 3 0 5-2 8-1 2-3 4-5 5-3 2-5 2-8 2s-6 0-8-2c-3-1-4-3-6-5-1-3-2-5-2-8s1-6 2-8c2-3 3-4 6-6 2-1 5-2 8-2s5 1 8 2c2 2 4 3 5 6 2 2 2 5 2 8z">
          <text:p/>
        </draw:path>
        <draw:polygon draw:style-name="gr68" draw:text-style-name="P56" draw:layer="layout" svg:width="0.025cm" svg:height="0.057cm" svg:x="1.83cm" svg:y="2.579cm" svg:viewBox="0 0 26 58" draw:points="13,58 0,58 0,0 26,0 26,58">
          <text:p/>
        </draw:polygon>
        <draw:polygon draw:style-name="gr69" draw:text-style-name="P57" draw:layer="layout" svg:width="0.025cm" svg:height="0.026cm" svg:x="1.83cm" svg:y="2.591cm" svg:viewBox="0 0 26 27" draw:points="13,27 0,27 0,0 26,0 26,27">
          <text:p/>
        </draw:polygon>
        <draw:line draw:style-name="gr58" draw:text-style-name="P3" draw:layer="layout" svg:x1="1.128cm" svg:y1="2.946cm" svg:x2="1.091cm" svg:y2="2.946cm">
          <text:p/>
        </draw:line>
        <draw:line draw:style-name="gr58" draw:text-style-name="P3" draw:layer="layout" svg:x1="2.07cm" svg:y1="2.946cm" svg:x2="2.107cm" svg:y2="2.946cm">
          <text:p/>
        </draw:line>
        <draw:polygon draw:style-name="gr3" draw:text-style-name="P3" draw:layer="layout" svg:width="0.025cm" svg:height="0.025cm" svg:x="1.066cm" svg:y="2.909cm" svg:viewBox="0 0 26 26" draw:points="13,26 0,26 0,0 26,0 26,26">
          <text:p/>
        </draw:polygon>
        <draw:polygon draw:style-name="gr3" draw:text-style-name="P3" draw:layer="layout" svg:width="0.025cm" svg:height="0.025cm" svg:x="2.106cm" svg:y="2.909cm" svg:viewBox="0 0 26 26" draw:points="13,26 0,26 0,0 26,0 26,26">
          <text:p/>
        </draw:polygon>
        <draw:line draw:style-name="gr59" draw:text-style-name="P3" draw:layer="layout" svg:x1="1.091cm" svg:y1="2.946cm" svg:x2="1.128cm" svg:y2="2.946cm">
          <text:p/>
        </draw:line>
        <draw:line draw:style-name="gr59" draw:text-style-name="P3" draw:layer="layout" svg:x1="2.107cm" svg:y1="2.946cm" svg:x2="2.07cm" svg:y2="2.946cm">
          <text:p/>
        </draw:line>
        <draw:line draw:style-name="gr59" draw:text-style-name="P3" draw:layer="layout" svg:x1="1.091cm" svg:y1="2.946cm" svg:x2="2.092cm" svg:y2="2.946cm">
          <text:p/>
        </draw:line>
        <draw:path draw:style-name="gr60" draw:text-style-name="P48" draw:layer="layout" svg:width="0.644cm" svg:height="0.24cm" svg:x="1.271cm" svg:y="2.825cm" svg:viewBox="0 0 645 241" svg:d="M144 10c-12-5-34-10-48-10h-71c-14 0-25 11-25 26v189c0 14 11 26 25 26h71c14 0 36-5 48-11l3-1c13-6 34-10 48-10h254c14 0 36 4 49 10l2 1c13 6 35 11 49 11h70c14 0 26-12 26-26v-189c0-15-12-26-26-26h-70c-14 0-36 5-49 10l-2 2c-13 6-35 10-49 10h-254c-14 0-35-5-48-10z">
          <text:p/>
        </draw:path>
        <draw:polygon draw:style-name="gr61" draw:text-style-name="P49" draw:layer="layout" svg:width="0.025cm" svg:height="0.24cm" svg:x="1.83cm" svg:y="2.825cm" svg:viewBox="0 0 26 241" draw:points="13,241 0,241 0,0 26,0 26,241">
          <text:p/>
        </draw:polygon>
        <draw:polygon draw:style-name="gr62" draw:text-style-name="P50" draw:layer="layout" svg:width="0.065cm" svg:height="0.195cm" svg:x="1.624cm" svg:y="2.847cm" svg:viewBox="0 0 66 196" draw:points="33,196 0,196 0,0 66,0 66,196">
          <text:p/>
        </draw:polygon>
        <draw:polygon draw:style-name="gr63" draw:text-style-name="P51" draw:layer="layout" svg:width="0.065cm" svg:height="0.195cm" svg:x="1.494cm" svg:y="2.847cm" svg:viewBox="0 0 66 196" draw:points="33,196 0,196 0,0 66,0 66,196">
          <text:p/>
        </draw:polygon>
        <draw:path draw:style-name="gr63" draw:text-style-name="P51" draw:layer="layout" svg:width="0.065cm" svg:height="0.24cm" svg:x="1.364cm" svg:y="2.825cm" svg:viewBox="0 0 66 241" svg:d="M66 16c-4-1-8-3-11-4l-3-2c-13-5-35-10-49-10h-3v241h3c14 0 36-5 49-11l3-1c3-2 7-3 11-4z">
          <text:p/>
        </draw:path>
        <draw:path draw:style-name="gr64" draw:text-style-name="P52" draw:layer="layout" svg:width="0.623cm" svg:height="0.141cm" svg:x="1.292cm" svg:y="2.911cm" svg:viewBox="0 0 624 142" svg:d="M599 51c0 13-4 25-10 25h-68c-13 0-34-2-47-5h-3c-12-2-33-4-47-4h-245c-14 0-35 2-47 4h-3c-12 3-33 5-47 5h-11-35-11c-14 0-25 10-25 23v8 6 6c0 13 11 23 25 23h57c13 0 35-4 47-9l3-1c12-5 33-10 47-10h245c13 0 35 5 47 10l3 1c12 5 33 9 47 9h79c13 0 24-10 24-23v-19-34-66c-10 4-25 15-25 51z">
          <text:p/>
        </draw:path>
        <draw:polygon draw:style-name="gr65" draw:text-style-name="P53" draw:layer="layout" svg:width="0.025cm" svg:height="0.111cm" svg:x="1.83cm" svg:y="2.941cm" svg:viewBox="0 0 26 112" draw:points="13,112 0,112 0,0 26,0 26,112">
          <text:p/>
        </draw:polygon>
        <draw:path draw:style-name="gr66" draw:text-style-name="P54" draw:layer="layout" svg:width="0.124cm" svg:height="0.027cm" svg:x="1.743cm" svg:y="2.845cm" svg:viewBox="0 0 125 28" svg:d="M7 12c8 0 18-4 24-7 7-3 20-5 34-5h52c8 0 8 9 8 14 0 4-1 14-8 14h-109c-4 0-8-5-8-9 0-3 3-7 7-7z">
          <text:p/>
        </draw:path>
        <draw:path draw:style-name="gr67" draw:text-style-name="P55" draw:layer="layout" svg:width="0.03cm" svg:height="0.03cm" svg:x="1.285cm" svg:y="2.843cm" svg:viewBox="0 0 31 31" svg:d="M31 16c0 3 0 5-2 8-1 2-3 4-5 5-3 2-5 2-8 2s-6 0-8-2c-3-1-4-3-6-5-1-3-2-5-2-8s1-6 2-8c2-3 3-4 6-6 2-1 5-2 8-2s5 1 8 2c2 2 4 3 5 6 2 2 2 5 2 8z">
          <text:p/>
        </draw:path>
        <draw:polygon draw:style-name="gr68" draw:text-style-name="P56" draw:layer="layout" svg:width="0.025cm" svg:height="0.057cm" svg:x="1.83cm" svg:y="2.833cm" svg:viewBox="0 0 26 58" draw:points="13,58 0,58 0,0 26,0 26,58">
          <text:p/>
        </draw:polygon>
        <draw:polygon draw:style-name="gr69" draw:text-style-name="P57" draw:layer="layout" svg:width="0.025cm" svg:height="0.026cm" svg:x="1.83cm" svg:y="2.845cm" svg:viewBox="0 0 26 27" draw:points="13,27 0,27 0,0 26,0 26,27">
          <text:p/>
        </draw:polygon>
        <draw:line draw:style-name="gr70" draw:text-style-name="P34" draw:layer="layout" svg:x1="2.107cm" svg:y1="2.693cm" svg:x2="2.107cm" svg:y2="4.724cm">
          <text:p/>
        </draw:line>
        <draw:line draw:style-name="gr71" draw:text-style-name="P34" draw:layer="layout" svg:x1="2.107cm" svg:y1="2.693cm" svg:x2="2.107cm" svg:y2="4.724cm">
          <text:p/>
        </draw:line>
        <draw:line draw:style-name="gr70" draw:text-style-name="P34" draw:layer="layout" svg:x1="2.107cm" svg:y1="2.692cm" svg:x2="2.107cm" svg:y2="2.693cm">
          <text:p/>
        </draw:line>
        <draw:line draw:style-name="gr71" draw:text-style-name="P34" draw:layer="layout" svg:x1="2.107cm" svg:y1="2.692cm" svg:x2="2.107cm" svg:y2="2.693cm">
          <text:p/>
        </draw:line>
        <draw:line draw:style-name="gr72" draw:text-style-name="P34" draw:layer="layout" svg:x1="0.837cm" svg:y1="4.47cm" svg:x2="0.837cm" svg:y2="4.725cm">
          <text:p/>
        </draw:line>
        <draw:line draw:style-name="gr73" draw:text-style-name="P34" draw:layer="layout" svg:x1="0.837cm" svg:y1="4.47cm" svg:x2="0.837cm" svg:y2="4.725cm">
          <text:p/>
        </draw:line>
        <draw:line draw:style-name="gr72" draw:text-style-name="P34" draw:layer="layout" svg:x1="2.618cm" svg:y1="4.47cm" svg:x2="0.833cm" svg:y2="4.47cm">
          <text:p/>
        </draw:line>
        <draw:line draw:style-name="gr73" draw:text-style-name="P34" draw:layer="layout" svg:x1="2.618cm" svg:y1="4.47cm" svg:x2="0.833cm" svg:y2="4.47cm">
          <text:p/>
        </draw:line>
        <draw:line draw:style-name="gr72" draw:text-style-name="P34" draw:layer="layout" svg:x1="2.618cm" svg:y1="3.197cm" svg:x2="2.618cm" svg:y2="4.471cm">
          <text:p/>
        </draw:line>
        <draw:line draw:style-name="gr73" draw:text-style-name="P34" draw:layer="layout" svg:x1="2.618cm" svg:y1="3.197cm" svg:x2="2.618cm" svg:y2="4.471cm">
          <text:p/>
        </draw:line>
        <draw:line draw:style-name="gr70" draw:text-style-name="P34" draw:layer="layout" svg:x1="1.091cm" svg:y1="2.692cm" svg:x2="0.833cm" svg:y2="2.692cm">
          <text:p/>
        </draw:line>
        <draw:line draw:style-name="gr71" draw:text-style-name="P34" draw:layer="layout" svg:x1="1.091cm" svg:y1="2.692cm" svg:x2="0.833cm" svg:y2="2.692cm">
          <text:p/>
        </draw:line>
        <draw:line draw:style-name="gr70" draw:text-style-name="P34" draw:layer="layout" svg:x1="0.833cm" svg:y1="3.454cm" svg:x2="1.091cm" svg:y2="3.454cm">
          <text:p/>
        </draw:line>
        <draw:line draw:style-name="gr71" draw:text-style-name="P34" draw:layer="layout" svg:x1="0.833cm" svg:y1="3.454cm" svg:x2="1.091cm" svg:y2="3.454cm">
          <text:p/>
        </draw:line>
        <draw:line draw:style-name="gr70" draw:text-style-name="P34" draw:layer="layout" svg:x1="0.833cm" svg:y1="2.693cm" svg:x2="0.833cm" svg:y2="3.456cm">
          <text:p/>
        </draw:line>
        <draw:line draw:style-name="gr71" draw:text-style-name="P34" draw:layer="layout" svg:x1="0.833cm" svg:y1="2.693cm" svg:x2="0.833cm" svg:y2="3.456cm">
          <text:p/>
        </draw:line>
        <draw:line draw:style-name="gr74" draw:text-style-name="P34" draw:layer="layout" svg:x1="3.634cm" svg:y1="2.945cm" svg:x2="3.631cm" svg:y2="4.725cm">
          <text:p/>
        </draw:line>
        <draw:line draw:style-name="gr75" draw:text-style-name="P34" draw:layer="layout" svg:x1="3.634cm" svg:y1="2.945cm" svg:x2="3.631cm" svg:y2="4.725cm">
          <text:p/>
        </draw:line>
        <draw:line draw:style-name="gr74" draw:text-style-name="P34" draw:layer="layout" svg:x1="2.107cm" svg:y1="2.947cm" svg:x2="3.634cm" svg:y2="2.945cm">
          <text:p/>
        </draw:line>
        <draw:line draw:style-name="gr75" draw:text-style-name="P34" draw:layer="layout" svg:x1="2.107cm" svg:y1="2.947cm" svg:x2="3.634cm" svg:y2="2.945cm">
          <text:p/>
        </draw:line>
        <draw:line draw:style-name="gr74" draw:text-style-name="P34" draw:layer="layout" svg:x1="1.093cm" svg:y1="3.197cm" svg:x2="1.093cm" svg:y2="2.945cm">
          <text:p/>
        </draw:line>
        <draw:line draw:style-name="gr75" draw:text-style-name="P34" draw:layer="layout" svg:x1="1.093cm" svg:y1="3.197cm" svg:x2="1.093cm" svg:y2="2.945cm">
          <text:p/>
        </draw:line>
        <draw:line draw:style-name="gr74" draw:text-style-name="P34" draw:layer="layout" svg:x1="1.094cm" svg:y1="2.945cm" svg:x2="1.094cm" svg:y2="3.198cm">
          <text:p/>
        </draw:line>
        <draw:line draw:style-name="gr75" draw:text-style-name="P34" draw:layer="layout" svg:x1="1.094cm" svg:y1="2.946cm" svg:x2="1.094cm" svg:y2="3.198cm">
          <text:p/>
        </draw:line>
        <draw:line draw:style-name="gr72" draw:text-style-name="P34" draw:layer="layout" svg:x1="1.853cm" svg:y1="4.662cm" svg:x2="1.853cm" svg:y2="4.662cm">
          <text:p/>
        </draw:line>
        <draw:line draw:style-name="gr73" draw:text-style-name="P34" draw:layer="layout" svg:x1="1.853cm" svg:y1="4.662cm" svg:x2="1.853cm" svg:y2="4.662cm">
          <text:p/>
        </draw:line>
        <draw:line draw:style-name="gr74" draw:text-style-name="P34" draw:layer="layout" svg:x1="2.869cm" svg:y1="3.454cm" svg:x2="3.885cm" svg:y2="3.457cm">
          <text:p/>
        </draw:line>
        <draw:line draw:style-name="gr75" draw:text-style-name="P34" draw:layer="layout" svg:x1="2.869cm" svg:y1="3.454cm" svg:x2="3.885cm" svg:y2="3.457cm">
          <text:p/>
        </draw:line>
        <draw:line draw:style-name="gr74" draw:text-style-name="P34" draw:layer="layout" svg:x1="3.884cm" svg:y1="3.456cm" svg:x2="3.884cm" svg:y2="4.981cm">
          <text:p/>
        </draw:line>
        <draw:line draw:style-name="gr75" draw:text-style-name="P34" draw:layer="layout" svg:x1="3.884cm" svg:y1="3.456cm" svg:x2="3.884cm" svg:y2="4.981cm">
          <text:p/>
        </draw:line>
        <draw:line draw:style-name="gr74" draw:text-style-name="P34" draw:layer="layout" svg:x1="3.885cm" svg:y1="4.978cm" svg:x2="3.631cm" svg:y2="4.978cm">
          <text:p/>
        </draw:line>
        <draw:line draw:style-name="gr75" draw:text-style-name="P34" draw:layer="layout" svg:x1="3.885cm" svg:y1="4.978cm" svg:x2="3.631cm" svg:y2="4.978cm">
          <text:p/>
        </draw:line>
        <draw:line draw:style-name="gr74" draw:text-style-name="P34" draw:layer="layout" svg:x1="2.869cm" svg:y1="3.708cm" svg:x2="3.373cm" svg:y2="3.708cm">
          <text:p/>
        </draw:line>
        <draw:line draw:style-name="gr75" draw:text-style-name="P34" draw:layer="layout" svg:x1="2.869cm" svg:y1="3.708cm" svg:x2="3.373cm" svg:y2="3.708cm">
          <text:p/>
        </draw:line>
        <draw:line draw:style-name="gr74" draw:text-style-name="P34" draw:layer="layout" svg:x1="3.373cm" svg:y1="3.708cm" svg:x2="3.378cm" svg:y2="4.979cm">
          <text:p/>
        </draw:line>
        <draw:line draw:style-name="gr75" draw:text-style-name="P34" draw:layer="layout" svg:x1="3.373cm" svg:y1="3.708cm" svg:x2="3.378cm" svg:y2="4.979cm">
          <text:p/>
        </draw:line>
        <draw:line draw:style-name="gr74" draw:text-style-name="P34" draw:layer="layout" svg:x1="3.121cm" svg:y1="3.959cm" svg:x2="3.124cm" svg:y2="4.979cm">
          <text:p/>
        </draw:line>
        <draw:line draw:style-name="gr75" draw:text-style-name="P34" draw:layer="layout" svg:x1="3.121cm" svg:y1="3.959cm" svg:x2="3.124cm" svg:y2="4.979cm">
          <text:p/>
        </draw:line>
        <draw:line draw:style-name="gr70" draw:text-style-name="P34" draw:layer="layout" svg:x1="0.582cm" svg:y1="3.708cm" svg:x2="1.091cm" svg:y2="3.708cm">
          <text:p/>
        </draw:line>
        <draw:line draw:style-name="gr71" draw:text-style-name="P34" draw:layer="layout" svg:x1="0.582cm" svg:y1="3.708cm" svg:x2="1.091cm" svg:y2="3.708cm">
          <text:p/>
        </draw:line>
        <draw:line draw:style-name="gr70" draw:text-style-name="P34" draw:layer="layout" svg:x1="0.584cm" svg:y1="2.184cm" svg:x2="0.582cm" svg:y2="3.709cm">
          <text:p/>
        </draw:line>
        <draw:line draw:style-name="gr71" draw:text-style-name="P34" draw:layer="layout" svg:x1="0.584cm" svg:y1="2.184cm" svg:x2="0.582cm" svg:y2="3.709cm">
          <text:p/>
        </draw:line>
        <draw:line draw:style-name="gr76" draw:text-style-name="P34" draw:layer="layout" svg:x1="1.091cm" svg:y1="4.22cm" svg:x2="1.091cm" svg:y2="3.962cm">
          <text:p/>
        </draw:line>
        <draw:line draw:style-name="gr77" draw:text-style-name="P34" draw:layer="layout" svg:x1="1.091cm" svg:y1="4.219cm" svg:x2="1.091cm" svg:y2="3.962cm">
          <text:p/>
        </draw:line>
        <draw:line draw:style-name="gr76" draw:text-style-name="P34" draw:layer="layout" svg:x1="1.344cm" svg:y1="4.724cm" svg:x2="1.344cm" svg:y2="4.219cm">
          <text:p/>
        </draw:line>
        <draw:line draw:style-name="gr77" draw:text-style-name="P34" draw:layer="layout" svg:x1="1.344cm" svg:y1="4.724cm" svg:x2="1.344cm" svg:y2="4.219cm">
          <text:p/>
        </draw:line>
        <draw:line draw:style-name="gr76" draw:text-style-name="P34" draw:layer="layout" svg:x1="1.345cm" svg:y1="4.22cm" svg:x2="1.093cm" svg:y2="4.22cm">
          <text:p/>
        </draw:line>
        <draw:line draw:style-name="gr77" draw:text-style-name="P34" draw:layer="layout" svg:x1="1.345cm" svg:y1="4.219cm" svg:x2="1.093cm" svg:y2="4.219cm">
          <text:p/>
        </draw:line>
        <draw:line draw:style-name="gr76" draw:text-style-name="P34" draw:layer="layout" svg:x1="0.332cm" svg:y1="4.22cm" svg:x2="0.329cm" svg:y2="2.184cm">
          <text:p/>
        </draw:line>
        <draw:line draw:style-name="gr77" draw:text-style-name="P34" draw:layer="layout" svg:x1="0.332cm" svg:y1="4.22cm" svg:x2="0.329cm" svg:y2="2.184cm">
          <text:p/>
        </draw:line>
        <draw:line draw:style-name="gr76" draw:text-style-name="P34" draw:layer="layout" svg:x1="1.102cm" svg:y1="4.22cm" svg:x2="0.33cm" svg:y2="4.22cm">
          <text:p/>
        </draw:line>
        <draw:line draw:style-name="gr77" draw:text-style-name="P34" draw:layer="layout" svg:x1="1.102cm" svg:y1="4.219cm" svg:x2="0.33cm" svg:y2="4.22cm">
          <text:p/>
        </draw:line>
        <draw:line draw:style-name="gr72" draw:text-style-name="P34" draw:layer="layout" svg:x1="2.619cm" svg:y1="2.182cm" svg:x2="1.05cm" svg:y2="2.186cm">
          <text:p/>
        </draw:line>
        <draw:line draw:style-name="gr73" draw:text-style-name="P34" draw:layer="layout" svg:x1="2.619cm" svg:y1="2.182cm" svg:x2="1.05cm" svg:y2="2.186cm">
          <text:p/>
        </draw:line>
        <draw:line draw:style-name="gr72" draw:text-style-name="P34" draw:layer="layout" svg:x1="2.618cm" svg:y1="3.196cm" svg:x2="2.618cm" svg:y2="2.182cm">
          <text:p/>
        </draw:line>
        <draw:line draw:style-name="gr73" draw:text-style-name="P34" draw:layer="layout" svg:x1="2.618cm" svg:y1="3.196cm" svg:x2="2.618cm" svg:y2="2.182cm">
          <text:p/>
        </draw:line>
        <draw:line draw:style-name="gr76" draw:text-style-name="P34" draw:layer="layout" svg:x1="4.395cm" svg:y1="2.182cm" svg:x2="5.196cm" svg:y2="2.184cm">
          <text:p/>
        </draw:line>
        <draw:line draw:style-name="gr77" draw:text-style-name="P34" draw:layer="layout" svg:x1="4.395cm" svg:y1="2.182cm" svg:x2="5.196cm" svg:y2="2.184cm">
          <text:p/>
        </draw:line>
        <draw:line draw:style-name="gr76" draw:text-style-name="P34" draw:layer="layout" svg:x1="4.393cm" svg:y1="4.725cm" svg:x2="4.396cm" svg:y2="2.182cm">
          <text:p/>
        </draw:line>
        <draw:line draw:style-name="gr77" draw:text-style-name="P34" draw:layer="layout" svg:x1="4.393cm" svg:y1="4.725cm" svg:x2="4.396cm" svg:y2="2.182cm">
          <text:p/>
        </draw:line>
        <draw:line draw:style-name="gr70" draw:text-style-name="P34" draw:layer="layout" svg:x1="2.107cm" svg:y1="5.233cm" svg:x2="5.409cm" svg:y2="5.233cm">
          <text:p/>
        </draw:line>
        <draw:line draw:style-name="gr71" draw:text-style-name="P34" draw:layer="layout" svg:x1="2.107cm" svg:y1="5.233cm" svg:x2="5.409cm" svg:y2="5.233cm">
          <text:p/>
        </draw:line>
        <draw:line draw:style-name="gr70" draw:text-style-name="P34" draw:layer="layout" svg:x1="2.107cm" svg:y1="4.978cm" svg:x2="2.107cm" svg:y2="5.233cm">
          <text:p/>
        </draw:line>
        <draw:line draw:style-name="gr71" draw:text-style-name="P34" draw:layer="layout" svg:x1="2.107cm" svg:y1="4.978cm" svg:x2="2.107cm" svg:y2="5.233cm">
          <text:p/>
        </draw:line>
        <draw:line draw:style-name="gr70" draw:text-style-name="P34" draw:layer="layout" svg:x1="5.411cm" svg:y1="5.234cm" svg:x2="5.409cm" svg:y2="2.184cm">
          <text:p/>
        </draw:line>
        <draw:line draw:style-name="gr71" draw:text-style-name="P34" draw:layer="layout" svg:x1="5.411cm" svg:y1="5.234cm" svg:x2="5.409cm" svg:y2="2.184cm">
          <text:p/>
        </draw:line>
        <draw:line draw:style-name="gr72" draw:text-style-name="P34" draw:layer="layout" svg:x1="2.618cm" svg:y1="4.47cm" svg:x2="5.661cm" svg:y2="4.47cm">
          <text:p/>
        </draw:line>
        <draw:line draw:style-name="gr73" draw:text-style-name="P34" draw:layer="layout" svg:x1="2.618cm" svg:y1="4.47cm" svg:x2="5.661cm" svg:y2="4.47cm">
          <text:p/>
        </draw:line>
        <draw:line draw:style-name="gr72" draw:text-style-name="P34" draw:layer="layout" svg:x1="2.618cm" svg:y1="3.186cm" svg:x2="2.618cm" svg:y2="4.471cm">
          <text:p/>
        </draw:line>
        <draw:line draw:style-name="gr73" draw:text-style-name="P34" draw:layer="layout" svg:x1="2.618cm" svg:y1="3.186cm" svg:x2="2.618cm" svg:y2="4.471cm">
          <text:p/>
        </draw:line>
        <draw:line draw:style-name="gr72" draw:text-style-name="P34" draw:layer="layout" svg:x1="5.661cm" svg:y1="4.471cm" svg:x2="5.663cm" svg:y2="2.184cm">
          <text:p/>
        </draw:line>
        <draw:line draw:style-name="gr73" draw:text-style-name="P34" draw:layer="layout" svg:x1="5.661cm" svg:y1="4.471cm" svg:x2="5.663cm" svg:y2="2.184cm">
          <text:p/>
        </draw:line>
        <draw:frame draw:style-name="gr78" draw:text-style-name="P3" draw:layer="layout" svg:width="2.534cm" svg:height="0.243cm" svg:x="3.099cm" svg:y="5.458cm">
          <draw:text-box>
            <text:p text:style-name="P58"><text:span text:style-name="T1">Raspberry Pi Model 2 v1.1</text:span></text:p>
          </draw:text-box>
        </draw:frame>
        <draw:frame draw:style-name="gr78" draw:text-style-name="P3" draw:layer="layout" svg:width="1.996cm" svg:height="0.243cm" svg:x="3.099cm" svg:y="5.716cm">
          <draw:text-box>
            <text:p text:style-name="P58"><text:span text:style-name="T1">© Raspberry Pi 2014</text:span></text:p>
          </draw:text-box>
        </draw:frame>
        <draw:frame draw:style-name="gr78" draw:text-style-name="P3" draw:layer="layout" svg:width="0.061cm" svg:height="0.115cm" svg:x="1.028cm" svg:y="8.169cm">
          <draw:text-box>
            <text:p text:style-name="P58"><text:span text:style-name="T2">h</text:span></text:p>
          </draw:text-box>
        </draw:frame>
        <draw:frame draw:style-name="gr78" draw:text-style-name="P3" draw:layer="layout" svg:width="0.032cm" svg:height="0.115cm" svg:x="1.089cm" svg:y="8.169cm">
          <draw:text-box>
            <text:p text:style-name="P58"><text:span text:style-name="T2">t</text:span></text:p>
          </draw:text-box>
        </draw:frame>
        <draw:frame draw:style-name="gr78" draw:text-style-name="P3" draw:layer="layout" svg:width="0.032cm" svg:height="0.115cm" svg:x="1.124cm" svg:y="8.169cm">
          <draw:text-box>
            <text:p text:style-name="P58"><text:span text:style-name="T2">t</text:span></text:p>
          </draw:text-box>
        </draw:frame>
        <draw:frame draw:style-name="gr78" draw:text-style-name="P3" draw:layer="layout" svg:width="0.061cm" svg:height="0.115cm" svg:x="1.159cm" svg:y="8.169cm">
          <draw:text-box>
            <text:p text:style-name="P58"><text:span text:style-name="T2">p</text:span></text:p>
          </draw:text-box>
        </draw:frame>
        <draw:frame draw:style-name="gr78" draw:text-style-name="P3" draw:layer="layout" svg:width="0.032cm" svg:height="0.115cm" svg:x="1.219cm" svg:y="8.169cm">
          <draw:text-box>
            <text:p text:style-name="P58"><text:span text:style-name="T2">:</text:span></text:p>
          </draw:text-box>
        </draw:frame>
        <draw:frame draw:style-name="gr78" draw:text-style-name="P3" draw:layer="layout" svg:width="0.032cm" svg:height="0.115cm" svg:x="1.247cm" svg:y="8.169cm">
          <draw:text-box>
            <text:p text:style-name="P58"><text:span text:style-name="T2">/</text:span></text:p>
          </draw:text-box>
        </draw:frame>
        <draw:frame draw:style-name="gr78" draw:text-style-name="P3" draw:layer="layout" svg:width="0.032cm" svg:height="0.115cm" svg:x="1.285cm" svg:y="8.169cm">
          <draw:text-box>
            <text:p text:style-name="P58"><text:span text:style-name="T2">/</text:span></text:p>
          </draw:text-box>
        </draw:frame>
        <draw:frame draw:style-name="gr78" draw:text-style-name="P3" draw:layer="layout" svg:width="0.074cm" svg:height="0.115cm" svg:x="1.323cm" svg:y="8.169cm">
          <draw:text-box>
            <text:p text:style-name="P58"><text:span text:style-name="T2">w</text:span></text:p>
          </draw:text-box>
        </draw:frame>
        <draw:frame draw:style-name="gr78" draw:text-style-name="P3" draw:layer="layout" svg:width="0.074cm" svg:height="0.115cm" svg:x="1.4cm" svg:y="8.169cm">
          <draw:text-box>
            <text:p text:style-name="P58"><text:span text:style-name="T2">w</text:span></text:p>
          </draw:text-box>
        </draw:frame>
        <draw:frame draw:style-name="gr78" draw:text-style-name="P3" draw:layer="layout" svg:width="0.074cm" svg:height="0.115cm" svg:x="1.476cm" svg:y="8.169cm">
          <draw:text-box>
            <text:p text:style-name="P58"><text:span text:style-name="T2">w</text:span></text:p>
          </draw:text-box>
        </draw:frame>
        <draw:frame draw:style-name="gr78" draw:text-style-name="P3" draw:layer="layout" svg:width="0.032cm" svg:height="0.115cm" svg:x="1.553cm" svg:y="8.169cm">
          <draw:text-box>
            <text:p text:style-name="P58"><text:span text:style-name="T2">.</text:span></text:p>
          </draw:text-box>
        </draw:frame>
        <draw:frame draw:style-name="gr78" draw:text-style-name="P3" draw:layer="layout" svg:width="0.036cm" svg:height="0.115cm" svg:x="1.58cm" svg:y="8.169cm">
          <draw:text-box>
            <text:p text:style-name="P58"><text:span text:style-name="T2">r</text:span></text:p>
          </draw:text-box>
        </draw:frame>
        <draw:frame draw:style-name="gr78" draw:text-style-name="P3" draw:layer="layout" svg:width="0.057cm" svg:height="0.115cm" svg:x="1.62cm" svg:y="8.169cm">
          <draw:text-box>
            <text:p text:style-name="P58"><text:span text:style-name="T2">a</text:span></text:p>
          </draw:text-box>
        </draw:frame>
        <draw:frame draw:style-name="gr78" draw:text-style-name="P3" draw:layer="layout" svg:width="0.053cm" svg:height="0.115cm" svg:x="1.674cm" svg:y="8.169cm">
          <draw:text-box>
            <text:p text:style-name="P58"><text:span text:style-name="T2">s</text:span></text:p>
          </draw:text-box>
        </draw:frame>
        <draw:frame draw:style-name="gr78" draw:text-style-name="P3" draw:layer="layout" svg:width="0.061cm" svg:height="0.115cm" svg:x="1.721cm" svg:y="8.169cm">
          <draw:text-box>
            <text:p text:style-name="P58"><text:span text:style-name="T2">p</text:span></text:p>
          </draw:text-box>
        </draw:frame>
        <draw:frame draw:style-name="gr78" draw:text-style-name="P3" draw:layer="layout" svg:width="0.061cm" svg:height="0.115cm" svg:x="1.781cm" svg:y="8.169cm">
          <draw:text-box>
            <text:p text:style-name="P58"><text:span text:style-name="T2">b</text:span></text:p>
          </draw:text-box>
        </draw:frame>
        <draw:frame draw:style-name="gr78" draw:text-style-name="P3" draw:layer="layout" svg:width="0.057cm" svg:height="0.115cm" svg:x="1.841cm" svg:y="8.169cm">
          <draw:text-box>
            <text:p text:style-name="P58"><text:span text:style-name="T2">e</text:span></text:p>
          </draw:text-box>
        </draw:frame>
        <draw:frame draw:style-name="gr78" draw:text-style-name="P3" draw:layer="layout" svg:width="0.036cm" svg:height="0.115cm" svg:x="1.896cm" svg:y="8.169cm">
          <draw:text-box>
            <text:p text:style-name="P58"><text:span text:style-name="T2">r</text:span></text:p>
          </draw:text-box>
        </draw:frame>
        <draw:frame draw:style-name="gr78" draw:text-style-name="P3" draw:layer="layout" svg:width="0.036cm" svg:height="0.115cm" svg:x="1.936cm" svg:y="8.169cm">
          <draw:text-box>
            <text:p text:style-name="P58"><text:span text:style-name="T2">r</text:span></text:p>
          </draw:text-box>
        </draw:frame>
        <draw:frame draw:style-name="gr78" draw:text-style-name="P3" draw:layer="layout" svg:width="0.053cm" svg:height="0.115cm" svg:x="1.977cm" svg:y="8.169cm">
          <draw:text-box>
            <text:p text:style-name="P58"><text:span text:style-name="T2">y</text:span></text:p>
          </draw:text-box>
        </draw:frame>
        <draw:frame draw:style-name="gr78" draw:text-style-name="P3" draw:layer="layout" svg:width="0.061cm" svg:height="0.115cm" svg:x="2.027cm" svg:y="8.169cm">
          <draw:text-box>
            <text:p text:style-name="P58"><text:span text:style-name="T2">p</text:span></text:p>
          </draw:text-box>
        </draw:frame>
        <draw:frame draw:style-name="gr78" draw:text-style-name="P3" draw:layer="layout" svg:width="0.023cm" svg:height="0.115cm" svg:x="2.087cm" svg:y="8.169cm">
          <draw:text-box>
            <text:p text:style-name="P58"><text:span text:style-name="T2">i</text:span></text:p>
          </draw:text-box>
        </draw:frame>
        <draw:frame draw:style-name="gr78" draw:text-style-name="P3" draw:layer="layout" svg:width="0.032cm" svg:height="0.115cm" svg:x="2.114cm" svg:y="8.169cm">
          <draw:text-box>
            <text:p text:style-name="P58"><text:span text:style-name="T2">.</text:span></text:p>
          </draw:text-box>
        </draw:frame>
        <draw:frame draw:style-name="gr78" draw:text-style-name="P3" draw:layer="layout" svg:width="0.057cm" svg:height="0.115cm" svg:x="2.141cm" svg:y="8.169cm">
          <draw:text-box>
            <text:p text:style-name="P58"><text:span text:style-name="T2">o</text:span></text:p>
          </draw:text-box>
        </draw:frame>
        <draw:frame draw:style-name="gr78" draw:text-style-name="P3" draw:layer="layout" svg:width="0.036cm" svg:height="0.115cm" svg:x="2.201cm" svg:y="8.169cm">
          <draw:text-box>
            <text:p text:style-name="P58"><text:span text:style-name="T2">r</text:span></text:p>
          </draw:text-box>
        </draw:frame>
        <draw:frame draw:style-name="gr78" draw:text-style-name="P3" draw:layer="layout" svg:width="0.061cm" svg:height="0.115cm" svg:x="2.24cm" svg:y="8.169cm">
          <draw:text-box>
            <text:p text:style-name="P58"><text:span text:style-name="T2">g</text:span></text:p>
          </draw:text-box>
        </draw:frame>
        <draw:frame draw:style-name="gr78" draw:text-style-name="P3" draw:layer="layout" svg:width="0.413cm" svg:height="0.192cm" svg:x="0.809cm" svg:y="9.506cm">
          <draw:text-box>
            <text:p text:style-name="P58"><text:span text:style-name="T3">Power</text:span></text:p>
          </draw:text-box>
        </draw:frame>
        <draw:frame draw:style-name="gr78" draw:text-style-name="P3" draw:layer="layout" svg:width="0.37cm" svg:height="0.192cm" svg:x="2.967cm" svg:y="8.913cm">
          <draw:text-box>
            <text:p text:style-name="P58"><text:span text:style-name="T3">HDMI</text:span></text:p>
          </draw:text-box>
        </draw:frame>
        <draw:frame draw:style-name="gr78" draw:text-style-name="P3" draw:layer="layout" svg:width="0.375cm" svg:height="0.192cm" svg:x="5.079cm" svg:y="8.702cm">
          <draw:text-box>
            <text:p text:style-name="P58"><text:span text:style-name="T3">Audio</text:span></text:p>
          </draw:text-box>
        </draw:frame>
        <draw:frame draw:style-name="gr78" draw:text-style-name="P3" draw:layer="layout" svg:width="0.493cm" svg:height="0.192cm" svg:x="7.286cm" svg:y="7.452cm">
          <draw:text-box>
            <text:p text:style-name="P58"><text:span text:style-name="T3">USB 2x</text:span></text:p>
          </draw:text-box>
        </draw:frame>
        <draw:frame draw:style-name="gr78" draw:text-style-name="P3" draw:layer="layout" svg:width="0.493cm" svg:height="0.192cm" svg:x="7.286cm" svg:y="5.667cm">
          <draw:text-box>
            <text:p text:style-name="P58"><text:span text:style-name="T3">USB 2x</text:span></text:p>
          </draw:text-box>
        </draw:frame>
        <draw:frame draw:style-name="gr78" draw:text-style-name="P3" draw:layer="layout" svg:width="0.789cm" svg:height="0.192cm" svg:x="6.762cm" svg:y="9.442cm">
          <draw:text-box>
            <text:p text:style-name="P58"><text:span text:style-name="T3">ETHERNET</text:span></text:p>
          </draw:text-box>
        </draw:frame>
        <draw:frame draw:style-name="gr78" draw:text-style-name="P3" draw:layer="layout" svg:width="0.988cm" svg:height="0.192cm" svg:x="0.835cm" svg:y="7.916cm">
          <draw:text-box>
            <text:p text:style-name="P58"><text:span text:style-name="T3">DSI (DISPLAY)</text:span></text:p>
          </draw:text-box>
        </draw:frame>
        <draw:frame draw:style-name="gr78" draw:text-style-name="P3" draw:layer="layout" svg:width="0.997cm" svg:height="0.192cm" svg:x="4.8cm" svg:y="8.209cm">
          <draw:text-box>
            <text:p text:style-name="P58"><text:span text:style-name="T3">CSI (CAMERA)</text:span></text:p>
          </draw:text-box>
        </draw:frame>
        <draw:frame draw:style-name="gr78" draw:text-style-name="P3" draw:layer="layout" svg:width="0.353cm" svg:height="0.187cm" svg:x="0.924cm" svg:y="5.223cm">
          <draw:text-box>
            <text:p text:style-name="P58"><text:span text:style-name="T4">GPIO</text:span></text:p>
          </draw:text-box>
        </draw:frame>
        <draw:polygon draw:style-name="gr51" draw:text-style-name="P41" draw:layer="layout" svg:width="0.051cm" svg:height="0.127cm" svg:x="1.763cm" svg:y="3.162cm" svg:viewBox="0 0 52 128" draw:points="0,128 28,128 52,77 52,0 0,0">
          <text:p/>
        </draw:polygon>
        <draw:polygon draw:style-name="gr51" draw:text-style-name="P41" draw:layer="layout" svg:width="0.051cm" svg:height="0.178cm" svg:x="1.763cm" svg:y="3.365cm" svg:viewBox="0 0 52 179" draw:points="0,179 28,179 52,128 52,51 28,0 0,0">
          <text:p/>
        </draw:polygon>
        <draw:polygon draw:style-name="gr51" draw:text-style-name="P41" draw:layer="layout" svg:width="0.051cm" svg:height="0.127cm" svg:x="1.763cm" svg:y="3.873cm" svg:viewBox="0 0 52 128" draw:points="0,128 52,128 52,51 28,0 0,0">
          <text:p/>
        </draw:polygon>
        <draw:polygon draw:style-name="gr51" draw:text-style-name="P41" draw:layer="layout" svg:width="0.051cm" svg:height="0.178cm" svg:x="1.763cm" svg:y="3.619cm" svg:viewBox="0 0 52 179" draw:points="0,179 28,179 52,128 52,51 28,0 0,0">
          <text:p/>
        </draw:polygon>
        <draw:line draw:style-name="gr58" draw:text-style-name="P3" draw:layer="layout" svg:x1="1.89cm" svg:y1="3.454cm" svg:x2="1.853cm" svg:y2="3.454cm">
          <text:p/>
        </draw:line>
        <draw:line draw:style-name="gr58" draw:text-style-name="P3" draw:layer="layout" svg:x1="2.832cm" svg:y1="3.454cm" svg:x2="2.869cm" svg:y2="3.454cm">
          <text:p/>
        </draw:line>
        <draw:polygon draw:style-name="gr3" draw:text-style-name="P3" draw:layer="layout" svg:width="0.025cm" svg:height="0.025cm" svg:x="1.828cm" svg:y="3.417cm" svg:viewBox="0 0 26 26" draw:points="13,26 0,26 0,0 26,0 26,26">
          <text:p/>
        </draw:polygon>
        <draw:polygon draw:style-name="gr3" draw:text-style-name="P3" draw:layer="layout" svg:width="0.025cm" svg:height="0.025cm" svg:x="2.868cm" svg:y="3.417cm" svg:viewBox="0 0 26 26" draw:points="13,26 0,26 0,0 26,0 26,26">
          <text:p/>
        </draw:polygon>
        <draw:line draw:style-name="gr59" draw:text-style-name="P3" draw:layer="layout" svg:x1="1.853cm" svg:y1="3.454cm" svg:x2="1.89cm" svg:y2="3.454cm">
          <text:p/>
        </draw:line>
        <draw:line draw:style-name="gr59" draw:text-style-name="P3" draw:layer="layout" svg:x1="2.869cm" svg:y1="3.454cm" svg:x2="2.832cm" svg:y2="3.454cm">
          <text:p/>
        </draw:line>
        <draw:line draw:style-name="gr59" draw:text-style-name="P3" draw:layer="layout" svg:x1="1.853cm" svg:y1="3.454cm" svg:x2="2.854cm" svg:y2="3.454cm">
          <text:p/>
        </draw:line>
        <draw:path draw:style-name="gr60" draw:text-style-name="P48" draw:layer="layout" svg:width="0.644cm" svg:height="0.24cm" svg:x="2.033cm" svg:y="3.333cm" svg:viewBox="0 0 645 241" svg:d="M144 10c-12-5-34-10-48-10h-71c-14 0-25 11-25 26v189c0 14 11 26 25 26h71c14 0 36-5 48-11l3-1c13-6 34-10 48-10h254c14 0 36 4 49 10l2 1c13 6 35 11 49 11h70c14 0 26-12 26-26v-189c0-15-12-26-26-26h-70c-14 0-36 5-49 10l-2 2c-13 6-35 10-49 10h-254c-14 0-35-5-48-10z">
          <text:p/>
        </draw:path>
        <draw:polygon draw:style-name="gr61" draw:text-style-name="P49" draw:layer="layout" svg:width="0.025cm" svg:height="0.24cm" svg:x="2.592cm" svg:y="3.333cm" svg:viewBox="0 0 26 241" draw:points="13,241 0,241 0,0 26,0 26,241">
          <text:p/>
        </draw:polygon>
        <draw:polygon draw:style-name="gr62" draw:text-style-name="P50" draw:layer="layout" svg:width="0.065cm" svg:height="0.195cm" svg:x="2.386cm" svg:y="3.355cm" svg:viewBox="0 0 66 196" draw:points="33,196 0,196 0,0 66,0 66,196">
          <text:p/>
        </draw:polygon>
        <draw:polygon draw:style-name="gr63" draw:text-style-name="P51" draw:layer="layout" svg:width="0.065cm" svg:height="0.195cm" svg:x="2.256cm" svg:y="3.355cm" svg:viewBox="0 0 66 196" draw:points="33,196 0,196 0,0 66,0 66,196">
          <text:p/>
        </draw:polygon>
        <draw:path draw:style-name="gr63" draw:text-style-name="P51" draw:layer="layout" svg:width="0.065cm" svg:height="0.24cm" svg:x="2.126cm" svg:y="3.333cm" svg:viewBox="0 0 66 241" svg:d="M66 16c-4-1-8-3-11-4l-3-2c-13-5-35-10-49-10h-3v241h3c14 0 36-5 49-11l3-1c3-2 7-3 11-4z">
          <text:p/>
        </draw:path>
        <draw:path draw:style-name="gr64" draw:text-style-name="P52" draw:layer="layout" svg:width="0.623cm" svg:height="0.141cm" svg:x="2.054cm" svg:y="3.419cm" svg:viewBox="0 0 624 142" svg:d="M599 51c0 13-4 25-10 25h-68c-13 0-34-2-47-5h-3c-12-2-33-4-47-4h-245c-14 0-35 2-47 4h-3c-12 3-33 5-47 5h-11-35-11c-14 0-25 10-25 23v8 6 6c0 13 11 23 25 23h57c13 0 35-4 47-9l3-1c12-5 33-10 47-10h245c13 0 35 5 47 10l3 1c12 5 33 9 47 9h79c13 0 24-10 24-23v-19-34-66c-10 4-25 15-25 51z">
          <text:p/>
        </draw:path>
        <draw:polygon draw:style-name="gr65" draw:text-style-name="P53" draw:layer="layout" svg:width="0.025cm" svg:height="0.111cm" svg:x="2.592cm" svg:y="3.449cm" svg:viewBox="0 0 26 112" draw:points="13,112 0,112 0,0 26,0 26,112">
          <text:p/>
        </draw:polygon>
        <draw:path draw:style-name="gr66" draw:text-style-name="P54" draw:layer="layout" svg:width="0.124cm" svg:height="0.027cm" svg:x="2.505cm" svg:y="3.353cm" svg:viewBox="0 0 125 28" svg:d="M7 12c8 0 18-4 24-7 7-3 20-5 34-5h52c8 0 8 9 8 14 0 4-1 14-8 14h-109c-4 0-8-5-8-9 0-3 3-7 7-7z">
          <text:p/>
        </draw:path>
        <draw:path draw:style-name="gr67" draw:text-style-name="P55" draw:layer="layout" svg:width="0.03cm" svg:height="0.03cm" svg:x="2.047cm" svg:y="3.351cm" svg:viewBox="0 0 31 31" svg:d="M31 16c0 3 0 5-2 8-1 2-3 4-5 5-3 2-5 2-8 2s-6 0-8-2c-3-1-4-3-6-5-1-3-2-5-2-8s1-6 2-8c2-3 3-4 6-6 2-1 5-2 8-2s5 1 8 2c2 2 4 3 5 6 2 2 2 5 2 8z">
          <text:p/>
        </draw:path>
        <draw:polygon draw:style-name="gr68" draw:text-style-name="P56" draw:layer="layout" svg:width="0.025cm" svg:height="0.057cm" svg:x="2.592cm" svg:y="3.341cm" svg:viewBox="0 0 26 58" draw:points="13,58 0,58 0,0 26,0 26,58">
          <text:p/>
        </draw:polygon>
        <draw:polygon draw:style-name="gr69" draw:text-style-name="P57" draw:layer="layout" svg:width="0.025cm" svg:height="0.026cm" svg:x="2.592cm" svg:y="3.353cm" svg:viewBox="0 0 26 27" draw:points="13,27 0,27 0,0 26,0 26,27">
          <text:p/>
        </draw:polygon>
        <draw:line draw:style-name="gr58" draw:text-style-name="P3" draw:layer="layout" svg:x1="1.89cm" svg:y1="3.708cm" svg:x2="1.853cm" svg:y2="3.708cm">
          <text:p/>
        </draw:line>
        <draw:line draw:style-name="gr58" draw:text-style-name="P3" draw:layer="layout" svg:x1="2.832cm" svg:y1="3.708cm" svg:x2="2.869cm" svg:y2="3.708cm">
          <text:p/>
        </draw:line>
        <draw:polygon draw:style-name="gr3" draw:text-style-name="P3" draw:layer="layout" svg:width="0.025cm" svg:height="0.025cm" svg:x="1.828cm" svg:y="3.671cm" svg:viewBox="0 0 26 26" draw:points="13,26 0,26 0,0 26,0 26,26">
          <text:p/>
        </draw:polygon>
        <draw:polygon draw:style-name="gr3" draw:text-style-name="P3" draw:layer="layout" svg:width="0.025cm" svg:height="0.025cm" svg:x="2.868cm" svg:y="3.671cm" svg:viewBox="0 0 26 26" draw:points="13,26 0,26 0,0 26,0 26,26">
          <text:p/>
        </draw:polygon>
        <draw:line draw:style-name="gr59" draw:text-style-name="P3" draw:layer="layout" svg:x1="1.853cm" svg:y1="3.708cm" svg:x2="1.89cm" svg:y2="3.708cm">
          <text:p/>
        </draw:line>
        <draw:line draw:style-name="gr59" draw:text-style-name="P3" draw:layer="layout" svg:x1="2.869cm" svg:y1="3.708cm" svg:x2="2.832cm" svg:y2="3.708cm">
          <text:p/>
        </draw:line>
        <draw:line draw:style-name="gr59" draw:text-style-name="P3" draw:layer="layout" svg:x1="1.853cm" svg:y1="3.708cm" svg:x2="2.854cm" svg:y2="3.708cm">
          <text:p/>
        </draw:line>
        <draw:path draw:style-name="gr60" draw:text-style-name="P48" draw:layer="layout" svg:width="0.644cm" svg:height="0.24cm" svg:x="2.033cm" svg:y="3.587cm" svg:viewBox="0 0 645 241" svg:d="M144 10c-12-5-34-10-48-10h-71c-14 0-25 11-25 26v189c0 14 11 26 25 26h71c14 0 36-5 48-11l3-1c13-6 34-10 48-10h254c14 0 36 4 49 10l2 1c13 6 35 11 49 11h70c14 0 26-12 26-26v-189c0-15-12-26-26-26h-70c-14 0-36 5-49 10l-2 2c-13 6-35 10-49 10h-254c-14 0-35-5-48-10z">
          <text:p/>
        </draw:path>
        <draw:polygon draw:style-name="gr61" draw:text-style-name="P49" draw:layer="layout" svg:width="0.025cm" svg:height="0.24cm" svg:x="2.592cm" svg:y="3.587cm" svg:viewBox="0 0 26 241" draw:points="13,241 0,241 0,0 26,0 26,241">
          <text:p/>
        </draw:polygon>
        <draw:polygon draw:style-name="gr62" draw:text-style-name="P50" draw:layer="layout" svg:width="0.065cm" svg:height="0.195cm" svg:x="2.386cm" svg:y="3.609cm" svg:viewBox="0 0 66 196" draw:points="33,196 0,196 0,0 66,0 66,196">
          <text:p/>
        </draw:polygon>
        <draw:polygon draw:style-name="gr63" draw:text-style-name="P51" draw:layer="layout" svg:width="0.065cm" svg:height="0.195cm" svg:x="2.256cm" svg:y="3.609cm" svg:viewBox="0 0 66 196" draw:points="33,196 0,196 0,0 66,0 66,196">
          <text:p/>
        </draw:polygon>
        <draw:path draw:style-name="gr63" draw:text-style-name="P51" draw:layer="layout" svg:width="0.065cm" svg:height="0.24cm" svg:x="2.126cm" svg:y="3.587cm" svg:viewBox="0 0 66 241" svg:d="M66 16c-4-1-8-3-11-4l-3-2c-13-5-35-10-49-10h-3v241h3c14 0 36-5 49-11l3-1c3-2 7-3 11-4z">
          <text:p/>
        </draw:path>
        <draw:path draw:style-name="gr64" draw:text-style-name="P52" draw:layer="layout" svg:width="0.623cm" svg:height="0.141cm" svg:x="2.054cm" svg:y="3.673cm" svg:viewBox="0 0 624 142" svg:d="M599 51c0 13-4 25-10 25h-68c-13 0-34-2-47-5h-3c-12-2-33-4-47-4h-245c-14 0-35 2-47 4h-3c-12 3-33 5-47 5h-11-35-11c-14 0-25 10-25 23v8 6 6c0 13 11 23 25 23h57c13 0 35-4 47-9l3-1c12-5 33-10 47-10h245c13 0 35 5 47 10l3 1c12 5 33 9 47 9h79c13 0 24-10 24-23v-19-34-66c-10 4-25 15-25 51z">
          <text:p/>
        </draw:path>
        <draw:polygon draw:style-name="gr65" draw:text-style-name="P53" draw:layer="layout" svg:width="0.025cm" svg:height="0.111cm" svg:x="2.592cm" svg:y="3.703cm" svg:viewBox="0 0 26 112" draw:points="13,112 0,112 0,0 26,0 26,112">
          <text:p/>
        </draw:polygon>
        <draw:path draw:style-name="gr66" draw:text-style-name="P54" draw:layer="layout" svg:width="0.124cm" svg:height="0.027cm" svg:x="2.505cm" svg:y="3.607cm" svg:viewBox="0 0 125 28" svg:d="M7 12c8 0 18-4 24-7 7-3 20-5 34-5h52c8 0 8 9 8 14 0 4-1 14-8 14h-109c-4 0-8-5-8-9 0-3 3-7 7-7z">
          <text:p/>
        </draw:path>
        <draw:path draw:style-name="gr67" draw:text-style-name="P55" draw:layer="layout" svg:width="0.03cm" svg:height="0.03cm" svg:x="2.047cm" svg:y="3.605cm" svg:viewBox="0 0 31 31" svg:d="M31 16c0 3 0 5-2 8-1 2-3 4-5 5-3 2-5 2-8 2s-6 0-8-2c-3-1-4-3-6-5-1-3-2-5-2-8s1-6 2-8c2-3 3-4 6-6 2-1 5-2 8-2s5 1 8 2c2 2 4 3 5 6 2 2 2 5 2 8z">
          <text:p/>
        </draw:path>
        <draw:polygon draw:style-name="gr68" draw:text-style-name="P56" draw:layer="layout" svg:width="0.025cm" svg:height="0.057cm" svg:x="2.592cm" svg:y="3.595cm" svg:viewBox="0 0 26 58" draw:points="13,58 0,58 0,0 26,0 26,58">
          <text:p/>
        </draw:polygon>
        <draw:polygon draw:style-name="gr69" draw:text-style-name="P57" draw:layer="layout" svg:width="0.025cm" svg:height="0.026cm" svg:x="2.592cm" svg:y="3.607cm" svg:viewBox="0 0 26 27" draw:points="13,27 0,27 0,0 26,0 26,27">
          <text:p/>
        </draw:polygon>
        <draw:line draw:style-name="gr72" draw:text-style-name="P34" draw:layer="layout" svg:x1="1.818cm" svg:y1="3.201cm" svg:x2="2.619cm" svg:y2="3.197cm">
          <text:p/>
        </draw:line>
        <draw:line draw:style-name="gr73" draw:text-style-name="P34" draw:layer="layout" svg:x1="1.818cm" svg:y1="3.201cm" svg:x2="2.619cm" svg:y2="3.197cm">
          <text:p/>
        </draw:line>
        <draw:line draw:style-name="gr74" draw:text-style-name="P34" draw:layer="layout" svg:x1="2.869cm" svg:y1="3.963cm" svg:x2="3.124cm" svg:y2="3.963cm">
          <text:p/>
        </draw:line>
        <draw:line draw:style-name="gr75" draw:text-style-name="P34" draw:layer="layout" svg:x1="2.869cm" svg:y1="3.963cm" svg:x2="3.124cm" svg:y2="3.963cm">
          <text:p/>
        </draw:line>
        <draw:line draw:style-name="gr72" draw:text-style-name="P34" draw:layer="layout" svg:x1="1.818cm" svg:y1="3.201cm" svg:x2="2.619cm" svg:y2="3.197cm">
          <text:p/>
        </draw:line>
        <draw:line draw:style-name="gr73" draw:text-style-name="P34" draw:layer="layout" svg:x1="1.818cm" svg:y1="3.201cm" svg:x2="2.619cm" svg:y2="3.197cm">
          <text:p/>
        </draw:line>
        <draw:line draw:style-name="gr72" draw:text-style-name="P34" draw:layer="layout" svg:x1="1.818cm" svg:y1="3.201cm" svg:x2="2.618cm" svg:y2="3.201cm">
          <text:p/>
        </draw:line>
        <draw:line draw:style-name="gr73" draw:text-style-name="P34" draw:layer="layout" svg:x1="1.818cm" svg:y1="3.201cm" svg:x2="2.618cm" svg:y2="3.201cm">
          <text:p/>
        </draw:line>
        <draw:line draw:style-name="gr58" draw:text-style-name="P3" draw:layer="layout" svg:x1="1.89cm" svg:y1="3.962cm" svg:x2="1.853cm" svg:y2="3.962cm">
          <text:p/>
        </draw:line>
        <draw:line draw:style-name="gr58" draw:text-style-name="P3" draw:layer="layout" svg:x1="2.832cm" svg:y1="3.962cm" svg:x2="2.869cm" svg:y2="3.962cm">
          <text:p/>
        </draw:line>
        <draw:polygon draw:style-name="gr3" draw:text-style-name="P3" draw:layer="layout" svg:width="0.025cm" svg:height="0.025cm" svg:x="1.828cm" svg:y="3.925cm" svg:viewBox="0 0 26 26" draw:points="13,26 0,26 0,0 26,0 26,26">
          <text:p/>
        </draw:polygon>
        <draw:polygon draw:style-name="gr3" draw:text-style-name="P3" draw:layer="layout" svg:width="0.025cm" svg:height="0.025cm" svg:x="2.868cm" svg:y="3.925cm" svg:viewBox="0 0 26 26" draw:points="13,26 0,26 0,0 26,0 26,26">
          <text:p/>
        </draw:polygon>
        <draw:line draw:style-name="gr59" draw:text-style-name="P3" draw:layer="layout" svg:x1="1.853cm" svg:y1="3.962cm" svg:x2="1.89cm" svg:y2="3.962cm">
          <text:p/>
        </draw:line>
        <draw:line draw:style-name="gr59" draw:text-style-name="P3" draw:layer="layout" svg:x1="2.869cm" svg:y1="3.962cm" svg:x2="2.832cm" svg:y2="3.962cm">
          <text:p/>
        </draw:line>
        <draw:line draw:style-name="gr59" draw:text-style-name="P3" draw:layer="layout" svg:x1="1.853cm" svg:y1="3.962cm" svg:x2="2.854cm" svg:y2="3.962cm">
          <text:p/>
        </draw:line>
        <draw:path draw:style-name="gr60" draw:text-style-name="P48" draw:layer="layout" svg:width="0.644cm" svg:height="0.24cm" svg:x="2.033cm" svg:y="3.841cm" svg:viewBox="0 0 645 241" svg:d="M144 10c-12-5-34-10-48-10h-71c-14 0-25 11-25 26v189c0 14 11 26 25 26h71c14 0 36-5 48-11l3-1c13-6 34-10 48-10h254c14 0 36 4 49 10l2 1c13 6 35 11 49 11h70c14 0 26-12 26-26v-189c0-15-12-26-26-26h-70c-14 0-36 5-49 10l-2 2c-13 6-35 10-49 10h-254c-14 0-35-5-48-10z">
          <text:p/>
        </draw:path>
        <draw:polygon draw:style-name="gr61" draw:text-style-name="P49" draw:layer="layout" svg:width="0.025cm" svg:height="0.24cm" svg:x="2.592cm" svg:y="3.841cm" svg:viewBox="0 0 26 241" draw:points="13,241 0,241 0,0 26,0 26,241">
          <text:p/>
        </draw:polygon>
        <draw:polygon draw:style-name="gr62" draw:text-style-name="P50" draw:layer="layout" svg:width="0.065cm" svg:height="0.195cm" svg:x="2.386cm" svg:y="3.863cm" svg:viewBox="0 0 66 196" draw:points="33,196 0,196 0,0 66,0 66,196">
          <text:p/>
        </draw:polygon>
        <draw:polygon draw:style-name="gr63" draw:text-style-name="P51" draw:layer="layout" svg:width="0.065cm" svg:height="0.195cm" svg:x="2.256cm" svg:y="3.863cm" svg:viewBox="0 0 66 196" draw:points="33,196 0,196 0,0 66,0 66,196">
          <text:p/>
        </draw:polygon>
        <draw:path draw:style-name="gr63" draw:text-style-name="P51" draw:layer="layout" svg:width="0.065cm" svg:height="0.24cm" svg:x="2.126cm" svg:y="3.841cm" svg:viewBox="0 0 66 241" svg:d="M66 16c-4-1-8-3-11-4l-3-2c-13-5-35-10-49-10h-3v241h3c14 0 36-5 49-11l3-1c3-2 7-3 11-4z">
          <text:p/>
        </draw:path>
        <draw:path draw:style-name="gr64" draw:text-style-name="P52" draw:layer="layout" svg:width="0.623cm" svg:height="0.141cm" svg:x="2.054cm" svg:y="3.927cm" svg:viewBox="0 0 624 142" svg:d="M599 51c0 13-4 25-10 25h-68c-13 0-34-2-47-5h-3c-12-2-33-4-47-4h-245c-14 0-35 2-47 4h-3c-12 3-33 5-47 5h-11-35-11c-14 0-25 10-25 23v8 6 6c0 13 11 23 25 23h57c13 0 35-4 47-9l3-1c12-5 33-10 47-10h245c13 0 35 5 47 10l3 1c12 5 33 9 47 9h79c13 0 24-10 24-23v-19-34-66c-10 4-25 15-25 51z">
          <text:p/>
        </draw:path>
        <draw:polygon draw:style-name="gr65" draw:text-style-name="P53" draw:layer="layout" svg:width="0.025cm" svg:height="0.111cm" svg:x="2.592cm" svg:y="3.957cm" svg:viewBox="0 0 26 112" draw:points="13,112 0,112 0,0 26,0 26,112">
          <text:p/>
        </draw:polygon>
        <draw:path draw:style-name="gr66" draw:text-style-name="P54" draw:layer="layout" svg:width="0.124cm" svg:height="0.027cm" svg:x="2.505cm" svg:y="3.861cm" svg:viewBox="0 0 125 28" svg:d="M7 12c8 0 18-4 24-7 7-3 20-5 34-5h52c8 0 8 9 8 14 0 4-1 14-8 14h-109c-4 0-8-5-8-9 0-3 3-7 7-7z">
          <text:p/>
        </draw:path>
        <draw:path draw:style-name="gr67" draw:text-style-name="P55" draw:layer="layout" svg:width="0.03cm" svg:height="0.03cm" svg:x="2.047cm" svg:y="3.859cm" svg:viewBox="0 0 31 31" svg:d="M31 16c0 3 0 5-2 8-1 2-3 4-5 5-3 2-5 2-8 2s-6 0-8-2c-3-1-4-3-6-5-1-3-2-5-2-8s1-6 2-8c2-3 3-4 6-6 2-1 5-2 8-2s5 1 8 2c2 2 4 3 5 6 2 2 2 5 2 8z">
          <text:p/>
        </draw:path>
        <draw:polygon draw:style-name="gr68" draw:text-style-name="P56" draw:layer="layout" svg:width="0.025cm" svg:height="0.057cm" svg:x="2.592cm" svg:y="3.849cm" svg:viewBox="0 0 26 58" draw:points="13,58 0,58 0,0 26,0 26,58">
          <text:p/>
        </draw:polygon>
        <draw:polygon draw:style-name="gr69" draw:text-style-name="P57" draw:layer="layout" svg:width="0.025cm" svg:height="0.026cm" svg:x="2.592cm" svg:y="3.861cm" svg:viewBox="0 0 26 27" draw:points="13,27 0,27 0,0 26,0 26,27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Sans1" svg:font-family="DroidSans"/>
    <style:font-face style:name="OCRA1" svg:font-family="OCRA"/>
    <style:font-face style:name="DroidSans" svg:font-family="DroidSans" style:font-pitch="variable"/>
    <style:font-face style:name="Liberation Sans1" svg:font-family="'Liberation Sans'" style:font-pitch="variable"/>
    <style:font-face style:name="OCRA" svg:font-family="OC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677cm" fo:page-height="10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02T16:52:54.891000000</dc:date>
    <meta:editing-duration>PT5M21S</meta:editing-duration>
    <meta:editing-cycles>1</meta:editing-cycles>
    <meta:document-statistic meta:object-count="1126"/>
    <meta:generator>LibreOffice/5.0.0.2$Windows_x86 LibreOffice_project/a26d58f11b99b6aeddf7f7884effea188cc6e512</meta:generator>
  </office:meta>
</office:document-meta>
</file>